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zip-nru-8" table:style-name="ta1">
        <table:shapes>
          <draw:frame draw:z-index="0" draw:style-name="gr1" draw:text-style-name="P1" svg:width="15.687in" svg:height="8.4209in" svg:x="3.6437in" svg:y="0.0394in">
            <draw:object draw:notify-on-update-of-ranges="'bzip-nru-8'.A1:'bzip-nru-8'.A1 'bzip-nru-8'.A2:'bzip-nru-8'.A501 'bzip-nru-8'.C1:'bzip-nru-8'.C1 'bzip-nru-8'.C2:'bzip-nru-8'.C501 'bzip-nru-8'.A1:'bzip-nru-8'.A1 'bzip-nru-8'.A2:'bzip-nru-8'.A501 'bzip-nru-8'.D1:'bzip-nru-8'.D1 'bzip-nru-8'.D2:'bzip-nru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709" calcext:value-type="float">
            <text:p>70709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5094" calcext:value-type="float">
            <text:p>45094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8486" calcext:value-type="float">
            <text:p>38486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327" calcext:value-type="float">
            <text:p>33327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9581" calcext:value-type="float">
            <text:p>29581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0813" calcext:value-type="float">
            <text:p>30813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8064" calcext:value-type="float">
            <text:p>28064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9176" calcext:value-type="float">
            <text:p>29176</text:p>
          </table:table-cell>
          <table:table-cell office:value-type="float" office:value="7929" calcext:value-type="float">
            <text:p>79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1048" calcext:value-type="float">
            <text:p>31048</text:p>
          </table:table-cell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901" calcext:value-type="float">
            <text:p>30901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30152" calcext:value-type="float">
            <text:p>30152</text:p>
          </table:table-cell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1985" calcext:value-type="float">
            <text:p>31985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3300" calcext:value-type="float">
            <text:p>33300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6985" calcext:value-type="float">
            <text:p>36985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38620" calcext:value-type="float">
            <text:p>38620</text:p>
          </table:table-cell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8418" calcext:value-type="float">
            <text:p>38418</text:p>
          </table:table-cell>
          <table:table-cell office:value-type="float" office:value="8973" calcext:value-type="float">
            <text:p>89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39815" calcext:value-type="float">
            <text:p>39815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1050" calcext:value-type="float">
            <text:p>4105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39245" calcext:value-type="float">
            <text:p>39245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1389" calcext:value-type="float">
            <text:p>41389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43017" calcext:value-type="float">
            <text:p>43017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42357" calcext:value-type="float">
            <text:p>42357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41619" calcext:value-type="float">
            <text:p>41619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42356" calcext:value-type="float">
            <text:p>42356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2261" calcext:value-type="float">
            <text:p>4226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42346" calcext:value-type="float">
            <text:p>42346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3282" calcext:value-type="float">
            <text:p>43282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3560" calcext:value-type="float">
            <text:p>43560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43835" calcext:value-type="float">
            <text:p>43835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5138" calcext:value-type="float">
            <text:p>45138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45369" calcext:value-type="float">
            <text:p>45369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971" calcext:value-type="float">
            <text:p>45971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46396" calcext:value-type="float">
            <text:p>46396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46419" calcext:value-type="float">
            <text:p>46419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47051" calcext:value-type="float">
            <text:p>47051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47869" calcext:value-type="float">
            <text:p>47869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47906" calcext:value-type="float">
            <text:p>47906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44503" calcext:value-type="float">
            <text:p>44503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48205" calcext:value-type="float">
            <text:p>48205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49880" calcext:value-type="float">
            <text:p>49880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49741" calcext:value-type="float">
            <text:p>49741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49804" calcext:value-type="float">
            <text:p>49804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49487" calcext:value-type="float">
            <text:p>4948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51097" calcext:value-type="float">
            <text:p>51097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50451" calcext:value-type="float">
            <text:p>50451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49610" calcext:value-type="float">
            <text:p>49610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50184" calcext:value-type="float">
            <text:p>5018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50505" calcext:value-type="float">
            <text:p>50505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51096" calcext:value-type="float">
            <text:p>51096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1043" calcext:value-type="float">
            <text:p>51043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51355" calcext:value-type="float">
            <text:p>51355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49962" calcext:value-type="float">
            <text:p>49962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51928" calcext:value-type="float">
            <text:p>51928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52128" calcext:value-type="float">
            <text:p>52128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2641" calcext:value-type="float">
            <text:p>52641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52701" calcext:value-type="float">
            <text:p>52701</text:p>
          </table:table-cell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1269" calcext:value-type="float">
            <text:p>51269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52805" calcext:value-type="float">
            <text:p>52805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53793" calcext:value-type="float">
            <text:p>53793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3913" calcext:value-type="float">
            <text:p>53913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4192" calcext:value-type="float">
            <text:p>54192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55245" calcext:value-type="float">
            <text:p>55245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54561" calcext:value-type="float">
            <text:p>54561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4412" calcext:value-type="float">
            <text:p>5441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4942" calcext:value-type="float">
            <text:p>54942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4947" calcext:value-type="float">
            <text:p>54947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5733" calcext:value-type="float">
            <text:p>55733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55113" calcext:value-type="float">
            <text:p>55113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54258" calcext:value-type="float">
            <text:p>54258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4699" calcext:value-type="float">
            <text:p>54699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55320" calcext:value-type="float">
            <text:p>55320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56094" calcext:value-type="float">
            <text:p>56094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54056" calcext:value-type="float">
            <text:p>5405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55587" calcext:value-type="float">
            <text:p>55587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5538" calcext:value-type="float">
            <text:p>55538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53651" calcext:value-type="float">
            <text:p>53651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56814" calcext:value-type="float">
            <text:p>56814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55982" calcext:value-type="float">
            <text:p>55982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56712" calcext:value-type="float">
            <text:p>56712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55606" calcext:value-type="float">
            <text:p>55606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57529" calcext:value-type="float">
            <text:p>5752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58684" calcext:value-type="float">
            <text:p>58684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58061" calcext:value-type="float">
            <text:p>58061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58084" calcext:value-type="float">
            <text:p>58084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59434" calcext:value-type="float">
            <text:p>59434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58495" calcext:value-type="float">
            <text:p>5849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57857" calcext:value-type="float">
            <text:p>57857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59575" calcext:value-type="float">
            <text:p>59575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58949" calcext:value-type="float">
            <text:p>58949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59726" calcext:value-type="float">
            <text:p>59726</text:p>
          </table:table-cell>
          <table:table-cell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57858" calcext:value-type="float">
            <text:p>57858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58270" calcext:value-type="float">
            <text:p>58270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59244" calcext:value-type="float">
            <text:p>59244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60363" calcext:value-type="float">
            <text:p>60363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58584" calcext:value-type="float">
            <text:p>5858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59220" calcext:value-type="float">
            <text:p>59220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58668" calcext:value-type="float">
            <text:p>58668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60197" calcext:value-type="float">
            <text:p>60197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60432" calcext:value-type="float">
            <text:p>60432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1502" calcext:value-type="float">
            <text:p>61502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60542" calcext:value-type="float">
            <text:p>60542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60892" calcext:value-type="float">
            <text:p>60892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59625" calcext:value-type="float">
            <text:p>59625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59142" calcext:value-type="float">
            <text:p>59142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61396" calcext:value-type="float">
            <text:p>61396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60118" calcext:value-type="float">
            <text:p>60118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62026" calcext:value-type="float">
            <text:p>62026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61867" calcext:value-type="float">
            <text:p>61867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61055" calcext:value-type="float">
            <text:p>61055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61767" calcext:value-type="float">
            <text:p>61767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61531" calcext:value-type="float">
            <text:p>61531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61531" calcext:value-type="float">
            <text:p>61531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62292" calcext:value-type="float">
            <text:p>62292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57013" calcext:value-type="float">
            <text:p>57013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62667" calcext:value-type="float">
            <text:p>62667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60044" calcext:value-type="float">
            <text:p>60044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63142" calcext:value-type="float">
            <text:p>63142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62280" calcext:value-type="float">
            <text:p>62280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62562" calcext:value-type="float">
            <text:p>62562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1945" calcext:value-type="float">
            <text:p>61945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62940" calcext:value-type="float">
            <text:p>6294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62535" calcext:value-type="float">
            <text:p>62535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61808" calcext:value-type="float">
            <text:p>61808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64588" calcext:value-type="float">
            <text:p>64588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62027" calcext:value-type="float">
            <text:p>62027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61934" calcext:value-type="float">
            <text:p>61934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64277" calcext:value-type="float">
            <text:p>64277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63820" calcext:value-type="float">
            <text:p>63820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61743" calcext:value-type="float">
            <text:p>61743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62783" calcext:value-type="float">
            <text:p>62783</text:p>
          </table:table-cell>
          <table:table-cell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64754" calcext:value-type="float">
            <text:p>64754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63346" calcext:value-type="float">
            <text:p>63346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61976" calcext:value-type="float">
            <text:p>61976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65860" calcext:value-type="float">
            <text:p>65860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63949" calcext:value-type="float">
            <text:p>63949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64176" calcext:value-type="float">
            <text:p>64176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58969" calcext:value-type="float">
            <text:p>58969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63608" calcext:value-type="float">
            <text:p>6360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66712" calcext:value-type="float">
            <text:p>66712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66631" calcext:value-type="float">
            <text:p>66631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65238" calcext:value-type="float">
            <text:p>65238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63884" calcext:value-type="float">
            <text:p>63884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63099" calcext:value-type="float">
            <text:p>63099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64478" calcext:value-type="float">
            <text:p>64478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65030" calcext:value-type="float">
            <text:p>65030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64131" calcext:value-type="float">
            <text:p>64131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66475" calcext:value-type="float">
            <text:p>66475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64423" calcext:value-type="float">
            <text:p>64423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64879" calcext:value-type="float">
            <text:p>64879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67660" calcext:value-type="float">
            <text:p>67660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65931" calcext:value-type="float">
            <text:p>65931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60730" calcext:value-type="float">
            <text:p>60730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66395" calcext:value-type="float">
            <text:p>66395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67880" calcext:value-type="float">
            <text:p>67880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66442" calcext:value-type="float">
            <text:p>66442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64454" calcext:value-type="float">
            <text:p>64454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64633" calcext:value-type="float">
            <text:p>64633</text:p>
          </table:table-cell>
          <table:table-cell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65980" calcext:value-type="float">
            <text:p>65980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65396" calcext:value-type="float">
            <text:p>65396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63861" calcext:value-type="float">
            <text:p>63861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66482" calcext:value-type="float">
            <text:p>66482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66830" calcext:value-type="float">
            <text:p>66830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71023" calcext:value-type="float">
            <text:p>71023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68290" calcext:value-type="float">
            <text:p>68290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68302" calcext:value-type="float">
            <text:p>68302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63181" calcext:value-type="float">
            <text:p>63181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65203" calcext:value-type="float">
            <text:p>65203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64794" calcext:value-type="float">
            <text:p>6479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73026" calcext:value-type="float">
            <text:p>73026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67876" calcext:value-type="float">
            <text:p>67876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66083" calcext:value-type="float">
            <text:p>66083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66412" calcext:value-type="float">
            <text:p>66412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71155" calcext:value-type="float">
            <text:p>71155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66073" calcext:value-type="float">
            <text:p>66073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68322" calcext:value-type="float">
            <text:p>68322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65376" calcext:value-type="float">
            <text:p>6537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66081" calcext:value-type="float">
            <text:p>66081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66962" calcext:value-type="float">
            <text:p>66962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66332" calcext:value-type="float">
            <text:p>66332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67754" calcext:value-type="float">
            <text:p>67754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68483" calcext:value-type="float">
            <text:p>68483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67218" calcext:value-type="float">
            <text:p>6721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67183" calcext:value-type="float">
            <text:p>67183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69862" calcext:value-type="float">
            <text:p>69862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70096" calcext:value-type="float">
            <text:p>70096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68920" calcext:value-type="float">
            <text:p>68920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68563" calcext:value-type="float">
            <text:p>68563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67246" calcext:value-type="float">
            <text:p>67246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69422" calcext:value-type="float">
            <text:p>69422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71075" calcext:value-type="float">
            <text:p>71075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69014" calcext:value-type="float">
            <text:p>69014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69165" calcext:value-type="float">
            <text:p>69165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69101" calcext:value-type="float">
            <text:p>69101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65909" calcext:value-type="float">
            <text:p>65909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72497" calcext:value-type="float">
            <text:p>72497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64897" calcext:value-type="float">
            <text:p>64897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72048" calcext:value-type="float">
            <text:p>72048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68212" calcext:value-type="float">
            <text:p>68212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68759" calcext:value-type="float">
            <text:p>68759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71643" calcext:value-type="float">
            <text:p>71643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70514" calcext:value-type="float">
            <text:p>70514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9269" calcext:value-type="float">
            <text:p>69269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71777" calcext:value-type="float">
            <text:p>71777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71104" calcext:value-type="float">
            <text:p>71104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73430" calcext:value-type="float">
            <text:p>73430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70688" calcext:value-type="float">
            <text:p>70688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69490" calcext:value-type="float">
            <text:p>69490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69142" calcext:value-type="float">
            <text:p>69142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70466" calcext:value-type="float">
            <text:p>70466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71238" calcext:value-type="float">
            <text:p>71238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69443" calcext:value-type="float">
            <text:p>6944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69199" calcext:value-type="float">
            <text:p>69199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70547" calcext:value-type="float">
            <text:p>70547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71677" calcext:value-type="float">
            <text:p>71677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70567" calcext:value-type="float">
            <text:p>70567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69266" calcext:value-type="float">
            <text:p>69266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74563" calcext:value-type="float">
            <text:p>74563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73334" calcext:value-type="float">
            <text:p>73334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70806" calcext:value-type="float">
            <text:p>70806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71320" calcext:value-type="float">
            <text:p>71320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71867" calcext:value-type="float">
            <text:p>71867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73607" calcext:value-type="float">
            <text:p>73607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73682" calcext:value-type="float">
            <text:p>73682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69900" calcext:value-type="float">
            <text:p>69900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71610" calcext:value-type="float">
            <text:p>71610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71257" calcext:value-type="float">
            <text:p>71257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74019" calcext:value-type="float">
            <text:p>74019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64908" calcext:value-type="float">
            <text:p>64908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75298" calcext:value-type="float">
            <text:p>75298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74449" calcext:value-type="float">
            <text:p>74449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71254" calcext:value-type="float">
            <text:p>71254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68770" calcext:value-type="float">
            <text:p>68770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73333" calcext:value-type="float">
            <text:p>73333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73475" calcext:value-type="float">
            <text:p>73475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72157" calcext:value-type="float">
            <text:p>72157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72308" calcext:value-type="float">
            <text:p>72308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71566" calcext:value-type="float">
            <text:p>71566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72824" calcext:value-type="float">
            <text:p>72824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72723" calcext:value-type="float">
            <text:p>72723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67386" calcext:value-type="float">
            <text:p>67386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73724" calcext:value-type="float">
            <text:p>73724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73466" calcext:value-type="float">
            <text:p>73466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77162" calcext:value-type="float">
            <text:p>77162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71919" calcext:value-type="float">
            <text:p>71919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76120" calcext:value-type="float">
            <text:p>76120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70902" calcext:value-type="float">
            <text:p>70902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72974" calcext:value-type="float">
            <text:p>72974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74650" calcext:value-type="float">
            <text:p>74650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69954" calcext:value-type="float">
            <text:p>69954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71765" calcext:value-type="float">
            <text:p>71765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70977" calcext:value-type="float">
            <text:p>70977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72885" calcext:value-type="float">
            <text:p>72885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78553" calcext:value-type="float">
            <text:p>78553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77725" calcext:value-type="float">
            <text:p>7772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73782" calcext:value-type="float">
            <text:p>73782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72415" calcext:value-type="float">
            <text:p>72415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69826" calcext:value-type="float">
            <text:p>6982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71439" calcext:value-type="float">
            <text:p>71439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75371" calcext:value-type="float">
            <text:p>75371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70943" calcext:value-type="float">
            <text:p>70943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73524" calcext:value-type="float">
            <text:p>73524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76801" calcext:value-type="float">
            <text:p>76801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69249" calcext:value-type="float">
            <text:p>69249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73923" calcext:value-type="float">
            <text:p>73923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79077" calcext:value-type="float">
            <text:p>79077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71915" calcext:value-type="float">
            <text:p>71915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75559" calcext:value-type="float">
            <text:p>75559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66784" calcext:value-type="float">
            <text:p>66784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76691" calcext:value-type="float">
            <text:p>76691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70091" calcext:value-type="float">
            <text:p>70091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72868" calcext:value-type="float">
            <text:p>72868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75258" calcext:value-type="float">
            <text:p>75258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74075" calcext:value-type="float">
            <text:p>74075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68653" calcext:value-type="float">
            <text:p>68653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73664" calcext:value-type="float">
            <text:p>73664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74615" calcext:value-type="float">
            <text:p>74615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77639" calcext:value-type="float">
            <text:p>77639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79393" calcext:value-type="float">
            <text:p>79393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75953" calcext:value-type="float">
            <text:p>75953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75723" calcext:value-type="float">
            <text:p>75723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74929" calcext:value-type="float">
            <text:p>74929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73881" calcext:value-type="float">
            <text:p>73881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77180" calcext:value-type="float">
            <text:p>77180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72360" calcext:value-type="float">
            <text:p>72360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69976" calcext:value-type="float">
            <text:p>69976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69463" calcext:value-type="float">
            <text:p>69463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75327" calcext:value-type="float">
            <text:p>7532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76668" calcext:value-type="float">
            <text:p>76668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76534" calcext:value-type="float">
            <text:p>76534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75220" calcext:value-type="float">
            <text:p>75220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76540" calcext:value-type="float">
            <text:p>76540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79745" calcext:value-type="float">
            <text:p>79745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78342" calcext:value-type="float">
            <text:p>78342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75318" calcext:value-type="float">
            <text:p>75318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81594" calcext:value-type="float">
            <text:p>81594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76134" calcext:value-type="float">
            <text:p>76134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75894" calcext:value-type="float">
            <text:p>75894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77849" calcext:value-type="float">
            <text:p>77849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80098" calcext:value-type="float">
            <text:p>80098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79529" calcext:value-type="float">
            <text:p>79529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76634" calcext:value-type="float">
            <text:p>76634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77654" calcext:value-type="float">
            <text:p>77654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73985" calcext:value-type="float">
            <text:p>7398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69651" calcext:value-type="float">
            <text:p>69651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70639" calcext:value-type="float">
            <text:p>70639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73851" calcext:value-type="float">
            <text:p>73851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74580" calcext:value-type="float">
            <text:p>74580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76995" calcext:value-type="float">
            <text:p>76995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75430" calcext:value-type="float">
            <text:p>75430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76524" calcext:value-type="float">
            <text:p>76524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73401" calcext:value-type="float">
            <text:p>73401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77159" calcext:value-type="float">
            <text:p>77159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80416" calcext:value-type="float">
            <text:p>80416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75996" calcext:value-type="float">
            <text:p>75996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78499" calcext:value-type="float">
            <text:p>78499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75444" calcext:value-type="float">
            <text:p>75444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78363" calcext:value-type="float">
            <text:p>78363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77535" calcext:value-type="float">
            <text:p>77535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75031" calcext:value-type="float">
            <text:p>75031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75973" calcext:value-type="float">
            <text:p>75973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77820" calcext:value-type="float">
            <text:p>77820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76365" calcext:value-type="float">
            <text:p>76365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76569" calcext:value-type="float">
            <text:p>76569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76682" calcext:value-type="float">
            <text:p>76682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74671" calcext:value-type="float">
            <text:p>74671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89648" calcext:value-type="float">
            <text:p>89648</text:p>
          </table:table-cell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70794" calcext:value-type="float">
            <text:p>70794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79659" calcext:value-type="float">
            <text:p>79659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77843" calcext:value-type="float">
            <text:p>77843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80636" calcext:value-type="float">
            <text:p>80636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77730" calcext:value-type="float">
            <text:p>77730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76417" calcext:value-type="float">
            <text:p>76417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77611" calcext:value-type="float">
            <text:p>77611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79186" calcext:value-type="float">
            <text:p>79186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81657" calcext:value-type="float">
            <text:p>81657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76837" calcext:value-type="float">
            <text:p>76837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78897" calcext:value-type="float">
            <text:p>78897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83629" calcext:value-type="float">
            <text:p>83629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78352" calcext:value-type="float">
            <text:p>78352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81206" calcext:value-type="float">
            <text:p>8120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84075" calcext:value-type="float">
            <text:p>84075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71265" calcext:value-type="float">
            <text:p>71265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76141" calcext:value-type="float">
            <text:p>76141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77480" calcext:value-type="float">
            <text:p>77480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79966" calcext:value-type="float">
            <text:p>79966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81270" calcext:value-type="float">
            <text:p>81270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80954" calcext:value-type="float">
            <text:p>80954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75825" calcext:value-type="float">
            <text:p>75825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81072" calcext:value-type="float">
            <text:p>81072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77926" calcext:value-type="float">
            <text:p>77926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94938" calcext:value-type="float">
            <text:p>94938</text:p>
          </table:table-cell>
          <table:table-cell office:value-type="float" office:value="10431" calcext:value-type="float">
            <text:p>1043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74497" calcext:value-type="float">
            <text:p>74497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75936" calcext:value-type="float">
            <text:p>75936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80041" calcext:value-type="float">
            <text:p>80041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83097" calcext:value-type="float">
            <text:p>83097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78151" calcext:value-type="float">
            <text:p>7815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76261" calcext:value-type="float">
            <text:p>76261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82228" calcext:value-type="float">
            <text:p>82228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80272" calcext:value-type="float">
            <text:p>80272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80130" calcext:value-type="float">
            <text:p>80130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79119" calcext:value-type="float">
            <text:p>79119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79398" calcext:value-type="float">
            <text:p>79398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83545" calcext:value-type="float">
            <text:p>83545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79137" calcext:value-type="float">
            <text:p>79137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81213" calcext:value-type="float">
            <text:p>81213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78890" calcext:value-type="float">
            <text:p>78890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90514" calcext:value-type="float">
            <text:p>90514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80436" calcext:value-type="float">
            <text:p>80436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77566" calcext:value-type="float">
            <text:p>77566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86294" calcext:value-type="float">
            <text:p>86294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83156" calcext:value-type="float">
            <text:p>83156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83811" calcext:value-type="float">
            <text:p>83811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81780" calcext:value-type="float">
            <text:p>81780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82030" calcext:value-type="float">
            <text:p>82030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81491" calcext:value-type="float">
            <text:p>81491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79993" calcext:value-type="float">
            <text:p>79993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81041" calcext:value-type="float">
            <text:p>81041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79902" calcext:value-type="float">
            <text:p>79902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76902" calcext:value-type="float">
            <text:p>76902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97138" calcext:value-type="float">
            <text:p>97138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78679" calcext:value-type="float">
            <text:p>78679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76681" calcext:value-type="float">
            <text:p>76681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81657" calcext:value-type="float">
            <text:p>81657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80927" calcext:value-type="float">
            <text:p>80927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83563" calcext:value-type="float">
            <text:p>83563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81409" calcext:value-type="float">
            <text:p>81409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81172" calcext:value-type="float">
            <text:p>81172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84651" calcext:value-type="float">
            <text:p>84651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80522" calcext:value-type="float">
            <text:p>80522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82702" calcext:value-type="float">
            <text:p>82702</text:p>
          </table:table-cell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83576" calcext:value-type="float">
            <text:p>83576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81104" calcext:value-type="float">
            <text:p>81104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83809" calcext:value-type="float">
            <text:p>83809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84625" calcext:value-type="float">
            <text:p>84625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78725" calcext:value-type="float">
            <text:p>78725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76153" calcext:value-type="float">
            <text:p>76153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79062" calcext:value-type="float">
            <text:p>79062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78023" calcext:value-type="float">
            <text:p>78023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78523" calcext:value-type="float">
            <text:p>78523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81731" calcext:value-type="float">
            <text:p>81731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88744" calcext:value-type="float">
            <text:p>88744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83880" calcext:value-type="float">
            <text:p>83880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87009" calcext:value-type="float">
            <text:p>87009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84636" calcext:value-type="float">
            <text:p>84636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83217" calcext:value-type="float">
            <text:p>83217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86350" calcext:value-type="float">
            <text:p>86350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83612" calcext:value-type="float">
            <text:p>83612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81742" calcext:value-type="float">
            <text:p>81742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81547" calcext:value-type="float">
            <text:p>81547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83940" calcext:value-type="float">
            <text:p>83940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82216" calcext:value-type="float">
            <text:p>82216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81754" calcext:value-type="float">
            <text:p>81754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81313" calcext:value-type="float">
            <text:p>81313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90949" calcext:value-type="float">
            <text:p>90949</text:p>
          </table:table-cell>
          <table:table-cell office:value-type="float" office:value="8985" calcext:value-type="float">
            <text:p>898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80635" calcext:value-type="float">
            <text:p>8063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79913" calcext:value-type="float">
            <text:p>79913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91536" calcext:value-type="float">
            <text:p>91536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82544" calcext:value-type="float">
            <text:p>82544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85512" calcext:value-type="float">
            <text:p>85512</text:p>
          </table:table-cell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84951" calcext:value-type="float">
            <text:p>84951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85400" calcext:value-type="float">
            <text:p>85400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82025" calcext:value-type="float">
            <text:p>82025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85077" calcext:value-type="float">
            <text:p>85077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87059" calcext:value-type="float">
            <text:p>87059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87021" calcext:value-type="float">
            <text:p>87021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84358" calcext:value-type="float">
            <text:p>84358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86909" calcext:value-type="float">
            <text:p>8690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85270" calcext:value-type="float">
            <text:p>85270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77934" calcext:value-type="float">
            <text:p>77934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83638" calcext:value-type="float">
            <text:p>83638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86512" calcext:value-type="float">
            <text:p>86512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88545" calcext:value-type="float">
            <text:p>88545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86841" calcext:value-type="float">
            <text:p>86841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91001" calcext:value-type="float">
            <text:p>91001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83042" calcext:value-type="float">
            <text:p>83042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86617" calcext:value-type="float">
            <text:p>86617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82242" calcext:value-type="float">
            <text:p>82242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86425" calcext:value-type="float">
            <text:p>86425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84988" calcext:value-type="float">
            <text:p>84988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83195" calcext:value-type="float">
            <text:p>83195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87092" calcext:value-type="float">
            <text:p>87092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86593" calcext:value-type="float">
            <text:p>86593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82286" calcext:value-type="float">
            <text:p>8228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80074" calcext:value-type="float">
            <text:p>80074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82557" calcext:value-type="float">
            <text:p>82557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86148" calcext:value-type="float">
            <text:p>86148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86714" calcext:value-type="float">
            <text:p>86714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85426" calcext:value-type="float">
            <text:p>85426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85443" calcext:value-type="float">
            <text:p>85443</text:p>
          </table:table-cell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88413" calcext:value-type="float">
            <text:p>88413</text:p>
          </table:table-cell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82039" calcext:value-type="float">
            <text:p>82039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78104" calcext:value-type="float">
            <text:p>78104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86573" calcext:value-type="float">
            <text:p>86573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82951" calcext:value-type="float">
            <text:p>82951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91667" calcext:value-type="float">
            <text:p>91667</text:p>
          </table:table-cell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74895" calcext:value-type="float">
            <text:p>74895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75990" calcext:value-type="float">
            <text:p>75990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89666" calcext:value-type="float">
            <text:p>89666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84644" calcext:value-type="float">
            <text:p>84644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89542" calcext:value-type="float">
            <text:p>89542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83124" calcext:value-type="float">
            <text:p>83124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82264" calcext:value-type="float">
            <text:p>82264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79945" calcext:value-type="float">
            <text:p>79945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76641" calcext:value-type="float">
            <text:p>76641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83122" calcext:value-type="float">
            <text:p>83122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86441" calcext:value-type="float">
            <text:p>86441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88193" calcext:value-type="float">
            <text:p>88193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83736" calcext:value-type="float">
            <text:p>83736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83440" calcext:value-type="float">
            <text:p>83440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83031" calcext:value-type="float">
            <text:p>83031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84577" calcext:value-type="float">
            <text:p>84577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85761" calcext:value-type="float">
            <text:p>85761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81782" calcext:value-type="float">
            <text:p>81782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82692" calcext:value-type="float">
            <text:p>82692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84311" calcext:value-type="float">
            <text:p>84311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88943" calcext:value-type="float">
            <text:p>88943</text:p>
          </table:table-cell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82817" calcext:value-type="float">
            <text:p>82817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89332" calcext:value-type="float">
            <text:p>89332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81335" calcext:value-type="float">
            <text:p>81335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78940" calcext:value-type="float">
            <text:p>78940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87871" calcext:value-type="float">
            <text:p>87871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82446" calcext:value-type="float">
            <text:p>82446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80303" calcext:value-type="float">
            <text:p>80303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86889" calcext:value-type="float">
            <text:p>86889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91177" calcext:value-type="float">
            <text:p>91177</text:p>
          </table:table-cell>
          <table:table-cell office:value-type="float" office:value="8945" calcext:value-type="float">
            <text:p>894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88907" calcext:value-type="float">
            <text:p>88907</text:p>
          </table:table-cell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85511" calcext:value-type="float">
            <text:p>85511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88191" calcext:value-type="float">
            <text:p>88191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88091" calcext:value-type="float">
            <text:p>88091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84747" calcext:value-type="float">
            <text:p>84747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82277" calcext:value-type="float">
            <text:p>82277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83060" calcext:value-type="float">
            <text:p>83060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88356" calcext:value-type="float">
            <text:p>88356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80439" calcext:value-type="float">
            <text:p>80439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90489" calcext:value-type="float">
            <text:p>90489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84121" calcext:value-type="float">
            <text:p>84121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84903" calcext:value-type="float">
            <text:p>84903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78361" calcext:value-type="float">
            <text:p>78361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84350" calcext:value-type="float">
            <text:p>84350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9111" calcext:value-type="float">
            <text:p>79111</text:p>
          </table:table-cell>
          <table:table-cell office:value-type="float" office:value="6074" calcext:value-type="float">
            <text:p>6074</text:p>
          </table:table-cell>
        </table:table-row>
      </table:table>
      <table:table table:name="bzip-nru-16" table:style-name="ta1">
        <table:shapes>
          <draw:frame draw:z-index="0" draw:style-name="gr1" draw:text-style-name="P1" svg:width="15.687in" svg:height="8.4209in" svg:x="3.5177in" svg:y="0.1783in">
            <draw:object draw:notify-on-update-of-ranges="'bzip-nru-16'.A10:'bzip-nru-16'.A501 'bzip-nru-16'.C10:'bzip-nru-16'.C501 'bzip-nru-16'.A10:'bzip-nru-16'.A501 'bzip-nru-16'.D10:'bzip-nru-16'.D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9768" calcext:value-type="float">
            <text:p>59768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7870" calcext:value-type="float">
            <text:p>37870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4864" calcext:value-type="float">
            <text:p>34864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0284" calcext:value-type="float">
            <text:p>20284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5620" calcext:value-type="float">
            <text:p>25620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115" calcext:value-type="float">
            <text:p>19115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288" calcext:value-type="float">
            <text:p>928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665" calcext:value-type="float">
            <text:p>9665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941" calcext:value-type="float">
            <text:p>494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333" calcext:value-type="float">
            <text:p>433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5906" calcext:value-type="float">
            <text:p>5906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4120" calcext:value-type="float">
            <text:p>412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4094" calcext:value-type="float">
            <text:p>409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4076" calcext:value-type="float">
            <text:p>407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4039" calcext:value-type="float">
            <text:p>403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12" calcext:value-type="float">
            <text:p>411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4136" calcext:value-type="float">
            <text:p>413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4041" calcext:value-type="float">
            <text:p>404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4010" calcext:value-type="float">
            <text:p>401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4055" calcext:value-type="float">
            <text:p>405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4173" calcext:value-type="float">
            <text:p>417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4055" calcext:value-type="float">
            <text:p>4055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47" calcext:value-type="float">
            <text:p>414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4155" calcext:value-type="float">
            <text:p>415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4279" calcext:value-type="float">
            <text:p>4279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4425" calcext:value-type="float">
            <text:p>442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4395" calcext:value-type="float">
            <text:p>439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4591" calcext:value-type="float">
            <text:p>459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4585" calcext:value-type="float">
            <text:p>458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4661" calcext:value-type="float">
            <text:p>4661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4690" calcext:value-type="float">
            <text:p>469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802" calcext:value-type="float">
            <text:p>480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4724" calcext:value-type="float">
            <text:p>472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4868" calcext:value-type="float">
            <text:p>486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5091" calcext:value-type="float">
            <text:p>509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4928" calcext:value-type="float">
            <text:p>4928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5017" calcext:value-type="float">
            <text:p>5017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5279" calcext:value-type="float">
            <text:p>5279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263" calcext:value-type="float">
            <text:p>526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5399" calcext:value-type="float">
            <text:p>5399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5585" calcext:value-type="float">
            <text:p>558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5333" calcext:value-type="float">
            <text:p>533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5572" calcext:value-type="float">
            <text:p>557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5811" calcext:value-type="float">
            <text:p>581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5741" calcext:value-type="float">
            <text:p>574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5661" calcext:value-type="float">
            <text:p>566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5770" calcext:value-type="float">
            <text:p>577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5735" calcext:value-type="float">
            <text:p>573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5953" calcext:value-type="float">
            <text:p>5953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6139" calcext:value-type="float">
            <text:p>6139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6324" calcext:value-type="float">
            <text:p>632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6057" calcext:value-type="float">
            <text:p>605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6150" calcext:value-type="float">
            <text:p>615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6585" calcext:value-type="float">
            <text:p>6585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6788" calcext:value-type="float">
            <text:p>678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6706" calcext:value-type="float">
            <text:p>670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6734" calcext:value-type="float">
            <text:p>673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6636" calcext:value-type="float">
            <text:p>6636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6770" calcext:value-type="float">
            <text:p>677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7047" calcext:value-type="float">
            <text:p>7047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7187" calcext:value-type="float">
            <text:p>7187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7337" calcext:value-type="float">
            <text:p>733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7577" calcext:value-type="float">
            <text:p>757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7140" calcext:value-type="float">
            <text:p>714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7448" calcext:value-type="float">
            <text:p>744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7274" calcext:value-type="float">
            <text:p>727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7373" calcext:value-type="float">
            <text:p>737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7371" calcext:value-type="float">
            <text:p>737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7612" calcext:value-type="float">
            <text:p>761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7536" calcext:value-type="float">
            <text:p>753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7795" calcext:value-type="float">
            <text:p>7795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7912" calcext:value-type="float">
            <text:p>791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8261" calcext:value-type="float">
            <text:p>8261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7870" calcext:value-type="float">
            <text:p>787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8270" calcext:value-type="float">
            <text:p>827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8353" calcext:value-type="float">
            <text:p>8353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7632" calcext:value-type="float">
            <text:p>763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7942" calcext:value-type="float">
            <text:p>794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8303" calcext:value-type="float">
            <text:p>8303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8676" calcext:value-type="float">
            <text:p>867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8528" calcext:value-type="float">
            <text:p>8528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8763" calcext:value-type="float">
            <text:p>8763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9141" calcext:value-type="float">
            <text:p>914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8692" calcext:value-type="float">
            <text:p>8692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8682" calcext:value-type="float">
            <text:p>868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8712" calcext:value-type="float">
            <text:p>871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8790" calcext:value-type="float">
            <text:p>879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9358" calcext:value-type="float">
            <text:p>935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9038" calcext:value-type="float">
            <text:p>9038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9233" calcext:value-type="float">
            <text:p>923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9076" calcext:value-type="float">
            <text:p>9076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8797" calcext:value-type="float">
            <text:p>8797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9214" calcext:value-type="float">
            <text:p>9214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8967" calcext:value-type="float">
            <text:p>8967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9300" calcext:value-type="float">
            <text:p>9300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8959" calcext:value-type="float">
            <text:p>895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9332" calcext:value-type="float">
            <text:p>933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9295" calcext:value-type="float">
            <text:p>9295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9563" calcext:value-type="float">
            <text:p>9563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9927" calcext:value-type="float">
            <text:p>992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9476" calcext:value-type="float">
            <text:p>947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9707" calcext:value-type="float">
            <text:p>970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9226" calcext:value-type="float">
            <text:p>922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9119" calcext:value-type="float">
            <text:p>9119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10383" calcext:value-type="float">
            <text:p>1038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10233" calcext:value-type="float">
            <text:p>1023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10050" calcext:value-type="float">
            <text:p>1005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10106" calcext:value-type="float">
            <text:p>1010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10476" calcext:value-type="float">
            <text:p>10476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10657" calcext:value-type="float">
            <text:p>1065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10636" calcext:value-type="float">
            <text:p>1063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10629" calcext:value-type="float">
            <text:p>10629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10765" calcext:value-type="float">
            <text:p>1076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10162" calcext:value-type="float">
            <text:p>1016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10329" calcext:value-type="float">
            <text:p>10329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10145" calcext:value-type="float">
            <text:p>10145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11461" calcext:value-type="float">
            <text:p>1146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10500" calcext:value-type="float">
            <text:p>1050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10189" calcext:value-type="float">
            <text:p>1018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10633" calcext:value-type="float">
            <text:p>1063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11284" calcext:value-type="float">
            <text:p>1128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10984" calcext:value-type="float">
            <text:p>1098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10476" calcext:value-type="float">
            <text:p>1047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11200" calcext:value-type="float">
            <text:p>1120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11674" calcext:value-type="float">
            <text:p>11674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11187" calcext:value-type="float">
            <text:p>1118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11173" calcext:value-type="float">
            <text:p>1117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10928" calcext:value-type="float">
            <text:p>1092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10393" calcext:value-type="float">
            <text:p>10393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11079" calcext:value-type="float">
            <text:p>11079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11569" calcext:value-type="float">
            <text:p>1156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11620" calcext:value-type="float">
            <text:p>11620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11705" calcext:value-type="float">
            <text:p>11705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11959" calcext:value-type="float">
            <text:p>119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10727" calcext:value-type="float">
            <text:p>1072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11099" calcext:value-type="float">
            <text:p>1109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11208" calcext:value-type="float">
            <text:p>11208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11873" calcext:value-type="float">
            <text:p>11873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12533" calcext:value-type="float">
            <text:p>12533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12334" calcext:value-type="float">
            <text:p>1233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11945" calcext:value-type="float">
            <text:p>11945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11660" calcext:value-type="float">
            <text:p>1166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12116" calcext:value-type="float">
            <text:p>12116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11616" calcext:value-type="float">
            <text:p>1161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12541" calcext:value-type="float">
            <text:p>1254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12738" calcext:value-type="float">
            <text:p>1273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12681" calcext:value-type="float">
            <text:p>12681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12308" calcext:value-type="float">
            <text:p>1230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12111" calcext:value-type="float">
            <text:p>12111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12733" calcext:value-type="float">
            <text:p>12733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13211" calcext:value-type="float">
            <text:p>13211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11692" calcext:value-type="float">
            <text:p>1169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11395" calcext:value-type="float">
            <text:p>1139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11572" calcext:value-type="float">
            <text:p>1157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12250" calcext:value-type="float">
            <text:p>1225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12244" calcext:value-type="float">
            <text:p>12244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12298" calcext:value-type="float">
            <text:p>1229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11958" calcext:value-type="float">
            <text:p>1195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12038" calcext:value-type="float">
            <text:p>1203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12734" calcext:value-type="float">
            <text:p>1273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11865" calcext:value-type="float">
            <text:p>1186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12595" calcext:value-type="float">
            <text:p>12595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13644" calcext:value-type="float">
            <text:p>1364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11580" calcext:value-type="float">
            <text:p>1158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13611" calcext:value-type="float">
            <text:p>1361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12723" calcext:value-type="float">
            <text:p>1272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12231" calcext:value-type="float">
            <text:p>12231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11568" calcext:value-type="float">
            <text:p>1156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13824" calcext:value-type="float">
            <text:p>13824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12633" calcext:value-type="float">
            <text:p>12633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13619" calcext:value-type="float">
            <text:p>13619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11950" calcext:value-type="float">
            <text:p>1195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13812" calcext:value-type="float">
            <text:p>13812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12328" calcext:value-type="float">
            <text:p>1232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14569" calcext:value-type="float">
            <text:p>14569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13651" calcext:value-type="float">
            <text:p>13651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13242" calcext:value-type="float">
            <text:p>13242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13416" calcext:value-type="float">
            <text:p>13416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13759" calcext:value-type="float">
            <text:p>1375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13290" calcext:value-type="float">
            <text:p>13290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14037" calcext:value-type="float">
            <text:p>14037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13196" calcext:value-type="float">
            <text:p>13196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13768" calcext:value-type="float">
            <text:p>13768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14525" calcext:value-type="float">
            <text:p>14525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14206" calcext:value-type="float">
            <text:p>14206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12771" calcext:value-type="float">
            <text:p>12771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14258" calcext:value-type="float">
            <text:p>14258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14482" calcext:value-type="float">
            <text:p>144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14299" calcext:value-type="float">
            <text:p>1429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15089" calcext:value-type="float">
            <text:p>15089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14867" calcext:value-type="float">
            <text:p>1486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14128" calcext:value-type="float">
            <text:p>14128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15133" calcext:value-type="float">
            <text:p>1513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14369" calcext:value-type="float">
            <text:p>1436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15922" calcext:value-type="float">
            <text:p>15922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13850" calcext:value-type="float">
            <text:p>13850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14039" calcext:value-type="float">
            <text:p>14039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13894" calcext:value-type="float">
            <text:p>13894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15239" calcext:value-type="float">
            <text:p>15239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5317" calcext:value-type="float">
            <text:p>15317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15677" calcext:value-type="float">
            <text:p>15677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14953" calcext:value-type="float">
            <text:p>1495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14249" calcext:value-type="float">
            <text:p>14249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16331" calcext:value-type="float">
            <text:p>1633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16853" calcext:value-type="float">
            <text:p>16853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15312" calcext:value-type="float">
            <text:p>1531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14932" calcext:value-type="float">
            <text:p>14932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14178" calcext:value-type="float">
            <text:p>14178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16680" calcext:value-type="float">
            <text:p>1668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14878" calcext:value-type="float">
            <text:p>14878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15401" calcext:value-type="float">
            <text:p>1540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15795" calcext:value-type="float">
            <text:p>15795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15036" calcext:value-type="float">
            <text:p>15036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15267" calcext:value-type="float">
            <text:p>152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14851" calcext:value-type="float">
            <text:p>1485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15654" calcext:value-type="float">
            <text:p>15654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16405" calcext:value-type="float">
            <text:p>1640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15933" calcext:value-type="float">
            <text:p>1593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16823" calcext:value-type="float">
            <text:p>16823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16424" calcext:value-type="float">
            <text:p>16424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15457" calcext:value-type="float">
            <text:p>15457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16886" calcext:value-type="float">
            <text:p>16886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17220" calcext:value-type="float">
            <text:p>1722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15196" calcext:value-type="float">
            <text:p>1519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17042" calcext:value-type="float">
            <text:p>17042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15698" calcext:value-type="float">
            <text:p>1569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18732" calcext:value-type="float">
            <text:p>18732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15237" calcext:value-type="float">
            <text:p>15237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16385" calcext:value-type="float">
            <text:p>1638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16552" calcext:value-type="float">
            <text:p>1655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14364" calcext:value-type="float">
            <text:p>1436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15503" calcext:value-type="float">
            <text:p>15503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15777" calcext:value-type="float">
            <text:p>15777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16025" calcext:value-type="float">
            <text:p>1602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16911" calcext:value-type="float">
            <text:p>1691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15737" calcext:value-type="float">
            <text:p>1573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14689" calcext:value-type="float">
            <text:p>1468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14665" calcext:value-type="float">
            <text:p>14665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16238" calcext:value-type="float">
            <text:p>1623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716" calcext:value-type="float">
            <text:p>14716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15713" calcext:value-type="float">
            <text:p>15713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17784" calcext:value-type="float">
            <text:p>1778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16004" calcext:value-type="float">
            <text:p>16004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16175" calcext:value-type="float">
            <text:p>16175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16232" calcext:value-type="float">
            <text:p>16232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15955" calcext:value-type="float">
            <text:p>1595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17626" calcext:value-type="float">
            <text:p>17626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15936" calcext:value-type="float">
            <text:p>15936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15789" calcext:value-type="float">
            <text:p>1578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6260" calcext:value-type="float">
            <text:p>1626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15564" calcext:value-type="float">
            <text:p>15564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17097" calcext:value-type="float">
            <text:p>170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19298" calcext:value-type="float">
            <text:p>19298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16721" calcext:value-type="float">
            <text:p>1672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16826" calcext:value-type="float">
            <text:p>16826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15443" calcext:value-type="float">
            <text:p>15443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16024" calcext:value-type="float">
            <text:p>16024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15724" calcext:value-type="float">
            <text:p>1572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17694" calcext:value-type="float">
            <text:p>17694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16629" calcext:value-type="float">
            <text:p>16629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17613" calcext:value-type="float">
            <text:p>17613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18966" calcext:value-type="float">
            <text:p>18966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16746" calcext:value-type="float">
            <text:p>16746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17889" calcext:value-type="float">
            <text:p>17889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18090" calcext:value-type="float">
            <text:p>1809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17484" calcext:value-type="float">
            <text:p>1748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18822" calcext:value-type="float">
            <text:p>18822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16424" calcext:value-type="float">
            <text:p>16424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17589" calcext:value-type="float">
            <text:p>17589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17274" calcext:value-type="float">
            <text:p>17274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17256" calcext:value-type="float">
            <text:p>17256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17674" calcext:value-type="float">
            <text:p>17674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16683" calcext:value-type="float">
            <text:p>1668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17738" calcext:value-type="float">
            <text:p>17738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16805" calcext:value-type="float">
            <text:p>16805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17195" calcext:value-type="float">
            <text:p>1719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18393" calcext:value-type="float">
            <text:p>18393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18394" calcext:value-type="float">
            <text:p>18394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19106" calcext:value-type="float">
            <text:p>19106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18605" calcext:value-type="float">
            <text:p>1860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17663" calcext:value-type="float">
            <text:p>17663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17884" calcext:value-type="float">
            <text:p>17884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18596" calcext:value-type="float">
            <text:p>1859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17165" calcext:value-type="float">
            <text:p>17165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16866" calcext:value-type="float">
            <text:p>1686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17652" calcext:value-type="float">
            <text:p>1765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17911" calcext:value-type="float">
            <text:p>17911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17786" calcext:value-type="float">
            <text:p>1778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18349" calcext:value-type="float">
            <text:p>18349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19147" calcext:value-type="float">
            <text:p>19147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18882" calcext:value-type="float">
            <text:p>1888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18500" calcext:value-type="float">
            <text:p>1850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20362" calcext:value-type="float">
            <text:p>2036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18338" calcext:value-type="float">
            <text:p>1833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19214" calcext:value-type="float">
            <text:p>19214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18279" calcext:value-type="float">
            <text:p>18279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20770" calcext:value-type="float">
            <text:p>20770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18036" calcext:value-type="float">
            <text:p>1803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18664" calcext:value-type="float">
            <text:p>1866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18707" calcext:value-type="float">
            <text:p>18707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20456" calcext:value-type="float">
            <text:p>20456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20576" calcext:value-type="float">
            <text:p>20576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19736" calcext:value-type="float">
            <text:p>1973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18585" calcext:value-type="float">
            <text:p>18585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16512" calcext:value-type="float">
            <text:p>1651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19005" calcext:value-type="float">
            <text:p>19005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18886" calcext:value-type="float">
            <text:p>18886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18993" calcext:value-type="float">
            <text:p>18993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19678" calcext:value-type="float">
            <text:p>19678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19121" calcext:value-type="float">
            <text:p>1912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20095" calcext:value-type="float">
            <text:p>20095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21855" calcext:value-type="float">
            <text:p>2185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19618" calcext:value-type="float">
            <text:p>19618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19720" calcext:value-type="float">
            <text:p>19720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23145" calcext:value-type="float">
            <text:p>23145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19801" calcext:value-type="float">
            <text:p>19801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18353" calcext:value-type="float">
            <text:p>18353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18719" calcext:value-type="float">
            <text:p>1871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22662" calcext:value-type="float">
            <text:p>22662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21736" calcext:value-type="float">
            <text:p>21736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19623" calcext:value-type="float">
            <text:p>19623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18251" calcext:value-type="float">
            <text:p>1825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20522" calcext:value-type="float">
            <text:p>2052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19483" calcext:value-type="float">
            <text:p>19483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19272" calcext:value-type="float">
            <text:p>19272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23074" calcext:value-type="float">
            <text:p>23074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19881" calcext:value-type="float">
            <text:p>19881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20694" calcext:value-type="float">
            <text:p>20694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22516" calcext:value-type="float">
            <text:p>225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22252" calcext:value-type="float">
            <text:p>22252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17154" calcext:value-type="float">
            <text:p>17154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20463" calcext:value-type="float">
            <text:p>20463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19197" calcext:value-type="float">
            <text:p>19197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19891" calcext:value-type="float">
            <text:p>1989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21815" calcext:value-type="float">
            <text:p>21815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17607" calcext:value-type="float">
            <text:p>17607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20088" calcext:value-type="float">
            <text:p>20088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22407" calcext:value-type="float">
            <text:p>22407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19153" calcext:value-type="float">
            <text:p>19153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20477" calcext:value-type="float">
            <text:p>20477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21874" calcext:value-type="float">
            <text:p>21874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21303" calcext:value-type="float">
            <text:p>2130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21227" calcext:value-type="float">
            <text:p>2122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18633" calcext:value-type="float">
            <text:p>18633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22657" calcext:value-type="float">
            <text:p>22657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20654" calcext:value-type="float">
            <text:p>20654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19262" calcext:value-type="float">
            <text:p>1926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19159" calcext:value-type="float">
            <text:p>19159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21212" calcext:value-type="float">
            <text:p>212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21035" calcext:value-type="float">
            <text:p>21035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24666" calcext:value-type="float">
            <text:p>24666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20133" calcext:value-type="float">
            <text:p>20133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20659" calcext:value-type="float">
            <text:p>20659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19752" calcext:value-type="float">
            <text:p>19752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20497" calcext:value-type="float">
            <text:p>20497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21950" calcext:value-type="float">
            <text:p>2195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20642" calcext:value-type="float">
            <text:p>2064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24005" calcext:value-type="float">
            <text:p>24005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21981" calcext:value-type="float">
            <text:p>21981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23397" calcext:value-type="float">
            <text:p>23397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22941" calcext:value-type="float">
            <text:p>2294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21745" calcext:value-type="float">
            <text:p>21745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23794" calcext:value-type="float">
            <text:p>23794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19841" calcext:value-type="float">
            <text:p>19841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23467" calcext:value-type="float">
            <text:p>23467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23007" calcext:value-type="float">
            <text:p>23007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24894" calcext:value-type="float">
            <text:p>24894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23614" calcext:value-type="float">
            <text:p>23614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20931" calcext:value-type="float">
            <text:p>20931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23728" calcext:value-type="float">
            <text:p>23728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23547" calcext:value-type="float">
            <text:p>23547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21340" calcext:value-type="float">
            <text:p>2134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19992" calcext:value-type="float">
            <text:p>19992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23428" calcext:value-type="float">
            <text:p>23428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21630" calcext:value-type="float">
            <text:p>2163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23883" calcext:value-type="float">
            <text:p>2388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22486" calcext:value-type="float">
            <text:p>22486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25783" calcext:value-type="float">
            <text:p>2578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23876" calcext:value-type="float">
            <text:p>23876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25389" calcext:value-type="float">
            <text:p>25389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19957" calcext:value-type="float">
            <text:p>19957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21439" calcext:value-type="float">
            <text:p>21439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20633" calcext:value-type="float">
            <text:p>20633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22734" calcext:value-type="float">
            <text:p>2273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25472" calcext:value-type="float">
            <text:p>25472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25200" calcext:value-type="float">
            <text:p>25200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22201" calcext:value-type="float">
            <text:p>22201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26159" calcext:value-type="float">
            <text:p>26159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23543" calcext:value-type="float">
            <text:p>2354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26114" calcext:value-type="float">
            <text:p>26114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25025" calcext:value-type="float">
            <text:p>25025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22665" calcext:value-type="float">
            <text:p>22665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22036" calcext:value-type="float">
            <text:p>22036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21575" calcext:value-type="float">
            <text:p>2157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20569" calcext:value-type="float">
            <text:p>20569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21871" calcext:value-type="float">
            <text:p>21871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23905" calcext:value-type="float">
            <text:p>23905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23799" calcext:value-type="float">
            <text:p>23799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22941" calcext:value-type="float">
            <text:p>22941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6273" calcext:value-type="float">
            <text:p>26273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23579" calcext:value-type="float">
            <text:p>23579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25463" calcext:value-type="float">
            <text:p>25463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26461" calcext:value-type="float">
            <text:p>26461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24163" calcext:value-type="float">
            <text:p>24163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23340" calcext:value-type="float">
            <text:p>23340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25625" calcext:value-type="float">
            <text:p>2562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25210" calcext:value-type="float">
            <text:p>25210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27913" calcext:value-type="float">
            <text:p>27913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23465" calcext:value-type="float">
            <text:p>23465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26963" calcext:value-type="float">
            <text:p>26963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25483" calcext:value-type="float">
            <text:p>25483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26562" calcext:value-type="float">
            <text:p>26562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23635" calcext:value-type="float">
            <text:p>23635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27874" calcext:value-type="float">
            <text:p>27874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22322" calcext:value-type="float">
            <text:p>22322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22372" calcext:value-type="float">
            <text:p>22372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24736" calcext:value-type="float">
            <text:p>24736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26139" calcext:value-type="float">
            <text:p>26139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26045" calcext:value-type="float">
            <text:p>26045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24000" calcext:value-type="float">
            <text:p>24000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24145" calcext:value-type="float">
            <text:p>24145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25431" calcext:value-type="float">
            <text:p>25431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27041" calcext:value-type="float">
            <text:p>27041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27484" calcext:value-type="float">
            <text:p>27484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24839" calcext:value-type="float">
            <text:p>24839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24484" calcext:value-type="float">
            <text:p>24484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24927" calcext:value-type="float">
            <text:p>24927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21768" calcext:value-type="float">
            <text:p>21768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24383" calcext:value-type="float">
            <text:p>24383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25715" calcext:value-type="float">
            <text:p>25715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26884" calcext:value-type="float">
            <text:p>26884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24966" calcext:value-type="float">
            <text:p>2496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24200" calcext:value-type="float">
            <text:p>24200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28138" calcext:value-type="float">
            <text:p>28138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24745" calcext:value-type="float">
            <text:p>2474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26323" calcext:value-type="float">
            <text:p>26323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25490" calcext:value-type="float">
            <text:p>2549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28309" calcext:value-type="float">
            <text:p>2830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26411" calcext:value-type="float">
            <text:p>26411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27261" calcext:value-type="float">
            <text:p>27261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22197" calcext:value-type="float">
            <text:p>22197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23970" calcext:value-type="float">
            <text:p>2397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23378" calcext:value-type="float">
            <text:p>23378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24555" calcext:value-type="float">
            <text:p>2455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25618" calcext:value-type="float">
            <text:p>25618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26644" calcext:value-type="float">
            <text:p>26644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26568" calcext:value-type="float">
            <text:p>26568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25842" calcext:value-type="float">
            <text:p>258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26852" calcext:value-type="float">
            <text:p>26852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28745" calcext:value-type="float">
            <text:p>28745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23846" calcext:value-type="float">
            <text:p>23846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23911" calcext:value-type="float">
            <text:p>23911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28965" calcext:value-type="float">
            <text:p>28965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26928" calcext:value-type="float">
            <text:p>26928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25414" calcext:value-type="float">
            <text:p>25414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23284" calcext:value-type="float">
            <text:p>23284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23884" calcext:value-type="float">
            <text:p>23884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27023" calcext:value-type="float">
            <text:p>2702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25010" calcext:value-type="float">
            <text:p>2501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23928" calcext:value-type="float">
            <text:p>23928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23592" calcext:value-type="float">
            <text:p>23592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25309" calcext:value-type="float">
            <text:p>25309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23077" calcext:value-type="float">
            <text:p>23077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24175" calcext:value-type="float">
            <text:p>2417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25404" calcext:value-type="float">
            <text:p>25404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25909" calcext:value-type="float">
            <text:p>25909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28009" calcext:value-type="float">
            <text:p>28009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25029" calcext:value-type="float">
            <text:p>2502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23582" calcext:value-type="float">
            <text:p>23582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25875" calcext:value-type="float">
            <text:p>25875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23420" calcext:value-type="float">
            <text:p>23420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24656" calcext:value-type="float">
            <text:p>24656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27607" calcext:value-type="float">
            <text:p>27607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24338" calcext:value-type="float">
            <text:p>24338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24705" calcext:value-type="float">
            <text:p>24705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25090" calcext:value-type="float">
            <text:p>25090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24213" calcext:value-type="float">
            <text:p>24213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24343" calcext:value-type="float">
            <text:p>24343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26032" calcext:value-type="float">
            <text:p>26032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25872" calcext:value-type="float">
            <text:p>25872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24996" calcext:value-type="float">
            <text:p>24996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26071" calcext:value-type="float">
            <text:p>26071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25565" calcext:value-type="float">
            <text:p>25565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27985" calcext:value-type="float">
            <text:p>2798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27562" calcext:value-type="float">
            <text:p>27562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25941" calcext:value-type="float">
            <text:p>25941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24473" calcext:value-type="float">
            <text:p>24473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26550" calcext:value-type="float">
            <text:p>26550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27258" calcext:value-type="float">
            <text:p>27258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24823" calcext:value-type="float">
            <text:p>2482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26892" calcext:value-type="float">
            <text:p>26892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26119" calcext:value-type="float">
            <text:p>26119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27068" calcext:value-type="float">
            <text:p>27068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27957" calcext:value-type="float">
            <text:p>27957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31274" calcext:value-type="float">
            <text:p>31274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28734" calcext:value-type="float">
            <text:p>28734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24184" calcext:value-type="float">
            <text:p>24184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24174" calcext:value-type="float">
            <text:p>24174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26400" calcext:value-type="float">
            <text:p>26400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24623" calcext:value-type="float">
            <text:p>24623</text:p>
          </table:table-cell>
          <table:table-cell office:value-type="float" office:value="2899" calcext:value-type="float">
            <text:p>2899</text:p>
          </table:table-cell>
        </table:table-row>
      </table:table>
      <table:table table:name="bzip-nru-32" table:style-name="ta1">
        <table:shapes>
          <draw:frame draw:z-index="0" draw:style-name="gr1" draw:text-style-name="P1" svg:width="15.687in" svg:height="8.4209in" svg:x="3.5177in" svg:y="0.1783in">
            <draw:object draw:notify-on-update-of-ranges="'bzip-nru-32'.A10:'bzip-nru-32'.A501 'bzip-nru-32'.C10:'bzip-nru-32'.C501 'bzip-nru-32'.A10:'bzip-nru-32'.A501 'bzip-nru-32'.D10:'bzip-nru-32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2732" calcext:value-type="float">
            <text:p>52732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200" calcext:value-type="float">
            <text:p>33200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923" calcext:value-type="float">
            <text:p>2492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450" calcext:value-type="float">
            <text:p>1545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880" calcext:value-type="float">
            <text:p>2088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7435" calcext:value-type="float">
            <text:p>17435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372" calcext:value-type="float">
            <text:p>937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060" calcext:value-type="float">
            <text:p>406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957" calcext:value-type="float">
            <text:p>395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644" calcext:value-type="float">
            <text:p>364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3727" calcext:value-type="float">
            <text:p>3727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3505" calcext:value-type="float">
            <text:p>350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3408" calcext:value-type="float">
            <text:p>340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3493" calcext:value-type="float">
            <text:p>349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3384" calcext:value-type="float">
            <text:p>338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3274" calcext:value-type="float">
            <text:p>327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3221" calcext:value-type="float">
            <text:p>322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3213" calcext:value-type="float">
            <text:p>321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3151" calcext:value-type="float">
            <text:p>315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129" calcext:value-type="float">
            <text:p>31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3039" calcext:value-type="float">
            <text:p>303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3025" calcext:value-type="float">
            <text:p>302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2905" calcext:value-type="float">
            <text:p>290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964" calcext:value-type="float">
            <text:p>296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3146" calcext:value-type="float">
            <text:p>314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2933" calcext:value-type="float">
            <text:p>293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3116" calcext:value-type="float">
            <text:p>311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2945" calcext:value-type="float">
            <text:p>29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2900" calcext:value-type="float">
            <text:p>29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2844" calcext:value-type="float">
            <text:p>284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2887" calcext:value-type="float">
            <text:p>288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2836" calcext:value-type="float">
            <text:p>283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2894" calcext:value-type="float">
            <text:p>2894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2885" calcext:value-type="float">
            <text:p>288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2811" calcext:value-type="float">
            <text:p>28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2813" calcext:value-type="float">
            <text:p>281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2821" calcext:value-type="float">
            <text:p>282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2770" calcext:value-type="float">
            <text:p>277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2803" calcext:value-type="float">
            <text:p>280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2823" calcext:value-type="float">
            <text:p>282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2870" calcext:value-type="float">
            <text:p>287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2827" calcext:value-type="float">
            <text:p>282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2783" calcext:value-type="float">
            <text:p>278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2798" calcext:value-type="float">
            <text:p>279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2671" calcext:value-type="float">
            <text:p>267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2710" calcext:value-type="float">
            <text:p>271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2682" calcext:value-type="float">
            <text:p>268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2877" calcext:value-type="float">
            <text:p>287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2856" calcext:value-type="float">
            <text:p>285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2778" calcext:value-type="float">
            <text:p>277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2746" calcext:value-type="float">
            <text:p>274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2822" calcext:value-type="float">
            <text:p>282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2805" calcext:value-type="float">
            <text:p>280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2888" calcext:value-type="float">
            <text:p>288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2900" calcext:value-type="float">
            <text:p>29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2885" calcext:value-type="float">
            <text:p>288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2760" calcext:value-type="float">
            <text:p>276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2797" calcext:value-type="float">
            <text:p>279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2831" calcext:value-type="float">
            <text:p>283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2837" calcext:value-type="float">
            <text:p>283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2980" calcext:value-type="float">
            <text:p>298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3058" calcext:value-type="float">
            <text:p>305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3051" calcext:value-type="float">
            <text:p>305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2911" calcext:value-type="float">
            <text:p>291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2819" calcext:value-type="float">
            <text:p>281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2808" calcext:value-type="float">
            <text:p>280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2929" calcext:value-type="float">
            <text:p>292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2884" calcext:value-type="float">
            <text:p>288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2956" calcext:value-type="float">
            <text:p>295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3006" calcext:value-type="float">
            <text:p>3006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3144" calcext:value-type="float">
            <text:p>314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3121" calcext:value-type="float">
            <text:p>312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3241" calcext:value-type="float">
            <text:p>324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3178" calcext:value-type="float">
            <text:p>317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2898" calcext:value-type="float">
            <text:p>289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2862" calcext:value-type="float">
            <text:p>286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2777" calcext:value-type="float">
            <text:p>277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3092" calcext:value-type="float">
            <text:p>3092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2992" calcext:value-type="float">
            <text:p>299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3064" calcext:value-type="float">
            <text:p>306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3254" calcext:value-type="float">
            <text:p>325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3252" calcext:value-type="float">
            <text:p>325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3400" calcext:value-type="float">
            <text:p>34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3250" calcext:value-type="float">
            <text:p>325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3293" calcext:value-type="float">
            <text:p>329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3469" calcext:value-type="float">
            <text:p>346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3498" calcext:value-type="float">
            <text:p>349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3307" calcext:value-type="float">
            <text:p>330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3363" calcext:value-type="float">
            <text:p>336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3069" calcext:value-type="float">
            <text:p>306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3052" calcext:value-type="float">
            <text:p>305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3091" calcext:value-type="float">
            <text:p>309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3205" calcext:value-type="float">
            <text:p>32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3197" calcext:value-type="float">
            <text:p>319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3102" calcext:value-type="float">
            <text:p>310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3177" calcext:value-type="float">
            <text:p>317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3271" calcext:value-type="float">
            <text:p>327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3267" calcext:value-type="float">
            <text:p>3267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3485" calcext:value-type="float">
            <text:p>348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3303" calcext:value-type="float">
            <text:p>33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3547" calcext:value-type="float">
            <text:p>354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3354" calcext:value-type="float">
            <text:p>33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3539" calcext:value-type="float">
            <text:p>353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3554" calcext:value-type="float">
            <text:p>355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3748" calcext:value-type="float">
            <text:p>374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3913" calcext:value-type="float">
            <text:p>391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3728" calcext:value-type="float">
            <text:p>372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3944" calcext:value-type="float">
            <text:p>394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3894" calcext:value-type="float">
            <text:p>389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4090" calcext:value-type="float">
            <text:p>409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3933" calcext:value-type="float">
            <text:p>393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3867" calcext:value-type="float">
            <text:p>386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3544" calcext:value-type="float">
            <text:p>354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3435" calcext:value-type="float">
            <text:p>343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3716" calcext:value-type="float">
            <text:p>371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3429" calcext:value-type="float">
            <text:p>3429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3521" calcext:value-type="float">
            <text:p>352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3501" calcext:value-type="float">
            <text:p>350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3565" calcext:value-type="float">
            <text:p>356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3451" calcext:value-type="float">
            <text:p>345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3768" calcext:value-type="float">
            <text:p>376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3601" calcext:value-type="float">
            <text:p>360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3816" calcext:value-type="float">
            <text:p>381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3763" calcext:value-type="float">
            <text:p>376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3867" calcext:value-type="float">
            <text:p>386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3873" calcext:value-type="float">
            <text:p>387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3807" calcext:value-type="float">
            <text:p>380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3879" calcext:value-type="float">
            <text:p>387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3811" calcext:value-type="float">
            <text:p>381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4076" calcext:value-type="float">
            <text:p>407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4147" calcext:value-type="float">
            <text:p>414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3985" calcext:value-type="float">
            <text:p>398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4077" calcext:value-type="float">
            <text:p>407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4056" calcext:value-type="float">
            <text:p>405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4026" calcext:value-type="float">
            <text:p>402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4247" calcext:value-type="float">
            <text:p>424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4053" calcext:value-type="float">
            <text:p>405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4111" calcext:value-type="float">
            <text:p>411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4239" calcext:value-type="float">
            <text:p>423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4270" calcext:value-type="float">
            <text:p>427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4507" calcext:value-type="float">
            <text:p>450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4500" calcext:value-type="float">
            <text:p>450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4572" calcext:value-type="float">
            <text:p>457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4357" calcext:value-type="float">
            <text:p>4357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4630" calcext:value-type="float">
            <text:p>463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4506" calcext:value-type="float">
            <text:p>4506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4573" calcext:value-type="float">
            <text:p>4573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4432" calcext:value-type="float">
            <text:p>443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4614" calcext:value-type="float">
            <text:p>461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4024" calcext:value-type="float">
            <text:p>402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3762" calcext:value-type="float">
            <text:p>376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3707" calcext:value-type="float">
            <text:p>370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3999" calcext:value-type="float">
            <text:p>3999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3960" calcext:value-type="float">
            <text:p>396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4020" calcext:value-type="float">
            <text:p>402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4138" calcext:value-type="float">
            <text:p>413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3971" calcext:value-type="float">
            <text:p>397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3866" calcext:value-type="float">
            <text:p>386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3991" calcext:value-type="float">
            <text:p>399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4232" calcext:value-type="float">
            <text:p>423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4181" calcext:value-type="float">
            <text:p>418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4113" calcext:value-type="float">
            <text:p>411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4160" calcext:value-type="float">
            <text:p>41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4322" calcext:value-type="float">
            <text:p>432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4168" calcext:value-type="float">
            <text:p>416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4015" calcext:value-type="float">
            <text:p>401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4264" calcext:value-type="float">
            <text:p>426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4157" calcext:value-type="float">
            <text:p>415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4404" calcext:value-type="float">
            <text:p>440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4319" calcext:value-type="float">
            <text:p>431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4322" calcext:value-type="float">
            <text:p>432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4399" calcext:value-type="float">
            <text:p>43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4774" calcext:value-type="float">
            <text:p>477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4509" calcext:value-type="float">
            <text:p>450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4357" calcext:value-type="float">
            <text:p>435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4519" calcext:value-type="float">
            <text:p>451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4503" calcext:value-type="float">
            <text:p>45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4165" calcext:value-type="float">
            <text:p>416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4088" calcext:value-type="float">
            <text:p>408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4663" calcext:value-type="float">
            <text:p>466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4859" calcext:value-type="float">
            <text:p>4859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4561" calcext:value-type="float">
            <text:p>456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4575" calcext:value-type="float">
            <text:p>4575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4632" calcext:value-type="float">
            <text:p>463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4707" calcext:value-type="float">
            <text:p>4707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4893" calcext:value-type="float">
            <text:p>489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4835" calcext:value-type="float">
            <text:p>4835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4602" calcext:value-type="float">
            <text:p>460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4647" calcext:value-type="float">
            <text:p>4647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4971" calcext:value-type="float">
            <text:p>497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4989" calcext:value-type="float">
            <text:p>4989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5158" calcext:value-type="float">
            <text:p>515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4894" calcext:value-type="float">
            <text:p>489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4892" calcext:value-type="float">
            <text:p>489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5051" calcext:value-type="float">
            <text:p>505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5090" calcext:value-type="float">
            <text:p>509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5365" calcext:value-type="float">
            <text:p>536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5155" calcext:value-type="float">
            <text:p>5155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5310" calcext:value-type="float">
            <text:p>531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5336" calcext:value-type="float">
            <text:p>533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5222" calcext:value-type="float">
            <text:p>522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5327" calcext:value-type="float">
            <text:p>5327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5124" calcext:value-type="float">
            <text:p>512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5377" calcext:value-type="float">
            <text:p>537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5116" calcext:value-type="float">
            <text:p>511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5379" calcext:value-type="float">
            <text:p>53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5346" calcext:value-type="float">
            <text:p>534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5625" calcext:value-type="float">
            <text:p>562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5648" calcext:value-type="float">
            <text:p>564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5786" calcext:value-type="float">
            <text:p>5786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5612" calcext:value-type="float">
            <text:p>561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5482" calcext:value-type="float">
            <text:p>548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5579" calcext:value-type="float">
            <text:p>5579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5587" calcext:value-type="float">
            <text:p>5587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5817" calcext:value-type="float">
            <text:p>581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5730" calcext:value-type="float">
            <text:p>573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5834" calcext:value-type="float">
            <text:p>583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5973" calcext:value-type="float">
            <text:p>5973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5552" calcext:value-type="float">
            <text:p>55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5485" calcext:value-type="float">
            <text:p>548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5758" calcext:value-type="float">
            <text:p>575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5977" calcext:value-type="float">
            <text:p>5977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5166" calcext:value-type="float">
            <text:p>51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4990" calcext:value-type="float">
            <text:p>499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5127" calcext:value-type="float">
            <text:p>512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4578" calcext:value-type="float">
            <text:p>457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4810" calcext:value-type="float">
            <text:p>481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5199" calcext:value-type="float">
            <text:p>51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4748" calcext:value-type="float">
            <text:p>474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4645" calcext:value-type="float">
            <text:p>464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4835" calcext:value-type="float">
            <text:p>483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4970" calcext:value-type="float">
            <text:p>497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4990" calcext:value-type="float">
            <text:p>499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4707" calcext:value-type="float">
            <text:p>4707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4899" calcext:value-type="float">
            <text:p>489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4979" calcext:value-type="float">
            <text:p>497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4833" calcext:value-type="float">
            <text:p>483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4934" calcext:value-type="float">
            <text:p>493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5088" calcext:value-type="float">
            <text:p>508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5034" calcext:value-type="float">
            <text:p>503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4877" calcext:value-type="float">
            <text:p>4877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4839" calcext:value-type="float">
            <text:p>483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5051" calcext:value-type="float">
            <text:p>505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4972" calcext:value-type="float">
            <text:p>497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5145" calcext:value-type="float">
            <text:p>5145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5040" calcext:value-type="float">
            <text:p>504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5007" calcext:value-type="float">
            <text:p>5007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5068" calcext:value-type="float">
            <text:p>506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4759" calcext:value-type="float">
            <text:p>475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5006" calcext:value-type="float">
            <text:p>500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5318" calcext:value-type="float">
            <text:p>531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4930" calcext:value-type="float">
            <text:p>493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4774" calcext:value-type="float">
            <text:p>477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4940" calcext:value-type="float">
            <text:p>494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4973" calcext:value-type="float">
            <text:p>497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5253" calcext:value-type="float">
            <text:p>525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4981" calcext:value-type="float">
            <text:p>498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5426" calcext:value-type="float">
            <text:p>542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5385" calcext:value-type="float">
            <text:p>5385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5597" calcext:value-type="float">
            <text:p>559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5239" calcext:value-type="float">
            <text:p>523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4885" calcext:value-type="float">
            <text:p>4885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5369" calcext:value-type="float">
            <text:p>536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5261" calcext:value-type="float">
            <text:p>526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5201" calcext:value-type="float">
            <text:p>5201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5225" calcext:value-type="float">
            <text:p>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5292" calcext:value-type="float">
            <text:p>529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5439" calcext:value-type="float">
            <text:p>543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5550" calcext:value-type="float">
            <text:p>555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5907" calcext:value-type="float">
            <text:p>5907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5179" calcext:value-type="float">
            <text:p>5179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5489" calcext:value-type="float">
            <text:p>548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5475" calcext:value-type="float">
            <text:p>5475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5238" calcext:value-type="float">
            <text:p>5238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5563" calcext:value-type="float">
            <text:p>556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5027" calcext:value-type="float">
            <text:p>502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5178" calcext:value-type="float">
            <text:p>517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5340" calcext:value-type="float">
            <text:p>534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5996" calcext:value-type="float">
            <text:p>599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5670" calcext:value-type="float">
            <text:p>567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5273" calcext:value-type="float">
            <text:p>527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5503" calcext:value-type="float">
            <text:p>55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5477" calcext:value-type="float">
            <text:p>54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5442" calcext:value-type="float">
            <text:p>544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5378" calcext:value-type="float">
            <text:p>537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5223" calcext:value-type="float">
            <text:p>522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5140" calcext:value-type="float">
            <text:p>514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5379" calcext:value-type="float">
            <text:p>537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5592" calcext:value-type="float">
            <text:p>55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5516" calcext:value-type="float">
            <text:p>551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6036" calcext:value-type="float">
            <text:p>603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5430" calcext:value-type="float">
            <text:p>543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5487" calcext:value-type="float">
            <text:p>548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5499" calcext:value-type="float">
            <text:p>549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5956" calcext:value-type="float">
            <text:p>595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6426" calcext:value-type="float">
            <text:p>642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5210" calcext:value-type="float">
            <text:p>521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5088" calcext:value-type="float">
            <text:p>508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5318" calcext:value-type="float">
            <text:p>531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5338" calcext:value-type="float">
            <text:p>533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5539" calcext:value-type="float">
            <text:p>553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5583" calcext:value-type="float">
            <text:p>558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5600" calcext:value-type="float">
            <text:p>560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5377" calcext:value-type="float">
            <text:p>537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5682" calcext:value-type="float">
            <text:p>568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5784" calcext:value-type="float">
            <text:p>5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5817" calcext:value-type="float">
            <text:p>581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5712" calcext:value-type="float">
            <text:p>571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5709" calcext:value-type="float">
            <text:p>570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5724" calcext:value-type="float">
            <text:p>572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5726" calcext:value-type="float">
            <text:p>572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5458" calcext:value-type="float">
            <text:p>545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5735" calcext:value-type="float">
            <text:p>573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6039" calcext:value-type="float">
            <text:p>6039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6101" calcext:value-type="float">
            <text:p>6101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5783" calcext:value-type="float">
            <text:p>578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5912" calcext:value-type="float">
            <text:p>591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6100" calcext:value-type="float">
            <text:p>610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5886" calcext:value-type="float">
            <text:p>588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5949" calcext:value-type="float">
            <text:p>594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6246" calcext:value-type="float">
            <text:p>624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6651" calcext:value-type="float">
            <text:p>665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6279" calcext:value-type="float">
            <text:p>62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6654" calcext:value-type="float">
            <text:p>665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5806" calcext:value-type="float">
            <text:p>5806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5969" calcext:value-type="float">
            <text:p>596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6110" calcext:value-type="float">
            <text:p>6110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6417" calcext:value-type="float">
            <text:p>641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6077" calcext:value-type="float">
            <text:p>607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6442" calcext:value-type="float">
            <text:p>644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6081" calcext:value-type="float">
            <text:p>6081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6468" calcext:value-type="float">
            <text:p>646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6242" calcext:value-type="float">
            <text:p>624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6254" calcext:value-type="float">
            <text:p>625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6339" calcext:value-type="float">
            <text:p>6339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6937" calcext:value-type="float">
            <text:p>693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6499" calcext:value-type="float">
            <text:p>64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6352" calcext:value-type="float">
            <text:p>635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6245" calcext:value-type="float">
            <text:p>6245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6144" calcext:value-type="float">
            <text:p>614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5991" calcext:value-type="float">
            <text:p>5991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6568" calcext:value-type="float">
            <text:p>6568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6259" calcext:value-type="float">
            <text:p>6259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6341" calcext:value-type="float">
            <text:p>6341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6143" calcext:value-type="float">
            <text:p>614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6070" calcext:value-type="float">
            <text:p>607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6538" calcext:value-type="float">
            <text:p>653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6834" calcext:value-type="float">
            <text:p>683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6725" calcext:value-type="float">
            <text:p>672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6603" calcext:value-type="float">
            <text:p>660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6649" calcext:value-type="float">
            <text:p>664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6826" calcext:value-type="float">
            <text:p>682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6451" calcext:value-type="float">
            <text:p>645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6505" calcext:value-type="float">
            <text:p>6505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6370" calcext:value-type="float">
            <text:p>637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6636" calcext:value-type="float">
            <text:p>663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6779" calcext:value-type="float">
            <text:p>677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6519" calcext:value-type="float">
            <text:p>651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6689" calcext:value-type="float">
            <text:p>668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6362" calcext:value-type="float">
            <text:p>636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6585" calcext:value-type="float">
            <text:p>658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7185" calcext:value-type="float">
            <text:p>718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6246" calcext:value-type="float">
            <text:p>624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6770" calcext:value-type="float">
            <text:p>677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7450" calcext:value-type="float">
            <text:p>745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7210" calcext:value-type="float">
            <text:p>721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7432" calcext:value-type="float">
            <text:p>743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7620" calcext:value-type="float">
            <text:p>762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7457" calcext:value-type="float">
            <text:p>745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7480" calcext:value-type="float">
            <text:p>748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7471" calcext:value-type="float">
            <text:p>747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7557" calcext:value-type="float">
            <text:p>755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7819" calcext:value-type="float">
            <text:p>781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7567" calcext:value-type="float">
            <text:p>7567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7582" calcext:value-type="float">
            <text:p>758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7972" calcext:value-type="float">
            <text:p>797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7893" calcext:value-type="float">
            <text:p>789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8165" calcext:value-type="float">
            <text:p>816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7679" calcext:value-type="float">
            <text:p>7679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7567" calcext:value-type="float">
            <text:p>7567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6907" calcext:value-type="float">
            <text:p>690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7399" calcext:value-type="float">
            <text:p>739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7121" calcext:value-type="float">
            <text:p>712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7803" calcext:value-type="float">
            <text:p>7803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7696" calcext:value-type="float">
            <text:p>769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7994" calcext:value-type="float">
            <text:p>799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7431" calcext:value-type="float">
            <text:p>743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7914" calcext:value-type="float">
            <text:p>791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7871" calcext:value-type="float">
            <text:p>787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7976" calcext:value-type="float">
            <text:p>797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7506" calcext:value-type="float">
            <text:p>7506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7700" calcext:value-type="float">
            <text:p>770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7406" calcext:value-type="float">
            <text:p>740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7700" calcext:value-type="float">
            <text:p>770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7940" calcext:value-type="float">
            <text:p>794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8434" calcext:value-type="float">
            <text:p>843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8528" calcext:value-type="float">
            <text:p>8528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8113" calcext:value-type="float">
            <text:p>811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8482" calcext:value-type="float">
            <text:p>8482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8041" calcext:value-type="float">
            <text:p>804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7589" calcext:value-type="float">
            <text:p>7589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7689" calcext:value-type="float">
            <text:p>7689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8456" calcext:value-type="float">
            <text:p>845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8374" calcext:value-type="float">
            <text:p>837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7842" calcext:value-type="float">
            <text:p>7842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8500" calcext:value-type="float">
            <text:p>8500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8385" calcext:value-type="float">
            <text:p>8385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8099" calcext:value-type="float">
            <text:p>8099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8649" calcext:value-type="float">
            <text:p>8649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8338" calcext:value-type="float">
            <text:p>833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8159" calcext:value-type="float">
            <text:p>8159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8044" calcext:value-type="float">
            <text:p>8044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8102" calcext:value-type="float">
            <text:p>810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8318" calcext:value-type="float">
            <text:p>8318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8068" calcext:value-type="float">
            <text:p>8068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8265" calcext:value-type="float">
            <text:p>826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9053" calcext:value-type="float">
            <text:p>9053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8931" calcext:value-type="float">
            <text:p>893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8899" calcext:value-type="float">
            <text:p>889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9128" calcext:value-type="float">
            <text:p>9128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9223" calcext:value-type="float">
            <text:p>9223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9451" calcext:value-type="float">
            <text:p>9451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8556" calcext:value-type="float">
            <text:p>855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8433" calcext:value-type="float">
            <text:p>8433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8219" calcext:value-type="float">
            <text:p>821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8349" calcext:value-type="float">
            <text:p>834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8340" calcext:value-type="float">
            <text:p>834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8076" calcext:value-type="float">
            <text:p>807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8528" calcext:value-type="float">
            <text:p>8528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8290" calcext:value-type="float">
            <text:p>829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8244" calcext:value-type="float">
            <text:p>8244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8985" calcext:value-type="float">
            <text:p>898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8359" calcext:value-type="float">
            <text:p>8359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8258" calcext:value-type="float">
            <text:p>8258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8010" calcext:value-type="float">
            <text:p>801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8370" calcext:value-type="float">
            <text:p>8370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8457" calcext:value-type="float">
            <text:p>8457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8565" calcext:value-type="float">
            <text:p>8565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8750" calcext:value-type="float">
            <text:p>875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8384" calcext:value-type="float">
            <text:p>8384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8067" calcext:value-type="float">
            <text:p>8067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8418" calcext:value-type="float">
            <text:p>8418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8514" calcext:value-type="float">
            <text:p>8514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8743" calcext:value-type="float">
            <text:p>8743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9155" calcext:value-type="float">
            <text:p>915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9395" calcext:value-type="float">
            <text:p>9395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7637" calcext:value-type="float">
            <text:p>763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7417" calcext:value-type="float">
            <text:p>741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6354" calcext:value-type="float">
            <text:p>635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6559" calcext:value-type="float">
            <text:p>655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6510" calcext:value-type="float">
            <text:p>651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7247" calcext:value-type="float">
            <text:p>724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6582" calcext:value-type="float">
            <text:p>658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6646" calcext:value-type="float">
            <text:p>664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6962" calcext:value-type="float">
            <text:p>696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7012" calcext:value-type="float">
            <text:p>701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6688" calcext:value-type="float">
            <text:p>668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6299" calcext:value-type="float">
            <text:p>62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6440" calcext:value-type="float">
            <text:p>644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6073" calcext:value-type="float">
            <text:p>607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6556" calcext:value-type="float">
            <text:p>655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6090" calcext:value-type="float">
            <text:p>609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6273" calcext:value-type="float">
            <text:p>627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6446" calcext:value-type="float">
            <text:p>644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7208" calcext:value-type="float">
            <text:p>720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6149" calcext:value-type="float">
            <text:p>614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6062" calcext:value-type="float">
            <text:p>606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6210" calcext:value-type="float">
            <text:p>621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6291" calcext:value-type="float">
            <text:p>629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6303" calcext:value-type="float">
            <text:p>6303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6621" calcext:value-type="float">
            <text:p>662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6686" calcext:value-type="float">
            <text:p>668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7296" calcext:value-type="float">
            <text:p>7296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7340" calcext:value-type="float">
            <text:p>734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6605" calcext:value-type="float">
            <text:p>660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6539" calcext:value-type="float">
            <text:p>653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7251" calcext:value-type="float">
            <text:p>7251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6357" calcext:value-type="float">
            <text:p>635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6486" calcext:value-type="float">
            <text:p>648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6611" calcext:value-type="float">
            <text:p>6611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7131" calcext:value-type="float">
            <text:p>713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7021" calcext:value-type="float">
            <text:p>7021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7283" calcext:value-type="float">
            <text:p>728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6936" calcext:value-type="float">
            <text:p>693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6622" calcext:value-type="float">
            <text:p>662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6860" calcext:value-type="float">
            <text:p>686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6915" calcext:value-type="float">
            <text:p>6915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6508" calcext:value-type="float">
            <text:p>650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6634" calcext:value-type="float">
            <text:p>663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7015" calcext:value-type="float">
            <text:p>7015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6375" calcext:value-type="float">
            <text:p>637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7008" calcext:value-type="float">
            <text:p>700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7371" calcext:value-type="float">
            <text:p>737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7003" calcext:value-type="float">
            <text:p>700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7072" calcext:value-type="float">
            <text:p>707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7156" calcext:value-type="float">
            <text:p>715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7638" calcext:value-type="float">
            <text:p>7638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7274" calcext:value-type="float">
            <text:p>7274</text:p>
          </table:table-cell>
          <table:table-cell office:value-type="float" office:value="845" calcext:value-type="float">
            <text:p>845</text:p>
          </table:table-cell>
        </table:table-row>
      </table:table>
      <table:table table:name="bzip-nru-64" table:style-name="ta1">
        <table:shapes>
          <draw:frame draw:z-index="0" draw:style-name="gr1" draw:text-style-name="P1" svg:width="15.687in" svg:height="8.4209in" svg:x="3.5177in" svg:y="0.1783in">
            <draw:object draw:notify-on-update-of-ranges="'bzip-nru-64'.A10:'bzip-nru-64'.A501 'bzip-nru-64'.C10:'bzip-nru-64'.C501 'bzip-nru-64'.A10:'bzip-nru-64'.A501 'bzip-nru-64'.D10:'bzip-nru-64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1657" calcext:value-type="float">
            <text:p>4165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967" calcext:value-type="float">
            <text:p>1396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234" calcext:value-type="float">
            <text:p>923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4596" calcext:value-type="float">
            <text:p>459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847" calcext:value-type="float">
            <text:p>484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740" calcext:value-type="float">
            <text:p>374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398" calcext:value-type="float">
            <text:p>339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3217" calcext:value-type="float">
            <text:p>321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3120" calcext:value-type="float">
            <text:p>312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034" calcext:value-type="float">
            <text:p>303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006" calcext:value-type="float">
            <text:p>300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2942" calcext:value-type="float">
            <text:p>294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948" calcext:value-type="float">
            <text:p>294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2810" calcext:value-type="float">
            <text:p>281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2744" calcext:value-type="float">
            <text:p>274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2644" calcext:value-type="float">
            <text:p>264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2627" calcext:value-type="float">
            <text:p>262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662" calcext:value-type="float">
            <text:p>266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2651" calcext:value-type="float">
            <text:p>26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404" calcext:value-type="float">
            <text:p>240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493" calcext:value-type="float">
            <text:p>249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2490" calcext:value-type="float">
            <text:p>249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2338" calcext:value-type="float">
            <text:p>233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2515" calcext:value-type="float">
            <text:p>25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2483" calcext:value-type="float">
            <text:p>248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2287" calcext:value-type="float">
            <text:p>228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2454" calcext:value-type="float">
            <text:p>245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2317" calcext:value-type="float">
            <text:p>231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2270" calcext:value-type="float">
            <text:p>227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2362" calcext:value-type="float">
            <text:p>236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2116" calcext:value-type="float">
            <text:p>211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2220" calcext:value-type="float">
            <text:p>222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2312" calcext:value-type="float">
            <text:p>231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2327" calcext:value-type="float">
            <text:p>232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2358" calcext:value-type="float">
            <text:p>235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2143" calcext:value-type="float">
            <text:p>214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2119" calcext:value-type="float">
            <text:p>211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2206" calcext:value-type="float">
            <text:p>22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2143" calcext:value-type="float">
            <text:p>214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2138" calcext:value-type="float">
            <text:p>213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2272" calcext:value-type="float">
            <text:p>227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2054" calcext:value-type="float">
            <text:p>205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1989" calcext:value-type="float">
            <text:p>198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1991" calcext:value-type="float">
            <text:p>199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2096" calcext:value-type="float">
            <text:p>209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2139" calcext:value-type="float">
            <text:p>213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2131" calcext:value-type="float">
            <text:p>213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2021" calcext:value-type="float">
            <text:p>202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2043" calcext:value-type="float">
            <text:p>204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2132" calcext:value-type="float">
            <text:p>213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2139" calcext:value-type="float">
            <text:p>213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2063" calcext:value-type="float">
            <text:p>206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1996" calcext:value-type="float">
            <text:p>199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1917" calcext:value-type="float">
            <text:p>19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1939" calcext:value-type="float">
            <text:p>193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1965" calcext:value-type="float">
            <text:p>196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2038" calcext:value-type="float">
            <text:p>203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2091" calcext:value-type="float">
            <text:p>209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2114" calcext:value-type="float">
            <text:p>211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2052" calcext:value-type="float">
            <text:p>20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1951" calcext:value-type="float">
            <text:p>195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2079" calcext:value-type="float">
            <text:p>207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2024" calcext:value-type="float">
            <text:p>202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2052" calcext:value-type="float">
            <text:p>205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2074" calcext:value-type="float">
            <text:p>207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1966" calcext:value-type="float">
            <text:p>196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2034" calcext:value-type="float">
            <text:p>203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1960" calcext:value-type="float">
            <text:p>196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1858" calcext:value-type="float">
            <text:p>185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1835" calcext:value-type="float">
            <text:p>183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1923" calcext:value-type="float">
            <text:p>19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1930" calcext:value-type="float">
            <text:p>193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1970" calcext:value-type="float">
            <text:p>197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2064" calcext:value-type="float">
            <text:p>206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2031" calcext:value-type="float">
            <text:p>203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2115" calcext:value-type="float">
            <text:p>211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2050" calcext:value-type="float">
            <text:p>205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2104" calcext:value-type="float">
            <text:p>210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2095" calcext:value-type="float">
            <text:p>209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2205" calcext:value-type="float">
            <text:p>220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2141" calcext:value-type="float">
            <text:p>214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1939" calcext:value-type="float">
            <text:p>193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1843" calcext:value-type="float">
            <text:p>184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1854" calcext:value-type="float">
            <text:p>185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1879" calcext:value-type="float">
            <text:p>187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1922" calcext:value-type="float">
            <text:p>192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1984" calcext:value-type="float">
            <text:p>198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2082" calcext:value-type="float">
            <text:p>208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2065" calcext:value-type="float">
            <text:p>206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2076" calcext:value-type="float">
            <text:p>207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2085" calcext:value-type="float">
            <text:p>208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2106" calcext:value-type="float">
            <text:p>210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2164" calcext:value-type="float">
            <text:p>21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2172" calcext:value-type="float">
            <text:p>217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2216" calcext:value-type="float">
            <text:p>22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2176" calcext:value-type="float">
            <text:p>217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2204" calcext:value-type="float">
            <text:p>220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2174" calcext:value-type="float">
            <text:p>21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2128" calcext:value-type="float">
            <text:p>212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2181" calcext:value-type="float">
            <text:p>218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1848" calcext:value-type="float">
            <text:p>184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1845" calcext:value-type="float">
            <text:p>18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1882" calcext:value-type="float">
            <text:p>188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1840" calcext:value-type="float">
            <text:p>184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1904" calcext:value-type="float">
            <text:p>190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1900" calcext:value-type="float">
            <text:p>19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1902" calcext:value-type="float">
            <text:p>190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1929" calcext:value-type="float">
            <text:p>192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1985" calcext:value-type="float">
            <text:p>198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2069" calcext:value-type="float">
            <text:p>206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2051" calcext:value-type="float">
            <text:p>205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2037" calcext:value-type="float">
            <text:p>20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2063" calcext:value-type="float">
            <text:p>206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2019" calcext:value-type="float">
            <text:p>20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2144" calcext:value-type="float">
            <text:p>214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2125" calcext:value-type="float">
            <text:p>212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2139" calcext:value-type="float">
            <text:p>213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2159" calcext:value-type="float">
            <text:p>215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2127" calcext:value-type="float">
            <text:p>212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2092" calcext:value-type="float">
            <text:p>209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2131" calcext:value-type="float">
            <text:p>213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2195" calcext:value-type="float">
            <text:p>219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2167" calcext:value-type="float">
            <text:p>216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2203" calcext:value-type="float">
            <text:p>220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2190" calcext:value-type="float">
            <text:p>219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2267" calcext:value-type="float">
            <text:p>226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2261" calcext:value-type="float">
            <text:p>22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2247" calcext:value-type="float">
            <text:p>224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2216" calcext:value-type="float">
            <text:p>221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2242" calcext:value-type="float">
            <text:p>224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2261" calcext:value-type="float">
            <text:p>226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2256" calcext:value-type="float">
            <text:p>225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2308" calcext:value-type="float">
            <text:p>230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2262" calcext:value-type="float">
            <text:p>226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2264" calcext:value-type="float">
            <text:p>226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1784" calcext:value-type="float">
            <text:p>178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1755" calcext:value-type="float">
            <text:p>175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1712" calcext:value-type="float">
            <text:p>171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1822" calcext:value-type="float">
            <text:p>182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1767" calcext:value-type="float">
            <text:p>176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1771" calcext:value-type="float">
            <text:p>177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1790" calcext:value-type="float">
            <text:p>179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1822" calcext:value-type="float">
            <text:p>182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1742" calcext:value-type="float">
            <text:p>17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1770" calcext:value-type="float">
            <text:p>177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1800" calcext:value-type="float">
            <text:p>18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1794" calcext:value-type="float">
            <text:p>179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1858" calcext:value-type="float">
            <text:p>185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1829" calcext:value-type="float">
            <text:p>182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1828" calcext:value-type="float">
            <text:p>182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1847" calcext:value-type="float">
            <text:p>184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825" calcext:value-type="float">
            <text:p>182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1856" calcext:value-type="float">
            <text:p>185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1926" calcext:value-type="float">
            <text:p>192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1887" calcext:value-type="float">
            <text:p>188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1846" calcext:value-type="float">
            <text:p>184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1879" calcext:value-type="float">
            <text:p>187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1918" calcext:value-type="float">
            <text:p>191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1966" calcext:value-type="float">
            <text:p>196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1937" calcext:value-type="float">
            <text:p>193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1949" calcext:value-type="float">
            <text:p>194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1958" calcext:value-type="float">
            <text:p>195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1924" calcext:value-type="float">
            <text:p>192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2079" calcext:value-type="float">
            <text:p>2079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1993" calcext:value-type="float">
            <text:p>199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980" calcext:value-type="float">
            <text:p>198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1944" calcext:value-type="float">
            <text:p>194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2027" calcext:value-type="float">
            <text:p>202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1990" calcext:value-type="float">
            <text:p>199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1986" calcext:value-type="float">
            <text:p>198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2034" calcext:value-type="float">
            <text:p>203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2054" calcext:value-type="float">
            <text:p>205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2009" calcext:value-type="float">
            <text:p>200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2344" calcext:value-type="float">
            <text:p>234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2428" calcext:value-type="float">
            <text:p>242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2405" calcext:value-type="float">
            <text:p>240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2389" calcext:value-type="float">
            <text:p>2389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2403" calcext:value-type="float">
            <text:p>240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2435" calcext:value-type="float">
            <text:p>243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2416" calcext:value-type="float">
            <text:p>241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2401" calcext:value-type="float">
            <text:p>240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2532" calcext:value-type="float">
            <text:p>25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2461" calcext:value-type="float">
            <text:p>246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2484" calcext:value-type="float">
            <text:p>248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2558" calcext:value-type="float">
            <text:p>255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2523" calcext:value-type="float">
            <text:p>252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2620" calcext:value-type="float">
            <text:p>262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2533" calcext:value-type="float">
            <text:p>253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2566" calcext:value-type="float">
            <text:p>256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2626" calcext:value-type="float">
            <text:p>262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2496" calcext:value-type="float">
            <text:p>249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2507" calcext:value-type="float">
            <text:p>250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2527" calcext:value-type="float">
            <text:p>252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2568" calcext:value-type="float">
            <text:p>256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2518" calcext:value-type="float">
            <text:p>251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2553" calcext:value-type="float">
            <text:p>255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2553" calcext:value-type="float">
            <text:p>255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2717" calcext:value-type="float">
            <text:p>271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2602" calcext:value-type="float">
            <text:p>260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2748" calcext:value-type="float">
            <text:p>274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2768" calcext:value-type="float">
            <text:p>276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2742" calcext:value-type="float">
            <text:p>274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2701" calcext:value-type="float">
            <text:p>270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2788" calcext:value-type="float">
            <text:p>278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1871" calcext:value-type="float">
            <text:p>18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2021" calcext:value-type="float">
            <text:p>202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1969" calcext:value-type="float">
            <text:p>196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1985" calcext:value-type="float">
            <text:p>198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1911" calcext:value-type="float">
            <text:p>191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1985" calcext:value-type="float">
            <text:p>198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1935" calcext:value-type="float">
            <text:p>19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1960" calcext:value-type="float">
            <text:p>196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1897" calcext:value-type="float">
            <text:p>189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2024" calcext:value-type="float">
            <text:p>202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1906" calcext:value-type="float">
            <text:p>190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1979" calcext:value-type="float">
            <text:p>197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2064" calcext:value-type="float">
            <text:p>206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1980" calcext:value-type="float">
            <text:p>198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2068" calcext:value-type="float">
            <text:p>20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1965" calcext:value-type="float">
            <text:p>196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2147" calcext:value-type="float">
            <text:p>214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1977" calcext:value-type="float">
            <text:p>197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1952" calcext:value-type="float">
            <text:p>195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2042" calcext:value-type="float">
            <text:p>204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2034" calcext:value-type="float">
            <text:p>203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2004" calcext:value-type="float">
            <text:p>200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1987" calcext:value-type="float">
            <text:p>198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2110" calcext:value-type="float">
            <text:p>211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2114" calcext:value-type="float">
            <text:p>211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1973" calcext:value-type="float">
            <text:p>197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2065" calcext:value-type="float">
            <text:p>206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2129" calcext:value-type="float">
            <text:p>212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2013" calcext:value-type="float">
            <text:p>201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2054" calcext:value-type="float">
            <text:p>205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2009" calcext:value-type="float">
            <text:p>200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2183" calcext:value-type="float">
            <text:p>21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2074" calcext:value-type="float">
            <text:p>207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1980" calcext:value-type="float">
            <text:p>198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2086" calcext:value-type="float">
            <text:p>208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2118" calcext:value-type="float">
            <text:p>21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2089" calcext:value-type="float">
            <text:p>208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2054" calcext:value-type="float">
            <text:p>205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2074" calcext:value-type="float">
            <text:p>207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2169" calcext:value-type="float">
            <text:p>216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1981" calcext:value-type="float">
            <text:p>198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2087" calcext:value-type="float">
            <text:p>20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2148" calcext:value-type="float">
            <text:p>214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2231" calcext:value-type="float">
            <text:p>223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2288" calcext:value-type="float">
            <text:p>22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2230" calcext:value-type="float">
            <text:p>223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2177" calcext:value-type="float">
            <text:p>21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2343" calcext:value-type="float">
            <text:p>234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2372" calcext:value-type="float">
            <text:p>237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2224" calcext:value-type="float">
            <text:p>222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2259" calcext:value-type="float">
            <text:p>225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2275" calcext:value-type="float">
            <text:p>227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2326" calcext:value-type="float">
            <text:p>232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2315" calcext:value-type="float">
            <text:p>231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2253" calcext:value-type="float">
            <text:p>225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2215" calcext:value-type="float">
            <text:p>22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2189" calcext:value-type="float">
            <text:p>218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2339" calcext:value-type="float">
            <text:p>233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2275" calcext:value-type="float">
            <text:p>227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2165" calcext:value-type="float">
            <text:p>216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2280" calcext:value-type="float">
            <text:p>228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2226" calcext:value-type="float">
            <text:p>222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2300" calcext:value-type="float">
            <text:p>230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2325" calcext:value-type="float">
            <text:p>232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2251" calcext:value-type="float">
            <text:p>225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2180" calcext:value-type="float">
            <text:p>218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2121" calcext:value-type="float">
            <text:p>212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2251" calcext:value-type="float">
            <text:p>225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2271" calcext:value-type="float">
            <text:p>227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2191" calcext:value-type="float">
            <text:p>219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2182" calcext:value-type="float">
            <text:p>218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2166" calcext:value-type="float">
            <text:p>21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2214" calcext:value-type="float">
            <text:p>221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2272" calcext:value-type="float">
            <text:p>227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2252" calcext:value-type="float">
            <text:p>225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2191" calcext:value-type="float">
            <text:p>219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2118" calcext:value-type="float">
            <text:p>211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2281" calcext:value-type="float">
            <text:p>2281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2352" calcext:value-type="float">
            <text:p>235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2291" calcext:value-type="float">
            <text:p>229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2257" calcext:value-type="float">
            <text:p>225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2268" calcext:value-type="float">
            <text:p>226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2252" calcext:value-type="float">
            <text:p>225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2237" calcext:value-type="float">
            <text:p>223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2309" calcext:value-type="float">
            <text:p>230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2330" calcext:value-type="float">
            <text:p>233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2202" calcext:value-type="float">
            <text:p>22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2173" calcext:value-type="float">
            <text:p>217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2299" calcext:value-type="float">
            <text:p>229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2411" calcext:value-type="float">
            <text:p>241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2385" calcext:value-type="float">
            <text:p>238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2395" calcext:value-type="float">
            <text:p>239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2423" calcext:value-type="float">
            <text:p>242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2427" calcext:value-type="float">
            <text:p>242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2342" calcext:value-type="float">
            <text:p>234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2424" calcext:value-type="float">
            <text:p>242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2554" calcext:value-type="float">
            <text:p>255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2544" calcext:value-type="float">
            <text:p>254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2504" calcext:value-type="float">
            <text:p>250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2469" calcext:value-type="float">
            <text:p>24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2483" calcext:value-type="float">
            <text:p>248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2494" calcext:value-type="float">
            <text:p>249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2542" calcext:value-type="float">
            <text:p>254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2496" calcext:value-type="float">
            <text:p>249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2504" calcext:value-type="float">
            <text:p>250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2531" calcext:value-type="float">
            <text:p>253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2522" calcext:value-type="float">
            <text:p>252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2404" calcext:value-type="float">
            <text:p>240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2395" calcext:value-type="float">
            <text:p>239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2514" calcext:value-type="float">
            <text:p>2514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2532" calcext:value-type="float">
            <text:p>253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2638" calcext:value-type="float">
            <text:p>263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2528" calcext:value-type="float">
            <text:p>25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2502" calcext:value-type="float">
            <text:p>25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2490" calcext:value-type="float">
            <text:p>249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2505" calcext:value-type="float">
            <text:p>250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2625" calcext:value-type="float">
            <text:p>262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2589" calcext:value-type="float">
            <text:p>258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2593" calcext:value-type="float">
            <text:p>259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2680" calcext:value-type="float">
            <text:p>268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2618" calcext:value-type="float">
            <text:p>261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2630" calcext:value-type="float">
            <text:p>263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2523" calcext:value-type="float">
            <text:p>252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2490" calcext:value-type="float">
            <text:p>249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2605" calcext:value-type="float">
            <text:p>260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2606" calcext:value-type="float">
            <text:p>260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2701" calcext:value-type="float">
            <text:p>270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2680" calcext:value-type="float">
            <text:p>268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2543" calcext:value-type="float">
            <text:p>254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2552" calcext:value-type="float">
            <text:p>25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2542" calcext:value-type="float">
            <text:p>254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2544" calcext:value-type="float">
            <text:p>254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2624" calcext:value-type="float">
            <text:p>262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2552" calcext:value-type="float">
            <text:p>255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2546" calcext:value-type="float">
            <text:p>254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2673" calcext:value-type="float">
            <text:p>267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2601" calcext:value-type="float">
            <text:p>260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2608" calcext:value-type="float">
            <text:p>260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2473" calcext:value-type="float">
            <text:p>247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2478" calcext:value-type="float">
            <text:p>247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2603" calcext:value-type="float">
            <text:p>260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2642" calcext:value-type="float">
            <text:p>264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2610" calcext:value-type="float">
            <text:p>261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2616" calcext:value-type="float">
            <text:p>261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2568" calcext:value-type="float">
            <text:p>256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2544" calcext:value-type="float">
            <text:p>254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2616" calcext:value-type="float">
            <text:p>261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2484" calcext:value-type="float">
            <text:p>248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2541" calcext:value-type="float">
            <text:p>254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2589" calcext:value-type="float">
            <text:p>258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3564" calcext:value-type="float">
            <text:p>35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3602" calcext:value-type="float">
            <text:p>360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3652" calcext:value-type="float">
            <text:p>365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3707" calcext:value-type="float">
            <text:p>370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3631" calcext:value-type="float">
            <text:p>363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3638" calcext:value-type="float">
            <text:p>363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3555" calcext:value-type="float">
            <text:p>355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3615" calcext:value-type="float">
            <text:p>361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3737" calcext:value-type="float">
            <text:p>373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3811" calcext:value-type="float">
            <text:p>381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3783" calcext:value-type="float">
            <text:p>378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3781" calcext:value-type="float">
            <text:p>378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3721" calcext:value-type="float">
            <text:p>372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3716" calcext:value-type="float">
            <text:p>37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3788" calcext:value-type="float">
            <text:p>378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3742" calcext:value-type="float">
            <text:p>374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3776" calcext:value-type="float">
            <text:p>377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3842" calcext:value-type="float">
            <text:p>384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3842" calcext:value-type="float">
            <text:p>384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3869" calcext:value-type="float">
            <text:p>386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3905" calcext:value-type="float">
            <text:p>390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3955" calcext:value-type="float">
            <text:p>395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3925" calcext:value-type="float">
            <text:p>392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3987" calcext:value-type="float">
            <text:p>398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3978" calcext:value-type="float">
            <text:p>397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3965" calcext:value-type="float">
            <text:p>3965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3857" calcext:value-type="float">
            <text:p>385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3876" calcext:value-type="float">
            <text:p>387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3972" calcext:value-type="float">
            <text:p>397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4048" calcext:value-type="float">
            <text:p>4048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3949" calcext:value-type="float">
            <text:p>394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3993" calcext:value-type="float">
            <text:p>399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3966" calcext:value-type="float">
            <text:p>396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3884" calcext:value-type="float">
            <text:p>388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3920" calcext:value-type="float">
            <text:p>392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3896" calcext:value-type="float">
            <text:p>389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3897" calcext:value-type="float">
            <text:p>389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3919" calcext:value-type="float">
            <text:p>391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4045" calcext:value-type="float">
            <text:p>404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4133" calcext:value-type="float">
            <text:p>413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4076" calcext:value-type="float">
            <text:p>407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4050" calcext:value-type="float">
            <text:p>405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4077" calcext:value-type="float">
            <text:p>407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3990" calcext:value-type="float">
            <text:p>399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3989" calcext:value-type="float">
            <text:p>398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3990" calcext:value-type="float">
            <text:p>399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4020" calcext:value-type="float">
            <text:p>402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3978" calcext:value-type="float">
            <text:p>397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3971" calcext:value-type="float">
            <text:p>397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4101" calcext:value-type="float">
            <text:p>4101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4154" calcext:value-type="float">
            <text:p>415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4220" calcext:value-type="float">
            <text:p>422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4158" calcext:value-type="float">
            <text:p>415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4351" calcext:value-type="float">
            <text:p>435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4300" calcext:value-type="float">
            <text:p>43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4257" calcext:value-type="float">
            <text:p>425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4184" calcext:value-type="float">
            <text:p>418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4215" calcext:value-type="float">
            <text:p>421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4220" calcext:value-type="float">
            <text:p>42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4199" calcext:value-type="float">
            <text:p>4199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2693" calcext:value-type="float">
            <text:p>269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4245" calcext:value-type="float">
            <text:p>424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2532" calcext:value-type="float">
            <text:p>253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2536" calcext:value-type="float">
            <text:p>253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2391" calcext:value-type="float">
            <text:p>239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2458" calcext:value-type="float">
            <text:p>24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2391" calcext:value-type="float">
            <text:p>239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2420" calcext:value-type="float">
            <text:p>24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2444" calcext:value-type="float">
            <text:p>244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2464" calcext:value-type="float">
            <text:p>246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2319" calcext:value-type="float">
            <text:p>231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2346" calcext:value-type="float">
            <text:p>234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2248" calcext:value-type="float">
            <text:p>224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2223" calcext:value-type="float">
            <text:p>222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2317" calcext:value-type="float">
            <text:p>231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2325" calcext:value-type="float">
            <text:p>23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2318" calcext:value-type="float">
            <text:p>23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2169" calcext:value-type="float">
            <text:p>216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2214" calcext:value-type="float">
            <text:p>221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2130" calcext:value-type="float">
            <text:p>213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2112" calcext:value-type="float">
            <text:p>211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2094" calcext:value-type="float">
            <text:p>209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2127" calcext:value-type="float">
            <text:p>212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2102" calcext:value-type="float">
            <text:p>21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2188" calcext:value-type="float">
            <text:p>218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2158" calcext:value-type="float">
            <text:p>215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2281" calcext:value-type="float">
            <text:p>228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2245" calcext:value-type="float">
            <text:p>224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2208" calcext:value-type="float">
            <text:p>220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2100" calcext:value-type="float">
            <text:p>21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2158" calcext:value-type="float">
            <text:p>215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2151" calcext:value-type="float">
            <text:p>215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2185" calcext:value-type="float">
            <text:p>218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2273" calcext:value-type="float">
            <text:p>227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2332" calcext:value-type="float">
            <text:p>233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2210" calcext:value-type="float">
            <text:p>22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2204" calcext:value-type="float">
            <text:p>220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2192" calcext:value-type="float">
            <text:p>219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2215" calcext:value-type="float">
            <text:p>221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2161" calcext:value-type="float">
            <text:p>216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2236" calcext:value-type="float">
            <text:p>223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2264" calcext:value-type="float">
            <text:p>226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2179" calcext:value-type="float">
            <text:p>217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2172" calcext:value-type="float">
            <text:p>217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2097" calcext:value-type="float">
            <text:p>209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2078" calcext:value-type="float">
            <text:p>207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2051" calcext:value-type="float">
            <text:p>20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2163" calcext:value-type="float">
            <text:p>216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2185" calcext:value-type="float">
            <text:p>218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2107" calcext:value-type="float">
            <text:p>210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2140" calcext:value-type="float">
            <text:p>214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2179" calcext:value-type="float">
            <text:p>2179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2251" calcext:value-type="float">
            <text:p>225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2304" calcext:value-type="float">
            <text:p>230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2365" calcext:value-type="float">
            <text:p>236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2308" calcext:value-type="float">
            <text:p>230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2256" calcext:value-type="float">
            <text:p>225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2218" calcext:value-type="float">
            <text:p>22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2184" calcext:value-type="float">
            <text:p>218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2147" calcext:value-type="float">
            <text:p>21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2128" calcext:value-type="float">
            <text:p>212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2181" calcext:value-type="float">
            <text:p>218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2258" calcext:value-type="float">
            <text:p>225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2357" calcext:value-type="float">
            <text:p>235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2393" calcext:value-type="float">
            <text:p>239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2292" calcext:value-type="float">
            <text:p>229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2276" calcext:value-type="float">
            <text:p>227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2318" calcext:value-type="float">
            <text:p>231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2404" calcext:value-type="float">
            <text:p>2404</text:p>
          </table:table-cell>
          <table:table-cell office:value-type="float" office:value="446" calcext:value-type="float">
            <text:p>446</text:p>
          </table:table-cell>
        </table:table-row>
      </table:table>
      <table:table table:name="bzip-nru-128" table:style-name="ta1">
        <table:shapes>
          <draw:frame draw:z-index="0" draw:style-name="gr1" draw:text-style-name="P1" svg:width="15.687in" svg:height="8.4209in" svg:x="3.5177in" svg:y="0.1783in">
            <draw:object draw:notify-on-update-of-ranges="'bzip-nru-128'.A10:'bzip-nru-128'.A501 'bzip-nru-128'.C10:'bzip-nru-128'.C501 'bzip-nru-128'.A10:'bzip-nru-128'.A501 'bzip-nru-128'.D10:'bzip-nru-128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8792" calcext:value-type="float">
            <text:p>287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8939" calcext:value-type="float">
            <text:p>89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5503" calcext:value-type="float">
            <text:p>550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578" calcext:value-type="float">
            <text:p>25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2464" calcext:value-type="float">
            <text:p>24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2343" calcext:value-type="float">
            <text:p>23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313" calcext:value-type="float">
            <text:p>231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272" calcext:value-type="float">
            <text:p>2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097" calcext:value-type="float">
            <text:p>20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119" calcext:value-type="float">
            <text:p>2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2107" calcext:value-type="float">
            <text:p>21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2032" calcext:value-type="float">
            <text:p>20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995" calcext:value-type="float">
            <text:p>199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922" calcext:value-type="float">
            <text:p>19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910" calcext:value-type="float">
            <text:p>19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867" calcext:value-type="float">
            <text:p>18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857" calcext:value-type="float">
            <text:p>18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1814" calcext:value-type="float">
            <text:p>1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1778" calcext:value-type="float">
            <text:p>1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785" calcext:value-type="float">
            <text:p>17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1733" calcext:value-type="float">
            <text:p>17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1753" calcext:value-type="float">
            <text:p>175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1714" calcext:value-type="float">
            <text:p>17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714" calcext:value-type="float">
            <text:p>17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739" calcext:value-type="float">
            <text:p>17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1691" calcext:value-type="float">
            <text:p>16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1697" calcext:value-type="float">
            <text:p>16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1663" calcext:value-type="float">
            <text:p>16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1653" calcext:value-type="float">
            <text:p>16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668" calcext:value-type="float">
            <text:p>166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1633" calcext:value-type="float">
            <text:p>16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1646" calcext:value-type="float">
            <text:p>16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1667" calcext:value-type="float">
            <text:p>16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1606" calcext:value-type="float">
            <text:p>16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1590" calcext:value-type="float">
            <text:p>15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1611" calcext:value-type="float">
            <text:p>16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1572" calcext:value-type="float">
            <text:p>15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1568" calcext:value-type="float">
            <text:p>15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1575" calcext:value-type="float">
            <text:p>15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1554" calcext:value-type="float">
            <text:p>15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1594" calcext:value-type="float">
            <text:p>15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1581" calcext:value-type="float">
            <text:p>15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1545" calcext:value-type="float">
            <text:p>15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1502" calcext:value-type="float">
            <text:p>15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1563" calcext:value-type="float">
            <text:p>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1515" calcext:value-type="float">
            <text:p>1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1520" calcext:value-type="float">
            <text:p>15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1494" calcext:value-type="float">
            <text:p>14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1491" calcext:value-type="float">
            <text:p>14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1503" calcext:value-type="float">
            <text:p>15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1511" calcext:value-type="float">
            <text:p>15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1547" calcext:value-type="float">
            <text:p>154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1477" calcext:value-type="float">
            <text:p>14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1491" calcext:value-type="float">
            <text:p>1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1484" calcext:value-type="float">
            <text:p>14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1482" calcext:value-type="float">
            <text:p>14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1480" calcext:value-type="float">
            <text:p>14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1433" calcext:value-type="float">
            <text:p>143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1450" calcext:value-type="float">
            <text:p>1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1458" calcext:value-type="float">
            <text:p>14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1457" calcext:value-type="float">
            <text:p>145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1434" calcext:value-type="float">
            <text:p>14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1431" calcext:value-type="float">
            <text:p>14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1480" calcext:value-type="float">
            <text:p>14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1395" calcext:value-type="float">
            <text:p>13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1417" calcext:value-type="float">
            <text:p>14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1439" calcext:value-type="float">
            <text:p>14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1444" calcext:value-type="float">
            <text:p>14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1384" calcext:value-type="float">
            <text:p>138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1392" calcext:value-type="float">
            <text:p>13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1411" calcext:value-type="float">
            <text:p>14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1387" calcext:value-type="float">
            <text:p>138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1395" calcext:value-type="float">
            <text:p>13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1390" calcext:value-type="float">
            <text:p>13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1397" calcext:value-type="float">
            <text:p>139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1364" calcext:value-type="float">
            <text:p>13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1375" calcext:value-type="float">
            <text:p>13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1416" calcext:value-type="float">
            <text:p>14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1361" calcext:value-type="float">
            <text:p>13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1387" calcext:value-type="float">
            <text:p>13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1411" calcext:value-type="float">
            <text:p>14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1401" calcext:value-type="float">
            <text:p>14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1375" calcext:value-type="float">
            <text:p>137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1357" calcext:value-type="float">
            <text:p>135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1340" calcext:value-type="float">
            <text:p>13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1339" calcext:value-type="float">
            <text:p>133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1339" calcext:value-type="float">
            <text:p>133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1337" calcext:value-type="float">
            <text:p>133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1338" calcext:value-type="float">
            <text:p>13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1303" calcext:value-type="float">
            <text:p>13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1293" calcext:value-type="float">
            <text:p>12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1324" calcext:value-type="float">
            <text:p>13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1351" calcext:value-type="float">
            <text:p>135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1331" calcext:value-type="float">
            <text:p>133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1328" calcext:value-type="float">
            <text:p>13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1279" calcext:value-type="float">
            <text:p>12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1286" calcext:value-type="float">
            <text:p>12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1294" calcext:value-type="float">
            <text:p>12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1302" calcext:value-type="float">
            <text:p>13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301" calcext:value-type="float">
            <text:p>130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1291" calcext:value-type="float">
            <text:p>12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1286" calcext:value-type="float">
            <text:p>12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1266" calcext:value-type="float">
            <text:p>12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1264" calcext:value-type="float">
            <text:p>12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1264" calcext:value-type="float">
            <text:p>12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1265" calcext:value-type="float">
            <text:p>12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1259" calcext:value-type="float">
            <text:p>125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1269" calcext:value-type="float">
            <text:p>12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1267" calcext:value-type="float">
            <text:p>126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1247" calcext:value-type="float">
            <text:p>124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1269" calcext:value-type="float">
            <text:p>12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1268" calcext:value-type="float">
            <text:p>12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1292" calcext:value-type="float">
            <text:p>129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1249" calcext:value-type="float">
            <text:p>1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1294" calcext:value-type="float">
            <text:p>129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1292" calcext:value-type="float">
            <text:p>12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1292" calcext:value-type="float">
            <text:p>129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1331" calcext:value-type="float">
            <text:p>13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1356" calcext:value-type="float">
            <text:p>13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1290" calcext:value-type="float">
            <text:p>12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1359" calcext:value-type="float">
            <text:p>135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1316" calcext:value-type="float">
            <text:p>131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1348" calcext:value-type="float">
            <text:p>13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1299" calcext:value-type="float">
            <text:p>129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1304" calcext:value-type="float">
            <text:p>130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1267" calcext:value-type="float">
            <text:p>126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1285" calcext:value-type="float">
            <text:p>128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1262" calcext:value-type="float">
            <text:p>12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1253" calcext:value-type="float">
            <text:p>125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1266" calcext:value-type="float">
            <text:p>12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1269" calcext:value-type="float">
            <text:p>12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1279" calcext:value-type="float">
            <text:p>127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1283" calcext:value-type="float">
            <text:p>12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1289" calcext:value-type="float">
            <text:p>128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1229" calcext:value-type="float">
            <text:p>12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1250" calcext:value-type="float">
            <text:p>12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1271" calcext:value-type="float">
            <text:p>12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1254" calcext:value-type="float">
            <text:p>125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1248" calcext:value-type="float">
            <text:p>12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1227" calcext:value-type="float">
            <text:p>122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1213" calcext:value-type="float">
            <text:p>12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1232" calcext:value-type="float">
            <text:p>12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1242" calcext:value-type="float">
            <text:p>12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1248" calcext:value-type="float">
            <text:p>124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1210" calcext:value-type="float">
            <text:p>12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1229" calcext:value-type="float">
            <text:p>122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1165" calcext:value-type="float">
            <text:p>11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1224" calcext:value-type="float">
            <text:p>12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1197" calcext:value-type="float">
            <text:p>119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1157" calcext:value-type="float">
            <text:p>11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1175" calcext:value-type="float">
            <text:p>117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1209" calcext:value-type="float">
            <text:p>12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1205" calcext:value-type="float">
            <text:p>12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1212" calcext:value-type="float">
            <text:p>12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1202" calcext:value-type="float">
            <text:p>120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1222" calcext:value-type="float">
            <text:p>12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1245" calcext:value-type="float">
            <text:p>12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1185" calcext:value-type="float">
            <text:p>11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1208" calcext:value-type="float">
            <text:p>120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1202" calcext:value-type="float">
            <text:p>12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1211" calcext:value-type="float">
            <text:p>12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1213" calcext:value-type="float">
            <text:p>12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1232" calcext:value-type="float">
            <text:p>123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1169" calcext:value-type="float">
            <text:p>116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1165" calcext:value-type="float">
            <text:p>11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1209" calcext:value-type="float">
            <text:p>120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1142" calcext:value-type="float">
            <text:p>114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1153" calcext:value-type="float">
            <text:p>115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1193" calcext:value-type="float">
            <text:p>11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1217" calcext:value-type="float">
            <text:p>12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1252" calcext:value-type="float">
            <text:p>12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1206" calcext:value-type="float">
            <text:p>12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1186" calcext:value-type="float">
            <text:p>11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1221" calcext:value-type="float">
            <text:p>12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1214" calcext:value-type="float">
            <text:p>121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1248" calcext:value-type="float">
            <text:p>12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1231" calcext:value-type="float">
            <text:p>12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1240" calcext:value-type="float">
            <text:p>12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1206" calcext:value-type="float">
            <text:p>12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1210" calcext:value-type="float">
            <text:p>12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1193" calcext:value-type="float">
            <text:p>11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1138" calcext:value-type="float">
            <text:p>11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1165" calcext:value-type="float">
            <text:p>11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1234" calcext:value-type="float">
            <text:p>12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1251" calcext:value-type="float">
            <text:p>12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1215" calcext:value-type="float">
            <text:p>12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1194" calcext:value-type="float">
            <text:p>119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1247" calcext:value-type="float">
            <text:p>12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1252" calcext:value-type="float">
            <text:p>125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1227" calcext:value-type="float">
            <text:p>12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1226" calcext:value-type="float">
            <text:p>12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1210" calcext:value-type="float">
            <text:p>12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1212" calcext:value-type="float">
            <text:p>12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1222" calcext:value-type="float">
            <text:p>122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1192" calcext:value-type="float">
            <text:p>11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1250" calcext:value-type="float">
            <text:p>12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1257" calcext:value-type="float">
            <text:p>125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1273" calcext:value-type="float">
            <text:p>127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1269" calcext:value-type="float">
            <text:p>126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1297" calcext:value-type="float">
            <text:p>12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1236" calcext:value-type="float">
            <text:p>123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1246" calcext:value-type="float">
            <text:p>12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1264" calcext:value-type="float">
            <text:p>12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1236" calcext:value-type="float">
            <text:p>12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1235" calcext:value-type="float">
            <text:p>12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1225" calcext:value-type="float">
            <text:p>12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1217" calcext:value-type="float">
            <text:p>121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1221" calcext:value-type="float">
            <text:p>12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1233" calcext:value-type="float">
            <text:p>12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1229" calcext:value-type="float">
            <text:p>12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1225" calcext:value-type="float">
            <text:p>12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1248" calcext:value-type="float">
            <text:p>12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1240" calcext:value-type="float">
            <text:p>12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1245" calcext:value-type="float">
            <text:p>124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1272" calcext:value-type="float">
            <text:p>127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1231" calcext:value-type="float">
            <text:p>12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1266" calcext:value-type="float">
            <text:p>12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1276" calcext:value-type="float">
            <text:p>127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1295" calcext:value-type="float">
            <text:p>12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1278" calcext:value-type="float">
            <text:p>12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1281" calcext:value-type="float">
            <text:p>128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1295" calcext:value-type="float">
            <text:p>129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1292" calcext:value-type="float">
            <text:p>129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1273" calcext:value-type="float">
            <text:p>127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1279" calcext:value-type="float">
            <text:p>12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1256" calcext:value-type="float">
            <text:p>125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1269" calcext:value-type="float">
            <text:p>12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1271" calcext:value-type="float">
            <text:p>12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1273" calcext:value-type="float">
            <text:p>12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1294" calcext:value-type="float">
            <text:p>129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1309" calcext:value-type="float">
            <text:p>13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1313" calcext:value-type="float">
            <text:p>131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1293" calcext:value-type="float">
            <text:p>12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1308" calcext:value-type="float">
            <text:p>13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1267" calcext:value-type="float">
            <text:p>12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1266" calcext:value-type="float">
            <text:p>126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1267" calcext:value-type="float">
            <text:p>126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1265" calcext:value-type="float">
            <text:p>126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1265" calcext:value-type="float">
            <text:p>12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1294" calcext:value-type="float">
            <text:p>129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1296" calcext:value-type="float">
            <text:p>129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1322" calcext:value-type="float">
            <text:p>132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1314" calcext:value-type="float">
            <text:p>13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1311" calcext:value-type="float">
            <text:p>131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1306" calcext:value-type="float">
            <text:p>13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1305" calcext:value-type="float">
            <text:p>13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1303" calcext:value-type="float">
            <text:p>130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1294" calcext:value-type="float">
            <text:p>129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1296" calcext:value-type="float">
            <text:p>12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1307" calcext:value-type="float">
            <text:p>13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1298" calcext:value-type="float">
            <text:p>12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1239" calcext:value-type="float">
            <text:p>123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1262" calcext:value-type="float">
            <text:p>12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1271" calcext:value-type="float">
            <text:p>12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1286" calcext:value-type="float">
            <text:p>12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1270" calcext:value-type="float">
            <text:p>12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1263" calcext:value-type="float">
            <text:p>126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1277" calcext:value-type="float">
            <text:p>127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1270" calcext:value-type="float">
            <text:p>12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1312" calcext:value-type="float">
            <text:p>13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1306" calcext:value-type="float">
            <text:p>13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1279" calcext:value-type="float">
            <text:p>127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1240" calcext:value-type="float">
            <text:p>12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1250" calcext:value-type="float">
            <text:p>12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1251" calcext:value-type="float">
            <text:p>125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1266" calcext:value-type="float">
            <text:p>126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1278" calcext:value-type="float">
            <text:p>12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1259" calcext:value-type="float">
            <text:p>12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1256" calcext:value-type="float">
            <text:p>1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1290" calcext:value-type="float">
            <text:p>129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1268" calcext:value-type="float">
            <text:p>126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1268" calcext:value-type="float">
            <text:p>126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1277" calcext:value-type="float">
            <text:p>12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1285" calcext:value-type="float">
            <text:p>128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1257" calcext:value-type="float">
            <text:p>12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1285" calcext:value-type="float">
            <text:p>12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1285" calcext:value-type="float">
            <text:p>128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1250" calcext:value-type="float">
            <text:p>12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1256" calcext:value-type="float">
            <text:p>12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1261" calcext:value-type="float">
            <text:p>12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1251" calcext:value-type="float">
            <text:p>125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1247" calcext:value-type="float">
            <text:p>12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1251" calcext:value-type="float">
            <text:p>125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1245" calcext:value-type="float">
            <text:p>124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1233" calcext:value-type="float">
            <text:p>12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1272" calcext:value-type="float">
            <text:p>127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1238" calcext:value-type="float">
            <text:p>12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1224" calcext:value-type="float">
            <text:p>12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1246" calcext:value-type="float">
            <text:p>124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1264" calcext:value-type="float">
            <text:p>12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1241" calcext:value-type="float">
            <text:p>124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1227" calcext:value-type="float">
            <text:p>122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1271" calcext:value-type="float">
            <text:p>12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1274" calcext:value-type="float">
            <text:p>127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1210" calcext:value-type="float">
            <text:p>12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1222" calcext:value-type="float">
            <text:p>12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1255" calcext:value-type="float">
            <text:p>12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1210" calcext:value-type="float">
            <text:p>12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1165" calcext:value-type="float">
            <text:p>11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1195" calcext:value-type="float">
            <text:p>11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1217" calcext:value-type="float">
            <text:p>12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1214" calcext:value-type="float">
            <text:p>12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1254" calcext:value-type="float">
            <text:p>125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1231" calcext:value-type="float">
            <text:p>12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1215" calcext:value-type="float">
            <text:p>12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1229" calcext:value-type="float">
            <text:p>12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1215" calcext:value-type="float">
            <text:p>12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1219" calcext:value-type="float">
            <text:p>12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1260" calcext:value-type="float">
            <text:p>12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1221" calcext:value-type="float">
            <text:p>12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1209" calcext:value-type="float">
            <text:p>12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1222" calcext:value-type="float">
            <text:p>12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1254" calcext:value-type="float">
            <text:p>12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1205" calcext:value-type="float">
            <text:p>12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1224" calcext:value-type="float">
            <text:p>122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1225" calcext:value-type="float">
            <text:p>12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1223" calcext:value-type="float">
            <text:p>12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1241" calcext:value-type="float">
            <text:p>124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1235" calcext:value-type="float">
            <text:p>123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1228" calcext:value-type="float">
            <text:p>122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1198" calcext:value-type="float">
            <text:p>11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1204" calcext:value-type="float">
            <text:p>12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1201" calcext:value-type="float">
            <text:p>12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1207" calcext:value-type="float">
            <text:p>12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1176" calcext:value-type="float">
            <text:p>117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1187" calcext:value-type="float">
            <text:p>118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1187" calcext:value-type="float">
            <text:p>11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1214" calcext:value-type="float">
            <text:p>12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1215" calcext:value-type="float">
            <text:p>12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1187" calcext:value-type="float">
            <text:p>11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1182" calcext:value-type="float">
            <text:p>11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1198" calcext:value-type="float">
            <text:p>119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1173" calcext:value-type="float">
            <text:p>117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1181" calcext:value-type="float">
            <text:p>11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1190" calcext:value-type="float">
            <text:p>11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1169" calcext:value-type="float">
            <text:p>11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1186" calcext:value-type="float">
            <text:p>118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1156" calcext:value-type="float">
            <text:p>11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1178" calcext:value-type="float">
            <text:p>11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1177" calcext:value-type="float">
            <text:p>11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1152" calcext:value-type="float">
            <text:p>115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1140" calcext:value-type="float">
            <text:p>11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1144" calcext:value-type="float">
            <text:p>11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1146" calcext:value-type="float">
            <text:p>11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1138" calcext:value-type="float">
            <text:p>113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1150" calcext:value-type="float">
            <text:p>11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1161" calcext:value-type="float">
            <text:p>116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1154" calcext:value-type="float">
            <text:p>11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1158" calcext:value-type="float">
            <text:p>11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1147" calcext:value-type="float">
            <text:p>114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1164" calcext:value-type="float">
            <text:p>11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1154" calcext:value-type="float">
            <text:p>115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1160" calcext:value-type="float">
            <text:p>116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1159" calcext:value-type="float">
            <text:p>11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1147" calcext:value-type="float">
            <text:p>11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1188" calcext:value-type="float">
            <text:p>11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1195" calcext:value-type="float">
            <text:p>119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1169" calcext:value-type="float">
            <text:p>116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1155" calcext:value-type="float">
            <text:p>115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1137" calcext:value-type="float">
            <text:p>113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1181" calcext:value-type="float">
            <text:p>11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1193" calcext:value-type="float">
            <text:p>119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1182" calcext:value-type="float">
            <text:p>118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1198" calcext:value-type="float">
            <text:p>11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1187" calcext:value-type="float">
            <text:p>118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1183" calcext:value-type="float">
            <text:p>11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1166" calcext:value-type="float">
            <text:p>116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1152" calcext:value-type="float">
            <text:p>115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1165" calcext:value-type="float">
            <text:p>116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1138" calcext:value-type="float">
            <text:p>11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1154" calcext:value-type="float">
            <text:p>11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1190" calcext:value-type="float">
            <text:p>11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1138" calcext:value-type="float">
            <text:p>113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1151" calcext:value-type="float">
            <text:p>11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1167" calcext:value-type="float">
            <text:p>116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1153" calcext:value-type="float">
            <text:p>11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1137" calcext:value-type="float">
            <text:p>11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1133" calcext:value-type="float">
            <text:p>11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1128" calcext:value-type="float">
            <text:p>11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1143" calcext:value-type="float">
            <text:p>11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1155" calcext:value-type="float">
            <text:p>115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1162" calcext:value-type="float">
            <text:p>116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1157" calcext:value-type="float">
            <text:p>115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1155" calcext:value-type="float">
            <text:p>1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1168" calcext:value-type="float">
            <text:p>11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1186" calcext:value-type="float">
            <text:p>118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1169" calcext:value-type="float">
            <text:p>116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1161" calcext:value-type="float">
            <text:p>116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1148" calcext:value-type="float">
            <text:p>11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1138" calcext:value-type="float">
            <text:p>11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1150" calcext:value-type="float">
            <text:p>11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1171" calcext:value-type="float">
            <text:p>11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1175" calcext:value-type="float">
            <text:p>11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1180" calcext:value-type="float">
            <text:p>11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1157" calcext:value-type="float">
            <text:p>115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1172" calcext:value-type="float">
            <text:p>117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1177" calcext:value-type="float">
            <text:p>117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1181" calcext:value-type="float">
            <text:p>11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1176" calcext:value-type="float">
            <text:p>117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1160" calcext:value-type="float">
            <text:p>116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1178" calcext:value-type="float">
            <text:p>117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1187" calcext:value-type="float">
            <text:p>118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1166" calcext:value-type="float">
            <text:p>116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1185" calcext:value-type="float">
            <text:p>118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1204" calcext:value-type="float">
            <text:p>120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1201" calcext:value-type="float">
            <text:p>120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1208" calcext:value-type="float">
            <text:p>12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1205" calcext:value-type="float">
            <text:p>120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1206" calcext:value-type="float">
            <text:p>120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1233" calcext:value-type="float">
            <text:p>123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1238" calcext:value-type="float">
            <text:p>123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1237" calcext:value-type="float">
            <text:p>12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1243" calcext:value-type="float">
            <text:p>12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1237" calcext:value-type="float">
            <text:p>123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1239" calcext:value-type="float">
            <text:p>123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1247" calcext:value-type="float">
            <text:p>1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1242" calcext:value-type="float">
            <text:p>124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1240" calcext:value-type="float">
            <text:p>12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1219" calcext:value-type="float">
            <text:p>121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1200" calcext:value-type="float">
            <text:p>12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1191" calcext:value-type="float">
            <text:p>119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1202" calcext:value-type="float">
            <text:p>12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1196" calcext:value-type="float">
            <text:p>119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1209" calcext:value-type="float">
            <text:p>12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1206" calcext:value-type="float">
            <text:p>1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1211" calcext:value-type="float">
            <text:p>12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1211" calcext:value-type="float">
            <text:p>12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1228" calcext:value-type="float">
            <text:p>122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1218" calcext:value-type="float">
            <text:p>1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1216" calcext:value-type="float">
            <text:p>12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1217" calcext:value-type="float">
            <text:p>12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1194" calcext:value-type="float">
            <text:p>1194</text:p>
          </table:table-cell>
          <table:table-cell office:value-type="float" office:value="188" calcext:value-type="float">
            <text:p>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1:34:04.894914150</dc:date>
    <dc:creator>Charles Kiorpes</dc:creator>
    <meta:generator>LibreOffice/4.2.4.2$Linux_X86_64 LibreOffice_project/420m0$Build-2</meta:generator>
    <meta:editing-duration>PT6M30S</meta:editing-duration>
    <meta:editing-cycles>3</meta:editing-cycles>
    <meta:document-statistic meta:table-count="5" meta:cell-count="100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46cm" svg:height="21.39cm" xlink:href=".." xlink:type="simple" chart:class="chart:scatter" chart:style-name="ch1">
        <chart:legend chart:legend-position="end" svg:x="36.657cm" svg:y="10.147cm" style:legend-expansion="high" chart:style-name="ch2"/>
        <chart:plot-area chart:style-name="ch3" table:cell-range-address="'bzip-nru-8'.A1:'bzip-nru-8'.A501 'bzip-nru-8'.C1:'bzip-nru-8'.D501" chart:data-source-has-labels="row" svg:x="1.246cm" svg:y="1.843cm" svg:width="33.819cm" svg:height="18.7cm">
          <chartooo:coordinate-region svg:x="2.608cm" svg:y="2.042cm" svg:width="32.085cm" svg:height="17.85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nru-8'.C2:'bzip-nru-8'.C501" chart:label-cell-address="'bzip-nru-8'.C1:'bzip-nru-8'.C1" chart:class="chart:scatter">
            <chart:domain table:cell-range-address="'bzip-nru-8'.A2:'bzip-nru-8'.A501"/>
            <chart:data-point chart:repeated="500"/>
          </chart:series>
          <chart:series chart:style-name="ch8" chart:values-cell-range-address="'bzip-nru-8'.D2:'bzip-nru-8'.D501" chart:label-cell-address="'bzip-nru-8'.D1:'bzip-nru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nru-8'.C1:'bzip-nru-8'.C1</svg:desc>
                </draw:g>
              </table:table-cell>
              <table:table-cell office:value-type="string">
                <text:p> DISK WRITES</text:p>
                <draw:g>
                  <svg:desc>'bzip-nru-8'.D1:'bzip-nru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bzip-nru-8'.A2:'bzip-nru-8'.A501</svg:desc>
                </draw:g>
              </table:table-cell>
              <table:table-cell office:value-type="float" office:value="70709">
                <text:p>70709</text:p>
                <draw:g>
                  <svg:desc>'bzip-nru-8'.C2:'bzip-nru-8'.C501</svg:desc>
                </draw:g>
              </table:table-cell>
              <table:table-cell office:value-type="float" office:value="10953">
                <text:p>10953</text:p>
                <draw:g>
                  <svg:desc>'bzip-nru-8'.D2:'bzip-nru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094">
                <text:p>45094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8486">
                <text:p>38486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3327">
                <text:p>33327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9581">
                <text:p>29581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0813">
                <text:p>30813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064">
                <text:p>28064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9176">
                <text:p>29176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1048">
                <text:p>31048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0901">
                <text:p>30901</text:p>
              </table:table-cell>
              <table:table-cell office:value-type="float" office:value="8781">
                <text:p>8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30152">
                <text:p>30152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1985">
                <text:p>31985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3300">
                <text:p>33300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6985">
                <text:p>36985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8620">
                <text:p>38620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38418">
                <text:p>38418</text:p>
              </table:table-cell>
              <table:table-cell office:value-type="float" office:value="8973">
                <text:p>8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39815">
                <text:p>39815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41050">
                <text:p>4105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9245">
                <text:p>39245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1389">
                <text:p>41389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3017">
                <text:p>43017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2357">
                <text:p>42357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1619">
                <text:p>41619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2356">
                <text:p>42356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42261">
                <text:p>42261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346">
                <text:p>42346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282">
                <text:p>43282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3560">
                <text:p>43560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43835">
                <text:p>43835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45138">
                <text:p>45138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45369">
                <text:p>45369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5971">
                <text:p>45971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6396">
                <text:p>46396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6419">
                <text:p>46419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47051">
                <text:p>47051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7869">
                <text:p>47869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7906">
                <text:p>47906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4503">
                <text:p>44503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8205">
                <text:p>48205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9880">
                <text:p>49880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49741">
                <text:p>49741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49804">
                <text:p>49804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49487">
                <text:p>49487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1097">
                <text:p>51097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50451">
                <text:p>50451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9610">
                <text:p>49610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0184">
                <text:p>50184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0505">
                <text:p>50505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1096">
                <text:p>51096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1043">
                <text:p>51043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1355">
                <text:p>51355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49962">
                <text:p>49962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1928">
                <text:p>51928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2128">
                <text:p>52128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2641">
                <text:p>52641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2701">
                <text:p>52701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1269">
                <text:p>51269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2805">
                <text:p>52805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3793">
                <text:p>53793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3913">
                <text:p>53913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4192">
                <text:p>54192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5245">
                <text:p>55245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4561">
                <text:p>54561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4412">
                <text:p>5441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4942">
                <text:p>54942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4947">
                <text:p>54947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5733">
                <text:p>55733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5113">
                <text:p>55113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4258">
                <text:p>5425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4699">
                <text:p>54699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5320">
                <text:p>55320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6094">
                <text:p>56094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4056">
                <text:p>54056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55587">
                <text:p>5558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5538">
                <text:p>55538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3651">
                <text:p>53651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6814">
                <text:p>56814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5982">
                <text:p>55982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6712">
                <text:p>56712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5606">
                <text:p>55606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7529">
                <text:p>57529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8684">
                <text:p>58684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8061">
                <text:p>58061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8084">
                <text:p>58084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9434">
                <text:p>59434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8495">
                <text:p>58495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7857">
                <text:p>57857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9575">
                <text:p>59575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8949">
                <text:p>58949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9726">
                <text:p>59726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7858">
                <text:p>57858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8270">
                <text:p>58270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9244">
                <text:p>59244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60363">
                <text:p>60363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8584">
                <text:p>58584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9220">
                <text:p>59220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8668">
                <text:p>58668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0197">
                <text:p>60197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0432">
                <text:p>60432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1502">
                <text:p>61502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60542">
                <text:p>60542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60892">
                <text:p>60892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9625">
                <text:p>59625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9142">
                <text:p>59142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61396">
                <text:p>61396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60118">
                <text:p>60118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62026">
                <text:p>62026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61867">
                <text:p>61867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61055">
                <text:p>61055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61767">
                <text:p>61767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61531">
                <text:p>61531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61531">
                <text:p>61531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62292">
                <text:p>62292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7013">
                <text:p>57013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62667">
                <text:p>62667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60044">
                <text:p>60044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63142">
                <text:p>63142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62280">
                <text:p>62280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62562">
                <text:p>62562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61945">
                <text:p>61945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62940">
                <text:p>6294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62535">
                <text:p>62535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61808">
                <text:p>61808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64588">
                <text:p>64588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62027">
                <text:p>62027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61934">
                <text:p>61934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64277">
                <text:p>64277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63820">
                <text:p>63820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61743">
                <text:p>61743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62783">
                <text:p>62783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64754">
                <text:p>64754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63346">
                <text:p>63346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61976">
                <text:p>61976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65860">
                <text:p>65860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63949">
                <text:p>63949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64176">
                <text:p>64176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8969">
                <text:p>58969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63608">
                <text:p>63608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66712">
                <text:p>66712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66631">
                <text:p>66631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65238">
                <text:p>65238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63884">
                <text:p>63884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63099">
                <text:p>63099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64478">
                <text:p>6447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65030">
                <text:p>65030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64131">
                <text:p>64131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66475">
                <text:p>66475</text:p>
              </table:table-cell>
              <table:table-cell office:value-type="float" office:value="5268">
                <text:p>52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64423">
                <text:p>64423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64879">
                <text:p>64879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67660">
                <text:p>67660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65931">
                <text:p>65931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60730">
                <text:p>60730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66395">
                <text:p>6639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67880">
                <text:p>67880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66442">
                <text:p>66442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64454">
                <text:p>64454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64633">
                <text:p>64633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65980">
                <text:p>65980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65396">
                <text:p>65396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63861">
                <text:p>63861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66482">
                <text:p>66482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66830">
                <text:p>6683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71023">
                <text:p>71023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68290">
                <text:p>68290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68302">
                <text:p>68302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63181">
                <text:p>63181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65203">
                <text:p>65203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64794">
                <text:p>64794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73026">
                <text:p>73026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67876">
                <text:p>67876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66083">
                <text:p>66083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66412">
                <text:p>66412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71155">
                <text:p>71155</text:p>
              </table:table-cell>
              <table:table-cell office:value-type="float" office:value="6138">
                <text:p>6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66073">
                <text:p>66073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68322">
                <text:p>68322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65376">
                <text:p>65376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66081">
                <text:p>66081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66962">
                <text:p>66962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66332">
                <text:p>66332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67754">
                <text:p>67754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68483">
                <text:p>68483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67218">
                <text:p>67218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67183">
                <text:p>67183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69862">
                <text:p>69862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70096">
                <text:p>70096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68920">
                <text:p>68920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68563">
                <text:p>68563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67246">
                <text:p>67246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69422">
                <text:p>69422</text:p>
              </table:table-cell>
              <table:table-cell office:value-type="float" office:value="5621">
                <text:p>56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71075">
                <text:p>71075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69014">
                <text:p>69014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69165">
                <text:p>69165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69101">
                <text:p>69101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65909">
                <text:p>65909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72497">
                <text:p>72497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64897">
                <text:p>64897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72048">
                <text:p>72048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68212">
                <text:p>68212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68759">
                <text:p>68759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71643">
                <text:p>71643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70514">
                <text:p>70514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69269">
                <text:p>69269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71777">
                <text:p>71777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71104">
                <text:p>71104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73430">
                <text:p>7343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70688">
                <text:p>70688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69490">
                <text:p>69490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69142">
                <text:p>69142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70466">
                <text:p>70466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71238">
                <text:p>71238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69443">
                <text:p>69443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69199">
                <text:p>69199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70547">
                <text:p>70547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71677">
                <text:p>71677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70567">
                <text:p>70567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69266">
                <text:p>69266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74563">
                <text:p>74563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73334">
                <text:p>73334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70806">
                <text:p>70806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71320">
                <text:p>71320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71867">
                <text:p>71867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73607">
                <text:p>73607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73682">
                <text:p>73682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69900">
                <text:p>69900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71610">
                <text:p>71610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71257">
                <text:p>71257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74019">
                <text:p>74019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64908">
                <text:p>64908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75298">
                <text:p>75298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74449">
                <text:p>74449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71254">
                <text:p>71254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68770">
                <text:p>68770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73333">
                <text:p>73333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73475">
                <text:p>73475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72157">
                <text:p>72157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72308">
                <text:p>72308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71566">
                <text:p>71566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72824">
                <text:p>72824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72723">
                <text:p>72723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67386">
                <text:p>67386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73724">
                <text:p>73724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73466">
                <text:p>73466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77162">
                <text:p>77162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71919">
                <text:p>71919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76120">
                <text:p>76120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70902">
                <text:p>70902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72974">
                <text:p>72974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74650">
                <text:p>74650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69954">
                <text:p>6995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71765">
                <text:p>71765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70977">
                <text:p>70977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72885">
                <text:p>72885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78553">
                <text:p>78553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77725">
                <text:p>7772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73782">
                <text:p>73782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72415">
                <text:p>72415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9826">
                <text:p>69826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71439">
                <text:p>71439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75371">
                <text:p>75371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70943">
                <text:p>70943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73524">
                <text:p>73524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76801">
                <text:p>76801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69249">
                <text:p>69249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73923">
                <text:p>73923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79077">
                <text:p>79077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71915">
                <text:p>71915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75559">
                <text:p>75559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66784">
                <text:p>66784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76691">
                <text:p>76691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70091">
                <text:p>70091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72868">
                <text:p>72868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75258">
                <text:p>7525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74075">
                <text:p>74075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8653">
                <text:p>68653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73664">
                <text:p>73664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74615">
                <text:p>7461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77639">
                <text:p>77639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79393">
                <text:p>79393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75953">
                <text:p>75953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75723">
                <text:p>75723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74929">
                <text:p>74929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73881">
                <text:p>73881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77180">
                <text:p>77180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72360">
                <text:p>72360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69976">
                <text:p>69976</text:p>
              </table:table-cell>
              <table:table-cell office:value-type="float" office:value="5176">
                <text:p>5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69463">
                <text:p>69463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75327">
                <text:p>75327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76668">
                <text:p>76668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76534">
                <text:p>76534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75220">
                <text:p>75220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76540">
                <text:p>76540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79745">
                <text:p>79745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78342">
                <text:p>78342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75318">
                <text:p>75318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81594">
                <text:p>81594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76134">
                <text:p>76134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75894">
                <text:p>75894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77849">
                <text:p>77849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80098">
                <text:p>80098</text:p>
              </table:table-cell>
              <table:table-cell office:value-type="float" office:value="7195">
                <text:p>71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79529">
                <text:p>79529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76634">
                <text:p>76634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77654">
                <text:p>7765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73985">
                <text:p>73985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69651">
                <text:p>69651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70639">
                <text:p>70639</text:p>
              </table:table-cell>
              <table:table-cell office:value-type="float" office:value="4972">
                <text:p>49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73851">
                <text:p>73851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74580">
                <text:p>74580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76995">
                <text:p>76995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75430">
                <text:p>75430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76524">
                <text:p>76524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73401">
                <text:p>73401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77159">
                <text:p>77159</text:p>
              </table:table-cell>
              <table:table-cell office:value-type="float" office:value="6736">
                <text:p>6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80416">
                <text:p>80416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75996">
                <text:p>75996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78499">
                <text:p>78499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75444">
                <text:p>75444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78363">
                <text:p>78363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77535">
                <text:p>77535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75031">
                <text:p>75031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75973">
                <text:p>75973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77820">
                <text:p>77820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76365">
                <text:p>76365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76569">
                <text:p>76569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76682">
                <text:p>76682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74671">
                <text:p>74671</text:p>
              </table:table-cell>
              <table:table-cell office:value-type="float" office:value="6239">
                <text:p>62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89648">
                <text:p>89648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70794">
                <text:p>70794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79659">
                <text:p>79659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77843">
                <text:p>77843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80636">
                <text:p>80636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77730">
                <text:p>77730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76417">
                <text:p>76417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77611">
                <text:p>77611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79186">
                <text:p>79186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81657">
                <text:p>8165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76837">
                <text:p>76837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78897">
                <text:p>78897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83629">
                <text:p>83629</text:p>
              </table:table-cell>
              <table:table-cell office:value-type="float" office:value="8445">
                <text:p>84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78352">
                <text:p>78352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81206">
                <text:p>8120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84075">
                <text:p>84075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71265">
                <text:p>71265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76141">
                <text:p>76141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77480">
                <text:p>7748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79966">
                <text:p>79966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81270">
                <text:p>81270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80954">
                <text:p>80954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75825">
                <text:p>75825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81072">
                <text:p>81072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77926">
                <text:p>77926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94938">
                <text:p>94938</text:p>
              </table:table-cell>
              <table:table-cell office:value-type="float" office:value="10431">
                <text:p>104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74497">
                <text:p>74497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75936">
                <text:p>75936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80041">
                <text:p>80041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83097">
                <text:p>83097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78151">
                <text:p>78151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76261">
                <text:p>76261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82228">
                <text:p>82228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80272">
                <text:p>80272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80130">
                <text:p>80130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79119">
                <text:p>79119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79398">
                <text:p>7939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83545">
                <text:p>83545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79137">
                <text:p>79137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81213">
                <text:p>81213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78890">
                <text:p>78890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90514">
                <text:p>90514</text:p>
              </table:table-cell>
              <table:table-cell office:value-type="float" office:value="9303">
                <text:p>93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80436">
                <text:p>80436</text:p>
              </table:table-cell>
              <table:table-cell office:value-type="float" office:value="6827">
                <text:p>68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77566">
                <text:p>77566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86294">
                <text:p>86294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83156">
                <text:p>83156</text:p>
              </table:table-cell>
              <table:table-cell office:value-type="float" office:value="7504">
                <text:p>7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83811">
                <text:p>83811</text:p>
              </table:table-cell>
              <table:table-cell office:value-type="float" office:value="7959">
                <text:p>79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81780">
                <text:p>81780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82030">
                <text:p>82030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81491">
                <text:p>8149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79993">
                <text:p>79993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81041">
                <text:p>81041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79902">
                <text:p>79902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76902">
                <text:p>76902</text:p>
              </table:table-cell>
              <table:table-cell office:value-type="float" office:value="6377">
                <text:p>63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97138">
                <text:p>97138</text:p>
              </table:table-cell>
              <table:table-cell office:value-type="float" office:value="11241">
                <text:p>112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78679">
                <text:p>78679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76681">
                <text:p>76681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81657">
                <text:p>81657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80927">
                <text:p>80927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83563">
                <text:p>83563</text:p>
              </table:table-cell>
              <table:table-cell office:value-type="float" office:value="7566">
                <text:p>75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81409">
                <text:p>81409</text:p>
              </table:table-cell>
              <table:table-cell office:value-type="float" office:value="6847">
                <text:p>68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81172">
                <text:p>8117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84651">
                <text:p>84651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80522">
                <text:p>80522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82702">
                <text:p>82702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83576">
                <text:p>83576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81104">
                <text:p>81104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83809">
                <text:p>83809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84625">
                <text:p>84625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78725">
                <text:p>78725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76153">
                <text:p>76153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79062">
                <text:p>79062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78023">
                <text:p>78023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78523">
                <text:p>78523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81731">
                <text:p>81731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88744">
                <text:p>88744</text:p>
              </table:table-cell>
              <table:table-cell office:value-type="float" office:value="8418">
                <text:p>84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83880">
                <text:p>8388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87009">
                <text:p>87009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84636">
                <text:p>84636</text:p>
              </table:table-cell>
              <table:table-cell office:value-type="float" office:value="7693">
                <text:p>76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83217">
                <text:p>83217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86350">
                <text:p>86350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83612">
                <text:p>83612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81742">
                <text:p>81742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81547">
                <text:p>81547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83940">
                <text:p>83940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82216">
                <text:p>82216</text:p>
              </table:table-cell>
              <table:table-cell office:value-type="float" office:value="8221">
                <text:p>8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81754">
                <text:p>81754</text:p>
              </table:table-cell>
              <table:table-cell office:value-type="float" office:value="7110">
                <text:p>71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81313">
                <text:p>81313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90949">
                <text:p>90949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80635">
                <text:p>80635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79913">
                <text:p>79913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91536">
                <text:p>91536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82544">
                <text:p>82544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85512">
                <text:p>85512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84951">
                <text:p>84951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85400">
                <text:p>85400</text:p>
              </table:table-cell>
              <table:table-cell office:value-type="float" office:value="8221">
                <text:p>82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82025">
                <text:p>82025</text:p>
              </table:table-cell>
              <table:table-cell office:value-type="float" office:value="7339">
                <text:p>73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85077">
                <text:p>85077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87059">
                <text:p>87059</text:p>
              </table:table-cell>
              <table:table-cell office:value-type="float" office:value="8239">
                <text:p>82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87021">
                <text:p>87021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84358">
                <text:p>84358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86909">
                <text:p>86909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85270">
                <text:p>85270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77934">
                <text:p>77934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83638">
                <text:p>83638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86512">
                <text:p>86512</text:p>
              </table:table-cell>
              <table:table-cell office:value-type="float" office:value="8035">
                <text:p>80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88545">
                <text:p>88545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86841">
                <text:p>86841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91001">
                <text:p>91001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83042">
                <text:p>83042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86617">
                <text:p>86617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82242">
                <text:p>82242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86425">
                <text:p>86425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84988">
                <text:p>84988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83195">
                <text:p>83195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87092">
                <text:p>8709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86593">
                <text:p>86593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82286">
                <text:p>82286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80074">
                <text:p>80074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82557">
                <text:p>82557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86148">
                <text:p>86148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86714">
                <text:p>86714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85426">
                <text:p>85426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85443">
                <text:p>85443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88413">
                <text:p>88413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82039">
                <text:p>82039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78104">
                <text:p>78104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86573">
                <text:p>86573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82951">
                <text:p>82951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91667">
                <text:p>91667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74895">
                <text:p>74895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75990">
                <text:p>75990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89666">
                <text:p>8966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84644">
                <text:p>84644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89542">
                <text:p>89542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83124">
                <text:p>83124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82264">
                <text:p>82264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79945">
                <text:p>79945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76641">
                <text:p>76641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83122">
                <text:p>83122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86441">
                <text:p>86441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88193">
                <text:p>88193</text:p>
              </table:table-cell>
              <table:table-cell office:value-type="float" office:value="7467">
                <text:p>74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83736">
                <text:p>83736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83440">
                <text:p>83440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83031">
                <text:p>83031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84577">
                <text:p>84577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85761">
                <text:p>85761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81782">
                <text:p>81782</text:p>
              </table:table-cell>
              <table:table-cell office:value-type="float" office:value="7221">
                <text:p>72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82692">
                <text:p>82692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84311">
                <text:p>84311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88943">
                <text:p>88943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82817">
                <text:p>82817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89332">
                <text:p>89332</text:p>
              </table:table-cell>
              <table:table-cell office:value-type="float" office:value="8203">
                <text:p>82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81335">
                <text:p>81335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78940">
                <text:p>78940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87871">
                <text:p>87871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82446">
                <text:p>82446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80303">
                <text:p>80303</text:p>
              </table:table-cell>
              <table:table-cell office:value-type="float" office:value="6386">
                <text:p>63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86889">
                <text:p>86889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91177">
                <text:p>91177</text:p>
              </table:table-cell>
              <table:table-cell office:value-type="float" office:value="8945">
                <text:p>89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88907">
                <text:p>88907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85511">
                <text:p>85511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88191">
                <text:p>88191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88091">
                <text:p>88091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84747">
                <text:p>84747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82277">
                <text:p>82277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83060">
                <text:p>83060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88356">
                <text:p>88356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80439">
                <text:p>80439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90489">
                <text:p>90489</text:p>
              </table:table-cell>
              <table:table-cell office:value-type="float" office:value="8553">
                <text:p>85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84121">
                <text:p>84121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84903">
                <text:p>84903</text:p>
              </table:table-cell>
              <table:table-cell office:value-type="float" office:value="7566">
                <text:p>75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78361">
                <text:p>7836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84350">
                <text:p>8435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79111">
                <text:p>79111</text:p>
              </table:table-cell>
              <table:table-cell office:value-type="float" office:value="6074">
                <text:p>6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46cm" svg:height="21.39cm" xlink:href=".." xlink:type="simple" chart:class="chart:scatter" chart:style-name="ch1">
        <chart:legend chart:legend-position="end" svg:x="37.583cm" svg:y="10.147cm" style:legend-expansion="high" chart:style-name="ch2"/>
        <chart:plot-area chart:style-name="ch3" table:cell-range-address="'bzip-nru-16'.A10:'bzip-nru-16'.A501 'bzip-nru-16'.C10:'bzip-nru-16'.D501" svg:x="1.246cm" svg:y="1.843cm" svg:width="34.745cm" svg:height="18.7cm">
          <chartooo:coordinate-region svg:x="2.423cm" svg:y="2.042cm" svg:width="33.196cm" svg:height="17.85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nru-16'.C10:'bzip-nru-16'.C501" chart:class="chart:scatter">
            <chart:domain table:cell-range-address="'bzip-nru-16'.A10:'bzip-nru-16'.A501"/>
            <chart:data-point chart:repeated="492"/>
          </chart:series>
          <chart:series chart:style-name="ch8" chart:values-cell-range-address="'bzip-nru-16'.D10:'bzip-nru-16'.D501" chart:class="chart:scatter">
            <chart:data-point chart:repeated="4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bzip-nru-16'.A10:'bzip-nru-16'.A501</svg:desc>
                </draw:g>
              </table:table-cell>
              <table:table-cell office:value-type="float" office:value="4941">
                <text:p>4941</text:p>
                <draw:g>
                  <svg:desc>'bzip-nru-16'.C10:'bzip-nru-16'.C501</svg:desc>
                </draw:g>
              </table:table-cell>
              <table:table-cell office:value-type="float" office:value="1033">
                <text:p>1033</text:p>
                <draw:g>
                  <svg:desc>'bzip-nru-16'.D10:'bzip-nru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333">
                <text:p>433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5906">
                <text:p>590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120">
                <text:p>412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4094">
                <text:p>409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4076">
                <text:p>407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039">
                <text:p>403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4112">
                <text:p>411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4136">
                <text:p>413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041">
                <text:p>40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010">
                <text:p>401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4055">
                <text:p>40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4173">
                <text:p>417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4055">
                <text:p>405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4147">
                <text:p>414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4155">
                <text:p>415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4279">
                <text:p>427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4425">
                <text:p>442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4395">
                <text:p>439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4591">
                <text:p>459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4585">
                <text:p>458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4661">
                <text:p>466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4690">
                <text:p>4690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4802">
                <text:p>480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4724">
                <text:p>472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4868">
                <text:p>486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">
                <text:p>350</text:p>
              </table:table-cell>
              <table:table-cell office:value-type="float" office:value="5091">
                <text:p>509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4928">
                <text:p>492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">
                <text:p>370</text:p>
              </table:table-cell>
              <table:table-cell office:value-type="float" office:value="5017">
                <text:p>501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5279">
                <text:p>527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">
                <text:p>390</text:p>
              </table:table-cell>
              <table:table-cell office:value-type="float" office:value="5263">
                <text:p>526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5399">
                <text:p>53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">
                <text:p>410</text:p>
              </table:table-cell>
              <table:table-cell office:value-type="float" office:value="5585">
                <text:p>558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5333">
                <text:p>533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">
                <text:p>430</text:p>
              </table:table-cell>
              <table:table-cell office:value-type="float" office:value="5572">
                <text:p>557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">
                <text:p>440</text:p>
              </table:table-cell>
              <table:table-cell office:value-type="float" office:value="5811">
                <text:p>581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5741">
                <text:p>574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5661">
                <text:p>566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">
                <text:p>470</text:p>
              </table:table-cell>
              <table:table-cell office:value-type="float" office:value="5770">
                <text:p>577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5735">
                <text:p>573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0">
                <text:p>490</text:p>
              </table:table-cell>
              <table:table-cell office:value-type="float" office:value="5953">
                <text:p>595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6139">
                <text:p>613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  <table:table-cell office:value-type="float" office:value="6324">
                <text:p>632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0">
                <text:p>520</text:p>
              </table:table-cell>
              <table:table-cell office:value-type="float" office:value="6057">
                <text:p>605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">
                <text:p>530</text:p>
              </table:table-cell>
              <table:table-cell office:value-type="float" office:value="6150">
                <text:p>615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0">
                <text:p>540</text:p>
              </table:table-cell>
              <table:table-cell office:value-type="float" office:value="6585">
                <text:p>658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6788">
                <text:p>678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6706">
                <text:p>6706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0">
                <text:p>570</text:p>
              </table:table-cell>
              <table:table-cell office:value-type="float" office:value="6734">
                <text:p>673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">
                <text:p>580</text:p>
              </table:table-cell>
              <table:table-cell office:value-type="float" office:value="6636">
                <text:p>663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6770">
                <text:p>677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7047">
                <text:p>704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7187">
                <text:p>718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0">
                <text:p>620</text:p>
              </table:table-cell>
              <table:table-cell office:value-type="float" office:value="7337">
                <text:p>733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0">
                <text:p>630</text:p>
              </table:table-cell>
              <table:table-cell office:value-type="float" office:value="7577">
                <text:p>757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0">
                <text:p>640</text:p>
              </table:table-cell>
              <table:table-cell office:value-type="float" office:value="7140">
                <text:p>714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0">
                <text:p>650</text:p>
              </table:table-cell>
              <table:table-cell office:value-type="float" office:value="7448">
                <text:p>744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0">
                <text:p>660</text:p>
              </table:table-cell>
              <table:table-cell office:value-type="float" office:value="7274">
                <text:p>727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7373">
                <text:p>737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7371">
                <text:p>737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7612">
                <text:p>761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7536">
                <text:p>753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0">
                <text:p>710</text:p>
              </table:table-cell>
              <table:table-cell office:value-type="float" office:value="7795">
                <text:p>779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  <table:table-cell office:value-type="float" office:value="7912">
                <text:p>791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">
                <text:p>730</text:p>
              </table:table-cell>
              <table:table-cell office:value-type="float" office:value="8261">
                <text:p>826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0">
                <text:p>740</text:p>
              </table:table-cell>
              <table:table-cell office:value-type="float" office:value="7870">
                <text:p>78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">
                <text:p>750</text:p>
              </table:table-cell>
              <table:table-cell office:value-type="float" office:value="8270">
                <text:p>827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0">
                <text:p>760</text:p>
              </table:table-cell>
              <table:table-cell office:value-type="float" office:value="8353">
                <text:p>835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0">
                <text:p>770</text:p>
              </table:table-cell>
              <table:table-cell office:value-type="float" office:value="7632">
                <text:p>763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7942">
                <text:p>794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">
                <text:p>790</text:p>
              </table:table-cell>
              <table:table-cell office:value-type="float" office:value="8303">
                <text:p>8303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0">
                <text:p>800</text:p>
              </table:table-cell>
              <table:table-cell office:value-type="float" office:value="8676">
                <text:p>867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0">
                <text:p>810</text:p>
              </table:table-cell>
              <table:table-cell office:value-type="float" office:value="8528">
                <text:p>8528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0">
                <text:p>820</text:p>
              </table:table-cell>
              <table:table-cell office:value-type="float" office:value="8763">
                <text:p>876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0">
                <text:p>830</text:p>
              </table:table-cell>
              <table:table-cell office:value-type="float" office:value="9141">
                <text:p>914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">
                <text:p>840</text:p>
              </table:table-cell>
              <table:table-cell office:value-type="float" office:value="8692">
                <text:p>869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0">
                <text:p>850</text:p>
              </table:table-cell>
              <table:table-cell office:value-type="float" office:value="8682">
                <text:p>868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0">
                <text:p>860</text:p>
              </table:table-cell>
              <table:table-cell office:value-type="float" office:value="8712">
                <text:p>871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0">
                <text:p>870</text:p>
              </table:table-cell>
              <table:table-cell office:value-type="float" office:value="8790">
                <text:p>879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0">
                <text:p>880</text:p>
              </table:table-cell>
              <table:table-cell office:value-type="float" office:value="9358">
                <text:p>935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0">
                <text:p>890</text:p>
              </table:table-cell>
              <table:table-cell office:value-type="float" office:value="9038">
                <text:p>903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9233">
                <text:p>923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0">
                <text:p>910</text:p>
              </table:table-cell>
              <table:table-cell office:value-type="float" office:value="9076">
                <text:p>907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0">
                <text:p>920</text:p>
              </table:table-cell>
              <table:table-cell office:value-type="float" office:value="8797">
                <text:p>879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">
                <text:p>930</text:p>
              </table:table-cell>
              <table:table-cell office:value-type="float" office:value="9214">
                <text:p>921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">
                <text:p>940</text:p>
              </table:table-cell>
              <table:table-cell office:value-type="float" office:value="8967">
                <text:p>8967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">
                <text:p>950</text:p>
              </table:table-cell>
              <table:table-cell office:value-type="float" office:value="9300">
                <text:p>9300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">
                <text:p>960</text:p>
              </table:table-cell>
              <table:table-cell office:value-type="float" office:value="8959">
                <text:p>895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0">
                <text:p>970</text:p>
              </table:table-cell>
              <table:table-cell office:value-type="float" office:value="9332">
                <text:p>933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">
                <text:p>980</text:p>
              </table:table-cell>
              <table:table-cell office:value-type="float" office:value="9295">
                <text:p>929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9563">
                <text:p>956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9927">
                <text:p>9927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0">
                <text:p>1010</text:p>
              </table:table-cell>
              <table:table-cell office:value-type="float" office:value="9476">
                <text:p>947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0">
                <text:p>1020</text:p>
              </table:table-cell>
              <table:table-cell office:value-type="float" office:value="9707">
                <text:p>970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9226">
                <text:p>922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0">
                <text:p>1040</text:p>
              </table:table-cell>
              <table:table-cell office:value-type="float" office:value="9119">
                <text:p>9119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0">
                <text:p>1050</text:p>
              </table:table-cell>
              <table:table-cell office:value-type="float" office:value="10383">
                <text:p>1038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0">
                <text:p>1060</text:p>
              </table:table-cell>
              <table:table-cell office:value-type="float" office:value="10233">
                <text:p>1023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10050">
                <text:p>1005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  <table:table-cell office:value-type="float" office:value="10106">
                <text:p>1010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0">
                <text:p>1090</text:p>
              </table:table-cell>
              <table:table-cell office:value-type="float" office:value="10476">
                <text:p>10476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0">
                <text:p>1100</text:p>
              </table:table-cell>
              <table:table-cell office:value-type="float" office:value="10657">
                <text:p>1065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0">
                <text:p>1110</text:p>
              </table:table-cell>
              <table:table-cell office:value-type="float" office:value="10636">
                <text:p>10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0">
                <text:p>1120</text:p>
              </table:table-cell>
              <table:table-cell office:value-type="float" office:value="10629">
                <text:p>1062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0">
                <text:p>1130</text:p>
              </table:table-cell>
              <table:table-cell office:value-type="float" office:value="10765">
                <text:p>1076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0">
                <text:p>1140</text:p>
              </table:table-cell>
              <table:table-cell office:value-type="float" office:value="10162">
                <text:p>1016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">
                <text:p>1150</text:p>
              </table:table-cell>
              <table:table-cell office:value-type="float" office:value="10329">
                <text:p>1032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10145">
                <text:p>101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0">
                <text:p>1170</text:p>
              </table:table-cell>
              <table:table-cell office:value-type="float" office:value="11461">
                <text:p>1146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0">
                <text:p>1180</text:p>
              </table:table-cell>
              <table:table-cell office:value-type="float" office:value="10500">
                <text:p>1050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0">
                <text:p>1190</text:p>
              </table:table-cell>
              <table:table-cell office:value-type="float" office:value="10189">
                <text:p>10189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0633">
                <text:p>1063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0">
                <text:p>1210</text:p>
              </table:table-cell>
              <table:table-cell office:value-type="float" office:value="11284">
                <text:p>1128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0">
                <text:p>1220</text:p>
              </table:table-cell>
              <table:table-cell office:value-type="float" office:value="10984">
                <text:p>1098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0">
                <text:p>1230</text:p>
              </table:table-cell>
              <table:table-cell office:value-type="float" office:value="10476">
                <text:p>1047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0">
                <text:p>1240</text:p>
              </table:table-cell>
              <table:table-cell office:value-type="float" office:value="11200">
                <text:p>1120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0">
                <text:p>1250</text:p>
              </table:table-cell>
              <table:table-cell office:value-type="float" office:value="11674">
                <text:p>11674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0">
                <text:p>1260</text:p>
              </table:table-cell>
              <table:table-cell office:value-type="float" office:value="11187">
                <text:p>1118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0">
                <text:p>1270</text:p>
              </table:table-cell>
              <table:table-cell office:value-type="float" office:value="11173">
                <text:p>1117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0">
                <text:p>1280</text:p>
              </table:table-cell>
              <table:table-cell office:value-type="float" office:value="10928">
                <text:p>10928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0">
                <text:p>1290</text:p>
              </table:table-cell>
              <table:table-cell office:value-type="float" office:value="10393">
                <text:p>1039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0">
                <text:p>1300</text:p>
              </table:table-cell>
              <table:table-cell office:value-type="float" office:value="11079">
                <text:p>11079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0">
                <text:p>1310</text:p>
              </table:table-cell>
              <table:table-cell office:value-type="float" office:value="11569">
                <text:p>1156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0">
                <text:p>1320</text:p>
              </table:table-cell>
              <table:table-cell office:value-type="float" office:value="11620">
                <text:p>11620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0">
                <text:p>1330</text:p>
              </table:table-cell>
              <table:table-cell office:value-type="float" office:value="11705">
                <text:p>1170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0">
                <text:p>1340</text:p>
              </table:table-cell>
              <table:table-cell office:value-type="float" office:value="11959">
                <text:p>1195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0">
                <text:p>1350</text:p>
              </table:table-cell>
              <table:table-cell office:value-type="float" office:value="10727">
                <text:p>1072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0">
                <text:p>1360</text:p>
              </table:table-cell>
              <table:table-cell office:value-type="float" office:value="11099">
                <text:p>1109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0">
                <text:p>1370</text:p>
              </table:table-cell>
              <table:table-cell office:value-type="float" office:value="11208">
                <text:p>1120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0">
                <text:p>1380</text:p>
              </table:table-cell>
              <table:table-cell office:value-type="float" office:value="11873">
                <text:p>1187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0">
                <text:p>1390</text:p>
              </table:table-cell>
              <table:table-cell office:value-type="float" office:value="12533">
                <text:p>1253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">
                <text:p>1400</text:p>
              </table:table-cell>
              <table:table-cell office:value-type="float" office:value="12334">
                <text:p>1233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0">
                <text:p>1410</text:p>
              </table:table-cell>
              <table:table-cell office:value-type="float" office:value="11945">
                <text:p>11945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">
                <text:p>1420</text:p>
              </table:table-cell>
              <table:table-cell office:value-type="float" office:value="11660">
                <text:p>1166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0">
                <text:p>1430</text:p>
              </table:table-cell>
              <table:table-cell office:value-type="float" office:value="12116">
                <text:p>12116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0">
                <text:p>1440</text:p>
              </table:table-cell>
              <table:table-cell office:value-type="float" office:value="11616">
                <text:p>11616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0">
                <text:p>1450</text:p>
              </table:table-cell>
              <table:table-cell office:value-type="float" office:value="12541">
                <text:p>12541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0">
                <text:p>1460</text:p>
              </table:table-cell>
              <table:table-cell office:value-type="float" office:value="12738">
                <text:p>12738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0">
                <text:p>1470</text:p>
              </table:table-cell>
              <table:table-cell office:value-type="float" office:value="12681">
                <text:p>1268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0">
                <text:p>1480</text:p>
              </table:table-cell>
              <table:table-cell office:value-type="float" office:value="12308">
                <text:p>1230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0">
                <text:p>1490</text:p>
              </table:table-cell>
              <table:table-cell office:value-type="float" office:value="12111">
                <text:p>12111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12733">
                <text:p>12733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0">
                <text:p>1510</text:p>
              </table:table-cell>
              <table:table-cell office:value-type="float" office:value="13211">
                <text:p>13211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0">
                <text:p>1520</text:p>
              </table:table-cell>
              <table:table-cell office:value-type="float" office:value="11692">
                <text:p>1169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0">
                <text:p>1530</text:p>
              </table:table-cell>
              <table:table-cell office:value-type="float" office:value="11395">
                <text:p>11395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0">
                <text:p>1540</text:p>
              </table:table-cell>
              <table:table-cell office:value-type="float" office:value="11572">
                <text:p>11572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0">
                <text:p>1550</text:p>
              </table:table-cell>
              <table:table-cell office:value-type="float" office:value="12250">
                <text:p>1225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0">
                <text:p>1560</text:p>
              </table:table-cell>
              <table:table-cell office:value-type="float" office:value="12244">
                <text:p>1224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0">
                <text:p>1570</text:p>
              </table:table-cell>
              <table:table-cell office:value-type="float" office:value="12298">
                <text:p>1229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0">
                <text:p>1580</text:p>
              </table:table-cell>
              <table:table-cell office:value-type="float" office:value="11958">
                <text:p>1195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0">
                <text:p>1590</text:p>
              </table:table-cell>
              <table:table-cell office:value-type="float" office:value="12038">
                <text:p>12038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00">
                <text:p>1600</text:p>
              </table:table-cell>
              <table:table-cell office:value-type="float" office:value="12734">
                <text:p>1273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0">
                <text:p>1610</text:p>
              </table:table-cell>
              <table:table-cell office:value-type="float" office:value="11865">
                <text:p>1186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0">
                <text:p>1620</text:p>
              </table:table-cell>
              <table:table-cell office:value-type="float" office:value="12595">
                <text:p>12595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0">
                <text:p>1630</text:p>
              </table:table-cell>
              <table:table-cell office:value-type="float" office:value="13644">
                <text:p>13644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0">
                <text:p>1640</text:p>
              </table:table-cell>
              <table:table-cell office:value-type="float" office:value="11580">
                <text:p>1158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0">
                <text:p>1650</text:p>
              </table:table-cell>
              <table:table-cell office:value-type="float" office:value="13611">
                <text:p>1361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0">
                <text:p>1660</text:p>
              </table:table-cell>
              <table:table-cell office:value-type="float" office:value="12723">
                <text:p>12723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0">
                <text:p>1670</text:p>
              </table:table-cell>
              <table:table-cell office:value-type="float" office:value="12231">
                <text:p>1223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0">
                <text:p>1680</text:p>
              </table:table-cell>
              <table:table-cell office:value-type="float" office:value="11568">
                <text:p>11568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0">
                <text:p>1690</text:p>
              </table:table-cell>
              <table:table-cell office:value-type="float" office:value="13824">
                <text:p>1382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0">
                <text:p>1700</text:p>
              </table:table-cell>
              <table:table-cell office:value-type="float" office:value="12633">
                <text:p>126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0">
                <text:p>1710</text:p>
              </table:table-cell>
              <table:table-cell office:value-type="float" office:value="13619">
                <text:p>1361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0">
                <text:p>1720</text:p>
              </table:table-cell>
              <table:table-cell office:value-type="float" office:value="11950">
                <text:p>1195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0">
                <text:p>1730</text:p>
              </table:table-cell>
              <table:table-cell office:value-type="float" office:value="13812">
                <text:p>13812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0">
                <text:p>1740</text:p>
              </table:table-cell>
              <table:table-cell office:value-type="float" office:value="12328">
                <text:p>1232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0">
                <text:p>1750</text:p>
              </table:table-cell>
              <table:table-cell office:value-type="float" office:value="14569">
                <text:p>145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0">
                <text:p>1760</text:p>
              </table:table-cell>
              <table:table-cell office:value-type="float" office:value="13651">
                <text:p>13651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0">
                <text:p>1770</text:p>
              </table:table-cell>
              <table:table-cell office:value-type="float" office:value="13242">
                <text:p>1324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0">
                <text:p>1780</text:p>
              </table:table-cell>
              <table:table-cell office:value-type="float" office:value="13416">
                <text:p>13416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13759">
                <text:p>13759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">
                <text:p>1800</text:p>
              </table:table-cell>
              <table:table-cell office:value-type="float" office:value="13290">
                <text:p>1329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0">
                <text:p>1810</text:p>
              </table:table-cell>
              <table:table-cell office:value-type="float" office:value="14037">
                <text:p>1403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0">
                <text:p>1820</text:p>
              </table:table-cell>
              <table:table-cell office:value-type="float" office:value="13196">
                <text:p>13196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">
                <text:p>1830</text:p>
              </table:table-cell>
              <table:table-cell office:value-type="float" office:value="13768">
                <text:p>1376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0">
                <text:p>1840</text:p>
              </table:table-cell>
              <table:table-cell office:value-type="float" office:value="14525">
                <text:p>1452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0">
                <text:p>1850</text:p>
              </table:table-cell>
              <table:table-cell office:value-type="float" office:value="14206">
                <text:p>1420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0">
                <text:p>1860</text:p>
              </table:table-cell>
              <table:table-cell office:value-type="float" office:value="12771">
                <text:p>12771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0">
                <text:p>1870</text:p>
              </table:table-cell>
              <table:table-cell office:value-type="float" office:value="14258">
                <text:p>14258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0">
                <text:p>1880</text:p>
              </table:table-cell>
              <table:table-cell office:value-type="float" office:value="14482">
                <text:p>1448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0">
                <text:p>1890</text:p>
              </table:table-cell>
              <table:table-cell office:value-type="float" office:value="14299">
                <text:p>14299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15089">
                <text:p>15089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0">
                <text:p>1910</text:p>
              </table:table-cell>
              <table:table-cell office:value-type="float" office:value="14867">
                <text:p>14867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20">
                <text:p>1920</text:p>
              </table:table-cell>
              <table:table-cell office:value-type="float" office:value="14128">
                <text:p>14128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0">
                <text:p>1930</text:p>
              </table:table-cell>
              <table:table-cell office:value-type="float" office:value="15133">
                <text:p>1513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0">
                <text:p>1940</text:p>
              </table:table-cell>
              <table:table-cell office:value-type="float" office:value="14369">
                <text:p>14369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0">
                <text:p>1950</text:p>
              </table:table-cell>
              <table:table-cell office:value-type="float" office:value="15922">
                <text:p>15922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0">
                <text:p>1960</text:p>
              </table:table-cell>
              <table:table-cell office:value-type="float" office:value="13850">
                <text:p>1385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0">
                <text:p>1970</text:p>
              </table:table-cell>
              <table:table-cell office:value-type="float" office:value="14039">
                <text:p>14039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0">
                <text:p>1980</text:p>
              </table:table-cell>
              <table:table-cell office:value-type="float" office:value="13894">
                <text:p>13894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0">
                <text:p>1990</text:p>
              </table:table-cell>
              <table:table-cell office:value-type="float" office:value="15239">
                <text:p>15239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  <table:table-cell office:value-type="float" office:value="15317">
                <text:p>1531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0">
                <text:p>2010</text:p>
              </table:table-cell>
              <table:table-cell office:value-type="float" office:value="15677">
                <text:p>1567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20">
                <text:p>2020</text:p>
              </table:table-cell>
              <table:table-cell office:value-type="float" office:value="14953">
                <text:p>1495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0">
                <text:p>2030</text:p>
              </table:table-cell>
              <table:table-cell office:value-type="float" office:value="14249">
                <text:p>1424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0">
                <text:p>2040</text:p>
              </table:table-cell>
              <table:table-cell office:value-type="float" office:value="16331">
                <text:p>16331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0">
                <text:p>2050</text:p>
              </table:table-cell>
              <table:table-cell office:value-type="float" office:value="16853">
                <text:p>16853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0">
                <text:p>2060</text:p>
              </table:table-cell>
              <table:table-cell office:value-type="float" office:value="15312">
                <text:p>1531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0">
                <text:p>2070</text:p>
              </table:table-cell>
              <table:table-cell office:value-type="float" office:value="14932">
                <text:p>1493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0">
                <text:p>2080</text:p>
              </table:table-cell>
              <table:table-cell office:value-type="float" office:value="14178">
                <text:p>14178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0">
                <text:p>2090</text:p>
              </table:table-cell>
              <table:table-cell office:value-type="float" office:value="16680">
                <text:p>1668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00">
                <text:p>2100</text:p>
              </table:table-cell>
              <table:table-cell office:value-type="float" office:value="14878">
                <text:p>1487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10">
                <text:p>2110</text:p>
              </table:table-cell>
              <table:table-cell office:value-type="float" office:value="15401">
                <text:p>15401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0">
                <text:p>2120</text:p>
              </table:table-cell>
              <table:table-cell office:value-type="float" office:value="15795">
                <text:p>1579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0">
                <text:p>2130</text:p>
              </table:table-cell>
              <table:table-cell office:value-type="float" office:value="15036">
                <text:p>15036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0">
                <text:p>2140</text:p>
              </table:table-cell>
              <table:table-cell office:value-type="float" office:value="15267">
                <text:p>152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0">
                <text:p>2150</text:p>
              </table:table-cell>
              <table:table-cell office:value-type="float" office:value="14851">
                <text:p>1485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0">
                <text:p>2160</text:p>
              </table:table-cell>
              <table:table-cell office:value-type="float" office:value="15654">
                <text:p>1565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70">
                <text:p>2170</text:p>
              </table:table-cell>
              <table:table-cell office:value-type="float" office:value="16405">
                <text:p>1640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80">
                <text:p>2180</text:p>
              </table:table-cell>
              <table:table-cell office:value-type="float" office:value="15933">
                <text:p>15933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90">
                <text:p>2190</text:p>
              </table:table-cell>
              <table:table-cell office:value-type="float" office:value="16823">
                <text:p>1682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00">
                <text:p>2200</text:p>
              </table:table-cell>
              <table:table-cell office:value-type="float" office:value="16424">
                <text:p>16424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10">
                <text:p>2210</text:p>
              </table:table-cell>
              <table:table-cell office:value-type="float" office:value="15457">
                <text:p>15457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20">
                <text:p>2220</text:p>
              </table:table-cell>
              <table:table-cell office:value-type="float" office:value="16886">
                <text:p>16886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30">
                <text:p>2230</text:p>
              </table:table-cell>
              <table:table-cell office:value-type="float" office:value="17220">
                <text:p>1722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0">
                <text:p>2240</text:p>
              </table:table-cell>
              <table:table-cell office:value-type="float" office:value="15196">
                <text:p>15196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0">
                <text:p>2250</text:p>
              </table:table-cell>
              <table:table-cell office:value-type="float" office:value="17042">
                <text:p>17042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60">
                <text:p>2260</text:p>
              </table:table-cell>
              <table:table-cell office:value-type="float" office:value="15698">
                <text:p>1569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70">
                <text:p>2270</text:p>
              </table:table-cell>
              <table:table-cell office:value-type="float" office:value="18732">
                <text:p>18732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80">
                <text:p>2280</text:p>
              </table:table-cell>
              <table:table-cell office:value-type="float" office:value="15237">
                <text:p>15237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0">
                <text:p>2290</text:p>
              </table:table-cell>
              <table:table-cell office:value-type="float" office:value="16385">
                <text:p>1638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00">
                <text:p>2300</text:p>
              </table:table-cell>
              <table:table-cell office:value-type="float" office:value="16552">
                <text:p>1655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0">
                <text:p>2310</text:p>
              </table:table-cell>
              <table:table-cell office:value-type="float" office:value="14364">
                <text:p>14364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20">
                <text:p>2320</text:p>
              </table:table-cell>
              <table:table-cell office:value-type="float" office:value="15503">
                <text:p>155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30">
                <text:p>2330</text:p>
              </table:table-cell>
              <table:table-cell office:value-type="float" office:value="15777">
                <text:p>15777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0">
                <text:p>2340</text:p>
              </table:table-cell>
              <table:table-cell office:value-type="float" office:value="16025">
                <text:p>16025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50">
                <text:p>2350</text:p>
              </table:table-cell>
              <table:table-cell office:value-type="float" office:value="16911">
                <text:p>16911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0">
                <text:p>2360</text:p>
              </table:table-cell>
              <table:table-cell office:value-type="float" office:value="15737">
                <text:p>1573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70">
                <text:p>2370</text:p>
              </table:table-cell>
              <table:table-cell office:value-type="float" office:value="14689">
                <text:p>14689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0">
                <text:p>2380</text:p>
              </table:table-cell>
              <table:table-cell office:value-type="float" office:value="14665">
                <text:p>14665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0">
                <text:p>2390</text:p>
              </table:table-cell>
              <table:table-cell office:value-type="float" office:value="16238">
                <text:p>16238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0">
                <text:p>2400</text:p>
              </table:table-cell>
              <table:table-cell office:value-type="float" office:value="14716">
                <text:p>1471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0">
                <text:p>2410</text:p>
              </table:table-cell>
              <table:table-cell office:value-type="float" office:value="15713">
                <text:p>15713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0">
                <text:p>2420</text:p>
              </table:table-cell>
              <table:table-cell office:value-type="float" office:value="17784">
                <text:p>17784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0">
                <text:p>2430</text:p>
              </table:table-cell>
              <table:table-cell office:value-type="float" office:value="16004">
                <text:p>16004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0">
                <text:p>2440</text:p>
              </table:table-cell>
              <table:table-cell office:value-type="float" office:value="16175">
                <text:p>16175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50">
                <text:p>2450</text:p>
              </table:table-cell>
              <table:table-cell office:value-type="float" office:value="16232">
                <text:p>16232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0">
                <text:p>2460</text:p>
              </table:table-cell>
              <table:table-cell office:value-type="float" office:value="15955">
                <text:p>1595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70">
                <text:p>2470</text:p>
              </table:table-cell>
              <table:table-cell office:value-type="float" office:value="17626">
                <text:p>17626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0">
                <text:p>2480</text:p>
              </table:table-cell>
              <table:table-cell office:value-type="float" office:value="15936">
                <text:p>15936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0">
                <text:p>2490</text:p>
              </table:table-cell>
              <table:table-cell office:value-type="float" office:value="15789">
                <text:p>15789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0">
                <text:p>2500</text:p>
              </table:table-cell>
              <table:table-cell office:value-type="float" office:value="16260">
                <text:p>1626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10">
                <text:p>2510</text:p>
              </table:table-cell>
              <table:table-cell office:value-type="float" office:value="15564">
                <text:p>15564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20">
                <text:p>2520</text:p>
              </table:table-cell>
              <table:table-cell office:value-type="float" office:value="17097">
                <text:p>170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30">
                <text:p>2530</text:p>
              </table:table-cell>
              <table:table-cell office:value-type="float" office:value="19298">
                <text:p>19298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0">
                <text:p>2540</text:p>
              </table:table-cell>
              <table:table-cell office:value-type="float" office:value="16721">
                <text:p>1672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0">
                <text:p>2550</text:p>
              </table:table-cell>
              <table:table-cell office:value-type="float" office:value="16826">
                <text:p>16826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0">
                <text:p>2560</text:p>
              </table:table-cell>
              <table:table-cell office:value-type="float" office:value="15443">
                <text:p>1544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70">
                <text:p>2570</text:p>
              </table:table-cell>
              <table:table-cell office:value-type="float" office:value="16024">
                <text:p>1602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80">
                <text:p>2580</text:p>
              </table:table-cell>
              <table:table-cell office:value-type="float" office:value="15724">
                <text:p>1572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0">
                <text:p>2590</text:p>
              </table:table-cell>
              <table:table-cell office:value-type="float" office:value="17694">
                <text:p>17694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0">
                <text:p>2600</text:p>
              </table:table-cell>
              <table:table-cell office:value-type="float" office:value="16629">
                <text:p>1662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0">
                <text:p>2610</text:p>
              </table:table-cell>
              <table:table-cell office:value-type="float" office:value="17613">
                <text:p>17613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20">
                <text:p>2620</text:p>
              </table:table-cell>
              <table:table-cell office:value-type="float" office:value="18966">
                <text:p>1896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30">
                <text:p>2630</text:p>
              </table:table-cell>
              <table:table-cell office:value-type="float" office:value="16746">
                <text:p>16746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40">
                <text:p>2640</text:p>
              </table:table-cell>
              <table:table-cell office:value-type="float" office:value="17889">
                <text:p>17889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50">
                <text:p>2650</text:p>
              </table:table-cell>
              <table:table-cell office:value-type="float" office:value="18090">
                <text:p>1809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60">
                <text:p>2660</text:p>
              </table:table-cell>
              <table:table-cell office:value-type="float" office:value="17484">
                <text:p>1748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70">
                <text:p>2670</text:p>
              </table:table-cell>
              <table:table-cell office:value-type="float" office:value="18822">
                <text:p>18822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80">
                <text:p>2680</text:p>
              </table:table-cell>
              <table:table-cell office:value-type="float" office:value="16424">
                <text:p>1642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0">
                <text:p>2690</text:p>
              </table:table-cell>
              <table:table-cell office:value-type="float" office:value="17589">
                <text:p>17589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0">
                <text:p>2700</text:p>
              </table:table-cell>
              <table:table-cell office:value-type="float" office:value="17274">
                <text:p>17274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10">
                <text:p>2710</text:p>
              </table:table-cell>
              <table:table-cell office:value-type="float" office:value="17256">
                <text:p>17256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20">
                <text:p>2720</text:p>
              </table:table-cell>
              <table:table-cell office:value-type="float" office:value="17674">
                <text:p>1767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30">
                <text:p>2730</text:p>
              </table:table-cell>
              <table:table-cell office:value-type="float" office:value="16683">
                <text:p>16683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0">
                <text:p>2740</text:p>
              </table:table-cell>
              <table:table-cell office:value-type="float" office:value="17738">
                <text:p>17738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0">
                <text:p>2750</text:p>
              </table:table-cell>
              <table:table-cell office:value-type="float" office:value="16805">
                <text:p>16805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0">
                <text:p>2760</text:p>
              </table:table-cell>
              <table:table-cell office:value-type="float" office:value="17195">
                <text:p>1719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70">
                <text:p>2770</text:p>
              </table:table-cell>
              <table:table-cell office:value-type="float" office:value="18393">
                <text:p>18393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80">
                <text:p>2780</text:p>
              </table:table-cell>
              <table:table-cell office:value-type="float" office:value="18394">
                <text:p>18394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0">
                <text:p>2790</text:p>
              </table:table-cell>
              <table:table-cell office:value-type="float" office:value="19106">
                <text:p>19106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0">
                <text:p>2800</text:p>
              </table:table-cell>
              <table:table-cell office:value-type="float" office:value="18605">
                <text:p>18605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10">
                <text:p>2810</text:p>
              </table:table-cell>
              <table:table-cell office:value-type="float" office:value="17663">
                <text:p>176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20">
                <text:p>2820</text:p>
              </table:table-cell>
              <table:table-cell office:value-type="float" office:value="17884">
                <text:p>17884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30">
                <text:p>2830</text:p>
              </table:table-cell>
              <table:table-cell office:value-type="float" office:value="18596">
                <text:p>1859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40">
                <text:p>2840</text:p>
              </table:table-cell>
              <table:table-cell office:value-type="float" office:value="17165">
                <text:p>17165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50">
                <text:p>2850</text:p>
              </table:table-cell>
              <table:table-cell office:value-type="float" office:value="16866">
                <text:p>16866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60">
                <text:p>2860</text:p>
              </table:table-cell>
              <table:table-cell office:value-type="float" office:value="17652">
                <text:p>1765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70">
                <text:p>2870</text:p>
              </table:table-cell>
              <table:table-cell office:value-type="float" office:value="17911">
                <text:p>17911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0">
                <text:p>2880</text:p>
              </table:table-cell>
              <table:table-cell office:value-type="float" office:value="17786">
                <text:p>17786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90">
                <text:p>2890</text:p>
              </table:table-cell>
              <table:table-cell office:value-type="float" office:value="18349">
                <text:p>18349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0">
                <text:p>2900</text:p>
              </table:table-cell>
              <table:table-cell office:value-type="float" office:value="19147">
                <text:p>19147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10">
                <text:p>2910</text:p>
              </table:table-cell>
              <table:table-cell office:value-type="float" office:value="18882">
                <text:p>18882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20">
                <text:p>2920</text:p>
              </table:table-cell>
              <table:table-cell office:value-type="float" office:value="18500">
                <text:p>18500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30">
                <text:p>2930</text:p>
              </table:table-cell>
              <table:table-cell office:value-type="float" office:value="20362">
                <text:p>20362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40">
                <text:p>2940</text:p>
              </table:table-cell>
              <table:table-cell office:value-type="float" office:value="18338">
                <text:p>1833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0">
                <text:p>2950</text:p>
              </table:table-cell>
              <table:table-cell office:value-type="float" office:value="19214">
                <text:p>19214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0">
                <text:p>2960</text:p>
              </table:table-cell>
              <table:table-cell office:value-type="float" office:value="18279">
                <text:p>18279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70">
                <text:p>2970</text:p>
              </table:table-cell>
              <table:table-cell office:value-type="float" office:value="20770">
                <text:p>2077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0">
                <text:p>2980</text:p>
              </table:table-cell>
              <table:table-cell office:value-type="float" office:value="18036">
                <text:p>1803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0">
                <text:p>2990</text:p>
              </table:table-cell>
              <table:table-cell office:value-type="float" office:value="18664">
                <text:p>1866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0">
                <text:p>3000</text:p>
              </table:table-cell>
              <table:table-cell office:value-type="float" office:value="18707">
                <text:p>18707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0">
                <text:p>3010</text:p>
              </table:table-cell>
              <table:table-cell office:value-type="float" office:value="20456">
                <text:p>20456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0">
                <text:p>3020</text:p>
              </table:table-cell>
              <table:table-cell office:value-type="float" office:value="20576">
                <text:p>2057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30">
                <text:p>3030</text:p>
              </table:table-cell>
              <table:table-cell office:value-type="float" office:value="19736">
                <text:p>1973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0">
                <text:p>3040</text:p>
              </table:table-cell>
              <table:table-cell office:value-type="float" office:value="18585">
                <text:p>18585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0">
                <text:p>3050</text:p>
              </table:table-cell>
              <table:table-cell office:value-type="float" office:value="16512">
                <text:p>1651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0">
                <text:p>3060</text:p>
              </table:table-cell>
              <table:table-cell office:value-type="float" office:value="19005">
                <text:p>1900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0">
                <text:p>3070</text:p>
              </table:table-cell>
              <table:table-cell office:value-type="float" office:value="18886">
                <text:p>18886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0">
                <text:p>3080</text:p>
              </table:table-cell>
              <table:table-cell office:value-type="float" office:value="18993">
                <text:p>18993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0">
                <text:p>3090</text:p>
              </table:table-cell>
              <table:table-cell office:value-type="float" office:value="19678">
                <text:p>19678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0">
                <text:p>3100</text:p>
              </table:table-cell>
              <table:table-cell office:value-type="float" office:value="19121">
                <text:p>19121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10">
                <text:p>3110</text:p>
              </table:table-cell>
              <table:table-cell office:value-type="float" office:value="20095">
                <text:p>20095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0">
                <text:p>3120</text:p>
              </table:table-cell>
              <table:table-cell office:value-type="float" office:value="21855">
                <text:p>21855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30">
                <text:p>3130</text:p>
              </table:table-cell>
              <table:table-cell office:value-type="float" office:value="19618">
                <text:p>19618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40">
                <text:p>3140</text:p>
              </table:table-cell>
              <table:table-cell office:value-type="float" office:value="19720">
                <text:p>19720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0">
                <text:p>3150</text:p>
              </table:table-cell>
              <table:table-cell office:value-type="float" office:value="23145">
                <text:p>23145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0">
                <text:p>3160</text:p>
              </table:table-cell>
              <table:table-cell office:value-type="float" office:value="19801">
                <text:p>19801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70">
                <text:p>3170</text:p>
              </table:table-cell>
              <table:table-cell office:value-type="float" office:value="18353">
                <text:p>18353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">
                <text:p>3180</text:p>
              </table:table-cell>
              <table:table-cell office:value-type="float" office:value="18719">
                <text:p>1871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0">
                <text:p>3190</text:p>
              </table:table-cell>
              <table:table-cell office:value-type="float" office:value="22662">
                <text:p>22662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00">
                <text:p>3200</text:p>
              </table:table-cell>
              <table:table-cell office:value-type="float" office:value="21736">
                <text:p>21736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0">
                <text:p>3210</text:p>
              </table:table-cell>
              <table:table-cell office:value-type="float" office:value="19623">
                <text:p>19623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0">
                <text:p>3220</text:p>
              </table:table-cell>
              <table:table-cell office:value-type="float" office:value="18251">
                <text:p>1825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30">
                <text:p>3230</text:p>
              </table:table-cell>
              <table:table-cell office:value-type="float" office:value="20522">
                <text:p>2052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0">
                <text:p>3240</text:p>
              </table:table-cell>
              <table:table-cell office:value-type="float" office:value="19483">
                <text:p>19483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50">
                <text:p>3250</text:p>
              </table:table-cell>
              <table:table-cell office:value-type="float" office:value="19272">
                <text:p>19272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0">
                <text:p>3260</text:p>
              </table:table-cell>
              <table:table-cell office:value-type="float" office:value="23074">
                <text:p>23074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70">
                <text:p>3270</text:p>
              </table:table-cell>
              <table:table-cell office:value-type="float" office:value="19881">
                <text:p>19881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80">
                <text:p>3280</text:p>
              </table:table-cell>
              <table:table-cell office:value-type="float" office:value="20694">
                <text:p>20694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90">
                <text:p>3290</text:p>
              </table:table-cell>
              <table:table-cell office:value-type="float" office:value="22516">
                <text:p>2251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00">
                <text:p>3300</text:p>
              </table:table-cell>
              <table:table-cell office:value-type="float" office:value="22252">
                <text:p>22252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10">
                <text:p>3310</text:p>
              </table:table-cell>
              <table:table-cell office:value-type="float" office:value="17154">
                <text:p>1715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20">
                <text:p>3320</text:p>
              </table:table-cell>
              <table:table-cell office:value-type="float" office:value="20463">
                <text:p>2046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30">
                <text:p>3330</text:p>
              </table:table-cell>
              <table:table-cell office:value-type="float" office:value="19197">
                <text:p>19197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40">
                <text:p>3340</text:p>
              </table:table-cell>
              <table:table-cell office:value-type="float" office:value="19891">
                <text:p>19891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50">
                <text:p>3350</text:p>
              </table:table-cell>
              <table:table-cell office:value-type="float" office:value="21815">
                <text:p>21815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0">
                <text:p>3360</text:p>
              </table:table-cell>
              <table:table-cell office:value-type="float" office:value="17607">
                <text:p>1760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70">
                <text:p>3370</text:p>
              </table:table-cell>
              <table:table-cell office:value-type="float" office:value="20088">
                <text:p>20088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80">
                <text:p>3380</text:p>
              </table:table-cell>
              <table:table-cell office:value-type="float" office:value="22407">
                <text:p>2240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90">
                <text:p>3390</text:p>
              </table:table-cell>
              <table:table-cell office:value-type="float" office:value="19153">
                <text:p>19153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00">
                <text:p>3400</text:p>
              </table:table-cell>
              <table:table-cell office:value-type="float" office:value="20477">
                <text:p>20477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10">
                <text:p>3410</text:p>
              </table:table-cell>
              <table:table-cell office:value-type="float" office:value="21874">
                <text:p>21874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20">
                <text:p>3420</text:p>
              </table:table-cell>
              <table:table-cell office:value-type="float" office:value="21303">
                <text:p>21303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30">
                <text:p>3430</text:p>
              </table:table-cell>
              <table:table-cell office:value-type="float" office:value="21227">
                <text:p>2122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40">
                <text:p>3440</text:p>
              </table:table-cell>
              <table:table-cell office:value-type="float" office:value="18633">
                <text:p>18633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50">
                <text:p>3450</text:p>
              </table:table-cell>
              <table:table-cell office:value-type="float" office:value="22657">
                <text:p>2265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0">
                <text:p>3460</text:p>
              </table:table-cell>
              <table:table-cell office:value-type="float" office:value="20654">
                <text:p>20654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70">
                <text:p>3470</text:p>
              </table:table-cell>
              <table:table-cell office:value-type="float" office:value="19262">
                <text:p>19262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80">
                <text:p>3480</text:p>
              </table:table-cell>
              <table:table-cell office:value-type="float" office:value="19159">
                <text:p>1915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0">
                <text:p>3490</text:p>
              </table:table-cell>
              <table:table-cell office:value-type="float" office:value="21212">
                <text:p>2121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00">
                <text:p>3500</text:p>
              </table:table-cell>
              <table:table-cell office:value-type="float" office:value="21035">
                <text:p>21035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0">
                <text:p>3510</text:p>
              </table:table-cell>
              <table:table-cell office:value-type="float" office:value="24666">
                <text:p>24666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20">
                <text:p>3520</text:p>
              </table:table-cell>
              <table:table-cell office:value-type="float" office:value="20133">
                <text:p>20133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30">
                <text:p>3530</text:p>
              </table:table-cell>
              <table:table-cell office:value-type="float" office:value="20659">
                <text:p>20659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0">
                <text:p>3540</text:p>
              </table:table-cell>
              <table:table-cell office:value-type="float" office:value="19752">
                <text:p>19752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50">
                <text:p>3550</text:p>
              </table:table-cell>
              <table:table-cell office:value-type="float" office:value="20497">
                <text:p>20497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60">
                <text:p>3560</text:p>
              </table:table-cell>
              <table:table-cell office:value-type="float" office:value="21950">
                <text:p>21950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0">
                <text:p>3570</text:p>
              </table:table-cell>
              <table:table-cell office:value-type="float" office:value="20642">
                <text:p>2064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80">
                <text:p>3580</text:p>
              </table:table-cell>
              <table:table-cell office:value-type="float" office:value="24005">
                <text:p>24005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0">
                <text:p>3590</text:p>
              </table:table-cell>
              <table:table-cell office:value-type="float" office:value="21981">
                <text:p>21981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0">
                <text:p>3600</text:p>
              </table:table-cell>
              <table:table-cell office:value-type="float" office:value="23397">
                <text:p>23397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0">
                <text:p>3610</text:p>
              </table:table-cell>
              <table:table-cell office:value-type="float" office:value="22941">
                <text:p>22941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20">
                <text:p>3620</text:p>
              </table:table-cell>
              <table:table-cell office:value-type="float" office:value="21745">
                <text:p>2174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30">
                <text:p>3630</text:p>
              </table:table-cell>
              <table:table-cell office:value-type="float" office:value="23794">
                <text:p>2379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40">
                <text:p>3640</text:p>
              </table:table-cell>
              <table:table-cell office:value-type="float" office:value="19841">
                <text:p>1984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50">
                <text:p>3650</text:p>
              </table:table-cell>
              <table:table-cell office:value-type="float" office:value="23467">
                <text:p>23467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60">
                <text:p>3660</text:p>
              </table:table-cell>
              <table:table-cell office:value-type="float" office:value="23007">
                <text:p>23007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70">
                <text:p>3670</text:p>
              </table:table-cell>
              <table:table-cell office:value-type="float" office:value="24894">
                <text:p>24894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80">
                <text:p>3680</text:p>
              </table:table-cell>
              <table:table-cell office:value-type="float" office:value="23614">
                <text:p>2361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0">
                <text:p>3690</text:p>
              </table:table-cell>
              <table:table-cell office:value-type="float" office:value="20931">
                <text:p>20931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00">
                <text:p>3700</text:p>
              </table:table-cell>
              <table:table-cell office:value-type="float" office:value="23728">
                <text:p>23728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10">
                <text:p>3710</text:p>
              </table:table-cell>
              <table:table-cell office:value-type="float" office:value="23547">
                <text:p>23547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20">
                <text:p>3720</text:p>
              </table:table-cell>
              <table:table-cell office:value-type="float" office:value="21340">
                <text:p>2134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30">
                <text:p>3730</text:p>
              </table:table-cell>
              <table:table-cell office:value-type="float" office:value="19992">
                <text:p>19992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40">
                <text:p>3740</text:p>
              </table:table-cell>
              <table:table-cell office:value-type="float" office:value="23428">
                <text:p>2342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0">
                <text:p>3750</text:p>
              </table:table-cell>
              <table:table-cell office:value-type="float" office:value="21630">
                <text:p>2163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60">
                <text:p>3760</text:p>
              </table:table-cell>
              <table:table-cell office:value-type="float" office:value="23883">
                <text:p>23883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70">
                <text:p>3770</text:p>
              </table:table-cell>
              <table:table-cell office:value-type="float" office:value="22486">
                <text:p>22486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80">
                <text:p>3780</text:p>
              </table:table-cell>
              <table:table-cell office:value-type="float" office:value="25783">
                <text:p>2578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90">
                <text:p>3790</text:p>
              </table:table-cell>
              <table:table-cell office:value-type="float" office:value="23876">
                <text:p>23876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00">
                <text:p>3800</text:p>
              </table:table-cell>
              <table:table-cell office:value-type="float" office:value="25389">
                <text:p>2538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10">
                <text:p>3810</text:p>
              </table:table-cell>
              <table:table-cell office:value-type="float" office:value="19957">
                <text:p>1995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20">
                <text:p>3820</text:p>
              </table:table-cell>
              <table:table-cell office:value-type="float" office:value="21439">
                <text:p>21439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30">
                <text:p>3830</text:p>
              </table:table-cell>
              <table:table-cell office:value-type="float" office:value="20633">
                <text:p>20633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40">
                <text:p>3840</text:p>
              </table:table-cell>
              <table:table-cell office:value-type="float" office:value="22734">
                <text:p>22734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50">
                <text:p>3850</text:p>
              </table:table-cell>
              <table:table-cell office:value-type="float" office:value="25472">
                <text:p>25472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0">
                <text:p>3860</text:p>
              </table:table-cell>
              <table:table-cell office:value-type="float" office:value="25200">
                <text:p>25200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0">
                <text:p>3870</text:p>
              </table:table-cell>
              <table:table-cell office:value-type="float" office:value="22201">
                <text:p>22201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0">
                <text:p>3880</text:p>
              </table:table-cell>
              <table:table-cell office:value-type="float" office:value="26159">
                <text:p>26159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0">
                <text:p>3890</text:p>
              </table:table-cell>
              <table:table-cell office:value-type="float" office:value="23543">
                <text:p>23543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0">
                <text:p>3900</text:p>
              </table:table-cell>
              <table:table-cell office:value-type="float" office:value="26114">
                <text:p>26114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10">
                <text:p>3910</text:p>
              </table:table-cell>
              <table:table-cell office:value-type="float" office:value="25025">
                <text:p>25025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0">
                <text:p>3920</text:p>
              </table:table-cell>
              <table:table-cell office:value-type="float" office:value="22665">
                <text:p>22665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30">
                <text:p>3930</text:p>
              </table:table-cell>
              <table:table-cell office:value-type="float" office:value="22036">
                <text:p>2203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40">
                <text:p>3940</text:p>
              </table:table-cell>
              <table:table-cell office:value-type="float" office:value="21575">
                <text:p>2157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0">
                <text:p>3950</text:p>
              </table:table-cell>
              <table:table-cell office:value-type="float" office:value="20569">
                <text:p>2056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60">
                <text:p>3960</text:p>
              </table:table-cell>
              <table:table-cell office:value-type="float" office:value="21871">
                <text:p>2187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70">
                <text:p>3970</text:p>
              </table:table-cell>
              <table:table-cell office:value-type="float" office:value="23905">
                <text:p>23905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0">
                <text:p>3980</text:p>
              </table:table-cell>
              <table:table-cell office:value-type="float" office:value="23799">
                <text:p>2379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90">
                <text:p>3990</text:p>
              </table:table-cell>
              <table:table-cell office:value-type="float" office:value="22941">
                <text:p>22941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  <table:table-cell office:value-type="float" office:value="26273">
                <text:p>2627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10">
                <text:p>4010</text:p>
              </table:table-cell>
              <table:table-cell office:value-type="float" office:value="23579">
                <text:p>23579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20">
                <text:p>4020</text:p>
              </table:table-cell>
              <table:table-cell office:value-type="float" office:value="25463">
                <text:p>25463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30">
                <text:p>4030</text:p>
              </table:table-cell>
              <table:table-cell office:value-type="float" office:value="26461">
                <text:p>26461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40">
                <text:p>4040</text:p>
              </table:table-cell>
              <table:table-cell office:value-type="float" office:value="24163">
                <text:p>24163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50">
                <text:p>4050</text:p>
              </table:table-cell>
              <table:table-cell office:value-type="float" office:value="23340">
                <text:p>23340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60">
                <text:p>4060</text:p>
              </table:table-cell>
              <table:table-cell office:value-type="float" office:value="25625">
                <text:p>25625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70">
                <text:p>4070</text:p>
              </table:table-cell>
              <table:table-cell office:value-type="float" office:value="25210">
                <text:p>25210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80">
                <text:p>4080</text:p>
              </table:table-cell>
              <table:table-cell office:value-type="float" office:value="27913">
                <text:p>2791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0">
                <text:p>4090</text:p>
              </table:table-cell>
              <table:table-cell office:value-type="float" office:value="23465">
                <text:p>23465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00">
                <text:p>4100</text:p>
              </table:table-cell>
              <table:table-cell office:value-type="float" office:value="26963">
                <text:p>26963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10">
                <text:p>4110</text:p>
              </table:table-cell>
              <table:table-cell office:value-type="float" office:value="25483">
                <text:p>25483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20">
                <text:p>4120</text:p>
              </table:table-cell>
              <table:table-cell office:value-type="float" office:value="26562">
                <text:p>26562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30">
                <text:p>4130</text:p>
              </table:table-cell>
              <table:table-cell office:value-type="float" office:value="23635">
                <text:p>23635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40">
                <text:p>4140</text:p>
              </table:table-cell>
              <table:table-cell office:value-type="float" office:value="27874">
                <text:p>27874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50">
                <text:p>4150</text:p>
              </table:table-cell>
              <table:table-cell office:value-type="float" office:value="22322">
                <text:p>22322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0">
                <text:p>4160</text:p>
              </table:table-cell>
              <table:table-cell office:value-type="float" office:value="22372">
                <text:p>22372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70">
                <text:p>4170</text:p>
              </table:table-cell>
              <table:table-cell office:value-type="float" office:value="24736">
                <text:p>24736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80">
                <text:p>4180</text:p>
              </table:table-cell>
              <table:table-cell office:value-type="float" office:value="26139">
                <text:p>26139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90">
                <text:p>4190</text:p>
              </table:table-cell>
              <table:table-cell office:value-type="float" office:value="26045">
                <text:p>2604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00">
                <text:p>4200</text:p>
              </table:table-cell>
              <table:table-cell office:value-type="float" office:value="24000">
                <text:p>2400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10">
                <text:p>4210</text:p>
              </table:table-cell>
              <table:table-cell office:value-type="float" office:value="24145">
                <text:p>2414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20">
                <text:p>4220</text:p>
              </table:table-cell>
              <table:table-cell office:value-type="float" office:value="25431">
                <text:p>2543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0">
                <text:p>4230</text:p>
              </table:table-cell>
              <table:table-cell office:value-type="float" office:value="27041">
                <text:p>27041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40">
                <text:p>4240</text:p>
              </table:table-cell>
              <table:table-cell office:value-type="float" office:value="27484">
                <text:p>27484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50">
                <text:p>4250</text:p>
              </table:table-cell>
              <table:table-cell office:value-type="float" office:value="24839">
                <text:p>24839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0">
                <text:p>4260</text:p>
              </table:table-cell>
              <table:table-cell office:value-type="float" office:value="24484">
                <text:p>2448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70">
                <text:p>4270</text:p>
              </table:table-cell>
              <table:table-cell office:value-type="float" office:value="24927">
                <text:p>24927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80">
                <text:p>4280</text:p>
              </table:table-cell>
              <table:table-cell office:value-type="float" office:value="21768">
                <text:p>21768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90">
                <text:p>4290</text:p>
              </table:table-cell>
              <table:table-cell office:value-type="float" office:value="24383">
                <text:p>24383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00">
                <text:p>4300</text:p>
              </table:table-cell>
              <table:table-cell office:value-type="float" office:value="25715">
                <text:p>25715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0">
                <text:p>4310</text:p>
              </table:table-cell>
              <table:table-cell office:value-type="float" office:value="26884">
                <text:p>26884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0">
                <text:p>4320</text:p>
              </table:table-cell>
              <table:table-cell office:value-type="float" office:value="24966">
                <text:p>2496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30">
                <text:p>4330</text:p>
              </table:table-cell>
              <table:table-cell office:value-type="float" office:value="24200">
                <text:p>2420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40">
                <text:p>4340</text:p>
              </table:table-cell>
              <table:table-cell office:value-type="float" office:value="28138">
                <text:p>28138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50">
                <text:p>4350</text:p>
              </table:table-cell>
              <table:table-cell office:value-type="float" office:value="24745">
                <text:p>2474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60">
                <text:p>4360</text:p>
              </table:table-cell>
              <table:table-cell office:value-type="float" office:value="26323">
                <text:p>2632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70">
                <text:p>4370</text:p>
              </table:table-cell>
              <table:table-cell office:value-type="float" office:value="25490">
                <text:p>25490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0">
                <text:p>4380</text:p>
              </table:table-cell>
              <table:table-cell office:value-type="float" office:value="28309">
                <text:p>28309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90">
                <text:p>4390</text:p>
              </table:table-cell>
              <table:table-cell office:value-type="float" office:value="26411">
                <text:p>2641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00">
                <text:p>4400</text:p>
              </table:table-cell>
              <table:table-cell office:value-type="float" office:value="27261">
                <text:p>27261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10">
                <text:p>4410</text:p>
              </table:table-cell>
              <table:table-cell office:value-type="float" office:value="22197">
                <text:p>22197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0">
                <text:p>4420</text:p>
              </table:table-cell>
              <table:table-cell office:value-type="float" office:value="23970">
                <text:p>23970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30">
                <text:p>4430</text:p>
              </table:table-cell>
              <table:table-cell office:value-type="float" office:value="23378">
                <text:p>23378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40">
                <text:p>4440</text:p>
              </table:table-cell>
              <table:table-cell office:value-type="float" office:value="24555">
                <text:p>24555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50">
                <text:p>4450</text:p>
              </table:table-cell>
              <table:table-cell office:value-type="float" office:value="25618">
                <text:p>25618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0">
                <text:p>4460</text:p>
              </table:table-cell>
              <table:table-cell office:value-type="float" office:value="26644">
                <text:p>26644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70">
                <text:p>4470</text:p>
              </table:table-cell>
              <table:table-cell office:value-type="float" office:value="26568">
                <text:p>26568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0">
                <text:p>4480</text:p>
              </table:table-cell>
              <table:table-cell office:value-type="float" office:value="25842">
                <text:p>25842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90">
                <text:p>4490</text:p>
              </table:table-cell>
              <table:table-cell office:value-type="float" office:value="26852">
                <text:p>2685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0">
                <text:p>4500</text:p>
              </table:table-cell>
              <table:table-cell office:value-type="float" office:value="28745">
                <text:p>28745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10">
                <text:p>4510</text:p>
              </table:table-cell>
              <table:table-cell office:value-type="float" office:value="23846">
                <text:p>23846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20">
                <text:p>4520</text:p>
              </table:table-cell>
              <table:table-cell office:value-type="float" office:value="23911">
                <text:p>23911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30">
                <text:p>4530</text:p>
              </table:table-cell>
              <table:table-cell office:value-type="float" office:value="28965">
                <text:p>28965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40">
                <text:p>4540</text:p>
              </table:table-cell>
              <table:table-cell office:value-type="float" office:value="26928">
                <text:p>2692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50">
                <text:p>4550</text:p>
              </table:table-cell>
              <table:table-cell office:value-type="float" office:value="25414">
                <text:p>25414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60">
                <text:p>4560</text:p>
              </table:table-cell>
              <table:table-cell office:value-type="float" office:value="23284">
                <text:p>23284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70">
                <text:p>4570</text:p>
              </table:table-cell>
              <table:table-cell office:value-type="float" office:value="23884">
                <text:p>23884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80">
                <text:p>4580</text:p>
              </table:table-cell>
              <table:table-cell office:value-type="float" office:value="27023">
                <text:p>27023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90">
                <text:p>4590</text:p>
              </table:table-cell>
              <table:table-cell office:value-type="float" office:value="25010">
                <text:p>2501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0">
                <text:p>4600</text:p>
              </table:table-cell>
              <table:table-cell office:value-type="float" office:value="23928">
                <text:p>23928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10">
                <text:p>4610</text:p>
              </table:table-cell>
              <table:table-cell office:value-type="float" office:value="23592">
                <text:p>23592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0">
                <text:p>4620</text:p>
              </table:table-cell>
              <table:table-cell office:value-type="float" office:value="25309">
                <text:p>25309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30">
                <text:p>4630</text:p>
              </table:table-cell>
              <table:table-cell office:value-type="float" office:value="23077">
                <text:p>23077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0">
                <text:p>4640</text:p>
              </table:table-cell>
              <table:table-cell office:value-type="float" office:value="24175">
                <text:p>2417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50">
                <text:p>4650</text:p>
              </table:table-cell>
              <table:table-cell office:value-type="float" office:value="25404">
                <text:p>25404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60">
                <text:p>4660</text:p>
              </table:table-cell>
              <table:table-cell office:value-type="float" office:value="25909">
                <text:p>25909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70">
                <text:p>4670</text:p>
              </table:table-cell>
              <table:table-cell office:value-type="float" office:value="28009">
                <text:p>28009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80">
                <text:p>4680</text:p>
              </table:table-cell>
              <table:table-cell office:value-type="float" office:value="25029">
                <text:p>25029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0">
                <text:p>4690</text:p>
              </table:table-cell>
              <table:table-cell office:value-type="float" office:value="23582">
                <text:p>23582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0">
                <text:p>4700</text:p>
              </table:table-cell>
              <table:table-cell office:value-type="float" office:value="25875">
                <text:p>2587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10">
                <text:p>4710</text:p>
              </table:table-cell>
              <table:table-cell office:value-type="float" office:value="23420">
                <text:p>2342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20">
                <text:p>4720</text:p>
              </table:table-cell>
              <table:table-cell office:value-type="float" office:value="24656">
                <text:p>2465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30">
                <text:p>4730</text:p>
              </table:table-cell>
              <table:table-cell office:value-type="float" office:value="27607">
                <text:p>27607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40">
                <text:p>4740</text:p>
              </table:table-cell>
              <table:table-cell office:value-type="float" office:value="24338">
                <text:p>24338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50">
                <text:p>4750</text:p>
              </table:table-cell>
              <table:table-cell office:value-type="float" office:value="24705">
                <text:p>2470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0">
                <text:p>4760</text:p>
              </table:table-cell>
              <table:table-cell office:value-type="float" office:value="25090">
                <text:p>2509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70">
                <text:p>4770</text:p>
              </table:table-cell>
              <table:table-cell office:value-type="float" office:value="24213">
                <text:p>24213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80">
                <text:p>4780</text:p>
              </table:table-cell>
              <table:table-cell office:value-type="float" office:value="24343">
                <text:p>24343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90">
                <text:p>4790</text:p>
              </table:table-cell>
              <table:table-cell office:value-type="float" office:value="26032">
                <text:p>26032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00">
                <text:p>4800</text:p>
              </table:table-cell>
              <table:table-cell office:value-type="float" office:value="25872">
                <text:p>2587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10">
                <text:p>4810</text:p>
              </table:table-cell>
              <table:table-cell office:value-type="float" office:value="24996">
                <text:p>24996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20">
                <text:p>4820</text:p>
              </table:table-cell>
              <table:table-cell office:value-type="float" office:value="26071">
                <text:p>26071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0">
                <text:p>4830</text:p>
              </table:table-cell>
              <table:table-cell office:value-type="float" office:value="25565">
                <text:p>2556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40">
                <text:p>4840</text:p>
              </table:table-cell>
              <table:table-cell office:value-type="float" office:value="27985">
                <text:p>2798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50">
                <text:p>4850</text:p>
              </table:table-cell>
              <table:table-cell office:value-type="float" office:value="27562">
                <text:p>2756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60">
                <text:p>4860</text:p>
              </table:table-cell>
              <table:table-cell office:value-type="float" office:value="25941">
                <text:p>25941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0">
                <text:p>4870</text:p>
              </table:table-cell>
              <table:table-cell office:value-type="float" office:value="24473">
                <text:p>24473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80">
                <text:p>4880</text:p>
              </table:table-cell>
              <table:table-cell office:value-type="float" office:value="26550">
                <text:p>2655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0">
                <text:p>4890</text:p>
              </table:table-cell>
              <table:table-cell office:value-type="float" office:value="27258">
                <text:p>27258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00">
                <text:p>4900</text:p>
              </table:table-cell>
              <table:table-cell office:value-type="float" office:value="24823">
                <text:p>24823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10">
                <text:p>4910</text:p>
              </table:table-cell>
              <table:table-cell office:value-type="float" office:value="26892">
                <text:p>26892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20">
                <text:p>4920</text:p>
              </table:table-cell>
              <table:table-cell office:value-type="float" office:value="26119">
                <text:p>2611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0">
                <text:p>4930</text:p>
              </table:table-cell>
              <table:table-cell office:value-type="float" office:value="27068">
                <text:p>27068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40">
                <text:p>4940</text:p>
              </table:table-cell>
              <table:table-cell office:value-type="float" office:value="27957">
                <text:p>27957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0">
                <text:p>4950</text:p>
              </table:table-cell>
              <table:table-cell office:value-type="float" office:value="31274">
                <text:p>31274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60">
                <text:p>4960</text:p>
              </table:table-cell>
              <table:table-cell office:value-type="float" office:value="28734">
                <text:p>28734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70">
                <text:p>4970</text:p>
              </table:table-cell>
              <table:table-cell office:value-type="float" office:value="24184">
                <text:p>24184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0">
                <text:p>4980</text:p>
              </table:table-cell>
              <table:table-cell office:value-type="float" office:value="24174">
                <text:p>24174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0">
                <text:p>4990</text:p>
              </table:table-cell>
              <table:table-cell office:value-type="float" office:value="26400">
                <text:p>26400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00">
                <text:p>5000</text:p>
              </table:table-cell>
              <table:table-cell office:value-type="float" office:value="24623">
                <text:p>24623</text:p>
              </table:table-cell>
              <table:table-cell office:value-type="float" office:value="2899">
                <text:p>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46cm" svg:height="21.39cm" xlink:href=".." xlink:type="simple" chart:class="chart:scatter" chart:style-name="ch1">
        <chart:legend chart:legend-position="end" svg:x="37.583cm" svg:y="10.147cm" style:legend-expansion="high" chart:style-name="ch2"/>
        <chart:plot-area chart:style-name="ch3" table:cell-range-address="'bzip-nru-32'.A10:'bzip-nru-32'.A501 'bzip-nru-32'.C10:'bzip-nru-32'.D501" svg:x="1.246cm" svg:y="1.843cm" svg:width="34.745cm" svg:height="18.7cm">
          <chartooo:coordinate-region svg:x="2.423cm" svg:y="2.042cm" svg:width="33.196cm" svg:height="17.85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nru-32'.C10:'bzip-nru-32'.C501" chart:class="chart:scatter">
            <chart:domain table:cell-range-address="'bzip-nru-32'.A10:'bzip-nru-32'.A501"/>
            <chart:data-point chart:repeated="492"/>
          </chart:series>
          <chart:series chart:style-name="ch8" chart:values-cell-range-address="'bzip-nru-32'.D10:'bzip-nru-32'.D501" chart:class="chart:scatter">
            <chart:data-point chart:repeated="4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bzip-nru-32'.A10:'bzip-nru-32'.A501</svg:desc>
                </draw:g>
              </table:table-cell>
              <table:table-cell office:value-type="float" office:value="3957">
                <text:p>3957</text:p>
                <draw:g>
                  <svg:desc>'bzip-nru-32'.C10:'bzip-nru-32'.C501</svg:desc>
                </draw:g>
              </table:table-cell>
              <table:table-cell office:value-type="float" office:value="776">
                <text:p>776</text:p>
                <draw:g>
                  <svg:desc>'bzip-nru-32'.D10:'bzip-nru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644">
                <text:p>364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3727">
                <text:p>372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505">
                <text:p>350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3408">
                <text:p>34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3493">
                <text:p>349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3384">
                <text:p>338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3274">
                <text:p>327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3221">
                <text:p>322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213">
                <text:p>321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3151">
                <text:p>31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129">
                <text:p>312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3039">
                <text:p>303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3025">
                <text:p>302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2905">
                <text:p>290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964">
                <text:p>296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3146">
                <text:p>314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2933">
                <text:p>293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3116">
                <text:p>311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2945">
                <text:p>294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2844">
                <text:p>284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2887">
                <text:p>288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2836">
                <text:p>283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2894">
                <text:p>289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2885">
                <text:p>288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">
                <text:p>350</text:p>
              </table:table-cell>
              <table:table-cell office:value-type="float" office:value="2811">
                <text:p>28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2813">
                <text:p>281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">
                <text:p>370</text:p>
              </table:table-cell>
              <table:table-cell office:value-type="float" office:value="2821">
                <text:p>28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2770">
                <text:p>277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">
                <text:p>390</text:p>
              </table:table-cell>
              <table:table-cell office:value-type="float" office:value="2803">
                <text:p>280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2823">
                <text:p>282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">
                <text:p>410</text:p>
              </table:table-cell>
              <table:table-cell office:value-type="float" office:value="2870">
                <text:p>287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2827">
                <text:p>282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">
                <text:p>430</text:p>
              </table:table-cell>
              <table:table-cell office:value-type="float" office:value="2783">
                <text:p>278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">
                <text:p>440</text:p>
              </table:table-cell>
              <table:table-cell office:value-type="float" office:value="2798">
                <text:p>279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2671">
                <text:p>267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2710">
                <text:p>271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">
                <text:p>470</text:p>
              </table:table-cell>
              <table:table-cell office:value-type="float" office:value="2682">
                <text:p>268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2877">
                <text:p>287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0">
                <text:p>490</text:p>
              </table:table-cell>
              <table:table-cell office:value-type="float" office:value="2856">
                <text:p>285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2778">
                <text:p>277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  <table:table-cell office:value-type="float" office:value="2746">
                <text:p>27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0">
                <text:p>520</text:p>
              </table:table-cell>
              <table:table-cell office:value-type="float" office:value="2822">
                <text:p>282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">
                <text:p>530</text:p>
              </table:table-cell>
              <table:table-cell office:value-type="float" office:value="2805">
                <text:p>280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0">
                <text:p>540</text:p>
              </table:table-cell>
              <table:table-cell office:value-type="float" office:value="2888">
                <text:p>288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2900">
                <text:p>29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2885">
                <text:p>288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0">
                <text:p>570</text:p>
              </table:table-cell>
              <table:table-cell office:value-type="float" office:value="2760">
                <text:p>276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">
                <text:p>580</text:p>
              </table:table-cell>
              <table:table-cell office:value-type="float" office:value="2797">
                <text:p>279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2831">
                <text:p>283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2837">
                <text:p>283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2980">
                <text:p>298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0">
                <text:p>620</text:p>
              </table:table-cell>
              <table:table-cell office:value-type="float" office:value="3058">
                <text:p>305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0">
                <text:p>630</text:p>
              </table:table-cell>
              <table:table-cell office:value-type="float" office:value="3051">
                <text:p>305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0">
                <text:p>650</text:p>
              </table:table-cell>
              <table:table-cell office:value-type="float" office:value="2819">
                <text:p>281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0">
                <text:p>660</text:p>
              </table:table-cell>
              <table:table-cell office:value-type="float" office:value="2808">
                <text:p>280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2929">
                <text:p>29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2884">
                <text:p>288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2956">
                <text:p>295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3006">
                <text:p>300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0">
                <text:p>710</text:p>
              </table:table-cell>
              <table:table-cell office:value-type="float" office:value="3144">
                <text:p>314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  <table:table-cell office:value-type="float" office:value="3121">
                <text:p>312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">
                <text:p>730</text:p>
              </table:table-cell>
              <table:table-cell office:value-type="float" office:value="3241">
                <text:p>324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0">
                <text:p>740</text:p>
              </table:table-cell>
              <table:table-cell office:value-type="float" office:value="3178">
                <text:p>317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">
                <text:p>750</text:p>
              </table:table-cell>
              <table:table-cell office:value-type="float" office:value="2898">
                <text:p>28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0">
                <text:p>760</text:p>
              </table:table-cell>
              <table:table-cell office:value-type="float" office:value="2862">
                <text:p>286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0">
                <text:p>770</text:p>
              </table:table-cell>
              <table:table-cell office:value-type="float" office:value="2777">
                <text:p>277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3092">
                <text:p>309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">
                <text:p>790</text:p>
              </table:table-cell>
              <table:table-cell office:value-type="float" office:value="2992">
                <text:p>299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0">
                <text:p>800</text:p>
              </table:table-cell>
              <table:table-cell office:value-type="float" office:value="3064">
                <text:p>306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0">
                <text:p>810</text:p>
              </table:table-cell>
              <table:table-cell office:value-type="float" office:value="3254">
                <text:p>325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0">
                <text:p>820</text:p>
              </table:table-cell>
              <table:table-cell office:value-type="float" office:value="3252">
                <text:p>325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0">
                <text:p>830</text:p>
              </table:table-cell>
              <table:table-cell office:value-type="float" office:value="3400">
                <text:p>34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">
                <text:p>840</text:p>
              </table:table-cell>
              <table:table-cell office:value-type="float" office:value="3250">
                <text:p>325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0">
                <text:p>850</text:p>
              </table:table-cell>
              <table:table-cell office:value-type="float" office:value="3293">
                <text:p>329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0">
                <text:p>860</text:p>
              </table:table-cell>
              <table:table-cell office:value-type="float" office:value="3469">
                <text:p>346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0">
                <text:p>870</text:p>
              </table:table-cell>
              <table:table-cell office:value-type="float" office:value="3498">
                <text:p>349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0">
                <text:p>880</text:p>
              </table:table-cell>
              <table:table-cell office:value-type="float" office:value="3307">
                <text:p>330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0">
                <text:p>890</text:p>
              </table:table-cell>
              <table:table-cell office:value-type="float" office:value="3363">
                <text:p>336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3069">
                <text:p>306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0">
                <text:p>910</text:p>
              </table:table-cell>
              <table:table-cell office:value-type="float" office:value="3052">
                <text:p>305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0">
                <text:p>920</text:p>
              </table:table-cell>
              <table:table-cell office:value-type="float" office:value="3091">
                <text:p>309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">
                <text:p>930</text:p>
              </table:table-cell>
              <table:table-cell office:value-type="float" office:value="3205">
                <text:p>320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">
                <text:p>940</text:p>
              </table:table-cell>
              <table:table-cell office:value-type="float" office:value="3197">
                <text:p>319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">
                <text:p>950</text:p>
              </table:table-cell>
              <table:table-cell office:value-type="float" office:value="3102">
                <text:p>310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">
                <text:p>960</text:p>
              </table:table-cell>
              <table:table-cell office:value-type="float" office:value="3177">
                <text:p>317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0">
                <text:p>970</text:p>
              </table:table-cell>
              <table:table-cell office:value-type="float" office:value="3271">
                <text:p>327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">
                <text:p>980</text:p>
              </table:table-cell>
              <table:table-cell office:value-type="float" office:value="3267">
                <text:p>326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3485">
                <text:p>348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3303">
                <text:p>330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0">
                <text:p>1010</text:p>
              </table:table-cell>
              <table:table-cell office:value-type="float" office:value="3547">
                <text:p>354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0">
                <text:p>1020</text:p>
              </table:table-cell>
              <table:table-cell office:value-type="float" office:value="3354">
                <text:p>33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3539">
                <text:p>353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0">
                <text:p>1040</text:p>
              </table:table-cell>
              <table:table-cell office:value-type="float" office:value="3554">
                <text:p>355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0">
                <text:p>1050</text:p>
              </table:table-cell>
              <table:table-cell office:value-type="float" office:value="3748">
                <text:p>374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0">
                <text:p>1060</text:p>
              </table:table-cell>
              <table:table-cell office:value-type="float" office:value="3913">
                <text:p>391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3728">
                <text:p>372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  <table:table-cell office:value-type="float" office:value="3944">
                <text:p>394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0">
                <text:p>1090</text:p>
              </table:table-cell>
              <table:table-cell office:value-type="float" office:value="3894">
                <text:p>389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0">
                <text:p>1100</text:p>
              </table:table-cell>
              <table:table-cell office:value-type="float" office:value="4090">
                <text:p>409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0">
                <text:p>1110</text:p>
              </table:table-cell>
              <table:table-cell office:value-type="float" office:value="3933">
                <text:p>3933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0">
                <text:p>1120</text:p>
              </table:table-cell>
              <table:table-cell office:value-type="float" office:value="3867">
                <text:p>38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0">
                <text:p>1130</text:p>
              </table:table-cell>
              <table:table-cell office:value-type="float" office:value="3544">
                <text:p>354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0">
                <text:p>1140</text:p>
              </table:table-cell>
              <table:table-cell office:value-type="float" office:value="3435">
                <text:p>343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">
                <text:p>1150</text:p>
              </table:table-cell>
              <table:table-cell office:value-type="float" office:value="3716">
                <text:p>371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3429">
                <text:p>342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0">
                <text:p>1170</text:p>
              </table:table-cell>
              <table:table-cell office:value-type="float" office:value="3521">
                <text:p>352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0">
                <text:p>1180</text:p>
              </table:table-cell>
              <table:table-cell office:value-type="float" office:value="3501">
                <text:p>350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0">
                <text:p>1190</text:p>
              </table:table-cell>
              <table:table-cell office:value-type="float" office:value="3565">
                <text:p>356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3451">
                <text:p>345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0">
                <text:p>1210</text:p>
              </table:table-cell>
              <table:table-cell office:value-type="float" office:value="3768">
                <text:p>376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0">
                <text:p>1220</text:p>
              </table:table-cell>
              <table:table-cell office:value-type="float" office:value="3601">
                <text:p>360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0">
                <text:p>1230</text:p>
              </table:table-cell>
              <table:table-cell office:value-type="float" office:value="3816">
                <text:p>381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0">
                <text:p>1240</text:p>
              </table:table-cell>
              <table:table-cell office:value-type="float" office:value="3763">
                <text:p>376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0">
                <text:p>1250</text:p>
              </table:table-cell>
              <table:table-cell office:value-type="float" office:value="3867">
                <text:p>386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0">
                <text:p>1260</text:p>
              </table:table-cell>
              <table:table-cell office:value-type="float" office:value="3873">
                <text:p>387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0">
                <text:p>1270</text:p>
              </table:table-cell>
              <table:table-cell office:value-type="float" office:value="3807">
                <text:p>380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0">
                <text:p>1280</text:p>
              </table:table-cell>
              <table:table-cell office:value-type="float" office:value="3879">
                <text:p>387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0">
                <text:p>1290</text:p>
              </table:table-cell>
              <table:table-cell office:value-type="float" office:value="3811">
                <text:p>381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0">
                <text:p>1300</text:p>
              </table:table-cell>
              <table:table-cell office:value-type="float" office:value="4076">
                <text:p>407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0">
                <text:p>1310</text:p>
              </table:table-cell>
              <table:table-cell office:value-type="float" office:value="4147">
                <text:p>414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0">
                <text:p>1320</text:p>
              </table:table-cell>
              <table:table-cell office:value-type="float" office:value="3985">
                <text:p>39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0">
                <text:p>1330</text:p>
              </table:table-cell>
              <table:table-cell office:value-type="float" office:value="4077">
                <text:p>407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0">
                <text:p>1340</text:p>
              </table:table-cell>
              <table:table-cell office:value-type="float" office:value="4056">
                <text:p>405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0">
                <text:p>1350</text:p>
              </table:table-cell>
              <table:table-cell office:value-type="float" office:value="4026">
                <text:p>402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0">
                <text:p>1360</text:p>
              </table:table-cell>
              <table:table-cell office:value-type="float" office:value="4247">
                <text:p>424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0">
                <text:p>1370</text:p>
              </table:table-cell>
              <table:table-cell office:value-type="float" office:value="4053">
                <text:p>405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0">
                <text:p>1380</text:p>
              </table:table-cell>
              <table:table-cell office:value-type="float" office:value="4111">
                <text:p>41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0">
                <text:p>1390</text:p>
              </table:table-cell>
              <table:table-cell office:value-type="float" office:value="4239">
                <text:p>423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">
                <text:p>1400</text:p>
              </table:table-cell>
              <table:table-cell office:value-type="float" office:value="4270">
                <text:p>427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0">
                <text:p>1410</text:p>
              </table:table-cell>
              <table:table-cell office:value-type="float" office:value="4507">
                <text:p>450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">
                <text:p>1420</text:p>
              </table:table-cell>
              <table:table-cell office:value-type="float" office:value="4500">
                <text:p>450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0">
                <text:p>1430</text:p>
              </table:table-cell>
              <table:table-cell office:value-type="float" office:value="4572">
                <text:p>457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0">
                <text:p>1440</text:p>
              </table:table-cell>
              <table:table-cell office:value-type="float" office:value="4357">
                <text:p>435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0">
                <text:p>1450</text:p>
              </table:table-cell>
              <table:table-cell office:value-type="float" office:value="4630">
                <text:p>463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0">
                <text:p>1460</text:p>
              </table:table-cell>
              <table:table-cell office:value-type="float" office:value="4506">
                <text:p>450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0">
                <text:p>1470</text:p>
              </table:table-cell>
              <table:table-cell office:value-type="float" office:value="4573">
                <text:p>457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0">
                <text:p>1480</text:p>
              </table:table-cell>
              <table:table-cell office:value-type="float" office:value="4432">
                <text:p>443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0">
                <text:p>1490</text:p>
              </table:table-cell>
              <table:table-cell office:value-type="float" office:value="4614">
                <text:p>46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3889">
                <text:p>388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0">
                <text:p>1510</text:p>
              </table:table-cell>
              <table:table-cell office:value-type="float" office:value="4024">
                <text:p>402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0">
                <text:p>1520</text:p>
              </table:table-cell>
              <table:table-cell office:value-type="float" office:value="3840">
                <text:p>384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0">
                <text:p>1530</text:p>
              </table:table-cell>
              <table:table-cell office:value-type="float" office:value="3762">
                <text:p>376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0">
                <text:p>1540</text:p>
              </table:table-cell>
              <table:table-cell office:value-type="float" office:value="3707">
                <text:p>370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0">
                <text:p>1550</text:p>
              </table:table-cell>
              <table:table-cell office:value-type="float" office:value="3999">
                <text:p>399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0">
                <text:p>1560</text:p>
              </table:table-cell>
              <table:table-cell office:value-type="float" office:value="3960">
                <text:p>396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0">
                <text:p>1570</text:p>
              </table:table-cell>
              <table:table-cell office:value-type="float" office:value="4020">
                <text:p>402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0">
                <text:p>1580</text:p>
              </table:table-cell>
              <table:table-cell office:value-type="float" office:value="4138">
                <text:p>413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0">
                <text:p>1590</text:p>
              </table:table-cell>
              <table:table-cell office:value-type="float" office:value="3971">
                <text:p>397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00">
                <text:p>1600</text:p>
              </table:table-cell>
              <table:table-cell office:value-type="float" office:value="3866">
                <text:p>386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0">
                <text:p>1610</text:p>
              </table:table-cell>
              <table:table-cell office:value-type="float" office:value="3991">
                <text:p>399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0">
                <text:p>1620</text:p>
              </table:table-cell>
              <table:table-cell office:value-type="float" office:value="4232">
                <text:p>423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0">
                <text:p>1630</text:p>
              </table:table-cell>
              <table:table-cell office:value-type="float" office:value="4181">
                <text:p>418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0">
                <text:p>1640</text:p>
              </table:table-cell>
              <table:table-cell office:value-type="float" office:value="4113">
                <text:p>411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0">
                <text:p>1650</text:p>
              </table:table-cell>
              <table:table-cell office:value-type="float" office:value="4160">
                <text:p>41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0">
                <text:p>1660</text:p>
              </table:table-cell>
              <table:table-cell office:value-type="float" office:value="4322">
                <text:p>432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0">
                <text:p>1670</text:p>
              </table:table-cell>
              <table:table-cell office:value-type="float" office:value="4168">
                <text:p>416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0">
                <text:p>1680</text:p>
              </table:table-cell>
              <table:table-cell office:value-type="float" office:value="4015">
                <text:p>401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0">
                <text:p>1690</text:p>
              </table:table-cell>
              <table:table-cell office:value-type="float" office:value="4264">
                <text:p>426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0">
                <text:p>1700</text:p>
              </table:table-cell>
              <table:table-cell office:value-type="float" office:value="4157">
                <text:p>415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0">
                <text:p>1710</text:p>
              </table:table-cell>
              <table:table-cell office:value-type="float" office:value="4404">
                <text:p>440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0">
                <text:p>1720</text:p>
              </table:table-cell>
              <table:table-cell office:value-type="float" office:value="4319">
                <text:p>43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0">
                <text:p>1730</text:p>
              </table:table-cell>
              <table:table-cell office:value-type="float" office:value="4322">
                <text:p>432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0">
                <text:p>1740</text:p>
              </table:table-cell>
              <table:table-cell office:value-type="float" office:value="4399">
                <text:p>439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0">
                <text:p>1750</text:p>
              </table:table-cell>
              <table:table-cell office:value-type="float" office:value="4774">
                <text:p>477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0">
                <text:p>1760</text:p>
              </table:table-cell>
              <table:table-cell office:value-type="float" office:value="4509">
                <text:p>450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0">
                <text:p>1770</text:p>
              </table:table-cell>
              <table:table-cell office:value-type="float" office:value="4357">
                <text:p>43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0">
                <text:p>1780</text:p>
              </table:table-cell>
              <table:table-cell office:value-type="float" office:value="4519">
                <text:p>451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4503">
                <text:p>450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">
                <text:p>1800</text:p>
              </table:table-cell>
              <table:table-cell office:value-type="float" office:value="4165">
                <text:p>416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0">
                <text:p>1810</text:p>
              </table:table-cell>
              <table:table-cell office:value-type="float" office:value="4088">
                <text:p>408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0">
                <text:p>1820</text:p>
              </table:table-cell>
              <table:table-cell office:value-type="float" office:value="4663">
                <text:p>466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">
                <text:p>1830</text:p>
              </table:table-cell>
              <table:table-cell office:value-type="float" office:value="4859">
                <text:p>485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0">
                <text:p>1840</text:p>
              </table:table-cell>
              <table:table-cell office:value-type="float" office:value="4561">
                <text:p>456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0">
                <text:p>1850</text:p>
              </table:table-cell>
              <table:table-cell office:value-type="float" office:value="4575">
                <text:p>457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0">
                <text:p>1860</text:p>
              </table:table-cell>
              <table:table-cell office:value-type="float" office:value="4632">
                <text:p>463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0">
                <text:p>1870</text:p>
              </table:table-cell>
              <table:table-cell office:value-type="float" office:value="4707">
                <text:p>470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0">
                <text:p>1880</text:p>
              </table:table-cell>
              <table:table-cell office:value-type="float" office:value="4893">
                <text:p>489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0">
                <text:p>1890</text:p>
              </table:table-cell>
              <table:table-cell office:value-type="float" office:value="4835">
                <text:p>4835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4602">
                <text:p>460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0">
                <text:p>1910</text:p>
              </table:table-cell>
              <table:table-cell office:value-type="float" office:value="4647">
                <text:p>464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20">
                <text:p>1920</text:p>
              </table:table-cell>
              <table:table-cell office:value-type="float" office:value="4971">
                <text:p>497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0">
                <text:p>1930</text:p>
              </table:table-cell>
              <table:table-cell office:value-type="float" office:value="4989">
                <text:p>4989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0">
                <text:p>1940</text:p>
              </table:table-cell>
              <table:table-cell office:value-type="float" office:value="5158">
                <text:p>515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0">
                <text:p>1950</text:p>
              </table:table-cell>
              <table:table-cell office:value-type="float" office:value="4894">
                <text:p>489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0">
                <text:p>1960</text:p>
              </table:table-cell>
              <table:table-cell office:value-type="float" office:value="4892">
                <text:p>489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0">
                <text:p>1970</text:p>
              </table:table-cell>
              <table:table-cell office:value-type="float" office:value="5051">
                <text:p>505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0">
                <text:p>1980</text:p>
              </table:table-cell>
              <table:table-cell office:value-type="float" office:value="5090">
                <text:p>509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0">
                <text:p>1990</text:p>
              </table:table-cell>
              <table:table-cell office:value-type="float" office:value="5365">
                <text:p>536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  <table:table-cell office:value-type="float" office:value="5155">
                <text:p>515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0">
                <text:p>2010</text:p>
              </table:table-cell>
              <table:table-cell office:value-type="float" office:value="5310">
                <text:p>531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20">
                <text:p>2020</text:p>
              </table:table-cell>
              <table:table-cell office:value-type="float" office:value="5336">
                <text:p>533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0">
                <text:p>2030</text:p>
              </table:table-cell>
              <table:table-cell office:value-type="float" office:value="5222">
                <text:p>52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0">
                <text:p>2040</text:p>
              </table:table-cell>
              <table:table-cell office:value-type="float" office:value="5327">
                <text:p>532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0">
                <text:p>2050</text:p>
              </table:table-cell>
              <table:table-cell office:value-type="float" office:value="5124">
                <text:p>512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0">
                <text:p>2060</text:p>
              </table:table-cell>
              <table:table-cell office:value-type="float" office:value="5377">
                <text:p>537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0">
                <text:p>2070</text:p>
              </table:table-cell>
              <table:table-cell office:value-type="float" office:value="5116">
                <text:p>511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0">
                <text:p>2080</text:p>
              </table:table-cell>
              <table:table-cell office:value-type="float" office:value="5379">
                <text:p>53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0">
                <text:p>2090</text:p>
              </table:table-cell>
              <table:table-cell office:value-type="float" office:value="5346">
                <text:p>534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00">
                <text:p>2100</text:p>
              </table:table-cell>
              <table:table-cell office:value-type="float" office:value="5625">
                <text:p>562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10">
                <text:p>2110</text:p>
              </table:table-cell>
              <table:table-cell office:value-type="float" office:value="5648">
                <text:p>564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0">
                <text:p>2120</text:p>
              </table:table-cell>
              <table:table-cell office:value-type="float" office:value="5786">
                <text:p>578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0">
                <text:p>2130</text:p>
              </table:table-cell>
              <table:table-cell office:value-type="float" office:value="5612">
                <text:p>561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0">
                <text:p>2140</text:p>
              </table:table-cell>
              <table:table-cell office:value-type="float" office:value="5482">
                <text:p>548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0">
                <text:p>2150</text:p>
              </table:table-cell>
              <table:table-cell office:value-type="float" office:value="5579">
                <text:p>557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0">
                <text:p>2160</text:p>
              </table:table-cell>
              <table:table-cell office:value-type="float" office:value="5587">
                <text:p>558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70">
                <text:p>2170</text:p>
              </table:table-cell>
              <table:table-cell office:value-type="float" office:value="5817">
                <text:p>581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80">
                <text:p>2180</text:p>
              </table:table-cell>
              <table:table-cell office:value-type="float" office:value="5730">
                <text:p>573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90">
                <text:p>2190</text:p>
              </table:table-cell>
              <table:table-cell office:value-type="float" office:value="5834">
                <text:p>583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00">
                <text:p>2200</text:p>
              </table:table-cell>
              <table:table-cell office:value-type="float" office:value="5973">
                <text:p>597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10">
                <text:p>2210</text:p>
              </table:table-cell>
              <table:table-cell office:value-type="float" office:value="5552">
                <text:p>555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20">
                <text:p>2220</text:p>
              </table:table-cell>
              <table:table-cell office:value-type="float" office:value="5485">
                <text:p>548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30">
                <text:p>2230</text:p>
              </table:table-cell>
              <table:table-cell office:value-type="float" office:value="5758">
                <text:p>575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0">
                <text:p>2240</text:p>
              </table:table-cell>
              <table:table-cell office:value-type="float" office:value="5977">
                <text:p>597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0">
                <text:p>2250</text:p>
              </table:table-cell>
              <table:table-cell office:value-type="float" office:value="5166">
                <text:p>516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60">
                <text:p>2260</text:p>
              </table:table-cell>
              <table:table-cell office:value-type="float" office:value="4990">
                <text:p>499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70">
                <text:p>2270</text:p>
              </table:table-cell>
              <table:table-cell office:value-type="float" office:value="5127">
                <text:p>512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80">
                <text:p>2280</text:p>
              </table:table-cell>
              <table:table-cell office:value-type="float" office:value="4578">
                <text:p>457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0">
                <text:p>2290</text:p>
              </table:table-cell>
              <table:table-cell office:value-type="float" office:value="4810">
                <text:p>481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00">
                <text:p>2300</text:p>
              </table:table-cell>
              <table:table-cell office:value-type="float" office:value="5199">
                <text:p>519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0">
                <text:p>2310</text:p>
              </table:table-cell>
              <table:table-cell office:value-type="float" office:value="4748">
                <text:p>474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20">
                <text:p>2320</text:p>
              </table:table-cell>
              <table:table-cell office:value-type="float" office:value="4645">
                <text:p>464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30">
                <text:p>2330</text:p>
              </table:table-cell>
              <table:table-cell office:value-type="float" office:value="4835">
                <text:p>483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0">
                <text:p>2340</text:p>
              </table:table-cell>
              <table:table-cell office:value-type="float" office:value="4970">
                <text:p>497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50">
                <text:p>2350</text:p>
              </table:table-cell>
              <table:table-cell office:value-type="float" office:value="4990">
                <text:p>499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0">
                <text:p>2360</text:p>
              </table:table-cell>
              <table:table-cell office:value-type="float" office:value="4707">
                <text:p>4707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70">
                <text:p>2370</text:p>
              </table:table-cell>
              <table:table-cell office:value-type="float" office:value="4899">
                <text:p>489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0">
                <text:p>2380</text:p>
              </table:table-cell>
              <table:table-cell office:value-type="float" office:value="4979">
                <text:p>497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0">
                <text:p>2390</text:p>
              </table:table-cell>
              <table:table-cell office:value-type="float" office:value="4833">
                <text:p>483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0">
                <text:p>2400</text:p>
              </table:table-cell>
              <table:table-cell office:value-type="float" office:value="4934">
                <text:p>493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0">
                <text:p>2410</text:p>
              </table:table-cell>
              <table:table-cell office:value-type="float" office:value="5088">
                <text:p>508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0">
                <text:p>2420</text:p>
              </table:table-cell>
              <table:table-cell office:value-type="float" office:value="5034">
                <text:p>503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0">
                <text:p>2430</text:p>
              </table:table-cell>
              <table:table-cell office:value-type="float" office:value="4877">
                <text:p>487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0">
                <text:p>2440</text:p>
              </table:table-cell>
              <table:table-cell office:value-type="float" office:value="4839">
                <text:p>4839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50">
                <text:p>2450</text:p>
              </table:table-cell>
              <table:table-cell office:value-type="float" office:value="5051">
                <text:p>505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0">
                <text:p>2460</text:p>
              </table:table-cell>
              <table:table-cell office:value-type="float" office:value="4972">
                <text:p>497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70">
                <text:p>2470</text:p>
              </table:table-cell>
              <table:table-cell office:value-type="float" office:value="5145">
                <text:p>514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0">
                <text:p>2480</text:p>
              </table:table-cell>
              <table:table-cell office:value-type="float" office:value="5040">
                <text:p>5040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0">
                <text:p>2490</text:p>
              </table:table-cell>
              <table:table-cell office:value-type="float" office:value="5007">
                <text:p>500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0">
                <text:p>2500</text:p>
              </table:table-cell>
              <table:table-cell office:value-type="float" office:value="5068">
                <text:p>506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10">
                <text:p>2510</text:p>
              </table:table-cell>
              <table:table-cell office:value-type="float" office:value="4759">
                <text:p>475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20">
                <text:p>2520</text:p>
              </table:table-cell>
              <table:table-cell office:value-type="float" office:value="5006">
                <text:p>500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30">
                <text:p>2530</text:p>
              </table:table-cell>
              <table:table-cell office:value-type="float" office:value="5318">
                <text:p>531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0">
                <text:p>2540</text:p>
              </table:table-cell>
              <table:table-cell office:value-type="float" office:value="4930">
                <text:p>493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0">
                <text:p>2550</text:p>
              </table:table-cell>
              <table:table-cell office:value-type="float" office:value="4774">
                <text:p>477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0">
                <text:p>2560</text:p>
              </table:table-cell>
              <table:table-cell office:value-type="float" office:value="4940">
                <text:p>494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70">
                <text:p>2570</text:p>
              </table:table-cell>
              <table:table-cell office:value-type="float" office:value="4973">
                <text:p>497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80">
                <text:p>2580</text:p>
              </table:table-cell>
              <table:table-cell office:value-type="float" office:value="5253">
                <text:p>525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0">
                <text:p>2590</text:p>
              </table:table-cell>
              <table:table-cell office:value-type="float" office:value="4981">
                <text:p>498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0">
                <text:p>2600</text:p>
              </table:table-cell>
              <table:table-cell office:value-type="float" office:value="5426">
                <text:p>542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0">
                <text:p>2610</text:p>
              </table:table-cell>
              <table:table-cell office:value-type="float" office:value="5385">
                <text:p>538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20">
                <text:p>2620</text:p>
              </table:table-cell>
              <table:table-cell office:value-type="float" office:value="5597">
                <text:p>559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30">
                <text:p>2630</text:p>
              </table:table-cell>
              <table:table-cell office:value-type="float" office:value="5239">
                <text:p>523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40">
                <text:p>2640</text:p>
              </table:table-cell>
              <table:table-cell office:value-type="float" office:value="4885">
                <text:p>488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50">
                <text:p>2650</text:p>
              </table:table-cell>
              <table:table-cell office:value-type="float" office:value="5369">
                <text:p>536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60">
                <text:p>2660</text:p>
              </table:table-cell>
              <table:table-cell office:value-type="float" office:value="5261">
                <text:p>526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70">
                <text:p>2670</text:p>
              </table:table-cell>
              <table:table-cell office:value-type="float" office:value="5201">
                <text:p>520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80">
                <text:p>2680</text:p>
              </table:table-cell>
              <table:table-cell office:value-type="float" office:value="5225">
                <text:p>522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0">
                <text:p>2690</text:p>
              </table:table-cell>
              <table:table-cell office:value-type="float" office:value="5292">
                <text:p>52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0">
                <text:p>2700</text:p>
              </table:table-cell>
              <table:table-cell office:value-type="float" office:value="5439">
                <text:p>543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10">
                <text:p>2710</text:p>
              </table:table-cell>
              <table:table-cell office:value-type="float" office:value="5550">
                <text:p>555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20">
                <text:p>2720</text:p>
              </table:table-cell>
              <table:table-cell office:value-type="float" office:value="5907">
                <text:p>590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30">
                <text:p>2730</text:p>
              </table:table-cell>
              <table:table-cell office:value-type="float" office:value="5179">
                <text:p>517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0">
                <text:p>2740</text:p>
              </table:table-cell>
              <table:table-cell office:value-type="float" office:value="5489">
                <text:p>548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0">
                <text:p>2750</text:p>
              </table:table-cell>
              <table:table-cell office:value-type="float" office:value="5475">
                <text:p>547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0">
                <text:p>2760</text:p>
              </table:table-cell>
              <table:table-cell office:value-type="float" office:value="5238">
                <text:p>523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70">
                <text:p>2770</text:p>
              </table:table-cell>
              <table:table-cell office:value-type="float" office:value="5563">
                <text:p>556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80">
                <text:p>2780</text:p>
              </table:table-cell>
              <table:table-cell office:value-type="float" office:value="5027">
                <text:p>502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0">
                <text:p>2790</text:p>
              </table:table-cell>
              <table:table-cell office:value-type="float" office:value="5178">
                <text:p>517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0">
                <text:p>2800</text:p>
              </table:table-cell>
              <table:table-cell office:value-type="float" office:value="5340">
                <text:p>53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10">
                <text:p>2810</text:p>
              </table:table-cell>
              <table:table-cell office:value-type="float" office:value="5996">
                <text:p>599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20">
                <text:p>2820</text:p>
              </table:table-cell>
              <table:table-cell office:value-type="float" office:value="5670">
                <text:p>567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30">
                <text:p>2830</text:p>
              </table:table-cell>
              <table:table-cell office:value-type="float" office:value="5273">
                <text:p>52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40">
                <text:p>2840</text:p>
              </table:table-cell>
              <table:table-cell office:value-type="float" office:value="5503">
                <text:p>550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50">
                <text:p>2850</text:p>
              </table:table-cell>
              <table:table-cell office:value-type="float" office:value="5477">
                <text:p>547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60">
                <text:p>2860</text:p>
              </table:table-cell>
              <table:table-cell office:value-type="float" office:value="5442">
                <text:p>544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70">
                <text:p>2870</text:p>
              </table:table-cell>
              <table:table-cell office:value-type="float" office:value="5378">
                <text:p>53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0">
                <text:p>2880</text:p>
              </table:table-cell>
              <table:table-cell office:value-type="float" office:value="5223">
                <text:p>522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90">
                <text:p>2890</text:p>
              </table:table-cell>
              <table:table-cell office:value-type="float" office:value="5140">
                <text:p>514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0">
                <text:p>2900</text:p>
              </table:table-cell>
              <table:table-cell office:value-type="float" office:value="5379">
                <text:p>537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10">
                <text:p>2910</text:p>
              </table:table-cell>
              <table:table-cell office:value-type="float" office:value="5592">
                <text:p>559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20">
                <text:p>2920</text:p>
              </table:table-cell>
              <table:table-cell office:value-type="float" office:value="5516">
                <text:p>551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30">
                <text:p>2930</text:p>
              </table:table-cell>
              <table:table-cell office:value-type="float" office:value="6036">
                <text:p>603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40">
                <text:p>2940</text:p>
              </table:table-cell>
              <table:table-cell office:value-type="float" office:value="5430">
                <text:p>543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0">
                <text:p>2950</text:p>
              </table:table-cell>
              <table:table-cell office:value-type="float" office:value="5487">
                <text:p>548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0">
                <text:p>2960</text:p>
              </table:table-cell>
              <table:table-cell office:value-type="float" office:value="5499">
                <text:p>549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70">
                <text:p>2970</text:p>
              </table:table-cell>
              <table:table-cell office:value-type="float" office:value="5956">
                <text:p>595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0">
                <text:p>2980</text:p>
              </table:table-cell>
              <table:table-cell office:value-type="float" office:value="6426">
                <text:p>642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0">
                <text:p>2990</text:p>
              </table:table-cell>
              <table:table-cell office:value-type="float" office:value="5210">
                <text:p>52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0">
                <text:p>3000</text:p>
              </table:table-cell>
              <table:table-cell office:value-type="float" office:value="5088">
                <text:p>508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0">
                <text:p>3010</text:p>
              </table:table-cell>
              <table:table-cell office:value-type="float" office:value="5318">
                <text:p>531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0">
                <text:p>3020</text:p>
              </table:table-cell>
              <table:table-cell office:value-type="float" office:value="5338">
                <text:p>533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30">
                <text:p>3030</text:p>
              </table:table-cell>
              <table:table-cell office:value-type="float" office:value="5539">
                <text:p>55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0">
                <text:p>3040</text:p>
              </table:table-cell>
              <table:table-cell office:value-type="float" office:value="5583">
                <text:p>558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0">
                <text:p>3050</text:p>
              </table:table-cell>
              <table:table-cell office:value-type="float" office:value="5600">
                <text:p>560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0">
                <text:p>3060</text:p>
              </table:table-cell>
              <table:table-cell office:value-type="float" office:value="5377">
                <text:p>537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0">
                <text:p>3070</text:p>
              </table:table-cell>
              <table:table-cell office:value-type="float" office:value="5682">
                <text:p>56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0">
                <text:p>3080</text:p>
              </table:table-cell>
              <table:table-cell office:value-type="float" office:value="5784">
                <text:p>5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0">
                <text:p>3090</text:p>
              </table:table-cell>
              <table:table-cell office:value-type="float" office:value="5817">
                <text:p>581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0">
                <text:p>3100</text:p>
              </table:table-cell>
              <table:table-cell office:value-type="float" office:value="5712">
                <text:p>571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10">
                <text:p>3110</text:p>
              </table:table-cell>
              <table:table-cell office:value-type="float" office:value="5709">
                <text:p>570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0">
                <text:p>3120</text:p>
              </table:table-cell>
              <table:table-cell office:value-type="float" office:value="5724">
                <text:p>572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30">
                <text:p>3130</text:p>
              </table:table-cell>
              <table:table-cell office:value-type="float" office:value="5726">
                <text:p>572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40">
                <text:p>3140</text:p>
              </table:table-cell>
              <table:table-cell office:value-type="float" office:value="5458">
                <text:p>545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0">
                <text:p>3150</text:p>
              </table:table-cell>
              <table:table-cell office:value-type="float" office:value="5735">
                <text:p>573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0">
                <text:p>3160</text:p>
              </table:table-cell>
              <table:table-cell office:value-type="float" office:value="6039">
                <text:p>603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70">
                <text:p>3170</text:p>
              </table:table-cell>
              <table:table-cell office:value-type="float" office:value="6101">
                <text:p>610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">
                <text:p>3180</text:p>
              </table:table-cell>
              <table:table-cell office:value-type="float" office:value="5783">
                <text:p>578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0">
                <text:p>3190</text:p>
              </table:table-cell>
              <table:table-cell office:value-type="float" office:value="5912">
                <text:p>591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00">
                <text:p>3200</text:p>
              </table:table-cell>
              <table:table-cell office:value-type="float" office:value="6100">
                <text:p>610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0">
                <text:p>3210</text:p>
              </table:table-cell>
              <table:table-cell office:value-type="float" office:value="5886">
                <text:p>588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0">
                <text:p>3220</text:p>
              </table:table-cell>
              <table:table-cell office:value-type="float" office:value="5949">
                <text:p>594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30">
                <text:p>3230</text:p>
              </table:table-cell>
              <table:table-cell office:value-type="float" office:value="6246">
                <text:p>624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0">
                <text:p>3240</text:p>
              </table:table-cell>
              <table:table-cell office:value-type="float" office:value="6651">
                <text:p>665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50">
                <text:p>3250</text:p>
              </table:table-cell>
              <table:table-cell office:value-type="float" office:value="6279">
                <text:p>627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0">
                <text:p>3260</text:p>
              </table:table-cell>
              <table:table-cell office:value-type="float" office:value="6654">
                <text:p>665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70">
                <text:p>3270</text:p>
              </table:table-cell>
              <table:table-cell office:value-type="float" office:value="5806">
                <text:p>580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80">
                <text:p>3280</text:p>
              </table:table-cell>
              <table:table-cell office:value-type="float" office:value="5969">
                <text:p>596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90">
                <text:p>3290</text:p>
              </table:table-cell>
              <table:table-cell office:value-type="float" office:value="6110">
                <text:p>611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00">
                <text:p>3300</text:p>
              </table:table-cell>
              <table:table-cell office:value-type="float" office:value="6417">
                <text:p>641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10">
                <text:p>3310</text:p>
              </table:table-cell>
              <table:table-cell office:value-type="float" office:value="6077">
                <text:p>607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20">
                <text:p>3320</text:p>
              </table:table-cell>
              <table:table-cell office:value-type="float" office:value="6442">
                <text:p>644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30">
                <text:p>3330</text:p>
              </table:table-cell>
              <table:table-cell office:value-type="float" office:value="6081">
                <text:p>608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40">
                <text:p>3340</text:p>
              </table:table-cell>
              <table:table-cell office:value-type="float" office:value="6468">
                <text:p>646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50">
                <text:p>3350</text:p>
              </table:table-cell>
              <table:table-cell office:value-type="float" office:value="6242">
                <text:p>624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0">
                <text:p>3360</text:p>
              </table:table-cell>
              <table:table-cell office:value-type="float" office:value="6254">
                <text:p>625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70">
                <text:p>3370</text:p>
              </table:table-cell>
              <table:table-cell office:value-type="float" office:value="6339">
                <text:p>633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80">
                <text:p>3380</text:p>
              </table:table-cell>
              <table:table-cell office:value-type="float" office:value="6937">
                <text:p>693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90">
                <text:p>3390</text:p>
              </table:table-cell>
              <table:table-cell office:value-type="float" office:value="6499">
                <text:p>649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00">
                <text:p>3400</text:p>
              </table:table-cell>
              <table:table-cell office:value-type="float" office:value="6352">
                <text:p>635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10">
                <text:p>3410</text:p>
              </table:table-cell>
              <table:table-cell office:value-type="float" office:value="6245">
                <text:p>624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20">
                <text:p>3420</text:p>
              </table:table-cell>
              <table:table-cell office:value-type="float" office:value="6144">
                <text:p>614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30">
                <text:p>3430</text:p>
              </table:table-cell>
              <table:table-cell office:value-type="float" office:value="5991">
                <text:p>599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40">
                <text:p>3440</text:p>
              </table:table-cell>
              <table:table-cell office:value-type="float" office:value="6568">
                <text:p>656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50">
                <text:p>3450</text:p>
              </table:table-cell>
              <table:table-cell office:value-type="float" office:value="6259">
                <text:p>625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0">
                <text:p>3460</text:p>
              </table:table-cell>
              <table:table-cell office:value-type="float" office:value="6341">
                <text:p>634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70">
                <text:p>3470</text:p>
              </table:table-cell>
              <table:table-cell office:value-type="float" office:value="6143">
                <text:p>614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80">
                <text:p>3480</text:p>
              </table:table-cell>
              <table:table-cell office:value-type="float" office:value="6070">
                <text:p>60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0">
                <text:p>3490</text:p>
              </table:table-cell>
              <table:table-cell office:value-type="float" office:value="6538">
                <text:p>653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00">
                <text:p>3500</text:p>
              </table:table-cell>
              <table:table-cell office:value-type="float" office:value="6834">
                <text:p>683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0">
                <text:p>3510</text:p>
              </table:table-cell>
              <table:table-cell office:value-type="float" office:value="6725">
                <text:p>672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20">
                <text:p>3520</text:p>
              </table:table-cell>
              <table:table-cell office:value-type="float" office:value="6603">
                <text:p>660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30">
                <text:p>3530</text:p>
              </table:table-cell>
              <table:table-cell office:value-type="float" office:value="6649">
                <text:p>6649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0">
                <text:p>3540</text:p>
              </table:table-cell>
              <table:table-cell office:value-type="float" office:value="6826">
                <text:p>682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50">
                <text:p>3550</text:p>
              </table:table-cell>
              <table:table-cell office:value-type="float" office:value="6451">
                <text:p>645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60">
                <text:p>3560</text:p>
              </table:table-cell>
              <table:table-cell office:value-type="float" office:value="6505">
                <text:p>6505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0">
                <text:p>3570</text:p>
              </table:table-cell>
              <table:table-cell office:value-type="float" office:value="6370">
                <text:p>637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80">
                <text:p>3580</text:p>
              </table:table-cell>
              <table:table-cell office:value-type="float" office:value="6636">
                <text:p>663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0">
                <text:p>3590</text:p>
              </table:table-cell>
              <table:table-cell office:value-type="float" office:value="6779">
                <text:p>677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0">
                <text:p>3600</text:p>
              </table:table-cell>
              <table:table-cell office:value-type="float" office:value="6519">
                <text:p>651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0">
                <text:p>3610</text:p>
              </table:table-cell>
              <table:table-cell office:value-type="float" office:value="6689">
                <text:p>668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20">
                <text:p>3620</text:p>
              </table:table-cell>
              <table:table-cell office:value-type="float" office:value="6362">
                <text:p>636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30">
                <text:p>3630</text:p>
              </table:table-cell>
              <table:table-cell office:value-type="float" office:value="6585">
                <text:p>658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40">
                <text:p>3640</text:p>
              </table:table-cell>
              <table:table-cell office:value-type="float" office:value="7185">
                <text:p>718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50">
                <text:p>3650</text:p>
              </table:table-cell>
              <table:table-cell office:value-type="float" office:value="6246">
                <text:p>6246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60">
                <text:p>3660</text:p>
              </table:table-cell>
              <table:table-cell office:value-type="float" office:value="6770">
                <text:p>677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70">
                <text:p>3670</text:p>
              </table:table-cell>
              <table:table-cell office:value-type="float" office:value="7450">
                <text:p>745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80">
                <text:p>3680</text:p>
              </table:table-cell>
              <table:table-cell office:value-type="float" office:value="7210">
                <text:p>721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0">
                <text:p>3690</text:p>
              </table:table-cell>
              <table:table-cell office:value-type="float" office:value="7432">
                <text:p>743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00">
                <text:p>3700</text:p>
              </table:table-cell>
              <table:table-cell office:value-type="float" office:value="7620">
                <text:p>7620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10">
                <text:p>3710</text:p>
              </table:table-cell>
              <table:table-cell office:value-type="float" office:value="7457">
                <text:p>745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20">
                <text:p>3720</text:p>
              </table:table-cell>
              <table:table-cell office:value-type="float" office:value="7480">
                <text:p>748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30">
                <text:p>3730</text:p>
              </table:table-cell>
              <table:table-cell office:value-type="float" office:value="7471">
                <text:p>747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40">
                <text:p>3740</text:p>
              </table:table-cell>
              <table:table-cell office:value-type="float" office:value="7557">
                <text:p>755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0">
                <text:p>3750</text:p>
              </table:table-cell>
              <table:table-cell office:value-type="float" office:value="7819">
                <text:p>781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60">
                <text:p>3760</text:p>
              </table:table-cell>
              <table:table-cell office:value-type="float" office:value="7567">
                <text:p>756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70">
                <text:p>3770</text:p>
              </table:table-cell>
              <table:table-cell office:value-type="float" office:value="7582">
                <text:p>758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80">
                <text:p>3780</text:p>
              </table:table-cell>
              <table:table-cell office:value-type="float" office:value="7972">
                <text:p>797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90">
                <text:p>3790</text:p>
              </table:table-cell>
              <table:table-cell office:value-type="float" office:value="7893">
                <text:p>789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00">
                <text:p>3800</text:p>
              </table:table-cell>
              <table:table-cell office:value-type="float" office:value="8165">
                <text:p>816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10">
                <text:p>3810</text:p>
              </table:table-cell>
              <table:table-cell office:value-type="float" office:value="7679">
                <text:p>76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20">
                <text:p>3820</text:p>
              </table:table-cell>
              <table:table-cell office:value-type="float" office:value="7567">
                <text:p>756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30">
                <text:p>3830</text:p>
              </table:table-cell>
              <table:table-cell office:value-type="float" office:value="6907">
                <text:p>690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40">
                <text:p>3840</text:p>
              </table:table-cell>
              <table:table-cell office:value-type="float" office:value="7399">
                <text:p>739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50">
                <text:p>3850</text:p>
              </table:table-cell>
              <table:table-cell office:value-type="float" office:value="7121">
                <text:p>712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0">
                <text:p>3860</text:p>
              </table:table-cell>
              <table:table-cell office:value-type="float" office:value="7803">
                <text:p>780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0">
                <text:p>3870</text:p>
              </table:table-cell>
              <table:table-cell office:value-type="float" office:value="7696">
                <text:p>769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0">
                <text:p>3880</text:p>
              </table:table-cell>
              <table:table-cell office:value-type="float" office:value="7994">
                <text:p>799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0">
                <text:p>3890</text:p>
              </table:table-cell>
              <table:table-cell office:value-type="float" office:value="7431">
                <text:p>74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0">
                <text:p>3900</text:p>
              </table:table-cell>
              <table:table-cell office:value-type="float" office:value="7914">
                <text:p>791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10">
                <text:p>3910</text:p>
              </table:table-cell>
              <table:table-cell office:value-type="float" office:value="7871">
                <text:p>787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0">
                <text:p>3920</text:p>
              </table:table-cell>
              <table:table-cell office:value-type="float" office:value="7976">
                <text:p>797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30">
                <text:p>3930</text:p>
              </table:table-cell>
              <table:table-cell office:value-type="float" office:value="7506">
                <text:p>750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40">
                <text:p>3940</text:p>
              </table:table-cell>
              <table:table-cell office:value-type="float" office:value="7700">
                <text:p>770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0">
                <text:p>3950</text:p>
              </table:table-cell>
              <table:table-cell office:value-type="float" office:value="7406">
                <text:p>740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60">
                <text:p>3960</text:p>
              </table:table-cell>
              <table:table-cell office:value-type="float" office:value="7700">
                <text:p>770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70">
                <text:p>3970</text:p>
              </table:table-cell>
              <table:table-cell office:value-type="float" office:value="7940">
                <text:p>794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0">
                <text:p>3980</text:p>
              </table:table-cell>
              <table:table-cell office:value-type="float" office:value="8434">
                <text:p>843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90">
                <text:p>3990</text:p>
              </table:table-cell>
              <table:table-cell office:value-type="float" office:value="8528">
                <text:p>852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  <table:table-cell office:value-type="float" office:value="8113">
                <text:p>811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10">
                <text:p>4010</text:p>
              </table:table-cell>
              <table:table-cell office:value-type="float" office:value="8482">
                <text:p>848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20">
                <text:p>4020</text:p>
              </table:table-cell>
              <table:table-cell office:value-type="float" office:value="8041">
                <text:p>804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30">
                <text:p>4030</text:p>
              </table:table-cell>
              <table:table-cell office:value-type="float" office:value="7589">
                <text:p>758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40">
                <text:p>4040</text:p>
              </table:table-cell>
              <table:table-cell office:value-type="float" office:value="7689">
                <text:p>768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50">
                <text:p>4050</text:p>
              </table:table-cell>
              <table:table-cell office:value-type="float" office:value="8456">
                <text:p>8456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60">
                <text:p>4060</text:p>
              </table:table-cell>
              <table:table-cell office:value-type="float" office:value="8374">
                <text:p>837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70">
                <text:p>4070</text:p>
              </table:table-cell>
              <table:table-cell office:value-type="float" office:value="7842">
                <text:p>784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80">
                <text:p>4080</text:p>
              </table:table-cell>
              <table:table-cell office:value-type="float" office:value="8500">
                <text:p>85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0">
                <text:p>4090</text:p>
              </table:table-cell>
              <table:table-cell office:value-type="float" office:value="8385">
                <text:p>838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00">
                <text:p>4100</text:p>
              </table:table-cell>
              <table:table-cell office:value-type="float" office:value="8099">
                <text:p>80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10">
                <text:p>4110</text:p>
              </table:table-cell>
              <table:table-cell office:value-type="float" office:value="8649">
                <text:p>864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20">
                <text:p>4120</text:p>
              </table:table-cell>
              <table:table-cell office:value-type="float" office:value="8338">
                <text:p>833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30">
                <text:p>4130</text:p>
              </table:table-cell>
              <table:table-cell office:value-type="float" office:value="8159">
                <text:p>815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40">
                <text:p>4140</text:p>
              </table:table-cell>
              <table:table-cell office:value-type="float" office:value="8044">
                <text:p>804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50">
                <text:p>4150</text:p>
              </table:table-cell>
              <table:table-cell office:value-type="float" office:value="8102">
                <text:p>8102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0">
                <text:p>4160</text:p>
              </table:table-cell>
              <table:table-cell office:value-type="float" office:value="8318">
                <text:p>831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70">
                <text:p>4170</text:p>
              </table:table-cell>
              <table:table-cell office:value-type="float" office:value="8068">
                <text:p>806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80">
                <text:p>4180</text:p>
              </table:table-cell>
              <table:table-cell office:value-type="float" office:value="8265">
                <text:p>826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90">
                <text:p>4190</text:p>
              </table:table-cell>
              <table:table-cell office:value-type="float" office:value="9053">
                <text:p>905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00">
                <text:p>4200</text:p>
              </table:table-cell>
              <table:table-cell office:value-type="float" office:value="8931">
                <text:p>893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10">
                <text:p>4210</text:p>
              </table:table-cell>
              <table:table-cell office:value-type="float" office:value="8899">
                <text:p>889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20">
                <text:p>4220</text:p>
              </table:table-cell>
              <table:table-cell office:value-type="float" office:value="9128">
                <text:p>912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0">
                <text:p>4230</text:p>
              </table:table-cell>
              <table:table-cell office:value-type="float" office:value="9223">
                <text:p>922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40">
                <text:p>4240</text:p>
              </table:table-cell>
              <table:table-cell office:value-type="float" office:value="9451">
                <text:p>94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50">
                <text:p>4250</text:p>
              </table:table-cell>
              <table:table-cell office:value-type="float" office:value="8556">
                <text:p>855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0">
                <text:p>4260</text:p>
              </table:table-cell>
              <table:table-cell office:value-type="float" office:value="8433">
                <text:p>843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70">
                <text:p>4270</text:p>
              </table:table-cell>
              <table:table-cell office:value-type="float" office:value="8219">
                <text:p>821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80">
                <text:p>4280</text:p>
              </table:table-cell>
              <table:table-cell office:value-type="float" office:value="8349">
                <text:p>834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90">
                <text:p>4290</text:p>
              </table:table-cell>
              <table:table-cell office:value-type="float" office:value="8340">
                <text:p>8340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00">
                <text:p>4300</text:p>
              </table:table-cell>
              <table:table-cell office:value-type="float" office:value="8076">
                <text:p>8076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0">
                <text:p>4310</text:p>
              </table:table-cell>
              <table:table-cell office:value-type="float" office:value="8528">
                <text:p>852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0">
                <text:p>4320</text:p>
              </table:table-cell>
              <table:table-cell office:value-type="float" office:value="8290">
                <text:p>829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30">
                <text:p>4330</text:p>
              </table:table-cell>
              <table:table-cell office:value-type="float" office:value="8244">
                <text:p>824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40">
                <text:p>4340</text:p>
              </table:table-cell>
              <table:table-cell office:value-type="float" office:value="8985">
                <text:p>898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50">
                <text:p>4350</text:p>
              </table:table-cell>
              <table:table-cell office:value-type="float" office:value="8359">
                <text:p>835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60">
                <text:p>4360</text:p>
              </table:table-cell>
              <table:table-cell office:value-type="float" office:value="8258">
                <text:p>825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70">
                <text:p>4370</text:p>
              </table:table-cell>
              <table:table-cell office:value-type="float" office:value="8010">
                <text:p>801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0">
                <text:p>4380</text:p>
              </table:table-cell>
              <table:table-cell office:value-type="float" office:value="8370">
                <text:p>837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90">
                <text:p>4390</text:p>
              </table:table-cell>
              <table:table-cell office:value-type="float" office:value="8457">
                <text:p>845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00">
                <text:p>4400</text:p>
              </table:table-cell>
              <table:table-cell office:value-type="float" office:value="8565">
                <text:p>8565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10">
                <text:p>4410</text:p>
              </table:table-cell>
              <table:table-cell office:value-type="float" office:value="8750">
                <text:p>87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0">
                <text:p>4420</text:p>
              </table:table-cell>
              <table:table-cell office:value-type="float" office:value="8384">
                <text:p>838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30">
                <text:p>4430</text:p>
              </table:table-cell>
              <table:table-cell office:value-type="float" office:value="8067">
                <text:p>806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40">
                <text:p>4440</text:p>
              </table:table-cell>
              <table:table-cell office:value-type="float" office:value="8418">
                <text:p>841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50">
                <text:p>4450</text:p>
              </table:table-cell>
              <table:table-cell office:value-type="float" office:value="8514">
                <text:p>851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0">
                <text:p>4460</text:p>
              </table:table-cell>
              <table:table-cell office:value-type="float" office:value="8743">
                <text:p>874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70">
                <text:p>4470</text:p>
              </table:table-cell>
              <table:table-cell office:value-type="float" office:value="9155">
                <text:p>915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0">
                <text:p>4480</text:p>
              </table:table-cell>
              <table:table-cell office:value-type="float" office:value="9395">
                <text:p>939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90">
                <text:p>4490</text:p>
              </table:table-cell>
              <table:table-cell office:value-type="float" office:value="7637">
                <text:p>763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0">
                <text:p>4500</text:p>
              </table:table-cell>
              <table:table-cell office:value-type="float" office:value="7417">
                <text:p>741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10">
                <text:p>4510</text:p>
              </table:table-cell>
              <table:table-cell office:value-type="float" office:value="6354">
                <text:p>635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20">
                <text:p>4520</text:p>
              </table:table-cell>
              <table:table-cell office:value-type="float" office:value="6559">
                <text:p>655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30">
                <text:p>4530</text:p>
              </table:table-cell>
              <table:table-cell office:value-type="float" office:value="6510">
                <text:p>651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40">
                <text:p>4540</text:p>
              </table:table-cell>
              <table:table-cell office:value-type="float" office:value="7247">
                <text:p>724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50">
                <text:p>4550</text:p>
              </table:table-cell>
              <table:table-cell office:value-type="float" office:value="6582">
                <text:p>6582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60">
                <text:p>4560</text:p>
              </table:table-cell>
              <table:table-cell office:value-type="float" office:value="6646">
                <text:p>664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70">
                <text:p>4570</text:p>
              </table:table-cell>
              <table:table-cell office:value-type="float" office:value="6962">
                <text:p>696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80">
                <text:p>4580</text:p>
              </table:table-cell>
              <table:table-cell office:value-type="float" office:value="7012">
                <text:p>701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90">
                <text:p>4590</text:p>
              </table:table-cell>
              <table:table-cell office:value-type="float" office:value="6688">
                <text:p>668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0">
                <text:p>4600</text:p>
              </table:table-cell>
              <table:table-cell office:value-type="float" office:value="6299">
                <text:p>629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10">
                <text:p>4610</text:p>
              </table:table-cell>
              <table:table-cell office:value-type="float" office:value="6440">
                <text:p>64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0">
                <text:p>4620</text:p>
              </table:table-cell>
              <table:table-cell office:value-type="float" office:value="6073">
                <text:p>607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30">
                <text:p>4630</text:p>
              </table:table-cell>
              <table:table-cell office:value-type="float" office:value="6556">
                <text:p>655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0">
                <text:p>4640</text:p>
              </table:table-cell>
              <table:table-cell office:value-type="float" office:value="6090">
                <text:p>609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50">
                <text:p>4650</text:p>
              </table:table-cell>
              <table:table-cell office:value-type="float" office:value="6273">
                <text:p>627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60">
                <text:p>4660</text:p>
              </table:table-cell>
              <table:table-cell office:value-type="float" office:value="6446">
                <text:p>644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70">
                <text:p>4670</text:p>
              </table:table-cell>
              <table:table-cell office:value-type="float" office:value="7208">
                <text:p>720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80">
                <text:p>4680</text:p>
              </table:table-cell>
              <table:table-cell office:value-type="float" office:value="6149">
                <text:p>614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0">
                <text:p>4690</text:p>
              </table:table-cell>
              <table:table-cell office:value-type="float" office:value="6062">
                <text:p>606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0">
                <text:p>4700</text:p>
              </table:table-cell>
              <table:table-cell office:value-type="float" office:value="6210">
                <text:p>621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10">
                <text:p>4710</text:p>
              </table:table-cell>
              <table:table-cell office:value-type="float" office:value="6291">
                <text:p>629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20">
                <text:p>4720</text:p>
              </table:table-cell>
              <table:table-cell office:value-type="float" office:value="6303">
                <text:p>630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30">
                <text:p>4730</text:p>
              </table:table-cell>
              <table:table-cell office:value-type="float" office:value="6621">
                <text:p>662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40">
                <text:p>4740</text:p>
              </table:table-cell>
              <table:table-cell office:value-type="float" office:value="6686">
                <text:p>668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50">
                <text:p>4750</text:p>
              </table:table-cell>
              <table:table-cell office:value-type="float" office:value="7296">
                <text:p>7296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0">
                <text:p>4760</text:p>
              </table:table-cell>
              <table:table-cell office:value-type="float" office:value="7340">
                <text:p>734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70">
                <text:p>4770</text:p>
              </table:table-cell>
              <table:table-cell office:value-type="float" office:value="6605">
                <text:p>660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80">
                <text:p>4780</text:p>
              </table:table-cell>
              <table:table-cell office:value-type="float" office:value="6539">
                <text:p>653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90">
                <text:p>4790</text:p>
              </table:table-cell>
              <table:table-cell office:value-type="float" office:value="7251">
                <text:p>725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00">
                <text:p>4800</text:p>
              </table:table-cell>
              <table:table-cell office:value-type="float" office:value="6357">
                <text:p>635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10">
                <text:p>4810</text:p>
              </table:table-cell>
              <table:table-cell office:value-type="float" office:value="6486">
                <text:p>64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20">
                <text:p>4820</text:p>
              </table:table-cell>
              <table:table-cell office:value-type="float" office:value="6611">
                <text:p>661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0">
                <text:p>4830</text:p>
              </table:table-cell>
              <table:table-cell office:value-type="float" office:value="7131">
                <text:p>713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40">
                <text:p>4840</text:p>
              </table:table-cell>
              <table:table-cell office:value-type="float" office:value="7021">
                <text:p>702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50">
                <text:p>4850</text:p>
              </table:table-cell>
              <table:table-cell office:value-type="float" office:value="7283">
                <text:p>7283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60">
                <text:p>4860</text:p>
              </table:table-cell>
              <table:table-cell office:value-type="float" office:value="6936">
                <text:p>693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0">
                <text:p>4870</text:p>
              </table:table-cell>
              <table:table-cell office:value-type="float" office:value="6622">
                <text:p>662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80">
                <text:p>4880</text:p>
              </table:table-cell>
              <table:table-cell office:value-type="float" office:value="6860">
                <text:p>686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0">
                <text:p>4890</text:p>
              </table:table-cell>
              <table:table-cell office:value-type="float" office:value="6915">
                <text:p>691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00">
                <text:p>4900</text:p>
              </table:table-cell>
              <table:table-cell office:value-type="float" office:value="6508">
                <text:p>650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10">
                <text:p>4910</text:p>
              </table:table-cell>
              <table:table-cell office:value-type="float" office:value="6634">
                <text:p>663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20">
                <text:p>4920</text:p>
              </table:table-cell>
              <table:table-cell office:value-type="float" office:value="7015">
                <text:p>7015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0">
                <text:p>4930</text:p>
              </table:table-cell>
              <table:table-cell office:value-type="float" office:value="6375">
                <text:p>637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40">
                <text:p>4940</text:p>
              </table:table-cell>
              <table:table-cell office:value-type="float" office:value="7008">
                <text:p>700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0">
                <text:p>4950</text:p>
              </table:table-cell>
              <table:table-cell office:value-type="float" office:value="7371">
                <text:p>737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60">
                <text:p>4960</text:p>
              </table:table-cell>
              <table:table-cell office:value-type="float" office:value="7003">
                <text:p>700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70">
                <text:p>4970</text:p>
              </table:table-cell>
              <table:table-cell office:value-type="float" office:value="7072">
                <text:p>707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0">
                <text:p>4980</text:p>
              </table:table-cell>
              <table:table-cell office:value-type="float" office:value="7156">
                <text:p>715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0">
                <text:p>4990</text:p>
              </table:table-cell>
              <table:table-cell office:value-type="float" office:value="7638">
                <text:p>763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00">
                <text:p>5000</text:p>
              </table:table-cell>
              <table:table-cell office:value-type="float" office:value="7274">
                <text:p>7274</text:p>
              </table:table-cell>
              <table:table-cell office:value-type="float" office:value="845">
                <text:p>8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46cm" svg:height="21.39cm" xlink:href=".." xlink:type="simple" chart:class="chart:scatter" chart:style-name="ch1">
        <chart:legend chart:legend-position="end" svg:x="37.583cm" svg:y="10.147cm" style:legend-expansion="high" chart:style-name="ch2"/>
        <chart:plot-area chart:style-name="ch3" table:cell-range-address="'bzip-nru-64'.A10:'bzip-nru-64'.A501 'bzip-nru-64'.C10:'bzip-nru-64'.D501" svg:x="1.246cm" svg:y="1.843cm" svg:width="34.745cm" svg:height="18.7cm">
          <chartooo:coordinate-region svg:x="2.238cm" svg:y="2.042cm" svg:width="33.381cm" svg:height="17.85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nru-64'.C10:'bzip-nru-64'.C501" chart:class="chart:scatter">
            <chart:domain table:cell-range-address="'bzip-nru-64'.A10:'bzip-nru-64'.A501"/>
            <chart:data-point chart:repeated="492"/>
          </chart:series>
          <chart:series chart:style-name="ch8" chart:values-cell-range-address="'bzip-nru-64'.D10:'bzip-nru-64'.D501" chart:class="chart:scatter">
            <chart:data-point chart:repeated="4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bzip-nru-64'.A10:'bzip-nru-64'.A501</svg:desc>
                </draw:g>
              </table:table-cell>
              <table:table-cell office:value-type="float" office:value="3120">
                <text:p>3120</text:p>
                <draw:g>
                  <svg:desc>'bzip-nru-64'.C10:'bzip-nru-64'.C501</svg:desc>
                </draw:g>
              </table:table-cell>
              <table:table-cell office:value-type="float" office:value="459">
                <text:p>459</text:p>
                <draw:g>
                  <svg:desc>'bzip-nru-64'.D10:'bzip-nru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034">
                <text:p>303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3006">
                <text:p>300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2942">
                <text:p>294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2948">
                <text:p>294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2810">
                <text:p>281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2744">
                <text:p>274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644">
                <text:p>264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2627">
                <text:p>26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2662">
                <text:p>266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2651">
                <text:p>265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404">
                <text:p>240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2493">
                <text:p>249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2490">
                <text:p>249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2338">
                <text:p>233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2515">
                <text:p>25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2483">
                <text:p>248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2287">
                <text:p>228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2454">
                <text:p>245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2317">
                <text:p>231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2270">
                <text:p>22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2362">
                <text:p>23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2116">
                <text:p>211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2220">
                <text:p>22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2312">
                <text:p>231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2327">
                <text:p>232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">
                <text:p>350</text:p>
              </table:table-cell>
              <table:table-cell office:value-type="float" office:value="2358">
                <text:p>235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2143">
                <text:p>214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">
                <text:p>370</text:p>
              </table:table-cell>
              <table:table-cell office:value-type="float" office:value="2119">
                <text:p>21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2206">
                <text:p>220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">
                <text:p>390</text:p>
              </table:table-cell>
              <table:table-cell office:value-type="float" office:value="2143">
                <text:p>214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2138">
                <text:p>213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">
                <text:p>410</text:p>
              </table:table-cell>
              <table:table-cell office:value-type="float" office:value="2272">
                <text:p>227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2054">
                <text:p>205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">
                <text:p>430</text:p>
              </table:table-cell>
              <table:table-cell office:value-type="float" office:value="1989">
                <text:p>198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">
                <text:p>440</text:p>
              </table:table-cell>
              <table:table-cell office:value-type="float" office:value="1991">
                <text:p>199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2096">
                <text:p>209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2139">
                <text:p>213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">
                <text:p>470</text:p>
              </table:table-cell>
              <table:table-cell office:value-type="float" office:value="2131">
                <text:p>21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2021">
                <text:p>202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0">
                <text:p>490</text:p>
              </table:table-cell>
              <table:table-cell office:value-type="float" office:value="2043">
                <text:p>204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2132">
                <text:p>213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  <table:table-cell office:value-type="float" office:value="2139">
                <text:p>213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0">
                <text:p>520</text:p>
              </table:table-cell>
              <table:table-cell office:value-type="float" office:value="2063">
                <text:p>206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">
                <text:p>530</text:p>
              </table:table-cell>
              <table:table-cell office:value-type="float" office:value="1996">
                <text:p>199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0">
                <text:p>540</text:p>
              </table:table-cell>
              <table:table-cell office:value-type="float" office:value="1917">
                <text:p>191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1939">
                <text:p>193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1965">
                <text:p>196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0">
                <text:p>570</text:p>
              </table:table-cell>
              <table:table-cell office:value-type="float" office:value="2038">
                <text:p>203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">
                <text:p>580</text:p>
              </table:table-cell>
              <table:table-cell office:value-type="float" office:value="2091">
                <text:p>209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2114">
                <text:p>21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2048">
                <text:p>204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2052">
                <text:p>205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0">
                <text:p>620</text:p>
              </table:table-cell>
              <table:table-cell office:value-type="float" office:value="1951">
                <text:p>19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0">
                <text:p>630</text:p>
              </table:table-cell>
              <table:table-cell office:value-type="float" office:value="2012">
                <text:p>20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0">
                <text:p>640</text:p>
              </table:table-cell>
              <table:table-cell office:value-type="float" office:value="2012">
                <text:p>201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0">
                <text:p>650</text:p>
              </table:table-cell>
              <table:table-cell office:value-type="float" office:value="2079">
                <text:p>207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0">
                <text:p>660</text:p>
              </table:table-cell>
              <table:table-cell office:value-type="float" office:value="2024">
                <text:p>202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2052">
                <text:p>205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2074">
                <text:p>207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1966">
                <text:p>196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2034">
                <text:p>20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0">
                <text:p>710</text:p>
              </table:table-cell>
              <table:table-cell office:value-type="float" office:value="1960">
                <text:p>196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  <table:table-cell office:value-type="float" office:value="1858">
                <text:p>185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">
                <text:p>730</text:p>
              </table:table-cell>
              <table:table-cell office:value-type="float" office:value="1875">
                <text:p>1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0">
                <text:p>740</text:p>
              </table:table-cell>
              <table:table-cell office:value-type="float" office:value="1835">
                <text:p>183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">
                <text:p>750</text:p>
              </table:table-cell>
              <table:table-cell office:value-type="float" office:value="1923">
                <text:p>192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0">
                <text:p>760</text:p>
              </table:table-cell>
              <table:table-cell office:value-type="float" office:value="1930">
                <text:p>193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0">
                <text:p>770</text:p>
              </table:table-cell>
              <table:table-cell office:value-type="float" office:value="1970">
                <text:p>197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2064">
                <text:p>206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">
                <text:p>790</text:p>
              </table:table-cell>
              <table:table-cell office:value-type="float" office:value="2031">
                <text:p>203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0">
                <text:p>800</text:p>
              </table:table-cell>
              <table:table-cell office:value-type="float" office:value="2115">
                <text:p>211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0">
                <text:p>810</text:p>
              </table:table-cell>
              <table:table-cell office:value-type="float" office:value="2050">
                <text:p>205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0">
                <text:p>820</text:p>
              </table:table-cell>
              <table:table-cell office:value-type="float" office:value="2104">
                <text:p>210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0">
                <text:p>830</text:p>
              </table:table-cell>
              <table:table-cell office:value-type="float" office:value="2095">
                <text:p>209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">
                <text:p>840</text:p>
              </table:table-cell>
              <table:table-cell office:value-type="float" office:value="2205">
                <text:p>220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0">
                <text:p>850</text:p>
              </table:table-cell>
              <table:table-cell office:value-type="float" office:value="2141">
                <text:p>214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0">
                <text:p>860</text:p>
              </table:table-cell>
              <table:table-cell office:value-type="float" office:value="1939">
                <text:p>193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0">
                <text:p>870</text:p>
              </table:table-cell>
              <table:table-cell office:value-type="float" office:value="1843">
                <text:p>184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0">
                <text:p>880</text:p>
              </table:table-cell>
              <table:table-cell office:value-type="float" office:value="1854">
                <text:p>185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0">
                <text:p>890</text:p>
              </table:table-cell>
              <table:table-cell office:value-type="float" office:value="1879">
                <text:p>187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1922">
                <text:p>192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0">
                <text:p>910</text:p>
              </table:table-cell>
              <table:table-cell office:value-type="float" office:value="1964">
                <text:p>196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0">
                <text:p>920</text:p>
              </table:table-cell>
              <table:table-cell office:value-type="float" office:value="1984">
                <text:p>198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">
                <text:p>930</text:p>
              </table:table-cell>
              <table:table-cell office:value-type="float" office:value="2082">
                <text:p>208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">
                <text:p>940</text:p>
              </table:table-cell>
              <table:table-cell office:value-type="float" office:value="2065">
                <text:p>206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">
                <text:p>950</text:p>
              </table:table-cell>
              <table:table-cell office:value-type="float" office:value="2076">
                <text:p>207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">
                <text:p>960</text:p>
              </table:table-cell>
              <table:table-cell office:value-type="float" office:value="2014">
                <text:p>201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0">
                <text:p>970</text:p>
              </table:table-cell>
              <table:table-cell office:value-type="float" office:value="2085">
                <text:p>208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">
                <text:p>980</text:p>
              </table:table-cell>
              <table:table-cell office:value-type="float" office:value="2106">
                <text:p>210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2164">
                <text:p>216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2153">
                <text:p>215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0">
                <text:p>1010</text:p>
              </table:table-cell>
              <table:table-cell office:value-type="float" office:value="2172">
                <text:p>217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0">
                <text:p>1020</text:p>
              </table:table-cell>
              <table:table-cell office:value-type="float" office:value="2216">
                <text:p>22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2176">
                <text:p>217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0">
                <text:p>1040</text:p>
              </table:table-cell>
              <table:table-cell office:value-type="float" office:value="2204">
                <text:p>220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0">
                <text:p>1050</text:p>
              </table:table-cell>
              <table:table-cell office:value-type="float" office:value="2174">
                <text:p>217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0">
                <text:p>1060</text:p>
              </table:table-cell>
              <table:table-cell office:value-type="float" office:value="2128">
                <text:p>212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2181">
                <text:p>218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  <table:table-cell office:value-type="float" office:value="1848">
                <text:p>184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0">
                <text:p>1090</text:p>
              </table:table-cell>
              <table:table-cell office:value-type="float" office:value="1845">
                <text:p>184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0">
                <text:p>1100</text:p>
              </table:table-cell>
              <table:table-cell office:value-type="float" office:value="1882">
                <text:p>188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0">
                <text:p>1110</text:p>
              </table:table-cell>
              <table:table-cell office:value-type="float" office:value="1840">
                <text:p>18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0">
                <text:p>1120</text:p>
              </table:table-cell>
              <table:table-cell office:value-type="float" office:value="1904">
                <text:p>190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0">
                <text:p>1130</text:p>
              </table:table-cell>
              <table:table-cell office:value-type="float" office:value="1900">
                <text:p>19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0">
                <text:p>1140</text:p>
              </table:table-cell>
              <table:table-cell office:value-type="float" office:value="1902">
                <text:p>19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">
                <text:p>1150</text:p>
              </table:table-cell>
              <table:table-cell office:value-type="float" office:value="1929">
                <text:p>192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1985">
                <text:p>198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0">
                <text:p>1170</text:p>
              </table:table-cell>
              <table:table-cell office:value-type="float" office:value="2069">
                <text:p>206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0">
                <text:p>1180</text:p>
              </table:table-cell>
              <table:table-cell office:value-type="float" office:value="2051">
                <text:p>205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0">
                <text:p>1190</text:p>
              </table:table-cell>
              <table:table-cell office:value-type="float" office:value="2037">
                <text:p>20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2063">
                <text:p>206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0">
                <text:p>1210</text:p>
              </table:table-cell>
              <table:table-cell office:value-type="float" office:value="2048">
                <text:p>204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0">
                <text:p>1220</text:p>
              </table:table-cell>
              <table:table-cell office:value-type="float" office:value="2019">
                <text:p>201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0">
                <text:p>1230</text:p>
              </table:table-cell>
              <table:table-cell office:value-type="float" office:value="2144">
                <text:p>214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0">
                <text:p>1240</text:p>
              </table:table-cell>
              <table:table-cell office:value-type="float" office:value="2125">
                <text:p>21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0">
                <text:p>1250</text:p>
              </table:table-cell>
              <table:table-cell office:value-type="float" office:value="2139">
                <text:p>21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0">
                <text:p>1260</text:p>
              </table:table-cell>
              <table:table-cell office:value-type="float" office:value="2159">
                <text:p>215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0">
                <text:p>1270</text:p>
              </table:table-cell>
              <table:table-cell office:value-type="float" office:value="2127">
                <text:p>212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0">
                <text:p>1280</text:p>
              </table:table-cell>
              <table:table-cell office:value-type="float" office:value="2092">
                <text:p>209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0">
                <text:p>1290</text:p>
              </table:table-cell>
              <table:table-cell office:value-type="float" office:value="2131">
                <text:p>213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0">
                <text:p>1300</text:p>
              </table:table-cell>
              <table:table-cell office:value-type="float" office:value="2195">
                <text:p>219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0">
                <text:p>1310</text:p>
              </table:table-cell>
              <table:table-cell office:value-type="float" office:value="2167">
                <text:p>216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0">
                <text:p>1320</text:p>
              </table:table-cell>
              <table:table-cell office:value-type="float" office:value="2203">
                <text:p>22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0">
                <text:p>1330</text:p>
              </table:table-cell>
              <table:table-cell office:value-type="float" office:value="2190">
                <text:p>21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0">
                <text:p>1340</text:p>
              </table:table-cell>
              <table:table-cell office:value-type="float" office:value="2267">
                <text:p>226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0">
                <text:p>1350</text:p>
              </table:table-cell>
              <table:table-cell office:value-type="float" office:value="2261">
                <text:p>226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0">
                <text:p>1360</text:p>
              </table:table-cell>
              <table:table-cell office:value-type="float" office:value="2247">
                <text:p>224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0">
                <text:p>1370</text:p>
              </table:table-cell>
              <table:table-cell office:value-type="float" office:value="2216">
                <text:p>22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0">
                <text:p>1380</text:p>
              </table:table-cell>
              <table:table-cell office:value-type="float" office:value="2242">
                <text:p>224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0">
                <text:p>1390</text:p>
              </table:table-cell>
              <table:table-cell office:value-type="float" office:value="2261">
                <text:p>22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">
                <text:p>1400</text:p>
              </table:table-cell>
              <table:table-cell office:value-type="float" office:value="2256">
                <text:p>225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0">
                <text:p>1410</text:p>
              </table:table-cell>
              <table:table-cell office:value-type="float" office:value="2308">
                <text:p>230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">
                <text:p>1420</text:p>
              </table:table-cell>
              <table:table-cell office:value-type="float" office:value="2262">
                <text:p>226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0">
                <text:p>1430</text:p>
              </table:table-cell>
              <table:table-cell office:value-type="float" office:value="2264">
                <text:p>226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0">
                <text:p>1440</text:p>
              </table:table-cell>
              <table:table-cell office:value-type="float" office:value="1784">
                <text:p>17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0">
                <text:p>1450</text:p>
              </table:table-cell>
              <table:table-cell office:value-type="float" office:value="1755">
                <text:p>175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0">
                <text:p>1460</text:p>
              </table:table-cell>
              <table:table-cell office:value-type="float" office:value="1712">
                <text:p>171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0">
                <text:p>1470</text:p>
              </table:table-cell>
              <table:table-cell office:value-type="float" office:value="1822">
                <text:p>182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0">
                <text:p>1480</text:p>
              </table:table-cell>
              <table:table-cell office:value-type="float" office:value="1767">
                <text:p>176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0">
                <text:p>1490</text:p>
              </table:table-cell>
              <table:table-cell office:value-type="float" office:value="1771">
                <text:p>177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1790">
                <text:p>179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0">
                <text:p>1510</text:p>
              </table:table-cell>
              <table:table-cell office:value-type="float" office:value="1822">
                <text:p>182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0">
                <text:p>1520</text:p>
              </table:table-cell>
              <table:table-cell office:value-type="float" office:value="1742">
                <text:p>17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0">
                <text:p>1530</text:p>
              </table:table-cell>
              <table:table-cell office:value-type="float" office:value="1770">
                <text:p>177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0">
                <text:p>1540</text:p>
              </table:table-cell>
              <table:table-cell office:value-type="float" office:value="1800">
                <text:p>180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0">
                <text:p>1550</text:p>
              </table:table-cell>
              <table:table-cell office:value-type="float" office:value="1794">
                <text:p>179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0">
                <text:p>1560</text:p>
              </table:table-cell>
              <table:table-cell office:value-type="float" office:value="1858">
                <text:p>185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0">
                <text:p>1570</text:p>
              </table:table-cell>
              <table:table-cell office:value-type="float" office:value="1829">
                <text:p>182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0">
                <text:p>1580</text:p>
              </table:table-cell>
              <table:table-cell office:value-type="float" office:value="1828">
                <text:p>182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0">
                <text:p>1590</text:p>
              </table:table-cell>
              <table:table-cell office:value-type="float" office:value="1847">
                <text:p>184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00">
                <text:p>1600</text:p>
              </table:table-cell>
              <table:table-cell office:value-type="float" office:value="1825">
                <text:p>182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0">
                <text:p>1610</text:p>
              </table:table-cell>
              <table:table-cell office:value-type="float" office:value="1875">
                <text:p>187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0">
                <text:p>1620</text:p>
              </table:table-cell>
              <table:table-cell office:value-type="float" office:value="1856">
                <text:p>185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0">
                <text:p>1630</text:p>
              </table:table-cell>
              <table:table-cell office:value-type="float" office:value="1926">
                <text:p>192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0">
                <text:p>1640</text:p>
              </table:table-cell>
              <table:table-cell office:value-type="float" office:value="1887">
                <text:p>18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0">
                <text:p>1650</text:p>
              </table:table-cell>
              <table:table-cell office:value-type="float" office:value="1846">
                <text:p>184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0">
                <text:p>1660</text:p>
              </table:table-cell>
              <table:table-cell office:value-type="float" office:value="1879">
                <text:p>18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0">
                <text:p>1670</text:p>
              </table:table-cell>
              <table:table-cell office:value-type="float" office:value="1918">
                <text:p>19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0">
                <text:p>1680</text:p>
              </table:table-cell>
              <table:table-cell office:value-type="float" office:value="1966">
                <text:p>196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0">
                <text:p>1690</text:p>
              </table:table-cell>
              <table:table-cell office:value-type="float" office:value="1937">
                <text:p>19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0">
                <text:p>1700</text:p>
              </table:table-cell>
              <table:table-cell office:value-type="float" office:value="1949">
                <text:p>19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0">
                <text:p>1710</text:p>
              </table:table-cell>
              <table:table-cell office:value-type="float" office:value="1958">
                <text:p>195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0">
                <text:p>1720</text:p>
              </table:table-cell>
              <table:table-cell office:value-type="float" office:value="1924">
                <text:p>192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0">
                <text:p>1730</text:p>
              </table:table-cell>
              <table:table-cell office:value-type="float" office:value="2005">
                <text:p>200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0">
                <text:p>1740</text:p>
              </table:table-cell>
              <table:table-cell office:value-type="float" office:value="2079">
                <text:p>207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0">
                <text:p>1750</text:p>
              </table:table-cell>
              <table:table-cell office:value-type="float" office:value="1993">
                <text:p>199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0">
                <text:p>1760</text:p>
              </table:table-cell>
              <table:table-cell office:value-type="float" office:value="1980">
                <text:p>19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0">
                <text:p>1770</text:p>
              </table:table-cell>
              <table:table-cell office:value-type="float" office:value="1944">
                <text:p>194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0">
                <text:p>1780</text:p>
              </table:table-cell>
              <table:table-cell office:value-type="float" office:value="2027">
                <text:p>202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1990">
                <text:p>199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">
                <text:p>1800</text:p>
              </table:table-cell>
              <table:table-cell office:value-type="float" office:value="1986">
                <text:p>198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0">
                <text:p>1810</text:p>
              </table:table-cell>
              <table:table-cell office:value-type="float" office:value="2015">
                <text:p>201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0">
                <text:p>1820</text:p>
              </table:table-cell>
              <table:table-cell office:value-type="float" office:value="2034">
                <text:p>20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">
                <text:p>1830</text:p>
              </table:table-cell>
              <table:table-cell office:value-type="float" office:value="2054">
                <text:p>205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0">
                <text:p>1840</text:p>
              </table:table-cell>
              <table:table-cell office:value-type="float" office:value="2009">
                <text:p>200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0">
                <text:p>1860</text:p>
              </table:table-cell>
              <table:table-cell office:value-type="float" office:value="2428">
                <text:p>242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0">
                <text:p>1870</text:p>
              </table:table-cell>
              <table:table-cell office:value-type="float" office:value="2405">
                <text:p>240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0">
                <text:p>1880</text:p>
              </table:table-cell>
              <table:table-cell office:value-type="float" office:value="2389">
                <text:p>238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0">
                <text:p>1890</text:p>
              </table:table-cell>
              <table:table-cell office:value-type="float" office:value="2403">
                <text:p>240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2435">
                <text:p>243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0">
                <text:p>1910</text:p>
              </table:table-cell>
              <table:table-cell office:value-type="float" office:value="2416">
                <text:p>241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20">
                <text:p>1920</text:p>
              </table:table-cell>
              <table:table-cell office:value-type="float" office:value="2401">
                <text:p>240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0">
                <text:p>1930</text:p>
              </table:table-cell>
              <table:table-cell office:value-type="float" office:value="2532">
                <text:p>253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0">
                <text:p>1940</text:p>
              </table:table-cell>
              <table:table-cell office:value-type="float" office:value="2461">
                <text:p>246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0">
                <text:p>1950</text:p>
              </table:table-cell>
              <table:table-cell office:value-type="float" office:value="2484">
                <text:p>248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0">
                <text:p>1960</text:p>
              </table:table-cell>
              <table:table-cell office:value-type="float" office:value="2558">
                <text:p>25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0">
                <text:p>1970</text:p>
              </table:table-cell>
              <table:table-cell office:value-type="float" office:value="2523">
                <text:p>25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0">
                <text:p>1980</text:p>
              </table:table-cell>
              <table:table-cell office:value-type="float" office:value="2620">
                <text:p>262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0">
                <text:p>1990</text:p>
              </table:table-cell>
              <table:table-cell office:value-type="float" office:value="2533">
                <text:p>253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  <table:table-cell office:value-type="float" office:value="2566">
                <text:p>256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0">
                <text:p>2010</text:p>
              </table:table-cell>
              <table:table-cell office:value-type="float" office:value="2626">
                <text:p>262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20">
                <text:p>2020</text:p>
              </table:table-cell>
              <table:table-cell office:value-type="float" office:value="2496">
                <text:p>249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0">
                <text:p>2030</text:p>
              </table:table-cell>
              <table:table-cell office:value-type="float" office:value="2507">
                <text:p>250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0">
                <text:p>2040</text:p>
              </table:table-cell>
              <table:table-cell office:value-type="float" office:value="2527">
                <text:p>252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0">
                <text:p>2050</text:p>
              </table:table-cell>
              <table:table-cell office:value-type="float" office:value="2568">
                <text:p>256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0">
                <text:p>2060</text:p>
              </table:table-cell>
              <table:table-cell office:value-type="float" office:value="2518">
                <text:p>251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0">
                <text:p>2070</text:p>
              </table:table-cell>
              <table:table-cell office:value-type="float" office:value="2553">
                <text:p>255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0">
                <text:p>2080</text:p>
              </table:table-cell>
              <table:table-cell office:value-type="float" office:value="2553">
                <text:p>255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0">
                <text:p>2090</text:p>
              </table:table-cell>
              <table:table-cell office:value-type="float" office:value="2717">
                <text:p>271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00">
                <text:p>2100</text:p>
              </table:table-cell>
              <table:table-cell office:value-type="float" office:value="2602">
                <text:p>260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10">
                <text:p>2110</text:p>
              </table:table-cell>
              <table:table-cell office:value-type="float" office:value="2748">
                <text:p>274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0">
                <text:p>2120</text:p>
              </table:table-cell>
              <table:table-cell office:value-type="float" office:value="2768">
                <text:p>276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0">
                <text:p>2130</text:p>
              </table:table-cell>
              <table:table-cell office:value-type="float" office:value="2742">
                <text:p>274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0">
                <text:p>2140</text:p>
              </table:table-cell>
              <table:table-cell office:value-type="float" office:value="2701">
                <text:p>270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0">
                <text:p>2150</text:p>
              </table:table-cell>
              <table:table-cell office:value-type="float" office:value="2788">
                <text:p>278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0">
                <text:p>2160</text:p>
              </table:table-cell>
              <table:table-cell office:value-type="float" office:value="1871">
                <text:p>187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70">
                <text:p>2170</text:p>
              </table:table-cell>
              <table:table-cell office:value-type="float" office:value="2021">
                <text:p>202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80">
                <text:p>2180</text:p>
              </table:table-cell>
              <table:table-cell office:value-type="float" office:value="1969">
                <text:p>196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90">
                <text:p>2190</text:p>
              </table:table-cell>
              <table:table-cell office:value-type="float" office:value="1985">
                <text:p>198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00">
                <text:p>2200</text:p>
              </table:table-cell>
              <table:table-cell office:value-type="float" office:value="1911">
                <text:p>191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10">
                <text:p>2210</text:p>
              </table:table-cell>
              <table:table-cell office:value-type="float" office:value="1985">
                <text:p>198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20">
                <text:p>2220</text:p>
              </table:table-cell>
              <table:table-cell office:value-type="float" office:value="1935">
                <text:p>19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30">
                <text:p>2230</text:p>
              </table:table-cell>
              <table:table-cell office:value-type="float" office:value="1960">
                <text:p>19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0">
                <text:p>2240</text:p>
              </table:table-cell>
              <table:table-cell office:value-type="float" office:value="1897">
                <text:p>189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0">
                <text:p>2250</text:p>
              </table:table-cell>
              <table:table-cell office:value-type="float" office:value="2024">
                <text:p>202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60">
                <text:p>2260</text:p>
              </table:table-cell>
              <table:table-cell office:value-type="float" office:value="1906">
                <text:p>190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70">
                <text:p>2270</text:p>
              </table:table-cell>
              <table:table-cell office:value-type="float" office:value="1979">
                <text:p>19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80">
                <text:p>2280</text:p>
              </table:table-cell>
              <table:table-cell office:value-type="float" office:value="2064">
                <text:p>206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0">
                <text:p>2290</text:p>
              </table:table-cell>
              <table:table-cell office:value-type="float" office:value="1980">
                <text:p>198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00">
                <text:p>2300</text:p>
              </table:table-cell>
              <table:table-cell office:value-type="float" office:value="2068">
                <text:p>20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0">
                <text:p>2310</text:p>
              </table:table-cell>
              <table:table-cell office:value-type="float" office:value="1965">
                <text:p>196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20">
                <text:p>2320</text:p>
              </table:table-cell>
              <table:table-cell office:value-type="float" office:value="2147">
                <text:p>214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30">
                <text:p>2330</text:p>
              </table:table-cell>
              <table:table-cell office:value-type="float" office:value="1977">
                <text:p>197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0">
                <text:p>2340</text:p>
              </table:table-cell>
              <table:table-cell office:value-type="float" office:value="1952">
                <text:p>19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50">
                <text:p>2350</text:p>
              </table:table-cell>
              <table:table-cell office:value-type="float" office:value="2042">
                <text:p>204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0">
                <text:p>2360</text:p>
              </table:table-cell>
              <table:table-cell office:value-type="float" office:value="2034">
                <text:p>203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70">
                <text:p>2370</text:p>
              </table:table-cell>
              <table:table-cell office:value-type="float" office:value="2004">
                <text:p>20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0">
                <text:p>2380</text:p>
              </table:table-cell>
              <table:table-cell office:value-type="float" office:value="1987">
                <text:p>198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0">
                <text:p>2390</text:p>
              </table:table-cell>
              <table:table-cell office:value-type="float" office:value="2110">
                <text:p>211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0">
                <text:p>2400</text:p>
              </table:table-cell>
              <table:table-cell office:value-type="float" office:value="2114">
                <text:p>21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0">
                <text:p>2410</text:p>
              </table:table-cell>
              <table:table-cell office:value-type="float" office:value="1973">
                <text:p>19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0">
                <text:p>2420</text:p>
              </table:table-cell>
              <table:table-cell office:value-type="float" office:value="2065">
                <text:p>206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0">
                <text:p>2430</text:p>
              </table:table-cell>
              <table:table-cell office:value-type="float" office:value="2129">
                <text:p>21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0">
                <text:p>2440</text:p>
              </table:table-cell>
              <table:table-cell office:value-type="float" office:value="2013">
                <text:p>20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50">
                <text:p>2450</text:p>
              </table:table-cell>
              <table:table-cell office:value-type="float" office:value="2054">
                <text:p>205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0">
                <text:p>2460</text:p>
              </table:table-cell>
              <table:table-cell office:value-type="float" office:value="2009">
                <text:p>200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70">
                <text:p>2470</text:p>
              </table:table-cell>
              <table:table-cell office:value-type="float" office:value="2183">
                <text:p>218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0">
                <text:p>2480</text:p>
              </table:table-cell>
              <table:table-cell office:value-type="float" office:value="2074">
                <text:p>207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0">
                <text:p>2490</text:p>
              </table:table-cell>
              <table:table-cell office:value-type="float" office:value="1980">
                <text:p>198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0">
                <text:p>2500</text:p>
              </table:table-cell>
              <table:table-cell office:value-type="float" office:value="2086">
                <text:p>208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10">
                <text:p>2510</text:p>
              </table:table-cell>
              <table:table-cell office:value-type="float" office:value="2149">
                <text:p>21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20">
                <text:p>2520</text:p>
              </table:table-cell>
              <table:table-cell office:value-type="float" office:value="2118">
                <text:p>211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30">
                <text:p>2530</text:p>
              </table:table-cell>
              <table:table-cell office:value-type="float" office:value="2089">
                <text:p>208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0">
                <text:p>2540</text:p>
              </table:table-cell>
              <table:table-cell office:value-type="float" office:value="2054">
                <text:p>20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0">
                <text:p>2550</text:p>
              </table:table-cell>
              <table:table-cell office:value-type="float" office:value="2074">
                <text:p>207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0">
                <text:p>2560</text:p>
              </table:table-cell>
              <table:table-cell office:value-type="float" office:value="2169">
                <text:p>216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70">
                <text:p>2570</text:p>
              </table:table-cell>
              <table:table-cell office:value-type="float" office:value="1981">
                <text:p>19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80">
                <text:p>2580</text:p>
              </table:table-cell>
              <table:table-cell office:value-type="float" office:value="2087">
                <text:p>208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0">
                <text:p>2590</text:p>
              </table:table-cell>
              <table:table-cell office:value-type="float" office:value="2148">
                <text:p>21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0">
                <text:p>2600</text:p>
              </table:table-cell>
              <table:table-cell office:value-type="float" office:value="2231">
                <text:p>22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0">
                <text:p>2610</text:p>
              </table:table-cell>
              <table:table-cell office:value-type="float" office:value="2288">
                <text:p>228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20">
                <text:p>2620</text:p>
              </table:table-cell>
              <table:table-cell office:value-type="float" office:value="2230">
                <text:p>223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30">
                <text:p>2630</text:p>
              </table:table-cell>
              <table:table-cell office:value-type="float" office:value="2177">
                <text:p>21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40">
                <text:p>2640</text:p>
              </table:table-cell>
              <table:table-cell office:value-type="float" office:value="2343">
                <text:p>23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50">
                <text:p>2650</text:p>
              </table:table-cell>
              <table:table-cell office:value-type="float" office:value="2372">
                <text:p>237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60">
                <text:p>2660</text:p>
              </table:table-cell>
              <table:table-cell office:value-type="float" office:value="2224">
                <text:p>222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70">
                <text:p>2670</text:p>
              </table:table-cell>
              <table:table-cell office:value-type="float" office:value="2259">
                <text:p>225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80">
                <text:p>2680</text:p>
              </table:table-cell>
              <table:table-cell office:value-type="float" office:value="2275">
                <text:p>227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0">
                <text:p>2690</text:p>
              </table:table-cell>
              <table:table-cell office:value-type="float" office:value="2326">
                <text:p>232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0">
                <text:p>2700</text:p>
              </table:table-cell>
              <table:table-cell office:value-type="float" office:value="2315">
                <text:p>231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10">
                <text:p>2710</text:p>
              </table:table-cell>
              <table:table-cell office:value-type="float" office:value="2253">
                <text:p>225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20">
                <text:p>2720</text:p>
              </table:table-cell>
              <table:table-cell office:value-type="float" office:value="2215">
                <text:p>221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30">
                <text:p>2730</text:p>
              </table:table-cell>
              <table:table-cell office:value-type="float" office:value="2189">
                <text:p>218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0">
                <text:p>2740</text:p>
              </table:table-cell>
              <table:table-cell office:value-type="float" office:value="2339">
                <text:p>233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0">
                <text:p>2750</text:p>
              </table:table-cell>
              <table:table-cell office:value-type="float" office:value="2275">
                <text:p>22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0">
                <text:p>2760</text:p>
              </table:table-cell>
              <table:table-cell office:value-type="float" office:value="2165">
                <text:p>216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70">
                <text:p>2770</text:p>
              </table:table-cell>
              <table:table-cell office:value-type="float" office:value="2280">
                <text:p>228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80">
                <text:p>2780</text:p>
              </table:table-cell>
              <table:table-cell office:value-type="float" office:value="2226">
                <text:p>22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0">
                <text:p>2790</text:p>
              </table:table-cell>
              <table:table-cell office:value-type="float" office:value="2300">
                <text:p>23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0">
                <text:p>2800</text:p>
              </table:table-cell>
              <table:table-cell office:value-type="float" office:value="2325">
                <text:p>232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10">
                <text:p>2810</text:p>
              </table:table-cell>
              <table:table-cell office:value-type="float" office:value="2251">
                <text:p>22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20">
                <text:p>2820</text:p>
              </table:table-cell>
              <table:table-cell office:value-type="float" office:value="2180">
                <text:p>218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30">
                <text:p>2830</text:p>
              </table:table-cell>
              <table:table-cell office:value-type="float" office:value="2121">
                <text:p>212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40">
                <text:p>2840</text:p>
              </table:table-cell>
              <table:table-cell office:value-type="float" office:value="2251">
                <text:p>225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50">
                <text:p>2850</text:p>
              </table:table-cell>
              <table:table-cell office:value-type="float" office:value="2271">
                <text:p>22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60">
                <text:p>2860</text:p>
              </table:table-cell>
              <table:table-cell office:value-type="float" office:value="2191">
                <text:p>219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70">
                <text:p>2870</text:p>
              </table:table-cell>
              <table:table-cell office:value-type="float" office:value="2149">
                <text:p>214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0">
                <text:p>2880</text:p>
              </table:table-cell>
              <table:table-cell office:value-type="float" office:value="2182">
                <text:p>218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90">
                <text:p>2890</text:p>
              </table:table-cell>
              <table:table-cell office:value-type="float" office:value="2166">
                <text:p>216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0">
                <text:p>2900</text:p>
              </table:table-cell>
              <table:table-cell office:value-type="float" office:value="2214">
                <text:p>221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10">
                <text:p>2910</text:p>
              </table:table-cell>
              <table:table-cell office:value-type="float" office:value="2272">
                <text:p>227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20">
                <text:p>2920</text:p>
              </table:table-cell>
              <table:table-cell office:value-type="float" office:value="2252">
                <text:p>225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30">
                <text:p>2930</text:p>
              </table:table-cell>
              <table:table-cell office:value-type="float" office:value="2191">
                <text:p>219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40">
                <text:p>2940</text:p>
              </table:table-cell>
              <table:table-cell office:value-type="float" office:value="2118">
                <text:p>211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0">
                <text:p>2950</text:p>
              </table:table-cell>
              <table:table-cell office:value-type="float" office:value="2281">
                <text:p>228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0">
                <text:p>2960</text:p>
              </table:table-cell>
              <table:table-cell office:value-type="float" office:value="2352">
                <text:p>235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70">
                <text:p>2970</text:p>
              </table:table-cell>
              <table:table-cell office:value-type="float" office:value="2291">
                <text:p>229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0">
                <text:p>2980</text:p>
              </table:table-cell>
              <table:table-cell office:value-type="float" office:value="2257">
                <text:p>225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0">
                <text:p>2990</text:p>
              </table:table-cell>
              <table:table-cell office:value-type="float" office:value="2268">
                <text:p>226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0">
                <text:p>3000</text:p>
              </table:table-cell>
              <table:table-cell office:value-type="float" office:value="2252">
                <text:p>22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0">
                <text:p>3010</text:p>
              </table:table-cell>
              <table:table-cell office:value-type="float" office:value="2237">
                <text:p>223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0">
                <text:p>3020</text:p>
              </table:table-cell>
              <table:table-cell office:value-type="float" office:value="2309">
                <text:p>230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30">
                <text:p>3030</text:p>
              </table:table-cell>
              <table:table-cell office:value-type="float" office:value="2360">
                <text:p>236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0">
                <text:p>3040</text:p>
              </table:table-cell>
              <table:table-cell office:value-type="float" office:value="2330">
                <text:p>233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0">
                <text:p>3050</text:p>
              </table:table-cell>
              <table:table-cell office:value-type="float" office:value="2202">
                <text:p>220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0">
                <text:p>3060</text:p>
              </table:table-cell>
              <table:table-cell office:value-type="float" office:value="2173">
                <text:p>217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0">
                <text:p>3070</text:p>
              </table:table-cell>
              <table:table-cell office:value-type="float" office:value="2299">
                <text:p>229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0">
                <text:p>3080</text:p>
              </table:table-cell>
              <table:table-cell office:value-type="float" office:value="2411">
                <text:p>241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0">
                <text:p>3090</text:p>
              </table:table-cell>
              <table:table-cell office:value-type="float" office:value="2385">
                <text:p>238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0">
                <text:p>3100</text:p>
              </table:table-cell>
              <table:table-cell office:value-type="float" office:value="2395">
                <text:p>239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10">
                <text:p>3110</text:p>
              </table:table-cell>
              <table:table-cell office:value-type="float" office:value="2423">
                <text:p>24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0">
                <text:p>3120</text:p>
              </table:table-cell>
              <table:table-cell office:value-type="float" office:value="2427">
                <text:p>242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30">
                <text:p>3130</text:p>
              </table:table-cell>
              <table:table-cell office:value-type="float" office:value="2342">
                <text:p>234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40">
                <text:p>3140</text:p>
              </table:table-cell>
              <table:table-cell office:value-type="float" office:value="2424">
                <text:p>24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0">
                <text:p>3150</text:p>
              </table:table-cell>
              <table:table-cell office:value-type="float" office:value="2554">
                <text:p>25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0">
                <text:p>3160</text:p>
              </table:table-cell>
              <table:table-cell office:value-type="float" office:value="2544">
                <text:p>254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70">
                <text:p>3170</text:p>
              </table:table-cell>
              <table:table-cell office:value-type="float" office:value="2504">
                <text:p>25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">
                <text:p>3180</text:p>
              </table:table-cell>
              <table:table-cell office:value-type="float" office:value="2469">
                <text:p>24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0">
                <text:p>3190</text:p>
              </table:table-cell>
              <table:table-cell office:value-type="float" office:value="2483">
                <text:p>248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00">
                <text:p>3200</text:p>
              </table:table-cell>
              <table:table-cell office:value-type="float" office:value="2494">
                <text:p>249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0">
                <text:p>3210</text:p>
              </table:table-cell>
              <table:table-cell office:value-type="float" office:value="2542">
                <text:p>254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0">
                <text:p>3220</text:p>
              </table:table-cell>
              <table:table-cell office:value-type="float" office:value="2496">
                <text:p>249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30">
                <text:p>3230</text:p>
              </table:table-cell>
              <table:table-cell office:value-type="float" office:value="2504">
                <text:p>250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0">
                <text:p>3240</text:p>
              </table:table-cell>
              <table:table-cell office:value-type="float" office:value="2531">
                <text:p>25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50">
                <text:p>3250</text:p>
              </table:table-cell>
              <table:table-cell office:value-type="float" office:value="2522">
                <text:p>252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0">
                <text:p>3260</text:p>
              </table:table-cell>
              <table:table-cell office:value-type="float" office:value="2404">
                <text:p>240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70">
                <text:p>3270</text:p>
              </table:table-cell>
              <table:table-cell office:value-type="float" office:value="2395">
                <text:p>23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80">
                <text:p>3280</text:p>
              </table:table-cell>
              <table:table-cell office:value-type="float" office:value="2514">
                <text:p>251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90">
                <text:p>3290</text:p>
              </table:table-cell>
              <table:table-cell office:value-type="float" office:value="2532">
                <text:p>253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00">
                <text:p>3300</text:p>
              </table:table-cell>
              <table:table-cell office:value-type="float" office:value="2638">
                <text:p>263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10">
                <text:p>3310</text:p>
              </table:table-cell>
              <table:table-cell office:value-type="float" office:value="2528">
                <text:p>252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20">
                <text:p>3320</text:p>
              </table:table-cell>
              <table:table-cell office:value-type="float" office:value="2502">
                <text:p>250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30">
                <text:p>3330</text:p>
              </table:table-cell>
              <table:table-cell office:value-type="float" office:value="2490">
                <text:p>249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40">
                <text:p>3340</text:p>
              </table:table-cell>
              <table:table-cell office:value-type="float" office:value="2505">
                <text:p>250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50">
                <text:p>3350</text:p>
              </table:table-cell>
              <table:table-cell office:value-type="float" office:value="2625">
                <text:p>262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0">
                <text:p>3360</text:p>
              </table:table-cell>
              <table:table-cell office:value-type="float" office:value="2589">
                <text:p>258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70">
                <text:p>3370</text:p>
              </table:table-cell>
              <table:table-cell office:value-type="float" office:value="2593">
                <text:p>259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80">
                <text:p>3380</text:p>
              </table:table-cell>
              <table:table-cell office:value-type="float" office:value="2680">
                <text:p>268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90">
                <text:p>3390</text:p>
              </table:table-cell>
              <table:table-cell office:value-type="float" office:value="2618">
                <text:p>261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00">
                <text:p>3400</text:p>
              </table:table-cell>
              <table:table-cell office:value-type="float" office:value="2630">
                <text:p>263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10">
                <text:p>3410</text:p>
              </table:table-cell>
              <table:table-cell office:value-type="float" office:value="2523">
                <text:p>252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20">
                <text:p>3420</text:p>
              </table:table-cell>
              <table:table-cell office:value-type="float" office:value="2490">
                <text:p>249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30">
                <text:p>3430</text:p>
              </table:table-cell>
              <table:table-cell office:value-type="float" office:value="2605">
                <text:p>260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40">
                <text:p>3440</text:p>
              </table:table-cell>
              <table:table-cell office:value-type="float" office:value="2606">
                <text:p>260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50">
                <text:p>3450</text:p>
              </table:table-cell>
              <table:table-cell office:value-type="float" office:value="2701">
                <text:p>27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0">
                <text:p>3460</text:p>
              </table:table-cell>
              <table:table-cell office:value-type="float" office:value="2680">
                <text:p>268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70">
                <text:p>3470</text:p>
              </table:table-cell>
              <table:table-cell office:value-type="float" office:value="2543">
                <text:p>25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80">
                <text:p>3480</text:p>
              </table:table-cell>
              <table:table-cell office:value-type="float" office:value="2552">
                <text:p>255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0">
                <text:p>3490</text:p>
              </table:table-cell>
              <table:table-cell office:value-type="float" office:value="2542">
                <text:p>254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00">
                <text:p>3500</text:p>
              </table:table-cell>
              <table:table-cell office:value-type="float" office:value="2544">
                <text:p>254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0">
                <text:p>3510</text:p>
              </table:table-cell>
              <table:table-cell office:value-type="float" office:value="2624">
                <text:p>26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20">
                <text:p>3520</text:p>
              </table:table-cell>
              <table:table-cell office:value-type="float" office:value="2552">
                <text:p>255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30">
                <text:p>3530</text:p>
              </table:table-cell>
              <table:table-cell office:value-type="float" office:value="2546">
                <text:p>254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0">
                <text:p>3540</text:p>
              </table:table-cell>
              <table:table-cell office:value-type="float" office:value="2673">
                <text:p>267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50">
                <text:p>3550</text:p>
              </table:table-cell>
              <table:table-cell office:value-type="float" office:value="2601">
                <text:p>260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60">
                <text:p>3560</text:p>
              </table:table-cell>
              <table:table-cell office:value-type="float" office:value="2608">
                <text:p>260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0">
                <text:p>3570</text:p>
              </table:table-cell>
              <table:table-cell office:value-type="float" office:value="2473">
                <text:p>247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80">
                <text:p>3580</text:p>
              </table:table-cell>
              <table:table-cell office:value-type="float" office:value="2478">
                <text:p>247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0">
                <text:p>3590</text:p>
              </table:table-cell>
              <table:table-cell office:value-type="float" office:value="2603">
                <text:p>260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0">
                <text:p>3600</text:p>
              </table:table-cell>
              <table:table-cell office:value-type="float" office:value="2642">
                <text:p>264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0">
                <text:p>3610</text:p>
              </table:table-cell>
              <table:table-cell office:value-type="float" office:value="2610">
                <text:p>261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20">
                <text:p>3620</text:p>
              </table:table-cell>
              <table:table-cell office:value-type="float" office:value="2616">
                <text:p>261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30">
                <text:p>3630</text:p>
              </table:table-cell>
              <table:table-cell office:value-type="float" office:value="2568">
                <text:p>256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40">
                <text:p>3640</text:p>
              </table:table-cell>
              <table:table-cell office:value-type="float" office:value="2544">
                <text:p>254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50">
                <text:p>3650</text:p>
              </table:table-cell>
              <table:table-cell office:value-type="float" office:value="2616">
                <text:p>261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60">
                <text:p>3660</text:p>
              </table:table-cell>
              <table:table-cell office:value-type="float" office:value="2484">
                <text:p>248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70">
                <text:p>3670</text:p>
              </table:table-cell>
              <table:table-cell office:value-type="float" office:value="2541">
                <text:p>254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80">
                <text:p>3680</text:p>
              </table:table-cell>
              <table:table-cell office:value-type="float" office:value="2589">
                <text:p>25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0">
                <text:p>3690</text:p>
              </table:table-cell>
              <table:table-cell office:value-type="float" office:value="3564">
                <text:p>35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00">
                <text:p>3700</text:p>
              </table:table-cell>
              <table:table-cell office:value-type="float" office:value="3602">
                <text:p>360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10">
                <text:p>3710</text:p>
              </table:table-cell>
              <table:table-cell office:value-type="float" office:value="3652">
                <text:p>365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20">
                <text:p>3720</text:p>
              </table:table-cell>
              <table:table-cell office:value-type="float" office:value="3707">
                <text:p>370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30">
                <text:p>3730</text:p>
              </table:table-cell>
              <table:table-cell office:value-type="float" office:value="3631">
                <text:p>3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40">
                <text:p>3740</text:p>
              </table:table-cell>
              <table:table-cell office:value-type="float" office:value="3638">
                <text:p>363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0">
                <text:p>3750</text:p>
              </table:table-cell>
              <table:table-cell office:value-type="float" office:value="3555">
                <text:p>355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60">
                <text:p>3760</text:p>
              </table:table-cell>
              <table:table-cell office:value-type="float" office:value="3615">
                <text:p>361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70">
                <text:p>3770</text:p>
              </table:table-cell>
              <table:table-cell office:value-type="float" office:value="3737">
                <text:p>373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80">
                <text:p>3780</text:p>
              </table:table-cell>
              <table:table-cell office:value-type="float" office:value="3811">
                <text:p>381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90">
                <text:p>3790</text:p>
              </table:table-cell>
              <table:table-cell office:value-type="float" office:value="3783">
                <text:p>3783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00">
                <text:p>3800</text:p>
              </table:table-cell>
              <table:table-cell office:value-type="float" office:value="3781">
                <text:p>378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10">
                <text:p>3810</text:p>
              </table:table-cell>
              <table:table-cell office:value-type="float" office:value="3721">
                <text:p>372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20">
                <text:p>3820</text:p>
              </table:table-cell>
              <table:table-cell office:value-type="float" office:value="3716">
                <text:p>371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30">
                <text:p>3830</text:p>
              </table:table-cell>
              <table:table-cell office:value-type="float" office:value="3788">
                <text:p>378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40">
                <text:p>3840</text:p>
              </table:table-cell>
              <table:table-cell office:value-type="float" office:value="3742">
                <text:p>374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50">
                <text:p>3850</text:p>
              </table:table-cell>
              <table:table-cell office:value-type="float" office:value="3776">
                <text:p>377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0">
                <text:p>3860</text:p>
              </table:table-cell>
              <table:table-cell office:value-type="float" office:value="3842">
                <text:p>384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0">
                <text:p>3870</text:p>
              </table:table-cell>
              <table:table-cell office:value-type="float" office:value="3842">
                <text:p>384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0">
                <text:p>3880</text:p>
              </table:table-cell>
              <table:table-cell office:value-type="float" office:value="3869">
                <text:p>386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0">
                <text:p>3890</text:p>
              </table:table-cell>
              <table:table-cell office:value-type="float" office:value="3905">
                <text:p>390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0">
                <text:p>3900</text:p>
              </table:table-cell>
              <table:table-cell office:value-type="float" office:value="3955">
                <text:p>395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10">
                <text:p>3910</text:p>
              </table:table-cell>
              <table:table-cell office:value-type="float" office:value="3925">
                <text:p>392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0">
                <text:p>3920</text:p>
              </table:table-cell>
              <table:table-cell office:value-type="float" office:value="3987">
                <text:p>398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30">
                <text:p>3930</text:p>
              </table:table-cell>
              <table:table-cell office:value-type="float" office:value="3978">
                <text:p>397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40">
                <text:p>3940</text:p>
              </table:table-cell>
              <table:table-cell office:value-type="float" office:value="3965">
                <text:p>396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0">
                <text:p>3950</text:p>
              </table:table-cell>
              <table:table-cell office:value-type="float" office:value="3857">
                <text:p>385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60">
                <text:p>3960</text:p>
              </table:table-cell>
              <table:table-cell office:value-type="float" office:value="3876">
                <text:p>387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70">
                <text:p>3970</text:p>
              </table:table-cell>
              <table:table-cell office:value-type="float" office:value="3972">
                <text:p>397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0">
                <text:p>3980</text:p>
              </table:table-cell>
              <table:table-cell office:value-type="float" office:value="4048">
                <text:p>404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90">
                <text:p>3990</text:p>
              </table:table-cell>
              <table:table-cell office:value-type="float" office:value="3949">
                <text:p>394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  <table:table-cell office:value-type="float" office:value="3993">
                <text:p>399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10">
                <text:p>4010</text:p>
              </table:table-cell>
              <table:table-cell office:value-type="float" office:value="3966">
                <text:p>396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20">
                <text:p>4020</text:p>
              </table:table-cell>
              <table:table-cell office:value-type="float" office:value="3884">
                <text:p>388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30">
                <text:p>4030</text:p>
              </table:table-cell>
              <table:table-cell office:value-type="float" office:value="3920">
                <text:p>392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40">
                <text:p>4040</text:p>
              </table:table-cell>
              <table:table-cell office:value-type="float" office:value="3896">
                <text:p>389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50">
                <text:p>4050</text:p>
              </table:table-cell>
              <table:table-cell office:value-type="float" office:value="3897">
                <text:p>389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60">
                <text:p>4060</text:p>
              </table:table-cell>
              <table:table-cell office:value-type="float" office:value="3919">
                <text:p>39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70">
                <text:p>4070</text:p>
              </table:table-cell>
              <table:table-cell office:value-type="float" office:value="4045">
                <text:p>404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80">
                <text:p>4080</text:p>
              </table:table-cell>
              <table:table-cell office:value-type="float" office:value="4133">
                <text:p>413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0">
                <text:p>4090</text:p>
              </table:table-cell>
              <table:table-cell office:value-type="float" office:value="4076">
                <text:p>407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00">
                <text:p>4100</text:p>
              </table:table-cell>
              <table:table-cell office:value-type="float" office:value="4050">
                <text:p>405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10">
                <text:p>4110</text:p>
              </table:table-cell>
              <table:table-cell office:value-type="float" office:value="4077">
                <text:p>407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20">
                <text:p>4120</text:p>
              </table:table-cell>
              <table:table-cell office:value-type="float" office:value="3990">
                <text:p>399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30">
                <text:p>4130</text:p>
              </table:table-cell>
              <table:table-cell office:value-type="float" office:value="3989">
                <text:p>398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40">
                <text:p>4140</text:p>
              </table:table-cell>
              <table:table-cell office:value-type="float" office:value="3990">
                <text:p>399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50">
                <text:p>4150</text:p>
              </table:table-cell>
              <table:table-cell office:value-type="float" office:value="4020">
                <text:p>402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0">
                <text:p>4160</text:p>
              </table:table-cell>
              <table:table-cell office:value-type="float" office:value="3978">
                <text:p>397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70">
                <text:p>4170</text:p>
              </table:table-cell>
              <table:table-cell office:value-type="float" office:value="3971">
                <text:p>397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80">
                <text:p>4180</text:p>
              </table:table-cell>
              <table:table-cell office:value-type="float" office:value="4101">
                <text:p>410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90">
                <text:p>4190</text:p>
              </table:table-cell>
              <table:table-cell office:value-type="float" office:value="4154">
                <text:p>415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00">
                <text:p>4200</text:p>
              </table:table-cell>
              <table:table-cell office:value-type="float" office:value="4220">
                <text:p>422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10">
                <text:p>4210</text:p>
              </table:table-cell>
              <table:table-cell office:value-type="float" office:value="4158">
                <text:p>415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20">
                <text:p>4220</text:p>
              </table:table-cell>
              <table:table-cell office:value-type="float" office:value="4351">
                <text:p>435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0">
                <text:p>4230</text:p>
              </table:table-cell>
              <table:table-cell office:value-type="float" office:value="4300">
                <text:p>430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40">
                <text:p>4240</text:p>
              </table:table-cell>
              <table:table-cell office:value-type="float" office:value="4257">
                <text:p>425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50">
                <text:p>4250</text:p>
              </table:table-cell>
              <table:table-cell office:value-type="float" office:value="4184">
                <text:p>418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0">
                <text:p>4260</text:p>
              </table:table-cell>
              <table:table-cell office:value-type="float" office:value="4215">
                <text:p>421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70">
                <text:p>4270</text:p>
              </table:table-cell>
              <table:table-cell office:value-type="float" office:value="4220">
                <text:p>42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80">
                <text:p>4280</text:p>
              </table:table-cell>
              <table:table-cell office:value-type="float" office:value="4199">
                <text:p>419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90">
                <text:p>4290</text:p>
              </table:table-cell>
              <table:table-cell office:value-type="float" office:value="2693">
                <text:p>269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00">
                <text:p>4300</text:p>
              </table:table-cell>
              <table:table-cell office:value-type="float" office:value="4245">
                <text:p>424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0">
                <text:p>4310</text:p>
              </table:table-cell>
              <table:table-cell office:value-type="float" office:value="2532">
                <text:p>253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0">
                <text:p>4320</text:p>
              </table:table-cell>
              <table:table-cell office:value-type="float" office:value="2536">
                <text:p>253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30">
                <text:p>4330</text:p>
              </table:table-cell>
              <table:table-cell office:value-type="float" office:value="2391">
                <text:p>239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40">
                <text:p>4340</text:p>
              </table:table-cell>
              <table:table-cell office:value-type="float" office:value="2458">
                <text:p>245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50">
                <text:p>4350</text:p>
              </table:table-cell>
              <table:table-cell office:value-type="float" office:value="2391">
                <text:p>239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60">
                <text:p>4360</text:p>
              </table:table-cell>
              <table:table-cell office:value-type="float" office:value="2420">
                <text:p>24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70">
                <text:p>4370</text:p>
              </table:table-cell>
              <table:table-cell office:value-type="float" office:value="2444">
                <text:p>244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0">
                <text:p>4380</text:p>
              </table:table-cell>
              <table:table-cell office:value-type="float" office:value="2464">
                <text:p>246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90">
                <text:p>4390</text:p>
              </table:table-cell>
              <table:table-cell office:value-type="float" office:value="2319">
                <text:p>231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00">
                <text:p>4400</text:p>
              </table:table-cell>
              <table:table-cell office:value-type="float" office:value="2346">
                <text:p>234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10">
                <text:p>4410</text:p>
              </table:table-cell>
              <table:table-cell office:value-type="float" office:value="2248">
                <text:p>224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0">
                <text:p>4420</text:p>
              </table:table-cell>
              <table:table-cell office:value-type="float" office:value="2223">
                <text:p>22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30">
                <text:p>4430</text:p>
              </table:table-cell>
              <table:table-cell office:value-type="float" office:value="2317">
                <text:p>23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40">
                <text:p>4440</text:p>
              </table:table-cell>
              <table:table-cell office:value-type="float" office:value="2325">
                <text:p>232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50">
                <text:p>4450</text:p>
              </table:table-cell>
              <table:table-cell office:value-type="float" office:value="2318">
                <text:p>231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0">
                <text:p>4460</text:p>
              </table:table-cell>
              <table:table-cell office:value-type="float" office:value="2169">
                <text:p>216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70">
                <text:p>4470</text:p>
              </table:table-cell>
              <table:table-cell office:value-type="float" office:value="2214">
                <text:p>22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0">
                <text:p>4480</text:p>
              </table:table-cell>
              <table:table-cell office:value-type="float" office:value="2130">
                <text:p>213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90">
                <text:p>4490</text:p>
              </table:table-cell>
              <table:table-cell office:value-type="float" office:value="2112">
                <text:p>211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0">
                <text:p>4500</text:p>
              </table:table-cell>
              <table:table-cell office:value-type="float" office:value="2094">
                <text:p>209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10">
                <text:p>4510</text:p>
              </table:table-cell>
              <table:table-cell office:value-type="float" office:value="2127">
                <text:p>212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20">
                <text:p>4520</text:p>
              </table:table-cell>
              <table:table-cell office:value-type="float" office:value="2102">
                <text:p>210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30">
                <text:p>4530</text:p>
              </table:table-cell>
              <table:table-cell office:value-type="float" office:value="2188">
                <text:p>218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40">
                <text:p>4540</text:p>
              </table:table-cell>
              <table:table-cell office:value-type="float" office:value="2158">
                <text:p>215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50">
                <text:p>4550</text:p>
              </table:table-cell>
              <table:table-cell office:value-type="float" office:value="2149">
                <text:p>214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60">
                <text:p>4560</text:p>
              </table:table-cell>
              <table:table-cell office:value-type="float" office:value="2281">
                <text:p>228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70">
                <text:p>4570</text:p>
              </table:table-cell>
              <table:table-cell office:value-type="float" office:value="2245">
                <text:p>224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80">
                <text:p>4580</text:p>
              </table:table-cell>
              <table:table-cell office:value-type="float" office:value="2208">
                <text:p>220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90">
                <text:p>4590</text:p>
              </table:table-cell>
              <table:table-cell office:value-type="float" office:value="2100">
                <text:p>21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0">
                <text:p>4600</text:p>
              </table:table-cell>
              <table:table-cell office:value-type="float" office:value="2153">
                <text:p>215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10">
                <text:p>4610</text:p>
              </table:table-cell>
              <table:table-cell office:value-type="float" office:value="2158">
                <text:p>21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0">
                <text:p>4620</text:p>
              </table:table-cell>
              <table:table-cell office:value-type="float" office:value="2151">
                <text:p>215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30">
                <text:p>4630</text:p>
              </table:table-cell>
              <table:table-cell office:value-type="float" office:value="2185">
                <text:p>218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0">
                <text:p>4640</text:p>
              </table:table-cell>
              <table:table-cell office:value-type="float" office:value="2273">
                <text:p>227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50">
                <text:p>4650</text:p>
              </table:table-cell>
              <table:table-cell office:value-type="float" office:value="2332">
                <text:p>233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60">
                <text:p>4660</text:p>
              </table:table-cell>
              <table:table-cell office:value-type="float" office:value="2210">
                <text:p>221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70">
                <text:p>4670</text:p>
              </table:table-cell>
              <table:table-cell office:value-type="float" office:value="2204">
                <text:p>220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80">
                <text:p>4680</text:p>
              </table:table-cell>
              <table:table-cell office:value-type="float" office:value="2192">
                <text:p>219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0">
                <text:p>4690</text:p>
              </table:table-cell>
              <table:table-cell office:value-type="float" office:value="2215">
                <text:p>221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0">
                <text:p>4700</text:p>
              </table:table-cell>
              <table:table-cell office:value-type="float" office:value="2161">
                <text:p>216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10">
                <text:p>4710</text:p>
              </table:table-cell>
              <table:table-cell office:value-type="float" office:value="2236">
                <text:p>223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20">
                <text:p>4720</text:p>
              </table:table-cell>
              <table:table-cell office:value-type="float" office:value="2264">
                <text:p>226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30">
                <text:p>4730</text:p>
              </table:table-cell>
              <table:table-cell office:value-type="float" office:value="2179">
                <text:p>217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40">
                <text:p>4740</text:p>
              </table:table-cell>
              <table:table-cell office:value-type="float" office:value="2172">
                <text:p>21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50">
                <text:p>4750</text:p>
              </table:table-cell>
              <table:table-cell office:value-type="float" office:value="2149">
                <text:p>214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0">
                <text:p>4760</text:p>
              </table:table-cell>
              <table:table-cell office:value-type="float" office:value="2097">
                <text:p>209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70">
                <text:p>4770</text:p>
              </table:table-cell>
              <table:table-cell office:value-type="float" office:value="2078">
                <text:p>207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80">
                <text:p>4780</text:p>
              </table:table-cell>
              <table:table-cell office:value-type="float" office:value="2051">
                <text:p>205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90">
                <text:p>4790</text:p>
              </table:table-cell>
              <table:table-cell office:value-type="float" office:value="2163">
                <text:p>21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00">
                <text:p>4800</text:p>
              </table:table-cell>
              <table:table-cell office:value-type="float" office:value="2185">
                <text:p>218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10">
                <text:p>4810</text:p>
              </table:table-cell>
              <table:table-cell office:value-type="float" office:value="2107">
                <text:p>210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20">
                <text:p>4820</text:p>
              </table:table-cell>
              <table:table-cell office:value-type="float" office:value="2140">
                <text:p>214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0">
                <text:p>4830</text:p>
              </table:table-cell>
              <table:table-cell office:value-type="float" office:value="2179">
                <text:p>21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40">
                <text:p>4840</text:p>
              </table:table-cell>
              <table:table-cell office:value-type="float" office:value="2251">
                <text:p>225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50">
                <text:p>4850</text:p>
              </table:table-cell>
              <table:table-cell office:value-type="float" office:value="2304">
                <text:p>230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60">
                <text:p>4860</text:p>
              </table:table-cell>
              <table:table-cell office:value-type="float" office:value="2365">
                <text:p>236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0">
                <text:p>4870</text:p>
              </table:table-cell>
              <table:table-cell office:value-type="float" office:value="2308">
                <text:p>230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80">
                <text:p>4880</text:p>
              </table:table-cell>
              <table:table-cell office:value-type="float" office:value="2256">
                <text:p>22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0">
                <text:p>4890</text:p>
              </table:table-cell>
              <table:table-cell office:value-type="float" office:value="2218">
                <text:p>221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00">
                <text:p>4900</text:p>
              </table:table-cell>
              <table:table-cell office:value-type="float" office:value="2184">
                <text:p>218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10">
                <text:p>4910</text:p>
              </table:table-cell>
              <table:table-cell office:value-type="float" office:value="2147">
                <text:p>214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20">
                <text:p>4920</text:p>
              </table:table-cell>
              <table:table-cell office:value-type="float" office:value="2128">
                <text:p>212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0">
                <text:p>4930</text:p>
              </table:table-cell>
              <table:table-cell office:value-type="float" office:value="2181">
                <text:p>218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40">
                <text:p>4940</text:p>
              </table:table-cell>
              <table:table-cell office:value-type="float" office:value="2258">
                <text:p>22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0">
                <text:p>4950</text:p>
              </table:table-cell>
              <table:table-cell office:value-type="float" office:value="2357">
                <text:p>235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60">
                <text:p>4960</text:p>
              </table:table-cell>
              <table:table-cell office:value-type="float" office:value="2393">
                <text:p>239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70">
                <text:p>4970</text:p>
              </table:table-cell>
              <table:table-cell office:value-type="float" office:value="2292">
                <text:p>229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0">
                <text:p>4980</text:p>
              </table:table-cell>
              <table:table-cell office:value-type="float" office:value="2276">
                <text:p>22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0">
                <text:p>4990</text:p>
              </table:table-cell>
              <table:table-cell office:value-type="float" office:value="2318">
                <text:p>231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00">
                <text:p>5000</text:p>
              </table:table-cell>
              <table:table-cell office:value-type="float" office:value="2404">
                <text:p>2404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846cm" svg:height="21.39cm" xlink:href=".." xlink:type="simple" chart:class="chart:scatter" chart:style-name="ch1">
        <chart:legend chart:legend-position="end" svg:x="37.583cm" svg:y="10.147cm" style:legend-expansion="high" chart:style-name="ch2"/>
        <chart:plot-area chart:style-name="ch3" table:cell-range-address="'bzip-nru-128'.A10:'bzip-nru-128'.A501 'bzip-nru-128'.C10:'bzip-nru-128'.D501" svg:x="1.246cm" svg:y="1.843cm" svg:width="34.745cm" svg:height="18.7cm">
          <chartooo:coordinate-region svg:x="2.238cm" svg:y="2.042cm" svg:width="33.381cm" svg:height="17.854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zip-nru-128'.C10:'bzip-nru-128'.C501" chart:class="chart:scatter">
            <chart:domain table:cell-range-address="'bzip-nru-128'.A10:'bzip-nru-128'.A501"/>
            <chart:data-point chart:repeated="492"/>
          </chart:series>
          <chart:series chart:style-name="ch8" chart:values-cell-range-address="'bzip-nru-128'.D10:'bzip-nru-128'.D501" chart:class="chart:scatter">
            <chart:data-point chart:repeated="4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bzip-nru-128'.A10:'bzip-nru-128'.A501</svg:desc>
                </draw:g>
              </table:table-cell>
              <table:table-cell office:value-type="float" office:value="2097">
                <text:p>2097</text:p>
                <draw:g>
                  <svg:desc>'bzip-nru-128'.C10:'bzip-nru-128'.C501</svg:desc>
                </draw:g>
              </table:table-cell>
              <table:table-cell office:value-type="float" office:value="92">
                <text:p>92</text:p>
                <draw:g>
                  <svg:desc>'bzip-nru-128'.D10:'bzip-nru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19">
                <text:p>2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2107">
                <text:p>2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2032">
                <text:p>20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  <table:table-cell office:value-type="float" office:value="1995">
                <text:p>19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1922">
                <text:p>19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910">
                <text:p>19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1867">
                <text:p>18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857">
                <text:p>18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814">
                <text:p>18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1778">
                <text:p>17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785">
                <text:p>178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733">
                <text:p>17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1753">
                <text:p>17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1714">
                <text:p>17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1714">
                <text:p>17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1739">
                <text:p>17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1691">
                <text:p>16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1697">
                <text:p>16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1663">
                <text:p>16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1653">
                <text:p>16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1668">
                <text:p>16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">
                <text:p>310</text:p>
              </table:table-cell>
              <table:table-cell office:value-type="float" office:value="1633">
                <text:p>16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1646">
                <text:p>16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">
                <text:p>330</text:p>
              </table:table-cell>
              <table:table-cell office:value-type="float" office:value="1667">
                <text:p>16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  <table:table-cell office:value-type="float" office:value="1606">
                <text:p>16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">
                <text:p>350</text:p>
              </table:table-cell>
              <table:table-cell office:value-type="float" office:value="1590">
                <text:p>15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0">
                <text:p>360</text:p>
              </table:table-cell>
              <table:table-cell office:value-type="float" office:value="1611">
                <text:p>16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0">
                <text:p>370</text:p>
              </table:table-cell>
              <table:table-cell office:value-type="float" office:value="1572">
                <text:p>15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0">
                <text:p>380</text:p>
              </table:table-cell>
              <table:table-cell office:value-type="float" office:value="1568">
                <text:p>15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">
                <text:p>390</text:p>
              </table:table-cell>
              <table:table-cell office:value-type="float" office:value="1575">
                <text:p>15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1554">
                <text:p>15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">
                <text:p>410</text:p>
              </table:table-cell>
              <table:table-cell office:value-type="float" office:value="1594">
                <text:p>15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0">
                <text:p>420</text:p>
              </table:table-cell>
              <table:table-cell office:value-type="float" office:value="1581">
                <text:p>15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0">
                <text:p>430</text:p>
              </table:table-cell>
              <table:table-cell office:value-type="float" office:value="1545">
                <text:p>15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0">
                <text:p>440</text:p>
              </table:table-cell>
              <table:table-cell office:value-type="float" office:value="1502">
                <text:p>15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1563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1515">
                <text:p>1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0">
                <text:p>470</text:p>
              </table:table-cell>
              <table:table-cell office:value-type="float" office:value="1520">
                <text:p>15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0">
                <text:p>480</text:p>
              </table:table-cell>
              <table:table-cell office:value-type="float" office:value="1494">
                <text:p>14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0">
                <text:p>490</text:p>
              </table:table-cell>
              <table:table-cell office:value-type="float" office:value="1491">
                <text:p>14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1503">
                <text:p>15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0">
                <text:p>510</text:p>
              </table:table-cell>
              <table:table-cell office:value-type="float" office:value="1511">
                <text:p>15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0">
                <text:p>520</text:p>
              </table:table-cell>
              <table:table-cell office:value-type="float" office:value="1547">
                <text:p>15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0">
                <text:p>530</text:p>
              </table:table-cell>
              <table:table-cell office:value-type="float" office:value="1477">
                <text:p>14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0">
                <text:p>540</text:p>
              </table:table-cell>
              <table:table-cell office:value-type="float" office:value="1491">
                <text:p>1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">
                <text:p>550</text:p>
              </table:table-cell>
              <table:table-cell office:value-type="float" office:value="1484">
                <text:p>14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  <table:table-cell office:value-type="float" office:value="1482">
                <text:p>14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0">
                <text:p>570</text:p>
              </table:table-cell>
              <table:table-cell office:value-type="float" office:value="1480">
                <text:p>14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0">
                <text:p>580</text:p>
              </table:table-cell>
              <table:table-cell office:value-type="float" office:value="1433">
                <text:p>14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0">
                <text:p>590</text:p>
              </table:table-cell>
              <table:table-cell office:value-type="float" office:value="1450">
                <text:p>1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">
                <text:p>600</text:p>
              </table:table-cell>
              <table:table-cell office:value-type="float" office:value="1458">
                <text:p>14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0">
                <text:p>610</text:p>
              </table:table-cell>
              <table:table-cell office:value-type="float" office:value="1457">
                <text:p>14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0">
                <text:p>620</text:p>
              </table:table-cell>
              <table:table-cell office:value-type="float" office:value="1434">
                <text:p>14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0">
                <text:p>630</text:p>
              </table:table-cell>
              <table:table-cell office:value-type="float" office:value="1431">
                <text:p>14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0">
                <text:p>640</text:p>
              </table:table-cell>
              <table:table-cell office:value-type="float" office:value="1480">
                <text:p>14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0">
                <text:p>650</text:p>
              </table:table-cell>
              <table:table-cell office:value-type="float" office:value="1395">
                <text:p>13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0">
                <text:p>660</text:p>
              </table:table-cell>
              <table:table-cell office:value-type="float" office:value="1417">
                <text:p>14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1439">
                <text:p>14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0">
                <text:p>680</text:p>
              </table:table-cell>
              <table:table-cell office:value-type="float" office:value="1444">
                <text:p>1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1384">
                <text:p>13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0">
                <text:p>700</text:p>
              </table:table-cell>
              <table:table-cell office:value-type="float" office:value="1392">
                <text:p>13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0">
                <text:p>710</text:p>
              </table:table-cell>
              <table:table-cell office:value-type="float" office:value="1411">
                <text:p>14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0">
                <text:p>720</text:p>
              </table:table-cell>
              <table:table-cell office:value-type="float" office:value="1387">
                <text:p>13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0">
                <text:p>730</text:p>
              </table:table-cell>
              <table:table-cell office:value-type="float" office:value="1395">
                <text:p>13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0">
                <text:p>740</text:p>
              </table:table-cell>
              <table:table-cell office:value-type="float" office:value="1390">
                <text:p>13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0">
                <text:p>750</text:p>
              </table:table-cell>
              <table:table-cell office:value-type="float" office:value="1397">
                <text:p>13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0">
                <text:p>760</text:p>
              </table:table-cell>
              <table:table-cell office:value-type="float" office:value="1364">
                <text:p>136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0">
                <text:p>770</text:p>
              </table:table-cell>
              <table:table-cell office:value-type="float" office:value="1375">
                <text:p>13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1416">
                <text:p>14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0">
                <text:p>790</text:p>
              </table:table-cell>
              <table:table-cell office:value-type="float" office:value="1361">
                <text:p>13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0">
                <text:p>800</text:p>
              </table:table-cell>
              <table:table-cell office:value-type="float" office:value="1387">
                <text:p>13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0">
                <text:p>810</text:p>
              </table:table-cell>
              <table:table-cell office:value-type="float" office:value="1411">
                <text:p>14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0">
                <text:p>820</text:p>
              </table:table-cell>
              <table:table-cell office:value-type="float" office:value="1401">
                <text:p>140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0">
                <text:p>830</text:p>
              </table:table-cell>
              <table:table-cell office:value-type="float" office:value="1375">
                <text:p>13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0">
                <text:p>840</text:p>
              </table:table-cell>
              <table:table-cell office:value-type="float" office:value="1357">
                <text:p>135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0">
                <text:p>850</text:p>
              </table:table-cell>
              <table:table-cell office:value-type="float" office:value="1340">
                <text:p>13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0">
                <text:p>860</text:p>
              </table:table-cell>
              <table:table-cell office:value-type="float" office:value="1339">
                <text:p>133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0">
                <text:p>870</text:p>
              </table:table-cell>
              <table:table-cell office:value-type="float" office:value="1339">
                <text:p>13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0">
                <text:p>880</text:p>
              </table:table-cell>
              <table:table-cell office:value-type="float" office:value="1337">
                <text:p>133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0">
                <text:p>890</text:p>
              </table:table-cell>
              <table:table-cell office:value-type="float" office:value="1338">
                <text:p>1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1303">
                <text:p>13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0">
                <text:p>910</text:p>
              </table:table-cell>
              <table:table-cell office:value-type="float" office:value="1293">
                <text:p>12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0">
                <text:p>920</text:p>
              </table:table-cell>
              <table:table-cell office:value-type="float" office:value="1324">
                <text:p>13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">
                <text:p>930</text:p>
              </table:table-cell>
              <table:table-cell office:value-type="float" office:value="1351">
                <text:p>13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0">
                <text:p>940</text:p>
              </table:table-cell>
              <table:table-cell office:value-type="float" office:value="1331">
                <text:p>13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0">
                <text:p>950</text:p>
              </table:table-cell>
              <table:table-cell office:value-type="float" office:value="1328">
                <text:p>13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0">
                <text:p>960</text:p>
              </table:table-cell>
              <table:table-cell office:value-type="float" office:value="1279">
                <text:p>12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0">
                <text:p>970</text:p>
              </table:table-cell>
              <table:table-cell office:value-type="float" office:value="1286">
                <text:p>12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">
                <text:p>980</text:p>
              </table:table-cell>
              <table:table-cell office:value-type="float" office:value="1294">
                <text:p>1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1302">
                <text:p>13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">
                <text:p>1000</text:p>
              </table:table-cell>
              <table:table-cell office:value-type="float" office:value="1301">
                <text:p>13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0">
                <text:p>1010</text:p>
              </table:table-cell>
              <table:table-cell office:value-type="float" office:value="1291">
                <text:p>12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0">
                <text:p>1020</text:p>
              </table:table-cell>
              <table:table-cell office:value-type="float" office:value="1286">
                <text:p>12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0">
                <text:p>1030</text:p>
              </table:table-cell>
              <table:table-cell office:value-type="float" office:value="1266">
                <text:p>12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0">
                <text:p>1040</text:p>
              </table:table-cell>
              <table:table-cell office:value-type="float" office:value="1300">
                <text:p>13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0">
                <text:p>1050</text:p>
              </table:table-cell>
              <table:table-cell office:value-type="float" office:value="1274">
                <text:p>12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0">
                <text:p>1060</text:p>
              </table:table-cell>
              <table:table-cell office:value-type="float" office:value="1264">
                <text:p>12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0">
                <text:p>1070</text:p>
              </table:table-cell>
              <table:table-cell office:value-type="float" office:value="1264">
                <text:p>12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0">
                <text:p>1080</text:p>
              </table:table-cell>
              <table:table-cell office:value-type="float" office:value="1265">
                <text:p>12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0">
                <text:p>1090</text:p>
              </table:table-cell>
              <table:table-cell office:value-type="float" office:value="1259">
                <text:p>12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0">
                <text:p>1100</text:p>
              </table:table-cell>
              <table:table-cell office:value-type="float" office:value="1269">
                <text:p>1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0">
                <text:p>1110</text:p>
              </table:table-cell>
              <table:table-cell office:value-type="float" office:value="1267">
                <text:p>12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0">
                <text:p>1120</text:p>
              </table:table-cell>
              <table:table-cell office:value-type="float" office:value="1247">
                <text:p>12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0">
                <text:p>1130</text:p>
              </table:table-cell>
              <table:table-cell office:value-type="float" office:value="1269">
                <text:p>12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0">
                <text:p>1140</text:p>
              </table:table-cell>
              <table:table-cell office:value-type="float" office:value="1268">
                <text:p>12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0">
                <text:p>1150</text:p>
              </table:table-cell>
              <table:table-cell office:value-type="float" office:value="1292">
                <text:p>12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1249">
                <text:p>1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0">
                <text:p>1170</text:p>
              </table:table-cell>
              <table:table-cell office:value-type="float" office:value="1294">
                <text:p>129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0">
                <text:p>1180</text:p>
              </table:table-cell>
              <table:table-cell office:value-type="float" office:value="1292">
                <text:p>12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0">
                <text:p>1190</text:p>
              </table:table-cell>
              <table:table-cell office:value-type="float" office:value="1292">
                <text:p>129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331">
                <text:p>13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0">
                <text:p>1210</text:p>
              </table:table-cell>
              <table:table-cell office:value-type="float" office:value="1356">
                <text:p>13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0">
                <text:p>1220</text:p>
              </table:table-cell>
              <table:table-cell office:value-type="float" office:value="1290">
                <text:p>12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0">
                <text:p>1230</text:p>
              </table:table-cell>
              <table:table-cell office:value-type="float" office:value="1359">
                <text:p>13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0">
                <text:p>1240</text:p>
              </table:table-cell>
              <table:table-cell office:value-type="float" office:value="1316">
                <text:p>13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0">
                <text:p>1250</text:p>
              </table:table-cell>
              <table:table-cell office:value-type="float" office:value="1348">
                <text:p>13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0">
                <text:p>1260</text:p>
              </table:table-cell>
              <table:table-cell office:value-type="float" office:value="1299">
                <text:p>129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0">
                <text:p>1270</text:p>
              </table:table-cell>
              <table:table-cell office:value-type="float" office:value="1304">
                <text:p>130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0">
                <text:p>1280</text:p>
              </table:table-cell>
              <table:table-cell office:value-type="float" office:value="1267">
                <text:p>126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90">
                <text:p>1290</text:p>
              </table:table-cell>
              <table:table-cell office:value-type="float" office:value="1285">
                <text:p>12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00">
                <text:p>1300</text:p>
              </table:table-cell>
              <table:table-cell office:value-type="float" office:value="1262">
                <text:p>12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0">
                <text:p>1310</text:p>
              </table:table-cell>
              <table:table-cell office:value-type="float" office:value="1253">
                <text:p>12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0">
                <text:p>1320</text:p>
              </table:table-cell>
              <table:table-cell office:value-type="float" office:value="1266">
                <text:p>126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0">
                <text:p>1330</text:p>
              </table:table-cell>
              <table:table-cell office:value-type="float" office:value="1269">
                <text:p>12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0">
                <text:p>1340</text:p>
              </table:table-cell>
              <table:table-cell office:value-type="float" office:value="1279">
                <text:p>127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0">
                <text:p>1350</text:p>
              </table:table-cell>
              <table:table-cell office:value-type="float" office:value="1283">
                <text:p>12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60">
                <text:p>1360</text:p>
              </table:table-cell>
              <table:table-cell office:value-type="float" office:value="1289">
                <text:p>128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70">
                <text:p>1370</text:p>
              </table:table-cell>
              <table:table-cell office:value-type="float" office:value="1229">
                <text:p>12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0">
                <text:p>1380</text:p>
              </table:table-cell>
              <table:table-cell office:value-type="float" office:value="1250">
                <text:p>12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0">
                <text:p>1390</text:p>
              </table:table-cell>
              <table:table-cell office:value-type="float" office:value="1271">
                <text:p>12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00">
                <text:p>1400</text:p>
              </table:table-cell>
              <table:table-cell office:value-type="float" office:value="1254">
                <text:p>1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10">
                <text:p>1410</text:p>
              </table:table-cell>
              <table:table-cell office:value-type="float" office:value="1248">
                <text:p>12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20">
                <text:p>1420</text:p>
              </table:table-cell>
              <table:table-cell office:value-type="float" office:value="1227">
                <text:p>12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0">
                <text:p>1430</text:p>
              </table:table-cell>
              <table:table-cell office:value-type="float" office:value="1260">
                <text:p>12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0">
                <text:p>1440</text:p>
              </table:table-cell>
              <table:table-cell office:value-type="float" office:value="1213">
                <text:p>12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50">
                <text:p>1450</text:p>
              </table:table-cell>
              <table:table-cell office:value-type="float" office:value="1232">
                <text:p>12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60">
                <text:p>1460</text:p>
              </table:table-cell>
              <table:table-cell office:value-type="float" office:value="1188">
                <text:p>11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0">
                <text:p>1470</text:p>
              </table:table-cell>
              <table:table-cell office:value-type="float" office:value="1242">
                <text:p>1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0">
                <text:p>1480</text:p>
              </table:table-cell>
              <table:table-cell office:value-type="float" office:value="1248">
                <text:p>12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0">
                <text:p>1490</text:p>
              </table:table-cell>
              <table:table-cell office:value-type="float" office:value="1223">
                <text:p>12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1210">
                <text:p>12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0">
                <text:p>1510</text:p>
              </table:table-cell>
              <table:table-cell office:value-type="float" office:value="1229">
                <text:p>12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0">
                <text:p>1520</text:p>
              </table:table-cell>
              <table:table-cell office:value-type="float" office:value="1165">
                <text:p>1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30">
                <text:p>1530</text:p>
              </table:table-cell>
              <table:table-cell office:value-type="float" office:value="1224">
                <text:p>12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40">
                <text:p>1540</text:p>
              </table:table-cell>
              <table:table-cell office:value-type="float" office:value="1197">
                <text:p>11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0">
                <text:p>1550</text:p>
              </table:table-cell>
              <table:table-cell office:value-type="float" office:value="1157">
                <text:p>11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0">
                <text:p>1560</text:p>
              </table:table-cell>
              <table:table-cell office:value-type="float" office:value="1175">
                <text:p>11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0">
                <text:p>1570</text:p>
              </table:table-cell>
              <table:table-cell office:value-type="float" office:value="1209">
                <text:p>1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0">
                <text:p>1580</text:p>
              </table:table-cell>
              <table:table-cell office:value-type="float" office:value="1205">
                <text:p>12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0">
                <text:p>1590</text:p>
              </table:table-cell>
              <table:table-cell office:value-type="float" office:value="1212">
                <text:p>12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00">
                <text:p>1600</text:p>
              </table:table-cell>
              <table:table-cell office:value-type="float" office:value="1202">
                <text:p>12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0">
                <text:p>1610</text:p>
              </table:table-cell>
              <table:table-cell office:value-type="float" office:value="1222">
                <text:p>12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0">
                <text:p>1620</text:p>
              </table:table-cell>
              <table:table-cell office:value-type="float" office:value="1188">
                <text:p>1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0">
                <text:p>1630</text:p>
              </table:table-cell>
              <table:table-cell office:value-type="float" office:value="1245">
                <text:p>12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40">
                <text:p>1640</text:p>
              </table:table-cell>
              <table:table-cell office:value-type="float" office:value="1185">
                <text:p>11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0">
                <text:p>1650</text:p>
              </table:table-cell>
              <table:table-cell office:value-type="float" office:value="1208">
                <text:p>12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0">
                <text:p>1660</text:p>
              </table:table-cell>
              <table:table-cell office:value-type="float" office:value="1202">
                <text:p>120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70">
                <text:p>1670</text:p>
              </table:table-cell>
              <table:table-cell office:value-type="float" office:value="1211">
                <text:p>12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0">
                <text:p>1680</text:p>
              </table:table-cell>
              <table:table-cell office:value-type="float" office:value="1213">
                <text:p>12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0">
                <text:p>1690</text:p>
              </table:table-cell>
              <table:table-cell office:value-type="float" office:value="1196">
                <text:p>11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0">
                <text:p>1700</text:p>
              </table:table-cell>
              <table:table-cell office:value-type="float" office:value="1232">
                <text:p>123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0">
                <text:p>1710</text:p>
              </table:table-cell>
              <table:table-cell office:value-type="float" office:value="1169">
                <text:p>1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30">
                <text:p>1730</text:p>
              </table:table-cell>
              <table:table-cell office:value-type="float" office:value="1165">
                <text:p>11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0">
                <text:p>1740</text:p>
              </table:table-cell>
              <table:table-cell office:value-type="float" office:value="1209">
                <text:p>12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0">
                <text:p>1750</text:p>
              </table:table-cell>
              <table:table-cell office:value-type="float" office:value="1142">
                <text:p>11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0">
                <text:p>1760</text:p>
              </table:table-cell>
              <table:table-cell office:value-type="float" office:value="1170">
                <text:p>11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0">
                <text:p>1770</text:p>
              </table:table-cell>
              <table:table-cell office:value-type="float" office:value="1153">
                <text:p>11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0">
                <text:p>1780</text:p>
              </table:table-cell>
              <table:table-cell office:value-type="float" office:value="1191">
                <text:p>11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0">
                <text:p>1790</text:p>
              </table:table-cell>
              <table:table-cell office:value-type="float" office:value="1193">
                <text:p>11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0">
                <text:p>1800</text:p>
              </table:table-cell>
              <table:table-cell office:value-type="float" office:value="1172">
                <text:p>11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10">
                <text:p>1810</text:p>
              </table:table-cell>
              <table:table-cell office:value-type="float" office:value="1217">
                <text:p>12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0">
                <text:p>1820</text:p>
              </table:table-cell>
              <table:table-cell office:value-type="float" office:value="1252">
                <text:p>12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30">
                <text:p>1830</text:p>
              </table:table-cell>
              <table:table-cell office:value-type="float" office:value="1206">
                <text:p>12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0">
                <text:p>1840</text:p>
              </table:table-cell>
              <table:table-cell office:value-type="float" office:value="1186">
                <text:p>11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0">
                <text:p>1850</text:p>
              </table:table-cell>
              <table:table-cell office:value-type="float" office:value="1221">
                <text:p>12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0">
                <text:p>1860</text:p>
              </table:table-cell>
              <table:table-cell office:value-type="float" office:value="1214">
                <text:p>12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0">
                <text:p>1870</text:p>
              </table:table-cell>
              <table:table-cell office:value-type="float" office:value="1248">
                <text:p>12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80">
                <text:p>1880</text:p>
              </table:table-cell>
              <table:table-cell office:value-type="float" office:value="1196">
                <text:p>11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0">
                <text:p>1890</text:p>
              </table:table-cell>
              <table:table-cell office:value-type="float" office:value="1218">
                <text:p>12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00">
                <text:p>1900</text:p>
              </table:table-cell>
              <table:table-cell office:value-type="float" office:value="1231">
                <text:p>12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0">
                <text:p>1910</text:p>
              </table:table-cell>
              <table:table-cell office:value-type="float" office:value="1223">
                <text:p>12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20">
                <text:p>1920</text:p>
              </table:table-cell>
              <table:table-cell office:value-type="float" office:value="1240">
                <text:p>12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30">
                <text:p>1930</text:p>
              </table:table-cell>
              <table:table-cell office:value-type="float" office:value="1180">
                <text:p>11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0">
                <text:p>1940</text:p>
              </table:table-cell>
              <table:table-cell office:value-type="float" office:value="1206">
                <text:p>12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50">
                <text:p>1950</text:p>
              </table:table-cell>
              <table:table-cell office:value-type="float" office:value="1220">
                <text:p>12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0">
                <text:p>1960</text:p>
              </table:table-cell>
              <table:table-cell office:value-type="float" office:value="1210">
                <text:p>1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0">
                <text:p>1970</text:p>
              </table:table-cell>
              <table:table-cell office:value-type="float" office:value="1193">
                <text:p>11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0">
                <text:p>1980</text:p>
              </table:table-cell>
              <table:table-cell office:value-type="float" office:value="1138">
                <text:p>11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0">
                <text:p>1990</text:p>
              </table:table-cell>
              <table:table-cell office:value-type="float" office:value="1165">
                <text:p>11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  <table:table-cell office:value-type="float" office:value="1223">
                <text:p>12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10">
                <text:p>2010</text:p>
              </table:table-cell>
              <table:table-cell office:value-type="float" office:value="1188">
                <text:p>11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20">
                <text:p>2020</text:p>
              </table:table-cell>
              <table:table-cell office:value-type="float" office:value="1234">
                <text:p>12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30">
                <text:p>2030</text:p>
              </table:table-cell>
              <table:table-cell office:value-type="float" office:value="1218">
                <text:p>12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40">
                <text:p>2040</text:p>
              </table:table-cell>
              <table:table-cell office:value-type="float" office:value="1216">
                <text:p>12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0">
                <text:p>2050</text:p>
              </table:table-cell>
              <table:table-cell office:value-type="float" office:value="1251">
                <text:p>1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0">
                <text:p>2060</text:p>
              </table:table-cell>
              <table:table-cell office:value-type="float" office:value="1215">
                <text:p>1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0">
                <text:p>2070</text:p>
              </table:table-cell>
              <table:table-cell office:value-type="float" office:value="1194">
                <text:p>1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0">
                <text:p>2080</text:p>
              </table:table-cell>
              <table:table-cell office:value-type="float" office:value="1247">
                <text:p>12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0">
                <text:p>2090</text:p>
              </table:table-cell>
              <table:table-cell office:value-type="float" office:value="1252">
                <text:p>12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00">
                <text:p>2100</text:p>
              </table:table-cell>
              <table:table-cell office:value-type="float" office:value="1227">
                <text:p>12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10">
                <text:p>2110</text:p>
              </table:table-cell>
              <table:table-cell office:value-type="float" office:value="1226">
                <text:p>12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20">
                <text:p>2120</text:p>
              </table:table-cell>
              <table:table-cell office:value-type="float" office:value="1216">
                <text:p>1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0">
                <text:p>2130</text:p>
              </table:table-cell>
              <table:table-cell office:value-type="float" office:value="1210">
                <text:p>12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0">
                <text:p>2140</text:p>
              </table:table-cell>
              <table:table-cell office:value-type="float" office:value="1212">
                <text:p>12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0">
                <text:p>2150</text:p>
              </table:table-cell>
              <table:table-cell office:value-type="float" office:value="1222">
                <text:p>12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0">
                <text:p>2160</text:p>
              </table:table-cell>
              <table:table-cell office:value-type="float" office:value="1192">
                <text:p>11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70">
                <text:p>2170</text:p>
              </table:table-cell>
              <table:table-cell office:value-type="float" office:value="1250">
                <text:p>12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80">
                <text:p>2180</text:p>
              </table:table-cell>
              <table:table-cell office:value-type="float" office:value="1257">
                <text:p>125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90">
                <text:p>2190</text:p>
              </table:table-cell>
              <table:table-cell office:value-type="float" office:value="1273">
                <text:p>12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00">
                <text:p>2200</text:p>
              </table:table-cell>
              <table:table-cell office:value-type="float" office:value="1269">
                <text:p>12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10">
                <text:p>2210</text:p>
              </table:table-cell>
              <table:table-cell office:value-type="float" office:value="1297">
                <text:p>12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20">
                <text:p>2220</text:p>
              </table:table-cell>
              <table:table-cell office:value-type="float" office:value="1236">
                <text:p>12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30">
                <text:p>2230</text:p>
              </table:table-cell>
              <table:table-cell office:value-type="float" office:value="1246">
                <text:p>12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0">
                <text:p>2240</text:p>
              </table:table-cell>
              <table:table-cell office:value-type="float" office:value="1264">
                <text:p>12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0">
                <text:p>2250</text:p>
              </table:table-cell>
              <table:table-cell office:value-type="float" office:value="1236">
                <text:p>12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60">
                <text:p>2260</text:p>
              </table:table-cell>
              <table:table-cell office:value-type="float" office:value="1235">
                <text:p>12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70">
                <text:p>2270</text:p>
              </table:table-cell>
              <table:table-cell office:value-type="float" office:value="1225">
                <text:p>12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80">
                <text:p>2280</text:p>
              </table:table-cell>
              <table:table-cell office:value-type="float" office:value="1217">
                <text:p>12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0">
                <text:p>2290</text:p>
              </table:table-cell>
              <table:table-cell office:value-type="float" office:value="1221">
                <text:p>12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00">
                <text:p>2300</text:p>
              </table:table-cell>
              <table:table-cell office:value-type="float" office:value="1233">
                <text:p>12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10">
                <text:p>2310</text:p>
              </table:table-cell>
              <table:table-cell office:value-type="float" office:value="1229">
                <text:p>12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20">
                <text:p>2320</text:p>
              </table:table-cell>
              <table:table-cell office:value-type="float" office:value="1225">
                <text:p>12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30">
                <text:p>2330</text:p>
              </table:table-cell>
              <table:table-cell office:value-type="float" office:value="1248">
                <text:p>12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40">
                <text:p>2340</text:p>
              </table:table-cell>
              <table:table-cell office:value-type="float" office:value="1240">
                <text:p>12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50">
                <text:p>2350</text:p>
              </table:table-cell>
              <table:table-cell office:value-type="float" office:value="1245">
                <text:p>12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0">
                <text:p>2360</text:p>
              </table:table-cell>
              <table:table-cell office:value-type="float" office:value="1272">
                <text:p>12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70">
                <text:p>2370</text:p>
              </table:table-cell>
              <table:table-cell office:value-type="float" office:value="1231">
                <text:p>12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80">
                <text:p>2380</text:p>
              </table:table-cell>
              <table:table-cell office:value-type="float" office:value="1266">
                <text:p>12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0">
                <text:p>2390</text:p>
              </table:table-cell>
              <table:table-cell office:value-type="float" office:value="1276">
                <text:p>127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0">
                <text:p>2400</text:p>
              </table:table-cell>
              <table:table-cell office:value-type="float" office:value="1295">
                <text:p>1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0">
                <text:p>2410</text:p>
              </table:table-cell>
              <table:table-cell office:value-type="float" office:value="1278">
                <text:p>12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0">
                <text:p>2420</text:p>
              </table:table-cell>
              <table:table-cell office:value-type="float" office:value="1281">
                <text:p>12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30">
                <text:p>2430</text:p>
              </table:table-cell>
              <table:table-cell office:value-type="float" office:value="1295">
                <text:p>12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0">
                <text:p>2440</text:p>
              </table:table-cell>
              <table:table-cell office:value-type="float" office:value="1292">
                <text:p>12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50">
                <text:p>2450</text:p>
              </table:table-cell>
              <table:table-cell office:value-type="float" office:value="1273">
                <text:p>127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0">
                <text:p>2460</text:p>
              </table:table-cell>
              <table:table-cell office:value-type="float" office:value="1279">
                <text:p>12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70">
                <text:p>2470</text:p>
              </table:table-cell>
              <table:table-cell office:value-type="float" office:value="1256">
                <text:p>12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0">
                <text:p>2480</text:p>
              </table:table-cell>
              <table:table-cell office:value-type="float" office:value="1269">
                <text:p>1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0">
                <text:p>2490</text:p>
              </table:table-cell>
              <table:table-cell office:value-type="float" office:value="1271">
                <text:p>12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00">
                <text:p>2500</text:p>
              </table:table-cell>
              <table:table-cell office:value-type="float" office:value="1273">
                <text:p>12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10">
                <text:p>2510</text:p>
              </table:table-cell>
              <table:table-cell office:value-type="float" office:value="1294">
                <text:p>12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20">
                <text:p>2520</text:p>
              </table:table-cell>
              <table:table-cell office:value-type="float" office:value="1309">
                <text:p>13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30">
                <text:p>2530</text:p>
              </table:table-cell>
              <table:table-cell office:value-type="float" office:value="1313">
                <text:p>13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0">
                <text:p>2540</text:p>
              </table:table-cell>
              <table:table-cell office:value-type="float" office:value="1293">
                <text:p>12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0">
                <text:p>2550</text:p>
              </table:table-cell>
              <table:table-cell office:value-type="float" office:value="1308">
                <text:p>130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0">
                <text:p>2560</text:p>
              </table:table-cell>
              <table:table-cell office:value-type="float" office:value="1267">
                <text:p>12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70">
                <text:p>2570</text:p>
              </table:table-cell>
              <table:table-cell office:value-type="float" office:value="1274">
                <text:p>12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80">
                <text:p>2580</text:p>
              </table:table-cell>
              <table:table-cell office:value-type="float" office:value="1266">
                <text:p>12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0">
                <text:p>2590</text:p>
              </table:table-cell>
              <table:table-cell office:value-type="float" office:value="1267">
                <text:p>12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0">
                <text:p>2600</text:p>
              </table:table-cell>
              <table:table-cell office:value-type="float" office:value="1265">
                <text:p>12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0">
                <text:p>2610</text:p>
              </table:table-cell>
              <table:table-cell office:value-type="float" office:value="1265">
                <text:p>12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20">
                <text:p>2620</text:p>
              </table:table-cell>
              <table:table-cell office:value-type="float" office:value="1294">
                <text:p>12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30">
                <text:p>2630</text:p>
              </table:table-cell>
              <table:table-cell office:value-type="float" office:value="1296">
                <text:p>12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40">
                <text:p>2640</text:p>
              </table:table-cell>
              <table:table-cell office:value-type="float" office:value="1322">
                <text:p>13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50">
                <text:p>2650</text:p>
              </table:table-cell>
              <table:table-cell office:value-type="float" office:value="1314">
                <text:p>13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60">
                <text:p>2660</text:p>
              </table:table-cell>
              <table:table-cell office:value-type="float" office:value="1311">
                <text:p>1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70">
                <text:p>2670</text:p>
              </table:table-cell>
              <table:table-cell office:value-type="float" office:value="1306">
                <text:p>130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80">
                <text:p>2680</text:p>
              </table:table-cell>
              <table:table-cell office:value-type="float" office:value="1305">
                <text:p>13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0">
                <text:p>2690</text:p>
              </table:table-cell>
              <table:table-cell office:value-type="float" office:value="1303">
                <text:p>13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00">
                <text:p>2700</text:p>
              </table:table-cell>
              <table:table-cell office:value-type="float" office:value="1294">
                <text:p>1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10">
                <text:p>2710</text:p>
              </table:table-cell>
              <table:table-cell office:value-type="float" office:value="1296">
                <text:p>129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20">
                <text:p>2720</text:p>
              </table:table-cell>
              <table:table-cell office:value-type="float" office:value="1307">
                <text:p>13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30">
                <text:p>2730</text:p>
              </table:table-cell>
              <table:table-cell office:value-type="float" office:value="1298">
                <text:p>1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0">
                <text:p>2740</text:p>
              </table:table-cell>
              <table:table-cell office:value-type="float" office:value="1239">
                <text:p>12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0">
                <text:p>2750</text:p>
              </table:table-cell>
              <table:table-cell office:value-type="float" office:value="1262">
                <text:p>12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60">
                <text:p>2760</text:p>
              </table:table-cell>
              <table:table-cell office:value-type="float" office:value="1271">
                <text:p>12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70">
                <text:p>2770</text:p>
              </table:table-cell>
              <table:table-cell office:value-type="float" office:value="1286">
                <text:p>12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80">
                <text:p>2780</text:p>
              </table:table-cell>
              <table:table-cell office:value-type="float" office:value="1270">
                <text:p>12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0">
                <text:p>2790</text:p>
              </table:table-cell>
              <table:table-cell office:value-type="float" office:value="1263">
                <text:p>126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00">
                <text:p>2800</text:p>
              </table:table-cell>
              <table:table-cell office:value-type="float" office:value="1277">
                <text:p>12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10">
                <text:p>2810</text:p>
              </table:table-cell>
              <table:table-cell office:value-type="float" office:value="1270">
                <text:p>1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20">
                <text:p>2820</text:p>
              </table:table-cell>
              <table:table-cell office:value-type="float" office:value="1312">
                <text:p>13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30">
                <text:p>2830</text:p>
              </table:table-cell>
              <table:table-cell office:value-type="float" office:value="1306">
                <text:p>13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40">
                <text:p>2840</text:p>
              </table:table-cell>
              <table:table-cell office:value-type="float" office:value="1279">
                <text:p>12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50">
                <text:p>2850</text:p>
              </table:table-cell>
              <table:table-cell office:value-type="float" office:value="1240">
                <text:p>12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60">
                <text:p>2860</text:p>
              </table:table-cell>
              <table:table-cell office:value-type="float" office:value="1250">
                <text:p>12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70">
                <text:p>2870</text:p>
              </table:table-cell>
              <table:table-cell office:value-type="float" office:value="1251">
                <text:p>12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0">
                <text:p>2880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90">
                <text:p>2890</text:p>
              </table:table-cell>
              <table:table-cell office:value-type="float" office:value="1278">
                <text:p>12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0">
                <text:p>2900</text:p>
              </table:table-cell>
              <table:table-cell office:value-type="float" office:value="1259">
                <text:p>12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10">
                <text:p>2910</text:p>
              </table:table-cell>
              <table:table-cell office:value-type="float" office:value="1256">
                <text:p>1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20">
                <text:p>2920</text:p>
              </table:table-cell>
              <table:table-cell office:value-type="float" office:value="1243">
                <text:p>1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30">
                <text:p>2930</text:p>
              </table:table-cell>
              <table:table-cell office:value-type="float" office:value="1290">
                <text:p>1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40">
                <text:p>2940</text:p>
              </table:table-cell>
              <table:table-cell office:value-type="float" office:value="1268">
                <text:p>126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50">
                <text:p>2950</text:p>
              </table:table-cell>
              <table:table-cell office:value-type="float" office:value="1268">
                <text:p>12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0">
                <text:p>2960</text:p>
              </table:table-cell>
              <table:table-cell office:value-type="float" office:value="1277">
                <text:p>12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70">
                <text:p>2970</text:p>
              </table:table-cell>
              <table:table-cell office:value-type="float" office:value="1285">
                <text:p>12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0">
                <text:p>2980</text:p>
              </table:table-cell>
              <table:table-cell office:value-type="float" office:value="1257">
                <text:p>12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0">
                <text:p>2990</text:p>
              </table:table-cell>
              <table:table-cell office:value-type="float" office:value="1285">
                <text:p>12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00">
                <text:p>3000</text:p>
              </table:table-cell>
              <table:table-cell office:value-type="float" office:value="1285">
                <text:p>12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10">
                <text:p>3010</text:p>
              </table:table-cell>
              <table:table-cell office:value-type="float" office:value="1250">
                <text:p>12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20">
                <text:p>3020</text:p>
              </table:table-cell>
              <table:table-cell office:value-type="float" office:value="1256">
                <text:p>12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30">
                <text:p>3030</text:p>
              </table:table-cell>
              <table:table-cell office:value-type="float" office:value="1274">
                <text:p>12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40">
                <text:p>3040</text:p>
              </table:table-cell>
              <table:table-cell office:value-type="float" office:value="1244">
                <text:p>12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50">
                <text:p>3050</text:p>
              </table:table-cell>
              <table:table-cell office:value-type="float" office:value="1274">
                <text:p>12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60">
                <text:p>3060</text:p>
              </table:table-cell>
              <table:table-cell office:value-type="float" office:value="1261">
                <text:p>12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0">
                <text:p>3070</text:p>
              </table:table-cell>
              <table:table-cell office:value-type="float" office:value="1251">
                <text:p>12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0">
                <text:p>3080</text:p>
              </table:table-cell>
              <table:table-cell office:value-type="float" office:value="1247">
                <text:p>12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0">
                <text:p>3090</text:p>
              </table:table-cell>
              <table:table-cell office:value-type="float" office:value="1251">
                <text:p>12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00">
                <text:p>3100</text:p>
              </table:table-cell>
              <table:table-cell office:value-type="float" office:value="1245">
                <text:p>12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10">
                <text:p>3110</text:p>
              </table:table-cell>
              <table:table-cell office:value-type="float" office:value="1233">
                <text:p>12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20">
                <text:p>3120</text:p>
              </table:table-cell>
              <table:table-cell office:value-type="float" office:value="1272">
                <text:p>12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30">
                <text:p>3130</text:p>
              </table:table-cell>
              <table:table-cell office:value-type="float" office:value="1238">
                <text:p>12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40">
                <text:p>3140</text:p>
              </table:table-cell>
              <table:table-cell office:value-type="float" office:value="1216">
                <text:p>12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0">
                <text:p>3150</text:p>
              </table:table-cell>
              <table:table-cell office:value-type="float" office:value="1224">
                <text:p>12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0">
                <text:p>3160</text:p>
              </table:table-cell>
              <table:table-cell office:value-type="float" office:value="1246">
                <text:p>12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70">
                <text:p>3170</text:p>
              </table:table-cell>
              <table:table-cell office:value-type="float" office:value="1244">
                <text:p>12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80">
                <text:p>3180</text:p>
              </table:table-cell>
              <table:table-cell office:value-type="float" office:value="1274">
                <text:p>127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0">
                <text:p>3190</text:p>
              </table:table-cell>
              <table:table-cell office:value-type="float" office:value="1264">
                <text:p>12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00">
                <text:p>3200</text:p>
              </table:table-cell>
              <table:table-cell office:value-type="float" office:value="1241">
                <text:p>1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10">
                <text:p>3210</text:p>
              </table:table-cell>
              <table:table-cell office:value-type="float" office:value="1227">
                <text:p>12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20">
                <text:p>3220</text:p>
              </table:table-cell>
              <table:table-cell office:value-type="float" office:value="1271">
                <text:p>12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30">
                <text:p>3230</text:p>
              </table:table-cell>
              <table:table-cell office:value-type="float" office:value="1274">
                <text:p>12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0">
                <text:p>3240</text:p>
              </table:table-cell>
              <table:table-cell office:value-type="float" office:value="1210">
                <text:p>1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50">
                <text:p>3250</text:p>
              </table:table-cell>
              <table:table-cell office:value-type="float" office:value="1222">
                <text:p>12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0">
                <text:p>3260</text:p>
              </table:table-cell>
              <table:table-cell office:value-type="float" office:value="1255">
                <text:p>12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70">
                <text:p>3270</text:p>
              </table:table-cell>
              <table:table-cell office:value-type="float" office:value="1210">
                <text:p>12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80">
                <text:p>3280</text:p>
              </table:table-cell>
              <table:table-cell office:value-type="float" office:value="1165">
                <text:p>11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90">
                <text:p>3290</text:p>
              </table:table-cell>
              <table:table-cell office:value-type="float" office:value="1195">
                <text:p>11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00">
                <text:p>3300</text:p>
              </table:table-cell>
              <table:table-cell office:value-type="float" office:value="1217">
                <text:p>1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10">
                <text:p>3310</text:p>
              </table:table-cell>
              <table:table-cell office:value-type="float" office:value="1214">
                <text:p>12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20">
                <text:p>3320</text:p>
              </table:table-cell>
              <table:table-cell office:value-type="float" office:value="1254">
                <text:p>12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30">
                <text:p>3330</text:p>
              </table:table-cell>
              <table:table-cell office:value-type="float" office:value="1231">
                <text:p>12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40">
                <text:p>3340</text:p>
              </table:table-cell>
              <table:table-cell office:value-type="float" office:value="1220">
                <text:p>12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50">
                <text:p>3350</text:p>
              </table:table-cell>
              <table:table-cell office:value-type="float" office:value="1215">
                <text:p>12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0">
                <text:p>3360</text:p>
              </table:table-cell>
              <table:table-cell office:value-type="float" office:value="1229">
                <text:p>12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70">
                <text:p>3370</text:p>
              </table:table-cell>
              <table:table-cell office:value-type="float" office:value="1243">
                <text:p>1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80">
                <text:p>3380</text:p>
              </table:table-cell>
              <table:table-cell office:value-type="float" office:value="1216">
                <text:p>1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90">
                <text:p>3390</text:p>
              </table:table-cell>
              <table:table-cell office:value-type="float" office:value="1215">
                <text:p>12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00">
                <text:p>3400</text:p>
              </table:table-cell>
              <table:table-cell office:value-type="float" office:value="1219">
                <text:p>12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10">
                <text:p>3410</text:p>
              </table:table-cell>
              <table:table-cell office:value-type="float" office:value="1260">
                <text:p>12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20">
                <text:p>3420</text:p>
              </table:table-cell>
              <table:table-cell office:value-type="float" office:value="1221">
                <text:p>122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30">
                <text:p>3430</text:p>
              </table:table-cell>
              <table:table-cell office:value-type="float" office:value="1174">
                <text:p>11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40">
                <text:p>3440</text:p>
              </table:table-cell>
              <table:table-cell office:value-type="float" office:value="1209">
                <text:p>12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50">
                <text:p>3450</text:p>
              </table:table-cell>
              <table:table-cell office:value-type="float" office:value="1218">
                <text:p>12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0">
                <text:p>3460</text:p>
              </table:table-cell>
              <table:table-cell office:value-type="float" office:value="1222">
                <text:p>1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70">
                <text:p>3470</text:p>
              </table:table-cell>
              <table:table-cell office:value-type="float" office:value="1254">
                <text:p>12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80">
                <text:p>3480</text:p>
              </table:table-cell>
              <table:table-cell office:value-type="float" office:value="1205">
                <text:p>12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00">
                <text:p>3500</text:p>
              </table:table-cell>
              <table:table-cell office:value-type="float" office:value="1188">
                <text:p>11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10">
                <text:p>3510</text:p>
              </table:table-cell>
              <table:table-cell office:value-type="float" office:value="1225">
                <text:p>12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20">
                <text:p>3520</text:p>
              </table:table-cell>
              <table:table-cell office:value-type="float" office:value="1223">
                <text:p>12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30">
                <text:p>3530</text:p>
              </table:table-cell>
              <table:table-cell office:value-type="float" office:value="1241">
                <text:p>124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40">
                <text:p>3540</text:p>
              </table:table-cell>
              <table:table-cell office:value-type="float" office:value="1235">
                <text:p>12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50">
                <text:p>3550</text:p>
              </table:table-cell>
              <table:table-cell office:value-type="float" office:value="1228">
                <text:p>12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60">
                <text:p>3560</text:p>
              </table:table-cell>
              <table:table-cell office:value-type="float" office:value="1220">
                <text:p>12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0">
                <text:p>3570</text:p>
              </table:table-cell>
              <table:table-cell office:value-type="float" office:value="1218">
                <text:p>12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80">
                <text:p>3580</text:p>
              </table:table-cell>
              <table:table-cell office:value-type="float" office:value="1220">
                <text:p>1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0">
                <text:p>3590</text:p>
              </table:table-cell>
              <table:table-cell office:value-type="float" office:value="1198">
                <text:p>11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00">
                <text:p>3600</text:p>
              </table:table-cell>
              <table:table-cell office:value-type="float" office:value="1204">
                <text:p>12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10">
                <text:p>3610</text:p>
              </table:table-cell>
              <table:table-cell office:value-type="float" office:value="1201">
                <text:p>12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20">
                <text:p>3620</text:p>
              </table:table-cell>
              <table:table-cell office:value-type="float" office:value="1207">
                <text:p>12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30">
                <text:p>3630</text:p>
              </table:table-cell>
              <table:table-cell office:value-type="float" office:value="1188">
                <text:p>11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40">
                <text:p>3640</text:p>
              </table:table-cell>
              <table:table-cell office:value-type="float" office:value="1191">
                <text:p>1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50">
                <text:p>3650</text:p>
              </table:table-cell>
              <table:table-cell office:value-type="float" office:value="1191">
                <text:p>11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60">
                <text:p>3660</text:p>
              </table:table-cell>
              <table:table-cell office:value-type="float" office:value="1172">
                <text:p>11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70">
                <text:p>3670</text:p>
              </table:table-cell>
              <table:table-cell office:value-type="float" office:value="1176">
                <text:p>11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80">
                <text:p>3680</text:p>
              </table:table-cell>
              <table:table-cell office:value-type="float" office:value="1187">
                <text:p>11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0">
                <text:p>3690</text:p>
              </table:table-cell>
              <table:table-cell office:value-type="float" office:value="1187">
                <text:p>1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00">
                <text:p>3700</text:p>
              </table:table-cell>
              <table:table-cell office:value-type="float" office:value="1214">
                <text:p>1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10">
                <text:p>3710</text:p>
              </table:table-cell>
              <table:table-cell office:value-type="float" office:value="1215">
                <text:p>12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20">
                <text:p>3720</text:p>
              </table:table-cell>
              <table:table-cell office:value-type="float" office:value="1187">
                <text:p>11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30">
                <text:p>3730</text:p>
              </table:table-cell>
              <table:table-cell office:value-type="float" office:value="1174">
                <text:p>11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40">
                <text:p>3740</text:p>
              </table:table-cell>
              <table:table-cell office:value-type="float" office:value="1182">
                <text:p>11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50">
                <text:p>3750</text:p>
              </table:table-cell>
              <table:table-cell office:value-type="float" office:value="1198">
                <text:p>119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60">
                <text:p>3760</text:p>
              </table:table-cell>
              <table:table-cell office:value-type="float" office:value="1196">
                <text:p>11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70">
                <text:p>3770</text:p>
              </table:table-cell>
              <table:table-cell office:value-type="float" office:value="1174">
                <text:p>11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80">
                <text:p>3780</text:p>
              </table:table-cell>
              <table:table-cell office:value-type="float" office:value="1172">
                <text:p>11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90">
                <text:p>3790</text:p>
              </table:table-cell>
              <table:table-cell office:value-type="float" office:value="1173">
                <text:p>11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00">
                <text:p>3800</text:p>
              </table:table-cell>
              <table:table-cell office:value-type="float" office:value="1191">
                <text:p>11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10">
                <text:p>3810</text:p>
              </table:table-cell>
              <table:table-cell office:value-type="float" office:value="1181">
                <text:p>1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20">
                <text:p>3820</text:p>
              </table:table-cell>
              <table:table-cell office:value-type="float" office:value="1190">
                <text:p>11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30">
                <text:p>3830</text:p>
              </table:table-cell>
              <table:table-cell office:value-type="float" office:value="1169">
                <text:p>11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40">
                <text:p>3840</text:p>
              </table:table-cell>
              <table:table-cell office:value-type="float" office:value="1174">
                <text:p>11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50">
                <text:p>3850</text:p>
              </table:table-cell>
              <table:table-cell office:value-type="float" office:value="1186">
                <text:p>11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60">
                <text:p>3860</text:p>
              </table:table-cell>
              <table:table-cell office:value-type="float" office:value="1156">
                <text:p>11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0">
                <text:p>3870</text:p>
              </table:table-cell>
              <table:table-cell office:value-type="float" office:value="1174">
                <text:p>11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80">
                <text:p>3880</text:p>
              </table:table-cell>
              <table:table-cell office:value-type="float" office:value="1178">
                <text:p>11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0">
                <text:p>3890</text:p>
              </table:table-cell>
              <table:table-cell office:value-type="float" office:value="1177">
                <text:p>1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0">
                <text:p>3900</text:p>
              </table:table-cell>
              <table:table-cell office:value-type="float" office:value="1154">
                <text:p>11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10">
                <text:p>3910</text:p>
              </table:table-cell>
              <table:table-cell office:value-type="float" office:value="1152">
                <text:p>11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0">
                <text:p>3920</text:p>
              </table:table-cell>
              <table:table-cell office:value-type="float" office:value="1142">
                <text:p>1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30">
                <text:p>3930</text:p>
              </table:table-cell>
              <table:table-cell office:value-type="float" office:value="1140">
                <text:p>11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40">
                <text:p>3940</text:p>
              </table:table-cell>
              <table:table-cell office:value-type="float" office:value="1163">
                <text:p>11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0">
                <text:p>3950</text:p>
              </table:table-cell>
              <table:table-cell office:value-type="float" office:value="1144">
                <text:p>11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60">
                <text:p>3960</text:p>
              </table:table-cell>
              <table:table-cell office:value-type="float" office:value="1146">
                <text:p>11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70">
                <text:p>3970</text:p>
              </table:table-cell>
              <table:table-cell office:value-type="float" office:value="1138">
                <text:p>11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0">
                <text:p>3980</text:p>
              </table:table-cell>
              <table:table-cell office:value-type="float" office:value="1150">
                <text:p>11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90">
                <text:p>3990</text:p>
              </table:table-cell>
              <table:table-cell office:value-type="float" office:value="1161">
                <text:p>11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  <table:table-cell office:value-type="float" office:value="1154">
                <text:p>11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10">
                <text:p>4010</text:p>
              </table:table-cell>
              <table:table-cell office:value-type="float" office:value="1158">
                <text:p>11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20">
                <text:p>4020</text:p>
              </table:table-cell>
              <table:table-cell office:value-type="float" office:value="1147">
                <text:p>11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30">
                <text:p>4030</text:p>
              </table:table-cell>
              <table:table-cell office:value-type="float" office:value="1164">
                <text:p>11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40">
                <text:p>4040</text:p>
              </table:table-cell>
              <table:table-cell office:value-type="float" office:value="1154">
                <text:p>11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50">
                <text:p>4050</text:p>
              </table:table-cell>
              <table:table-cell office:value-type="float" office:value="1160">
                <text:p>11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60">
                <text:p>4060</text:p>
              </table:table-cell>
              <table:table-cell office:value-type="float" office:value="1159">
                <text:p>11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70">
                <text:p>4070</text:p>
              </table:table-cell>
              <table:table-cell office:value-type="float" office:value="1147">
                <text:p>11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80">
                <text:p>4080</text:p>
              </table:table-cell>
              <table:table-cell office:value-type="float" office:value="1174">
                <text:p>11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0">
                <text:p>4090</text:p>
              </table:table-cell>
              <table:table-cell office:value-type="float" office:value="1188">
                <text:p>118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00">
                <text:p>4100</text:p>
              </table:table-cell>
              <table:table-cell office:value-type="float" office:value="1195">
                <text:p>11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10">
                <text:p>4110</text:p>
              </table:table-cell>
              <table:table-cell office:value-type="float" office:value="1169">
                <text:p>11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20">
                <text:p>4120</text:p>
              </table:table-cell>
              <table:table-cell office:value-type="float" office:value="1155">
                <text:p>11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30">
                <text:p>4130</text:p>
              </table:table-cell>
              <table:table-cell office:value-type="float" office:value="1137">
                <text:p>1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40">
                <text:p>4140</text:p>
              </table:table-cell>
              <table:table-cell office:value-type="float" office:value="1163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50">
                <text:p>4150</text:p>
              </table:table-cell>
              <table:table-cell office:value-type="float" office:value="1181">
                <text:p>11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60">
                <text:p>4160</text:p>
              </table:table-cell>
              <table:table-cell office:value-type="float" office:value="1191">
                <text:p>11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70">
                <text:p>4170</text:p>
              </table:table-cell>
              <table:table-cell office:value-type="float" office:value="1193">
                <text:p>11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80">
                <text:p>4180</text:p>
              </table:table-cell>
              <table:table-cell office:value-type="float" office:value="1182">
                <text:p>11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90">
                <text:p>4190</text:p>
              </table:table-cell>
              <table:table-cell office:value-type="float" office:value="1198">
                <text:p>11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00">
                <text:p>4200</text:p>
              </table:table-cell>
              <table:table-cell office:value-type="float" office:value="1187">
                <text:p>11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10">
                <text:p>4210</text:p>
              </table:table-cell>
              <table:table-cell office:value-type="float" office:value="1183">
                <text:p>11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20">
                <text:p>4220</text:p>
              </table:table-cell>
              <table:table-cell office:value-type="float" office:value="1166">
                <text:p>11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30">
                <text:p>4230</text:p>
              </table:table-cell>
              <table:table-cell office:value-type="float" office:value="1152">
                <text:p>115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40">
                <text:p>4240</text:p>
              </table:table-cell>
              <table:table-cell office:value-type="float" office:value="1165">
                <text:p>1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50">
                <text:p>4250</text:p>
              </table:table-cell>
              <table:table-cell office:value-type="float" office:value="1138">
                <text:p>11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0">
                <text:p>4260</text:p>
              </table:table-cell>
              <table:table-cell office:value-type="float" office:value="1154">
                <text:p>11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70">
                <text:p>4270</text:p>
              </table:table-cell>
              <table:table-cell office:value-type="float" office:value="1172">
                <text:p>11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80">
                <text:p>4280</text:p>
              </table:table-cell>
              <table:table-cell office:value-type="float" office:value="1180">
                <text:p>11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90">
                <text:p>4290</text:p>
              </table:table-cell>
              <table:table-cell office:value-type="float" office:value="1190">
                <text:p>11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00">
                <text:p>4300</text:p>
              </table:table-cell>
              <table:table-cell office:value-type="float" office:value="1138">
                <text:p>11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10">
                <text:p>4310</text:p>
              </table:table-cell>
              <table:table-cell office:value-type="float" office:value="1151">
                <text:p>11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20">
                <text:p>4320</text:p>
              </table:table-cell>
              <table:table-cell office:value-type="float" office:value="1163">
                <text:p>11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30">
                <text:p>4330</text:p>
              </table:table-cell>
              <table:table-cell office:value-type="float" office:value="1167">
                <text:p>116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40">
                <text:p>4340</text:p>
              </table:table-cell>
              <table:table-cell office:value-type="float" office:value="1163">
                <text:p>11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50">
                <text:p>4350</text:p>
              </table:table-cell>
              <table:table-cell office:value-type="float" office:value="1153">
                <text:p>11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60">
                <text:p>4360</text:p>
              </table:table-cell>
              <table:table-cell office:value-type="float" office:value="1137">
                <text:p>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70">
                <text:p>4370</text:p>
              </table:table-cell>
              <table:table-cell office:value-type="float" office:value="1133">
                <text:p>11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80">
                <text:p>4380</text:p>
              </table:table-cell>
              <table:table-cell office:value-type="float" office:value="1128">
                <text:p>11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90">
                <text:p>4390</text:p>
              </table:table-cell>
              <table:table-cell office:value-type="float" office:value="1143">
                <text:p>11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00">
                <text:p>4400</text:p>
              </table:table-cell>
              <table:table-cell office:value-type="float" office:value="1155">
                <text:p>11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10">
                <text:p>4410</text:p>
              </table:table-cell>
              <table:table-cell office:value-type="float" office:value="1162">
                <text:p>11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20">
                <text:p>4420</text:p>
              </table:table-cell>
              <table:table-cell office:value-type="float" office:value="1157">
                <text:p>11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30">
                <text:p>4430</text:p>
              </table:table-cell>
              <table:table-cell office:value-type="float" office:value="1155">
                <text:p>11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40">
                <text:p>4440</text:p>
              </table:table-cell>
              <table:table-cell office:value-type="float" office:value="1163">
                <text:p>11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50">
                <text:p>4450</text:p>
              </table:table-cell>
              <table:table-cell office:value-type="float" office:value="1168">
                <text:p>11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60">
                <text:p>4460</text:p>
              </table:table-cell>
              <table:table-cell office:value-type="float" office:value="1186">
                <text:p>11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70">
                <text:p>4470</text:p>
              </table:table-cell>
              <table:table-cell office:value-type="float" office:value="1169">
                <text:p>11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80">
                <text:p>4480</text:p>
              </table:table-cell>
              <table:table-cell office:value-type="float" office:value="1172">
                <text:p>11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90">
                <text:p>4490</text:p>
              </table:table-cell>
              <table:table-cell office:value-type="float" office:value="1161">
                <text:p>116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00">
                <text:p>4500</text:p>
              </table:table-cell>
              <table:table-cell office:value-type="float" office:value="1148">
                <text:p>1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10">
                <text:p>4510</text:p>
              </table:table-cell>
              <table:table-cell office:value-type="float" office:value="1138">
                <text:p>11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20">
                <text:p>4520</text:p>
              </table:table-cell>
              <table:table-cell office:value-type="float" office:value="1150">
                <text:p>1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30">
                <text:p>4530</text:p>
              </table:table-cell>
              <table:table-cell office:value-type="float" office:value="1171">
                <text:p>11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40">
                <text:p>4540</text:p>
              </table:table-cell>
              <table:table-cell office:value-type="float" office:value="1175">
                <text:p>11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50">
                <text:p>4550</text:p>
              </table:table-cell>
              <table:table-cell office:value-type="float" office:value="1180">
                <text:p>11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60">
                <text:p>4560</text:p>
              </table:table-cell>
              <table:table-cell office:value-type="float" office:value="1157">
                <text:p>115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70">
                <text:p>4570</text:p>
              </table:table-cell>
              <table:table-cell office:value-type="float" office:value="1172">
                <text:p>11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80">
                <text:p>4580</text:p>
              </table:table-cell>
              <table:table-cell office:value-type="float" office:value="1177">
                <text:p>11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90">
                <text:p>4590</text:p>
              </table:table-cell>
              <table:table-cell office:value-type="float" office:value="1181">
                <text:p>11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0">
                <text:p>4600</text:p>
              </table:table-cell>
              <table:table-cell office:value-type="float" office:value="1176">
                <text:p>117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10">
                <text:p>4610</text:p>
              </table:table-cell>
              <table:table-cell office:value-type="float" office:value="1163">
                <text:p>11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20">
                <text:p>4620</text:p>
              </table:table-cell>
              <table:table-cell office:value-type="float" office:value="1160">
                <text:p>11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30">
                <text:p>4630</text:p>
              </table:table-cell>
              <table:table-cell office:value-type="float" office:value="1178">
                <text:p>117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40">
                <text:p>4640</text:p>
              </table:table-cell>
              <table:table-cell office:value-type="float" office:value="1187">
                <text:p>11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50">
                <text:p>4650</text:p>
              </table:table-cell>
              <table:table-cell office:value-type="float" office:value="1166">
                <text:p>11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60">
                <text:p>4660</text:p>
              </table:table-cell>
              <table:table-cell office:value-type="float" office:value="1185">
                <text:p>11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70">
                <text:p>4670</text:p>
              </table:table-cell>
              <table:table-cell office:value-type="float" office:value="1204">
                <text:p>120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80">
                <text:p>4680</text:p>
              </table:table-cell>
              <table:table-cell office:value-type="float" office:value="1201">
                <text:p>12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90">
                <text:p>4690</text:p>
              </table:table-cell>
              <table:table-cell office:value-type="float" office:value="1208">
                <text:p>12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00">
                <text:p>4700</text:p>
              </table:table-cell>
              <table:table-cell office:value-type="float" office:value="1218">
                <text:p>121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10">
                <text:p>4710</text:p>
              </table:table-cell>
              <table:table-cell office:value-type="float" office:value="1205">
                <text:p>120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20">
                <text:p>4720</text:p>
              </table:table-cell>
              <table:table-cell office:value-type="float" office:value="1196">
                <text:p>119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30">
                <text:p>4730</text:p>
              </table:table-cell>
              <table:table-cell office:value-type="float" office:value="1196">
                <text:p>1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40">
                <text:p>4740</text:p>
              </table:table-cell>
              <table:table-cell office:value-type="float" office:value="1206">
                <text:p>12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50">
                <text:p>4750</text:p>
              </table:table-cell>
              <table:table-cell office:value-type="float" office:value="1244">
                <text:p>12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60">
                <text:p>4760</text:p>
              </table:table-cell>
              <table:table-cell office:value-type="float" office:value="1233">
                <text:p>1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70">
                <text:p>4770</text:p>
              </table:table-cell>
              <table:table-cell office:value-type="float" office:value="1238">
                <text:p>123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80">
                <text:p>4780</text:p>
              </table:table-cell>
              <table:table-cell office:value-type="float" office:value="1237">
                <text:p>12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90">
                <text:p>4790</text:p>
              </table:table-cell>
              <table:table-cell office:value-type="float" office:value="1243">
                <text:p>12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00">
                <text:p>4800</text:p>
              </table:table-cell>
              <table:table-cell office:value-type="float" office:value="1237">
                <text:p>12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10">
                <text:p>4810</text:p>
              </table:table-cell>
              <table:table-cell office:value-type="float" office:value="1239">
                <text:p>123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20">
                <text:p>4820</text:p>
              </table:table-cell>
              <table:table-cell office:value-type="float" office:value="1247">
                <text:p>12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30">
                <text:p>4830</text:p>
              </table:table-cell>
              <table:table-cell office:value-type="float" office:value="1242">
                <text:p>12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40">
                <text:p>4840</text:p>
              </table:table-cell>
              <table:table-cell office:value-type="float" office:value="1240">
                <text:p>12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50">
                <text:p>4850</text:p>
              </table:table-cell>
              <table:table-cell office:value-type="float" office:value="1219">
                <text:p>12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60">
                <text:p>4860</text:p>
              </table:table-cell>
              <table:table-cell office:value-type="float" office:value="1200">
                <text:p>12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70">
                <text:p>4870</text:p>
              </table:table-cell>
              <table:table-cell office:value-type="float" office:value="1191">
                <text:p>1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80">
                <text:p>4880</text:p>
              </table:table-cell>
              <table:table-cell office:value-type="float" office:value="1202">
                <text:p>12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90">
                <text:p>4890</text:p>
              </table:table-cell>
              <table:table-cell office:value-type="float" office:value="1196">
                <text:p>11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00">
                <text:p>4900</text:p>
              </table:table-cell>
              <table:table-cell office:value-type="float" office:value="1209">
                <text:p>1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10">
                <text:p>4910</text:p>
              </table:table-cell>
              <table:table-cell office:value-type="float" office:value="1206">
                <text:p>12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20">
                <text:p>4920</text:p>
              </table:table-cell>
              <table:table-cell office:value-type="float" office:value="1211">
                <text:p>12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30">
                <text:p>4930</text:p>
              </table:table-cell>
              <table:table-cell office:value-type="float" office:value="1211">
                <text:p>12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40">
                <text:p>4940</text:p>
              </table:table-cell>
              <table:table-cell office:value-type="float" office:value="1216">
                <text:p>12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0">
                <text:p>4950</text:p>
              </table:table-cell>
              <table:table-cell office:value-type="float" office:value="1228">
                <text:p>122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60">
                <text:p>4960</text:p>
              </table:table-cell>
              <table:table-cell office:value-type="float" office:value="1218">
                <text:p>121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70">
                <text:p>4970</text:p>
              </table:table-cell>
              <table:table-cell office:value-type="float" office:value="1218">
                <text:p>1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0">
                <text:p>4980</text:p>
              </table:table-cell>
              <table:table-cell office:value-type="float" office:value="1216">
                <text:p>12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90">
                <text:p>4990</text:p>
              </table:table-cell>
              <table:table-cell office:value-type="float" office:value="1217">
                <text:p>12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00">
                <text:p>5000</text:p>
              </table:table-cell>
              <table:table-cell office:value-type="float" office:value="1194">
                <text:p>1194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